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B87000014B59B8D0859.wmf" manifest:media-type=""/>
  <manifest:file-entry manifest:full-path="Pictures/1000000000000076000000D4164BF67B.png" manifest:media-type="image/png"/>
  <manifest:file-entry manifest:full-path="Pictures/10000201000001A200000028AA0E78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ebdings" svg:font-family="Webdings"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AGaramond Bold" svg:font-family="'AGaramond Bold', 'Times New Roman'" style:font-family-generic="roman" style:font-pitch="variable"/>
    <style:font-face style:name="AGaramond" svg:font-family="AGaramond, 'Times New Roman'"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B3" style:family="table-cell">
      <style:table-cell-properties style:vertical-align="top" fo:padding-left="0.123cm" fo:padding-right="0.123cm" fo:padding-top="0cm" fo:padding-bottom="0cm" fo:border="0.5pt solid #000000" style:writing-mode="lr-tb"/>
    </style:style>
    <style:style style:name="Tabla1.B4" style:family="table-cell">
      <style:table-cell-properties style:vertical-align="top" fo:padding-left="0.123cm" fo:padding-right="0.123cm" fo:padding-top="0cm" fo:padding-bottom="0cm" fo:border="0.5pt solid #000000" style:writing-mode="lr-tb"/>
    </style:style>
    <style:style style:name="Tabla1.B5" style:family="table-cell">
      <style:table-cell-properties style:vertical-align="top" fo:padding-left="0.123cm" fo:padding-right="0.123cm" fo:padding-top="0cm" fo:padding-bottom="0cm" fo:border="0.5pt solid #000000" style:writing-mode="lr-tb"/>
    </style:style>
    <style:style style:name="Tabla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6" style:family="table-cell">
      <style:table-cell-properties style:vertical-align="top" fo:padding-left="0.123cm" fo:padding-right="0.123cm" fo:padding-top="0cm" fo:padding-bottom="0cm" fo:border="0.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7" style:family="table-cell">
      <style:table-cell-properties style:vertical-align="top" fo:padding-left="0.123cm" fo:padding-right="0.123cm" fo:padding-top="0cm" fo:padding-bottom="0cm" fo:border="0.5pt solid #000000" style:writing-mode="lr-tb"/>
    </style:style>
    <style:style style:name="Tabla1.B8"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75cm"/>
    </style:style>
    <style:style style:name="Tabla2.B" style:family="table-column">
      <style:table-column-properties style:column-width="6.752cm"/>
    </style:style>
    <style:style style:name="Tabla2.C" style:family="table-column">
      <style:table-column-properties style:column-width="5.001cm"/>
    </style:style>
    <style:style style:name="Tabla2.D" style:family="table-column">
      <style:table-column-properties style:column-width="2.517cm"/>
    </style:style>
    <style:style style:name="Tabla2.1" style:family="table-row">
      <style:table-row-properties fo:keep-together="always"/>
    </style:style>
    <style:style style:name="Tabla2.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2.A2"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D2"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6.502cm"/>
    </style:style>
    <style:style style:name="Tabla3.B" style:family="table-column">
      <style:table-column-properties style:column-width="9.518cm"/>
    </style:style>
    <style:style style:name="Tabla3.1" style:family="table-row">
      <style:table-row-properties fo:keep-together="always"/>
    </style:style>
    <style:style style:name="Tabla3.A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la3.A2"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23cm" fo:padding-right="0.123cm" fo:padding-top="0cm" fo:padding-bottom="0cm" fo:border="0.5pt solid #000000" style:writing-mode="lr-tb"/>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3cm" fo:padding-right="0.123cm" fo:padding-top="0cm" fo:padding-bottom="0cm" fo:border="0.5pt solid #000000" style:writing-mode="lr-tb"/>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0.5pt solid #000000" style:writing-mode="lr-tb"/>
    </style:style>
    <style:style style:name="Tabla3.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10"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6.039cm" fo:margin-left="0.411cm" table:align="left" style:writing-mode="lr-tb"/>
    </style:style>
    <style:style style:name="Tabla4.A" style:family="table-column">
      <style:table-column-properties style:column-width="5.346cm"/>
    </style:style>
    <style:style style:name="Tabla4.B" style:family="table-column">
      <style:table-column-properties style:column-width="10.693cm"/>
    </style:style>
    <style:style style:name="Tabla4.1" style:family="table-row">
      <style:table-row-properties fo:keep-together="auto"/>
    </style:style>
    <style:style style:name="Tabla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 style:family="table-cell">
      <style:table-cell-properties style:vertical-align="middle" fo:padding-left="0.191cm" fo:padding-right="0.191cm" fo:padding-top="0cm" fo:padding-bottom="0cm" fo:border="0.5pt solid #000000" style:writing-mode="lr-tb"/>
    </style:style>
    <style:style style:name="Tabla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4" style:family="table-cell">
      <style:table-cell-properties style:vertical-align="middle" fo:padding-left="0.191cm" fo:padding-right="0.191cm" fo:padding-top="0cm" fo:padding-bottom="0cm" fo:border="0.5pt solid #000000" style:writing-mode="lr-tb"/>
    </style:style>
    <style:style style:name="Tabla4.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5" style:family="table-cell">
      <style:table-cell-properties style:vertical-align="middle" fo:padding-left="0.191cm" fo:padding-right="0.191cm" fo:padding-top="0cm" fo:padding-bottom="0cm" fo:border="0.5pt solid #000000" style:writing-mode="lr-tb"/>
    </style:style>
    <style:style style:name="Tabla4.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6" style:family="table-cell">
      <style:table-cell-properties style:vertical-align="middle" fo:padding-left="0.191cm" fo:padding-right="0.191cm" fo:padding-top="0cm" fo:padding-bottom="0cm" fo:border="0.5pt solid #000000" style:writing-mode="lr-tb"/>
    </style:style>
    <style:style style:name="Tabla4.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7" style:family="table-cell">
      <style:table-cell-properties style:vertical-align="middle" fo:padding-left="0.191cm" fo:padding-right="0.191cm" fo:padding-top="0cm" fo:padding-bottom="0cm" fo:border="0.5pt solid #000000" style:writing-mode="lr-tb"/>
    </style:style>
    <style:style style:name="Tabla4.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8" style:family="table-cell">
      <style:table-cell-properties style:vertical-align="middle" fo:padding-left="0.191cm" fo:padding-right="0.191cm" fo:padding-top="0cm" fo:padding-bottom="0cm" fo:border="0.5pt solid #000000" style:writing-mode="lr-tb"/>
    </style:style>
    <style:style style:name="Tabla4.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9" style:family="table-cell">
      <style:table-cell-properties style:vertical-align="middle" fo:padding-left="0.191cm" fo:padding-right="0.191cm" fo:padding-top="0cm" fo:padding-bottom="0cm" fo:border="0.5pt solid #000000" style:writing-mode="lr-tb"/>
    </style:style>
    <style:style style:name="Tabla4.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0" style:family="table-cell">
      <style:table-cell-properties style:vertical-align="middle" fo:padding-left="0.191cm" fo:padding-right="0.191cm" fo:padding-top="0cm" fo:padding-bottom="0cm" fo:border="0.5pt solid #000000" style:writing-mode="lr-tb"/>
    </style:style>
    <style:style style:name="Tabla4.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1" style:family="table-cell">
      <style:table-cell-properties style:vertical-align="middle" fo:padding-left="0.191cm" fo:padding-right="0.191cm" fo:padding-top="0cm" fo:padding-bottom="0cm" fo:border="0.5pt solid #000000" style:writing-mode="lr-tb"/>
    </style:style>
    <style:style style:name="Tabla4.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2" style:family="table-cell">
      <style:table-cell-properties style:vertical-align="middle" fo:padding-left="0.191cm" fo:padding-right="0.191cm" fo:padding-top="0cm" fo:padding-bottom="0cm" fo:border="0.5pt solid #000000" style:writing-mode="lr-tb"/>
    </style:style>
    <style:style style:name="Tabla4.A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3" style:family="table-cell">
      <style:table-cell-properties style:vertical-align="middle" fo:padding-left="0.191cm" fo:padding-right="0.191cm" fo:padding-top="0cm" fo:padding-bottom="0cm" fo:border="0.5pt solid #000000" style:writing-mode="lr-tb"/>
    </style:style>
    <style:style style:name="Tabla4.A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4" style:family="table-cell">
      <style:table-cell-properties style:vertical-align="middle" fo:padding-left="0.191cm" fo:padding-right="0.191cm" fo:padding-top="0cm" fo:padding-bottom="0cm" fo:border="0.5pt solid #000000" style:writing-mode="lr-tb"/>
    </style:style>
    <style:style style:name="Tabla4.A1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5" style:family="table-cell">
      <style:table-cell-properties style:vertical-align="middle" fo:padding-left="0.191cm" fo:padding-right="0.191cm" fo:padding-top="0cm" fo:padding-bottom="0cm" fo:border="0.5pt solid #000000" style:writing-mode="lr-tb"/>
    </style:style>
    <style:style style:name="Tabla4.A1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6" style:family="table-cell">
      <style:table-cell-properties style:vertical-align="middle" fo:padding-left="0.191cm" fo:padding-right="0.191cm" fo:padding-top="0cm" fo:padding-bottom="0cm" fo:border="0.5pt solid #000000" style:writing-mode="lr-tb"/>
    </style:style>
    <style:style style:name="Tabla4.A1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7" style:family="table-cell">
      <style:table-cell-properties style:vertical-align="middle" fo:padding-left="0.191cm" fo:padding-right="0.191cm" fo:padding-top="0cm" fo:padding-bottom="0cm" fo:border="0.5pt solid #000000" style:writing-mode="lr-tb"/>
    </style:style>
    <style:style style:name="Tabla4.A1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8" style:family="table-cell">
      <style:table-cell-properties style:vertical-align="middle" fo:padding-left="0.191cm" fo:padding-right="0.191cm" fo:padding-top="0cm" fo:padding-bottom="0cm" fo:border="0.5pt solid #000000" style:writing-mode="lr-tb"/>
    </style:style>
    <style:style style:name="Tabla4.A1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19" style:family="table-cell">
      <style:table-cell-properties style:vertical-align="middle" fo:padding-left="0.191cm" fo:padding-right="0.191cm" fo:padding-top="0cm" fo:padding-bottom="0cm" fo:border="0.5pt solid #000000" style:writing-mode="lr-tb"/>
    </style:style>
    <style:style style:name="Tabla4.A2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0" style:family="table-cell">
      <style:table-cell-properties style:vertical-align="middle" fo:padding-left="0.191cm" fo:padding-right="0.191cm" fo:padding-top="0cm" fo:padding-bottom="0cm" fo:border="0.5pt solid #000000" style:writing-mode="lr-tb"/>
    </style:style>
    <style:style style:name="Tabla4.A2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1" style:family="table-cell">
      <style:table-cell-properties style:vertical-align="middle" fo:padding-left="0.191cm" fo:padding-right="0.191cm" fo:padding-top="0cm" fo:padding-bottom="0cm" fo:border="0.5pt solid #000000" style:writing-mode="lr-tb"/>
    </style:style>
    <style:style style:name="Tabla4.A2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2" style:family="table-cell">
      <style:table-cell-properties style:vertical-align="middle" fo:padding-left="0.191cm" fo:padding-right="0.191cm" fo:padding-top="0cm" fo:padding-bottom="0cm" fo:border="0.5pt solid #000000" style:writing-mode="lr-tb"/>
    </style:style>
    <style:style style:name="Tabla4.A2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3" style:family="table-cell">
      <style:table-cell-properties style:vertical-align="middle" fo:padding-left="0.191cm" fo:padding-right="0.191cm" fo:padding-top="0cm" fo:padding-bottom="0cm" fo:border="0.5pt solid #000000" style:writing-mode="lr-tb"/>
    </style:style>
    <style:style style:name="Tabla4.A2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4" style:family="table-cell">
      <style:table-cell-properties style:vertical-align="middle" fo:padding-left="0.191cm" fo:padding-right="0.191cm" fo:padding-top="0cm" fo:padding-bottom="0cm" fo:border="0.5pt solid #000000" style:writing-mode="lr-tb"/>
    </style:style>
    <style:style style:name="Tabla4.A2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5" style:family="table-cell">
      <style:table-cell-properties style:vertical-align="middle" fo:padding-left="0.191cm" fo:padding-right="0.191cm" fo:padding-top="0cm" fo:padding-bottom="0cm" fo:border="0.5pt solid #000000" style:writing-mode="lr-tb"/>
    </style:style>
    <style:style style:name="Tabla4.A2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6" style:family="table-cell">
      <style:table-cell-properties style:vertical-align="middle" fo:padding-left="0.191cm" fo:padding-right="0.191cm" fo:padding-top="0cm" fo:padding-bottom="0cm" fo:border="0.5pt solid #000000" style:writing-mode="lr-tb"/>
    </style:style>
    <style:style style:name="Tabla4.A2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7" style:family="table-cell">
      <style:table-cell-properties style:vertical-align="middle" fo:padding-left="0.191cm" fo:padding-right="0.191cm" fo:padding-top="0cm" fo:padding-bottom="0cm" fo:border="0.5pt solid #000000" style:writing-mode="lr-tb"/>
    </style:style>
    <style:style style:name="Tabla4.A2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8" style:family="table-cell">
      <style:table-cell-properties style:vertical-align="middle" fo:padding-left="0.191cm" fo:padding-right="0.191cm" fo:padding-top="0cm" fo:padding-bottom="0cm" fo:border="0.5pt solid #000000" style:writing-mode="lr-tb"/>
    </style:style>
    <style:style style:name="Tabla4.A2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29" style:family="table-cell">
      <style:table-cell-properties style:vertical-align="middle" fo:padding-left="0.191cm" fo:padding-right="0.191cm" fo:padding-top="0cm" fo:padding-bottom="0cm" fo:border="0.5pt solid #000000" style:writing-mode="lr-tb"/>
    </style:style>
    <style:style style:name="Tabla4.A3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0" style:family="table-cell">
      <style:table-cell-properties style:vertical-align="middle" fo:padding-left="0.191cm" fo:padding-right="0.191cm" fo:padding-top="0cm" fo:padding-bottom="0cm" fo:border="0.5pt solid #000000" style:writing-mode="lr-tb"/>
    </style:style>
    <style:style style:name="Tabla4.A3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1" style:family="table-cell">
      <style:table-cell-properties style:vertical-align="middle" fo:padding-left="0.191cm" fo:padding-right="0.191cm" fo:padding-top="0cm" fo:padding-bottom="0cm" fo:border="0.5pt solid #000000" style:writing-mode="lr-tb"/>
    </style:style>
    <style:style style:name="Tabla4.A3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2" style:family="table-cell">
      <style:table-cell-properties style:vertical-align="middle" fo:padding-left="0.191cm" fo:padding-right="0.191cm" fo:padding-top="0cm" fo:padding-bottom="0cm" fo:border="0.5pt solid #000000" style:writing-mode="lr-tb"/>
    </style:style>
    <style:style style:name="Tabla4.A3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3" style:family="table-cell">
      <style:table-cell-properties style:vertical-align="middle" fo:padding-left="0.191cm" fo:padding-right="0.191cm" fo:padding-top="0cm" fo:padding-bottom="0cm" fo:border="0.5pt solid #000000" style:writing-mode="lr-tb"/>
    </style:style>
    <style:style style:name="Tabla4.A3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4" style:family="table-cell">
      <style:table-cell-properties style:vertical-align="middle" fo:padding-left="0.191cm" fo:padding-right="0.191cm" fo:padding-top="0cm" fo:padding-bottom="0cm" fo:border="0.5pt solid #000000" style:writing-mode="lr-tb"/>
    </style:style>
    <style:style style:name="Tabla4.A3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5" style:family="table-cell">
      <style:table-cell-properties style:vertical-align="middle" fo:padding-left="0.191cm" fo:padding-right="0.191cm" fo:padding-top="0cm" fo:padding-bottom="0cm" fo:border="0.5pt solid #000000" style:writing-mode="lr-tb"/>
    </style:style>
    <style:style style:name="Tabla4.A3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6" style:family="table-cell">
      <style:table-cell-properties style:vertical-align="middle" fo:padding-left="0.191cm" fo:padding-right="0.191cm" fo:padding-top="0cm" fo:padding-bottom="0cm" fo:border="0.5pt solid #000000" style:writing-mode="lr-tb"/>
    </style:style>
    <style:style style:name="Tabla4.A3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7" style:family="table-cell">
      <style:table-cell-properties style:vertical-align="middle" fo:padding-left="0.191cm" fo:padding-right="0.191cm" fo:padding-top="0cm" fo:padding-bottom="0cm" fo:border="0.5pt solid #000000" style:writing-mode="lr-tb"/>
    </style:style>
    <style:style style:name="Tabla4.A3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8" style:family="table-cell">
      <style:table-cell-properties style:vertical-align="middle" fo:padding-left="0.191cm" fo:padding-right="0.191cm" fo:padding-top="0cm" fo:padding-bottom="0cm" fo:border="0.5pt solid #000000" style:writing-mode="lr-tb"/>
    </style:style>
    <style:style style:name="Tabla4.A3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39" style:family="table-cell">
      <style:table-cell-properties style:vertical-align="middle" fo:padding-left="0.191cm" fo:padding-right="0.191cm" fo:padding-top="0cm" fo:padding-bottom="0cm" fo:border="0.5pt solid #000000" style:writing-mode="lr-tb"/>
    </style:style>
    <style:style style:name="Tabla4.A4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40" style:family="table-cell">
      <style:table-cell-properties style:vertical-align="middle" fo:padding-left="0.191cm" fo:padding-right="0.191cm" fo:padding-top="0cm" fo:padding-bottom="0cm" fo:border="0.5pt solid #000000" style:writing-mode="lr-tb"/>
    </style:style>
    <style:style style:name="Tabla4.A4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B41" style:family="table-cell">
      <style:table-cell-properties style:vertical-align="middle" fo:padding-left="0.191cm" fo:padding-right="0.191cm" fo:padding-top="0cm" fo:padding-bottom="0cm" fo:border="0.5pt solid #000000" style:writing-mode="lr-tb"/>
    </style:style>
    <style:style style:name="Tabla5" style:family="table">
      <style:table-properties style:width="16.039cm" fo:margin-left="0.411cm" table:align="left" style:writing-mode="lr-tb"/>
    </style:style>
    <style:style style:name="Tabla5.A" style:family="table-column">
      <style:table-column-properties style:column-width="5.362cm"/>
    </style:style>
    <style:style style:name="Tabla5.B" style:family="table-column">
      <style:table-column-properties style:column-width="10.677cm"/>
    </style:style>
    <style:style style:name="Tabla5.1" style:family="table-row">
      <style:table-row-properties fo:keep-together="auto"/>
    </style:style>
    <style:style style:name="Tabla5.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0.5pt solid #000000" style:writing-mode="lr-tb"/>
    </style:style>
    <style:style style:name="Tabla5.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0.5pt solid #000000" style:writing-mode="lr-tb"/>
    </style:style>
    <style:style style:name="Tabla5.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5"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8"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0.5pt solid #000000" style:writing-mode="lr-tb"/>
    </style:style>
    <style:style style:name="Tabla5.A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B14"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6.039cm" fo:margin-left="0.411cm" table:align="left" style:writing-mode="lr-tb"/>
    </style:style>
    <style:style style:name="Tabla6.A" style:family="table-column">
      <style:table-column-properties style:column-width="2.397cm"/>
    </style:style>
    <style:style style:name="Tabla6.B" style:family="table-column">
      <style:table-column-properties style:column-width="1.383cm"/>
    </style:style>
    <style:style style:name="Tabla6.C" style:family="table-column">
      <style:table-column-properties style:column-width="5.459cm"/>
    </style:style>
    <style:style style:name="Tabla6.D" style:family="table-column">
      <style:table-column-properties style:column-width="6.8cm"/>
    </style:style>
    <style:style style:name="Tabla6.1" style:family="table-row">
      <style:table-row-properties fo:keep-together="auto"/>
    </style:style>
    <style:style style:name="Tabla6.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C2" style:family="table-cell">
      <style:table-cell-properties style:vertical-align="middle" fo:padding-left="0.191cm" fo:padding-right="0.191cm" fo:padding-top="0cm" fo:padding-bottom="0cm" fo:border="0.5pt solid #000000" style:writing-mode="lr-tb"/>
    </style:style>
    <style:style style:name="Tabla6.C3" style:family="table-cell">
      <style:table-cell-properties style:vertical-align="middle" fo:padding-left="0.191cm" fo:padding-right="0.191cm" fo:padding-top="0cm" fo:padding-bottom="0cm" fo:border="0.5pt solid #000000" style:writing-mode="lr-tb"/>
    </style:style>
    <style:style style:name="Tabla6.C4" style:family="table-cell">
      <style:table-cell-properties style:vertical-align="middle" fo:padding-left="0.191cm" fo:padding-right="0.191cm" fo:padding-top="0cm" fo:padding-bottom="0cm" fo:border="0.5pt solid #000000" style:writing-mode="lr-tb"/>
    </style:style>
    <style:style style:name="Tabla6.5" style:family="table-row">
      <style:table-row-properties style:row-height="0.101cm" fo:keep-together="auto"/>
    </style:style>
    <style:style style:name="Tabla6.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7" style:family="table-cell">
      <style:table-cell-properties style:vertical-align="middle" fo:padding-left="0.191cm" fo:padding-right="0.191cm" fo:padding-top="0cm" fo:padding-bottom="0cm" fo:border="0.5pt solid #000000" style:writing-mode="lr-tb"/>
    </style:style>
    <style:style style:name="Tabla6.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D8" style:family="table-cell">
      <style:table-cell-properties style:vertical-align="middle" fo:padding-left="0.191cm" fo:padding-right="0.191cm" fo:padding-top="0cm" fo:padding-bottom="0cm" fo:border="0.5pt solid #000000" style:writing-mode="lr-tb"/>
    </style:style>
    <style:style style:name="Tabla7" style:family="table">
      <style:table-properties style:width="16.039cm" fo:margin-left="0.411cm" table:align="left" style:writing-mode="lr-tb"/>
    </style:style>
    <style:style style:name="Tabla7.A" style:family="table-column">
      <style:table-column-properties style:column-width="2.397cm"/>
    </style:style>
    <style:style style:name="Tabla7.B" style:family="table-column">
      <style:table-column-properties style:column-width="1.383cm"/>
    </style:style>
    <style:style style:name="Tabla7.C" style:family="table-column">
      <style:table-column-properties style:column-width="5.465cm"/>
    </style:style>
    <style:style style:name="Tabla7.D" style:family="table-column">
      <style:table-column-properties style:column-width="6.795cm"/>
    </style:style>
    <style:style style:name="Tabla7.1" style:family="table-row">
      <style:table-row-properties fo:keep-together="auto"/>
    </style:style>
    <style:style style:name="Tabla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C2" style:family="table-cell">
      <style:table-cell-properties style:vertical-align="middle" fo:padding-left="0.191cm" fo:padding-right="0.191cm" fo:padding-top="0cm" fo:padding-bottom="0cm" fo:border="0.5pt solid #000000" style:writing-mode="lr-tb"/>
    </style:style>
    <style:style style:name="Tabla7.C3" style:family="table-cell">
      <style:table-cell-properties style:vertical-align="middle" fo:padding-left="0.191cm" fo:padding-right="0.191cm" fo:padding-top="0cm" fo:padding-bottom="0cm" fo:border="0.5pt solid #000000" style:writing-mode="lr-tb"/>
    </style:style>
    <style:style style:name="Tabla7.C4" style:family="table-cell">
      <style:table-cell-properties style:vertical-align="middle" fo:padding-left="0.191cm" fo:padding-right="0.191cm" fo:padding-top="0cm" fo:padding-bottom="0cm" fo:border="0.5pt solid #000000" style:writing-mode="lr-tb"/>
    </style:style>
    <style:style style:name="Tabla7.5" style:family="table-row">
      <style:table-row-properties style:row-height="0.101cm" fo:keep-together="auto"/>
    </style:style>
    <style:style style:name="Tabla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middle" fo:padding-left="0.191cm" fo:padding-right="0.191cm" fo:padding-top="0cm" fo:padding-bottom="0cm" fo:border="0.5pt solid #000000" style:writing-mode="lr-tb"/>
    </style:style>
    <style:style style:name="Tabla7.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6.039cm" fo:margin-left="0.411cm" table:align="left" style:writing-mode="lr-tb"/>
    </style:style>
    <style:style style:name="Tabla8.A" style:family="table-column">
      <style:table-column-properties style:column-width="3.759cm"/>
    </style:style>
    <style:style style:name="Tabla8.B" style:family="table-column">
      <style:table-column-properties style:column-width="12.28cm"/>
    </style:style>
    <style:style style:name="Tabla8.1" style:family="table-row">
      <style:table-row-properties fo:keep-together="auto"/>
    </style:style>
    <style:style style:name="Tabla8.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B2" style:family="table-cell">
      <style:table-cell-properties style:vertical-align="middle" fo:padding-left="0.191cm" fo:padding-right="0.191cm" fo:padding-top="0cm" fo:padding-bottom="0cm" fo:border="0.5pt solid #000000" style:writing-mode="lr-tb"/>
    </style:style>
    <style:style style:name="Tabla8.B3" style:family="table-cell">
      <style:table-cell-properties style:vertical-align="middle" fo:padding-left="0.191cm" fo:padding-right="0.191cm" fo:padding-top="0cm" fo:padding-bottom="0cm" fo:border="0.5pt solid #000000" style:writing-mode="lr-tb"/>
    </style:style>
    <style:style style:name="Tabla8.B4" style:family="table-cell">
      <style:table-cell-properties style:vertical-align="middle" fo:padding-left="0.191cm" fo:padding-right="0.191cm" fo:padding-top="0cm" fo:padding-bottom="0cm" fo:border="0.5pt solid #000000" style:writing-mode="lr-tb"/>
    </style:style>
    <style:style style:name="Tabla8.5" style:family="table-row">
      <style:table-row-properties style:row-height="0.101cm" fo:keep-together="auto"/>
    </style:style>
    <style:style style:name="Tabla8.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 style:family="table">
      <style:table-properties style:width="16.039cm" fo:margin-left="0.411cm" table:align="left" style:writing-mode="lr-tb"/>
    </style:style>
    <style:style style:name="Tabla9.A" style:family="table-column">
      <style:table-column-properties style:column-width="2.385cm"/>
    </style:style>
    <style:style style:name="Tabla9.B" style:family="table-column">
      <style:table-column-properties style:column-width="6.846cm"/>
    </style:style>
    <style:style style:name="Tabla9.C" style:family="table-column">
      <style:table-column-properties style:column-width="6.809cm"/>
    </style:style>
    <style:style style:name="Tabla9.1" style:family="table-row">
      <style:table-row-properties fo:keep-together="auto"/>
    </style:style>
    <style:style style:name="Tabla9.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C2" style:family="table-cell">
      <style:table-cell-properties style:vertical-align="middle" fo:padding-left="0.191cm" fo:padding-right="0.191cm" fo:padding-top="0cm" fo:padding-bottom="0cm" fo:border="0.5pt solid #000000" style:writing-mode="lr-tb"/>
    </style:style>
    <style:style style:name="Tabla9.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C3" style:family="table-cell">
      <style:table-cell-properties style:vertical-align="middle" fo:padding-left="0.191cm" fo:padding-right="0.191cm" fo:padding-top="0cm" fo:padding-bottom="0cm" fo:border="0.5pt solid #000000" style:writing-mode="lr-tb"/>
    </style:style>
    <style:style style:name="Tabla10" style:family="table">
      <style:table-properties style:width="16.039cm" fo:margin-left="0.411cm" table:align="left" style:writing-mode="lr-tb"/>
    </style:style>
    <style:style style:name="Tabla10.A" style:family="table-column">
      <style:table-column-properties style:column-width="2.397cm"/>
    </style:style>
    <style:style style:name="Tabla10.B" style:family="table-column">
      <style:table-column-properties style:column-width="1.383cm"/>
    </style:style>
    <style:style style:name="Tabla10.C" style:family="table-column">
      <style:table-column-properties style:column-width="5.465cm"/>
    </style:style>
    <style:style style:name="Tabla10.D" style:family="table-column">
      <style:table-column-properties style:column-width="6.795cm"/>
    </style:style>
    <style:style style:name="Tabla10.1" style:family="table-row">
      <style:table-row-properties fo:keep-together="auto"/>
    </style:style>
    <style:style style:name="Tabla10.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0.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0.C2" style:family="table-cell">
      <style:table-cell-properties style:vertical-align="middle" fo:padding-left="0.191cm" fo:padding-right="0.191cm" fo:padding-top="0cm" fo:padding-bottom="0cm" fo:border="0.5pt solid #000000" style:writing-mode="lr-tb"/>
    </style:style>
    <style:style style:name="Tabla10.C3" style:family="table-cell">
      <style:table-cell-properties style:vertical-align="middle" fo:padding-left="0.191cm" fo:padding-right="0.191cm" fo:padding-top="0cm" fo:padding-bottom="0cm" fo:border="0.5pt solid #000000" style:writing-mode="lr-tb"/>
    </style:style>
    <style:style style:name="Tabla10.C4" style:family="table-cell">
      <style:table-cell-properties style:vertical-align="middle" fo:padding-left="0.191cm" fo:padding-right="0.191cm" fo:padding-top="0cm" fo:padding-bottom="0cm" fo:border="0.5pt solid #000000" style:writing-mode="lr-tb"/>
    </style:style>
    <style:style style:name="Tabla10.5" style:family="table-row">
      <style:table-row-properties style:row-height="0.101cm" fo:keep-together="auto"/>
    </style:style>
    <style:style style:name="Tabla10.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0.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0.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middle" fo:padding-left="0.191cm" fo:padding-right="0.191cm" fo:padding-top="0cm" fo:padding-bottom="0cm" fo:border="0.5pt solid #000000" style:writing-mode="lr-tb"/>
    </style:style>
    <style:style style:name="Tabla10.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6.039cm" fo:margin-left="0.411cm" table:align="left" style:writing-mode="lr-tb"/>
    </style:style>
    <style:style style:name="Tabla11.A" style:family="table-column">
      <style:table-column-properties style:column-width="3.759cm"/>
    </style:style>
    <style:style style:name="Tabla11.B" style:family="table-column">
      <style:table-column-properties style:column-width="12.28cm"/>
    </style:style>
    <style:style style:name="Tabla11.1" style:family="table-row">
      <style:table-row-properties fo:keep-together="auto"/>
    </style:style>
    <style:style style:name="Tabla1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1.B2" style:family="table-cell">
      <style:table-cell-properties style:vertical-align="middle" fo:padding-left="0.191cm" fo:padding-right="0.191cm" fo:padding-top="0cm" fo:padding-bottom="0cm" fo:border="0.5pt solid #000000" style:writing-mode="lr-tb"/>
    </style:style>
    <style:style style:name="Tabla11.B3" style:family="table-cell">
      <style:table-cell-properties style:vertical-align="middle" fo:padding-left="0.191cm" fo:padding-right="0.191cm" fo:padding-top="0cm" fo:padding-bottom="0cm" fo:border="0.5pt solid #000000" style:writing-mode="lr-tb"/>
    </style:style>
    <style:style style:name="Tabla11.B4" style:family="table-cell">
      <style:table-cell-properties style:vertical-align="middle" fo:padding-left="0.191cm" fo:padding-right="0.191cm" fo:padding-top="0cm" fo:padding-bottom="0cm" fo:border="0.5pt solid #000000" style:writing-mode="lr-tb"/>
    </style:style>
    <style:style style:name="Tabla11.5" style:family="table-row">
      <style:table-row-properties style:row-height="0.101cm" fo:keep-together="auto"/>
    </style:style>
    <style:style style:name="Tabla1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2" style:family="table">
      <style:table-properties style:width="16.039cm" fo:margin-left="0.411cm" table:align="left" style:writing-mode="lr-tb"/>
    </style:style>
    <style:style style:name="Tabla12.A" style:family="table-column">
      <style:table-column-properties style:column-width="2.385cm"/>
    </style:style>
    <style:style style:name="Tabla12.B" style:family="table-column">
      <style:table-column-properties style:column-width="6.851cm"/>
    </style:style>
    <style:style style:name="Tabla12.C" style:family="table-column">
      <style:table-column-properties style:column-width="6.803cm"/>
    </style:style>
    <style:style style:name="Tabla12.1" style:family="table-row">
      <style:table-row-properties fo:keep-together="auto"/>
    </style:style>
    <style:style style:name="Tabla1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2" style:family="table-cell">
      <style:table-cell-properties style:vertical-align="middle" fo:padding-left="0.191cm" fo:padding-right="0.191cm" fo:padding-top="0cm" fo:padding-bottom="0cm" fo:border="0.5pt solid #000000" style:writing-mode="lr-tb"/>
    </style:style>
    <style:style style:name="Tabla1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3" style:family="table-cell">
      <style:table-cell-properties style:vertical-align="middle" fo:padding-left="0.191cm" fo:padding-right="0.191cm" fo:padding-top="0cm" fo:padding-bottom="0cm" fo:border="0.5pt solid #000000" style:writing-mode="lr-tb"/>
    </style:style>
    <style:style style:name="Tabla12.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4" style:family="table-cell">
      <style:table-cell-properties style:vertical-align="middle" fo:padding-left="0.191cm" fo:padding-right="0.191cm" fo:padding-top="0cm" fo:padding-bottom="0cm" fo:border="0.5pt solid #000000" style:writing-mode="lr-tb"/>
    </style:style>
    <style:style style:name="Tabla13" style:family="table">
      <style:table-properties style:width="16.039cm" fo:margin-left="0.411cm" table:align="left" style:writing-mode="lr-tb"/>
    </style:style>
    <style:style style:name="Tabla13.A" style:family="table-column">
      <style:table-column-properties style:column-width="2.395cm"/>
    </style:style>
    <style:style style:name="Tabla13.B" style:family="table-column">
      <style:table-column-properties style:column-width="1.385cm"/>
    </style:style>
    <style:style style:name="Tabla13.C" style:family="table-column">
      <style:table-column-properties style:column-width="5.491cm"/>
    </style:style>
    <style:style style:name="Tabla13.D" style:family="table-column">
      <style:table-column-properties style:column-width="6.768cm"/>
    </style:style>
    <style:style style:name="Tabla13.1" style:family="table-row">
      <style:table-row-properties fo:keep-together="auto"/>
    </style:style>
    <style:style style:name="Tabla1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3.C2" style:family="table-cell">
      <style:table-cell-properties style:vertical-align="middle" fo:padding-left="0.191cm" fo:padding-right="0.191cm" fo:padding-top="0cm" fo:padding-bottom="0cm" fo:border="0.5pt solid #000000" style:writing-mode="lr-tb"/>
    </style:style>
    <style:style style:name="Tabla13.C3" style:family="table-cell">
      <style:table-cell-properties style:vertical-align="middle" fo:padding-left="0.191cm" fo:padding-right="0.191cm" fo:padding-top="0cm" fo:padding-bottom="0cm" fo:border="0.5pt solid #000000" style:writing-mode="lr-tb"/>
    </style:style>
    <style:style style:name="Tabla13.C4" style:family="table-cell">
      <style:table-cell-properties style:vertical-align="middle" fo:padding-left="0.191cm" fo:padding-right="0.191cm" fo:padding-top="0cm" fo:padding-bottom="0cm" fo:border="0.5pt solid #000000" style:writing-mode="lr-tb"/>
    </style:style>
    <style:style style:name="Tabla13.5" style:family="table-row">
      <style:table-row-properties style:row-height="0.101cm" fo:keep-together="auto"/>
    </style:style>
    <style:style style:name="Tabla1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3.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3.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3.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D7" style:family="table-cell">
      <style:table-cell-properties style:vertical-align="middle" fo:padding-left="0.191cm" fo:padding-right="0.191cm" fo:padding-top="0cm" fo:padding-bottom="0cm" fo:border="0.5pt solid #000000" style:writing-mode="lr-tb"/>
    </style:style>
    <style:style style:name="Tabla13.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D8" style:family="table-cell">
      <style:table-cell-properties style:vertical-align="middle" fo:padding-left="0.191cm" fo:padding-right="0.191cm" fo:padding-top="0cm" fo:padding-bottom="0cm" fo:border="0.5pt solid #000000" style:writing-mode="lr-tb"/>
    </style:style>
    <style:style style:name="Tabla14" style:family="table">
      <style:table-properties style:width="16.039cm" fo:margin-left="0.411cm" table:align="left" style:writing-mode="lr-tb"/>
    </style:style>
    <style:style style:name="Tabla14.A" style:family="table-column">
      <style:table-column-properties style:column-width="2.395cm"/>
    </style:style>
    <style:style style:name="Tabla14.B" style:family="table-column">
      <style:table-column-properties style:column-width="1.385cm"/>
    </style:style>
    <style:style style:name="Tabla14.C" style:family="table-column">
      <style:table-column-properties style:column-width="5.491cm"/>
    </style:style>
    <style:style style:name="Tabla14.D" style:family="table-column">
      <style:table-column-properties style:column-width="6.768cm"/>
    </style:style>
    <style:style style:name="Tabla14.1" style:family="table-row">
      <style:table-row-properties fo:keep-together="auto"/>
    </style:style>
    <style:style style:name="Tabla14.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4.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4.C2" style:family="table-cell">
      <style:table-cell-properties style:vertical-align="middle" fo:padding-left="0.191cm" fo:padding-right="0.191cm" fo:padding-top="0cm" fo:padding-bottom="0cm" fo:border="0.5pt solid #000000" style:writing-mode="lr-tb"/>
    </style:style>
    <style:style style:name="Tabla14.C3" style:family="table-cell">
      <style:table-cell-properties style:vertical-align="middle" fo:padding-left="0.191cm" fo:padding-right="0.191cm" fo:padding-top="0cm" fo:padding-bottom="0cm" fo:border="0.5pt solid #000000" style:writing-mode="lr-tb"/>
    </style:style>
    <style:style style:name="Tabla14.C4" style:family="table-cell">
      <style:table-cell-properties style:vertical-align="middle" fo:padding-left="0.191cm" fo:padding-right="0.191cm" fo:padding-top="0cm" fo:padding-bottom="0cm" fo:border="0.5pt solid #000000" style:writing-mode="lr-tb"/>
    </style:style>
    <style:style style:name="Tabla14.5" style:family="table-row">
      <style:table-row-properties style:row-height="0.101cm" fo:keep-together="auto"/>
    </style:style>
    <style:style style:name="Tabla14.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4.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4.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4.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4.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D7" style:family="table-cell">
      <style:table-cell-properties style:vertical-align="middle" fo:padding-left="0.191cm" fo:padding-right="0.191cm" fo:padding-top="0cm" fo:padding-bottom="0cm" fo:border="0.5pt solid #000000" style:writing-mode="lr-tb"/>
    </style:style>
    <style:style style:name="Tabla14.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4.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D8" style:family="table-cell">
      <style:table-cell-properties style:vertical-align="middle" fo:padding-left="0.191cm" fo:padding-right="0.191cm" fo:padding-top="0cm" fo:padding-bottom="0cm" fo:border="0.5pt solid #000000" style:writing-mode="lr-tb"/>
    </style:style>
    <style:style style:name="Tabla15" style:family="table">
      <style:table-properties style:width="16.039cm" fo:margin-left="0.411cm" table:align="left" style:writing-mode="lr-tb"/>
    </style:style>
    <style:style style:name="Tabla15.A" style:family="table-column">
      <style:table-column-properties style:column-width="3.782cm"/>
    </style:style>
    <style:style style:name="Tabla15.B" style:family="table-column">
      <style:table-column-properties style:column-width="12.257cm"/>
    </style:style>
    <style:style style:name="Tabla15.1" style:family="table-row">
      <style:table-row-properties fo:keep-together="auto"/>
    </style:style>
    <style:style style:name="Tabla1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5.B2" style:family="table-cell">
      <style:table-cell-properties style:vertical-align="middle" fo:padding-left="0.191cm" fo:padding-right="0.191cm" fo:padding-top="0cm" fo:padding-bottom="0cm" fo:border="0.5pt solid #000000" style:writing-mode="lr-tb"/>
    </style:style>
    <style:style style:name="Tabla15.B3" style:family="table-cell">
      <style:table-cell-properties style:vertical-align="middle" fo:padding-left="0.191cm" fo:padding-right="0.191cm" fo:padding-top="0cm" fo:padding-bottom="0cm" fo:border="0.5pt solid #000000" style:writing-mode="lr-tb"/>
    </style:style>
    <style:style style:name="Tabla15.B4" style:family="table-cell">
      <style:table-cell-properties style:vertical-align="middle" fo:padding-left="0.191cm" fo:padding-right="0.191cm" fo:padding-top="0cm" fo:padding-bottom="0cm" fo:border="0.5pt solid #000000" style:writing-mode="lr-tb"/>
    </style:style>
    <style:style style:name="Tabla15.5" style:family="table-row">
      <style:table-row-properties style:row-height="0.101cm" fo:keep-together="auto"/>
    </style:style>
    <style:style style:name="Tabla1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6" style:family="table">
      <style:table-properties style:width="16.039cm" fo:margin-left="0.411cm" table:align="left" style:writing-mode="lr-tb"/>
    </style:style>
    <style:style style:name="Tabla16.A" style:family="table-column">
      <style:table-column-properties style:column-width="2.385cm"/>
    </style:style>
    <style:style style:name="Tabla16.B" style:family="table-column">
      <style:table-column-properties style:column-width="6.877cm"/>
    </style:style>
    <style:style style:name="Tabla16.C" style:family="table-column">
      <style:table-column-properties style:column-width="6.777cm"/>
    </style:style>
    <style:style style:name="Tabla16.1" style:family="table-row">
      <style:table-row-properties fo:keep-together="auto"/>
    </style:style>
    <style:style style:name="Tabla1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2" style:family="table-cell">
      <style:table-cell-properties style:vertical-align="middle" fo:padding-left="0.191cm" fo:padding-right="0.191cm" fo:padding-top="0cm" fo:padding-bottom="0cm" fo:border="0.5pt solid #000000" style:writing-mode="lr-tb"/>
    </style:style>
    <style:style style:name="Tabla1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3" style:family="table-cell">
      <style:table-cell-properties style:vertical-align="middle" fo:padding-left="0.191cm" fo:padding-right="0.191cm" fo:padding-top="0cm" fo:padding-bottom="0cm" fo:border="0.5pt solid #000000" style:writing-mode="lr-tb"/>
    </style:style>
    <style:style style:name="Tabla16.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4" style:family="table-cell">
      <style:table-cell-properties style:vertical-align="middle" fo:padding-left="0.191cm" fo:padding-right="0.191cm" fo:padding-top="0cm" fo:padding-bottom="0cm" fo:border="0.5pt solid #000000" style:writing-mode="lr-tb"/>
    </style:style>
    <style:style style:name="Tabla16.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5" style:family="table-cell">
      <style:table-cell-properties style:vertical-align="middle" fo:padding-left="0.191cm" fo:padding-right="0.191cm" fo:padding-top="0cm" fo:padding-bottom="0cm" fo:border="0.5pt solid #000000" style:writing-mode="lr-tb"/>
    </style:style>
    <style:style style:name="Tabla16.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6" style:family="table-cell">
      <style:table-cell-properties style:vertical-align="middle" fo:padding-left="0.191cm" fo:padding-right="0.191cm" fo:padding-top="0cm" fo:padding-bottom="0cm" fo:border="0.5pt solid #000000" style:writing-mode="lr-tb"/>
    </style:style>
    <style:style style:name="Tabla16.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7" style:family="table-cell">
      <style:table-cell-properties style:vertical-align="middle" fo:padding-left="0.191cm" fo:padding-right="0.191cm" fo:padding-top="0cm" fo:padding-bottom="0cm" fo:border="0.5pt solid #000000" style:writing-mode="lr-tb"/>
    </style:style>
    <style:style style:name="Tabla16.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6.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C8" style:family="table-cell">
      <style:table-cell-properties style:vertical-align="middle" fo:padding-left="0.191cm" fo:padding-right="0.191cm" fo:padding-top="0cm" fo:padding-bottom="0cm" fo:border="0.5pt solid #000000" style:writing-mode="lr-tb"/>
    </style:style>
    <style:style style:name="Tabla17" style:family="table">
      <style:table-properties style:width="16.039cm" fo:margin-left="0.411cm" table:align="left" style:writing-mode="lr-tb"/>
    </style:style>
    <style:style style:name="Tabla17.A" style:family="table-column">
      <style:table-column-properties style:column-width="3.762cm"/>
    </style:style>
    <style:style style:name="Tabla17.B" style:family="table-column">
      <style:table-column-properties style:column-width="12.277cm"/>
    </style:style>
    <style:style style:name="Tabla17.1" style:family="table-row">
      <style:table-row-properties fo:keep-together="auto"/>
    </style:style>
    <style:style style:name="Tabla1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7.B2" style:family="table-cell">
      <style:table-cell-properties style:vertical-align="middle" fo:padding-left="0.191cm" fo:padding-right="0.191cm" fo:padding-top="0cm" fo:padding-bottom="0cm" fo:border="0.5pt solid #000000" style:writing-mode="lr-tb"/>
    </style:style>
    <style:style style:name="Tabla17.B3" style:family="table-cell">
      <style:table-cell-properties style:vertical-align="middle" fo:padding-left="0.191cm" fo:padding-right="0.191cm" fo:padding-top="0cm" fo:padding-bottom="0cm" fo:border="0.5pt solid #000000" style:writing-mode="lr-tb"/>
    </style:style>
    <style:style style:name="Tabla17.B4" style:family="table-cell">
      <style:table-cell-properties style:vertical-align="middle" fo:padding-left="0.191cm" fo:padding-right="0.191cm" fo:padding-top="0cm" fo:padding-bottom="0cm" fo:border="0.5pt solid #000000" style:writing-mode="lr-tb"/>
    </style:style>
    <style:style style:name="Tabla17.5" style:family="table-row">
      <style:table-row-properties style:row-height="0.101cm" fo:keep-together="auto"/>
    </style:style>
    <style:style style:name="Tabla1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18" style:family="table">
      <style:table-properties style:width="16.039cm" fo:margin-left="0.411cm" table:align="left" style:writing-mode="lr-tb"/>
    </style:style>
    <style:style style:name="Tabla18.A" style:family="table-column">
      <style:table-column-properties style:column-width="2.385cm"/>
    </style:style>
    <style:style style:name="Tabla18.B" style:family="table-column">
      <style:table-column-properties style:column-width="6.877cm"/>
    </style:style>
    <style:style style:name="Tabla18.C" style:family="table-column">
      <style:table-column-properties style:column-width="6.777cm"/>
    </style:style>
    <style:style style:name="Tabla18.1" style:family="table-row">
      <style:table-row-properties fo:keep-together="auto"/>
    </style:style>
    <style:style style:name="Tabla1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1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1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C2"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6.039cm" fo:margin-left="0.411cm" table:align="left" style:writing-mode="lr-tb"/>
    </style:style>
    <style:style style:name="Tabla19.A" style:family="table-column">
      <style:table-column-properties style:column-width="3.759cm"/>
    </style:style>
    <style:style style:name="Tabla19.B" style:family="table-column">
      <style:table-column-properties style:column-width="12.28cm"/>
    </style:style>
    <style:style style:name="Tabla19.1" style:family="table-row">
      <style:table-row-properties fo:keep-together="auto"/>
    </style:style>
    <style:style style:name="Tabla1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1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19.B2" style:family="table-cell">
      <style:table-cell-properties style:vertical-align="middle" fo:padding-left="0.191cm" fo:padding-right="0.191cm" fo:padding-top="0cm" fo:padding-bottom="0cm" fo:border="0.5pt solid #000000" style:writing-mode="lr-tb"/>
    </style:style>
    <style:style style:name="Tabla19.B3" style:family="table-cell">
      <style:table-cell-properties style:vertical-align="middle" fo:padding-left="0.191cm" fo:padding-right="0.191cm" fo:padding-top="0cm" fo:padding-bottom="0cm" fo:border="0.5pt solid #000000" style:writing-mode="lr-tb"/>
    </style:style>
    <style:style style:name="Tabla19.B4" style:family="table-cell">
      <style:table-cell-properties style:vertical-align="middle" fo:padding-left="0.191cm" fo:padding-right="0.191cm" fo:padding-top="0cm" fo:padding-bottom="0cm" fo:border="0.5pt solid #000000" style:writing-mode="lr-tb"/>
    </style:style>
    <style:style style:name="Tabla19.5" style:family="table-row">
      <style:table-row-properties style:row-height="0.101cm" fo:keep-together="auto"/>
    </style:style>
    <style:style style:name="Tabla1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20" style:family="table">
      <style:table-properties style:width="16.039cm" fo:margin-left="0.411cm" table:align="left" style:writing-mode="lr-tb"/>
    </style:style>
    <style:style style:name="Tabla20.A" style:family="table-column">
      <style:table-column-properties style:column-width="2.376cm"/>
    </style:style>
    <style:style style:name="Tabla20.B" style:family="table-column">
      <style:table-column-properties style:column-width="6.84cm"/>
    </style:style>
    <style:style style:name="Tabla20.C" style:family="table-column">
      <style:table-column-properties style:column-width="6.823cm"/>
    </style:style>
    <style:style style:name="Tabla20.1" style:family="table-row">
      <style:table-row-properties fo:keep-together="auto"/>
    </style:style>
    <style:style style:name="Tabla2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2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2" style:family="table-cell">
      <style:table-cell-properties style:vertical-align="middle" fo:padding-left="0.191cm" fo:padding-right="0.191cm" fo:padding-top="0cm" fo:padding-bottom="0cm" fo:border="0.5pt solid #000000" style:writing-mode="lr-tb"/>
    </style:style>
    <style:style style:name="Tabla2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3" style:family="table-cell">
      <style:table-cell-properties style:vertical-align="middle" fo:padding-left="0.191cm" fo:padding-right="0.191cm" fo:padding-top="0cm" fo:padding-bottom="0cm" fo:border="0.5pt solid #000000" style:writing-mode="lr-tb"/>
    </style:style>
    <style:style style:name="Tabla20.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4" style:family="table-cell">
      <style:table-cell-properties style:vertical-align="middle" fo:padding-left="0.191cm" fo:padding-right="0.191cm" fo:padding-top="0cm" fo:padding-bottom="0cm" fo:border="0.5pt solid #000000" style:writing-mode="lr-tb"/>
    </style:style>
    <style:style style:name="Tabla20.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5" style:family="table-cell">
      <style:table-cell-properties style:vertical-align="middle" fo:padding-left="0.191cm" fo:padding-right="0.191cm" fo:padding-top="0cm" fo:padding-bottom="0cm" fo:border="0.5pt solid #000000" style:writing-mode="lr-tb"/>
    </style:style>
    <style:style style:name="Tabla20.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6" style:family="table-cell">
      <style:table-cell-properties style:vertical-align="middle" fo:padding-left="0.191cm" fo:padding-right="0.191cm" fo:padding-top="0cm" fo:padding-bottom="0cm" fo:border="0.5pt solid #000000" style:writing-mode="lr-tb"/>
    </style:style>
    <style:style style:name="Tabla20.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7" style:family="table-cell">
      <style:table-cell-properties style:vertical-align="middle" fo:padding-left="0.191cm" fo:padding-right="0.191cm" fo:padding-top="0cm" fo:padding-bottom="0cm" fo:border="0.5pt solid #000000" style:writing-mode="lr-tb"/>
    </style:style>
    <style:style style:name="Tabla20.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8" style:family="table-cell">
      <style:table-cell-properties style:vertical-align="middle" fo:padding-left="0.191cm" fo:padding-right="0.191cm" fo:padding-top="0cm" fo:padding-bottom="0cm" fo:border="0.5pt solid #000000" style:writing-mode="lr-tb"/>
    </style:style>
    <style:style style:name="Tabla20.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9" style:family="table-cell">
      <style:table-cell-properties style:vertical-align="middle" fo:padding-left="0.191cm" fo:padding-right="0.191cm" fo:padding-top="0cm" fo:padding-bottom="0cm" fo:border="0.5pt solid #000000" style:writing-mode="lr-tb"/>
    </style:style>
    <style:style style:name="Tabla20.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10" style:family="table-cell">
      <style:table-cell-properties style:vertical-align="middle" fo:padding-left="0.191cm" fo:padding-right="0.191cm" fo:padding-top="0cm" fo:padding-bottom="0cm" fo:border="0.5pt solid #000000" style:writing-mode="lr-tb"/>
    </style:style>
    <style:style style:name="Tabla20.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11" style:family="table-cell">
      <style:table-cell-properties style:vertical-align="middle" fo:padding-left="0.191cm" fo:padding-right="0.191cm" fo:padding-top="0cm" fo:padding-bottom="0cm" fo:border="0.5pt solid #000000" style:writing-mode="lr-tb"/>
    </style:style>
    <style:style style:name="Tabla20.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0.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C12" style:family="table-cell">
      <style:table-cell-properties style:vertical-align="middle" fo:padding-left="0.191cm" fo:padding-right="0.191cm" fo:padding-top="0cm" fo:padding-bottom="0cm" fo:border="0.5pt solid #000000" style:writing-mode="lr-tb"/>
    </style:style>
    <style:style style:name="Tabla21" style:family="table">
      <style:table-properties style:width="16.039cm" fo:margin-left="0.411cm" table:align="left" style:writing-mode="lr-tb"/>
    </style:style>
    <style:style style:name="Tabla21.A" style:family="table-column">
      <style:table-column-properties style:column-width="3.762cm"/>
    </style:style>
    <style:style style:name="Tabla21.B" style:family="table-column">
      <style:table-column-properties style:column-width="12.277cm"/>
    </style:style>
    <style:style style:name="Tabla21.1" style:family="table-row">
      <style:table-row-properties fo:keep-together="auto"/>
    </style:style>
    <style:style style:name="Tabla2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2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1.B2" style:family="table-cell">
      <style:table-cell-properties style:vertical-align="middle" fo:padding-left="0.191cm" fo:padding-right="0.191cm" fo:padding-top="0cm" fo:padding-bottom="0cm" fo:border="0.5pt solid #000000" style:writing-mode="lr-tb"/>
    </style:style>
    <style:style style:name="Tabla21.B3" style:family="table-cell">
      <style:table-cell-properties style:vertical-align="middle" fo:padding-left="0.191cm" fo:padding-right="0.191cm" fo:padding-top="0cm" fo:padding-bottom="0cm" fo:border="0.5pt solid #000000" style:writing-mode="lr-tb"/>
    </style:style>
    <style:style style:name="Tabla21.B4" style:family="table-cell">
      <style:table-cell-properties style:vertical-align="middle" fo:padding-left="0.191cm" fo:padding-right="0.191cm" fo:padding-top="0cm" fo:padding-bottom="0cm" fo:border="0.5pt solid #000000" style:writing-mode="lr-tb"/>
    </style:style>
    <style:style style:name="Tabla21.5" style:family="table-row">
      <style:table-row-properties style:row-height="0.101cm" fo:keep-together="auto"/>
    </style:style>
    <style:style style:name="Tabla2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22" style:family="table">
      <style:table-properties style:width="16.039cm" fo:margin-left="0.411cm" table:align="left" style:writing-mode="lr-tb"/>
    </style:style>
    <style:style style:name="Tabla22.A" style:family="table-column">
      <style:table-column-properties style:column-width="2.365cm"/>
    </style:style>
    <style:style style:name="Tabla22.B" style:family="table-column">
      <style:table-column-properties style:column-width="6.832cm"/>
    </style:style>
    <style:style style:name="Tabla22.C" style:family="table-column">
      <style:table-column-properties style:column-width="6.842cm"/>
    </style:style>
    <style:style style:name="Tabla22.1" style:family="table-row">
      <style:table-row-properties fo:keep-together="auto"/>
    </style:style>
    <style:style style:name="Tabla2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2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2" style:family="table-cell">
      <style:table-cell-properties style:vertical-align="middle" fo:padding-left="0.191cm" fo:padding-right="0.191cm" fo:padding-top="0cm" fo:padding-bottom="0cm" fo:border="0.5pt solid #000000" style:writing-mode="lr-tb"/>
    </style:style>
    <style:style style:name="Tabla2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3" style:family="table-cell">
      <style:table-cell-properties style:vertical-align="middle" fo:padding-left="0.191cm" fo:padding-right="0.191cm" fo:padding-top="0cm" fo:padding-bottom="0cm" fo:border="0.5pt solid #000000" style:writing-mode="lr-tb"/>
    </style:style>
    <style:style style:name="Tabla22.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4" style:family="table-cell">
      <style:table-cell-properties style:vertical-align="middle" fo:padding-left="0.191cm" fo:padding-right="0.191cm" fo:padding-top="0cm" fo:padding-bottom="0cm" fo:border="0.5pt solid #000000" style:writing-mode="lr-tb"/>
    </style:style>
    <style:style style:name="Tabla22.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5" style:family="table-cell">
      <style:table-cell-properties style:vertical-align="middle" fo:padding-left="0.191cm" fo:padding-right="0.191cm" fo:padding-top="0cm" fo:padding-bottom="0cm" fo:border="0.5pt solid #000000" style:writing-mode="lr-tb"/>
    </style:style>
    <style:style style:name="Tabla22.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6" style:family="table-cell">
      <style:table-cell-properties style:vertical-align="middle" fo:padding-left="0.191cm" fo:padding-right="0.191cm" fo:padding-top="0cm" fo:padding-bottom="0cm" fo:border="0.5pt solid #000000" style:writing-mode="lr-tb"/>
    </style:style>
    <style:style style:name="Tabla22.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7" style:family="table-cell">
      <style:table-cell-properties style:vertical-align="middle" fo:padding-left="0.191cm" fo:padding-right="0.191cm" fo:padding-top="0cm" fo:padding-bottom="0cm" fo:border="0.5pt solid #000000" style:writing-mode="lr-tb"/>
    </style:style>
    <style:style style:name="Tabla22.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8" style:family="table-cell">
      <style:table-cell-properties style:vertical-align="middle" fo:padding-left="0.191cm" fo:padding-right="0.191cm" fo:padding-top="0cm" fo:padding-bottom="0cm" fo:border="0.5pt solid #000000" style:writing-mode="lr-tb"/>
    </style:style>
    <style:style style:name="Tabla22.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9" style:family="table-cell">
      <style:table-cell-properties style:vertical-align="middle" fo:padding-left="0.191cm" fo:padding-right="0.191cm" fo:padding-top="0cm" fo:padding-bottom="0cm" fo:border="0.5pt solid #000000" style:writing-mode="lr-tb"/>
    </style:style>
    <style:style style:name="Tabla22.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10" style:family="table-cell">
      <style:table-cell-properties style:vertical-align="middle" fo:padding-left="0.191cm" fo:padding-right="0.191cm" fo:padding-top="0cm" fo:padding-bottom="0cm" fo:border="0.5pt solid #000000" style:writing-mode="lr-tb"/>
    </style:style>
    <style:style style:name="Tabla22.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11" style:family="table-cell">
      <style:table-cell-properties style:vertical-align="middle" fo:padding-left="0.191cm" fo:padding-right="0.191cm" fo:padding-top="0cm" fo:padding-bottom="0cm" fo:border="0.5pt solid #000000" style:writing-mode="lr-tb"/>
    </style:style>
    <style:style style:name="Tabla22.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12" style:family="table-cell">
      <style:table-cell-properties style:vertical-align="middle" fo:padding-left="0.191cm" fo:padding-right="0.191cm" fo:padding-top="0cm" fo:padding-bottom="0cm" fo:border="0.5pt solid #000000" style:writing-mode="lr-tb"/>
    </style:style>
    <style:style style:name="Tabla22.A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2.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C13" style:family="table-cell">
      <style:table-cell-properties style:vertical-align="middle" fo:padding-left="0.191cm" fo:padding-right="0.191cm" fo:padding-top="0cm" fo:padding-bottom="0cm" fo:border="0.5pt solid #000000" style:writing-mode="lr-tb"/>
    </style:style>
    <style:style style:name="Tabla23" style:family="table">
      <style:table-properties style:width="16.039cm" fo:margin-left="0.411cm" table:align="left" style:writing-mode="lr-tb"/>
    </style:style>
    <style:style style:name="Tabla23.A" style:family="table-column">
      <style:table-column-properties style:column-width="3.762cm"/>
    </style:style>
    <style:style style:name="Tabla23.B" style:family="table-column">
      <style:table-column-properties style:column-width="12.277cm"/>
    </style:style>
    <style:style style:name="Tabla23.1" style:family="table-row">
      <style:table-row-properties fo:keep-together="auto"/>
    </style:style>
    <style:style style:name="Tabla2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2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3.B2" style:family="table-cell">
      <style:table-cell-properties style:vertical-align="middle" fo:padding-left="0.191cm" fo:padding-right="0.191cm" fo:padding-top="0cm" fo:padding-bottom="0cm" fo:border="0.5pt solid #000000" style:writing-mode="lr-tb"/>
    </style:style>
    <style:style style:name="Tabla23.B3" style:family="table-cell">
      <style:table-cell-properties style:vertical-align="middle" fo:padding-left="0.191cm" fo:padding-right="0.191cm" fo:padding-top="0cm" fo:padding-bottom="0cm" fo:border="0.5pt solid #000000" style:writing-mode="lr-tb"/>
    </style:style>
    <style:style style:name="Tabla23.B4" style:family="table-cell">
      <style:table-cell-properties style:vertical-align="middle" fo:padding-left="0.191cm" fo:padding-right="0.191cm" fo:padding-top="0cm" fo:padding-bottom="0cm" fo:border="0.5pt solid #000000" style:writing-mode="lr-tb"/>
    </style:style>
    <style:style style:name="Tabla23.5" style:family="table-row">
      <style:table-row-properties style:row-height="0.101cm" fo:keep-together="auto"/>
    </style:style>
    <style:style style:name="Tabla2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24" style:family="table">
      <style:table-properties style:width="16.039cm" fo:margin-left="0.411cm" table:align="left" style:writing-mode="lr-tb"/>
    </style:style>
    <style:style style:name="Tabla24.A" style:family="table-column">
      <style:table-column-properties style:column-width="2.379cm"/>
    </style:style>
    <style:style style:name="Tabla24.B" style:family="table-column">
      <style:table-column-properties style:column-width="6.839cm"/>
    </style:style>
    <style:style style:name="Tabla24.C" style:family="table-column">
      <style:table-column-properties style:column-width="6.821cm"/>
    </style:style>
    <style:style style:name="Tabla24.1" style:family="table-row">
      <style:table-row-properties fo:keep-together="auto"/>
    </style:style>
    <style:style style:name="Tabla2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2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C2" style:family="table-cell">
      <style:table-cell-properties style:vertical-align="middle" fo:padding-left="0.191cm" fo:padding-right="0.191cm" fo:padding-top="0cm" fo:padding-bottom="0cm" fo:border="0.5pt solid #000000" style:writing-mode="lr-tb"/>
    </style:style>
    <style:style style:name="Tabla2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C3" style:family="table-cell">
      <style:table-cell-properties style:vertical-align="middle" fo:padding-left="0.191cm" fo:padding-right="0.191cm" fo:padding-top="0cm" fo:padding-bottom="0cm" fo:border="0.5pt solid #000000" style:writing-mode="lr-tb"/>
    </style:style>
    <style:style style:name="Tabla24.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C4" style:family="table-cell">
      <style:table-cell-properties style:vertical-align="middle" fo:padding-left="0.191cm" fo:padding-right="0.191cm" fo:padding-top="0cm" fo:padding-bottom="0cm" fo:border="0.5pt solid #000000" style:writing-mode="lr-tb"/>
    </style:style>
    <style:style style:name="Tabla24.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C5" style:family="table-cell">
      <style:table-cell-properties style:vertical-align="middle" fo:padding-left="0.191cm" fo:padding-right="0.191cm" fo:padding-top="0cm" fo:padding-bottom="0cm" fo:border="0.5pt solid #000000" style:writing-mode="lr-tb"/>
    </style:style>
    <style:style style:name="Tabla25" style:family="table">
      <style:table-properties style:width="16.039cm" fo:margin-left="0.411cm" table:align="left" style:writing-mode="lr-tb"/>
    </style:style>
    <style:style style:name="Tabla25.A" style:family="table-column">
      <style:table-column-properties style:column-width="3.762cm"/>
    </style:style>
    <style:style style:name="Tabla25.B" style:family="table-column">
      <style:table-column-properties style:column-width="12.277cm"/>
    </style:style>
    <style:style style:name="Tabla25.1" style:family="table-row">
      <style:table-row-properties fo:keep-together="auto"/>
    </style:style>
    <style:style style:name="Tabla2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2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5.B2" style:family="table-cell">
      <style:table-cell-properties style:vertical-align="middle" fo:padding-left="0.191cm" fo:padding-right="0.191cm" fo:padding-top="0cm" fo:padding-bottom="0cm" fo:border="0.5pt solid #000000" style:writing-mode="lr-tb"/>
    </style:style>
    <style:style style:name="Tabla25.B3" style:family="table-cell">
      <style:table-cell-properties style:vertical-align="middle" fo:padding-left="0.191cm" fo:padding-right="0.191cm" fo:padding-top="0cm" fo:padding-bottom="0cm" fo:border="0.5pt solid #000000" style:writing-mode="lr-tb"/>
    </style:style>
    <style:style style:name="Tabla25.B4" style:family="table-cell">
      <style:table-cell-properties style:vertical-align="middle" fo:padding-left="0.191cm" fo:padding-right="0.191cm" fo:padding-top="0cm" fo:padding-bottom="0cm" fo:border="0.5pt solid #000000" style:writing-mode="lr-tb"/>
    </style:style>
    <style:style style:name="Tabla25.5" style:family="table-row">
      <style:table-row-properties style:row-height="0.101cm" fo:keep-together="auto"/>
    </style:style>
    <style:style style:name="Tabla2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26" style:family="table">
      <style:table-properties style:width="16.039cm" fo:margin-left="0.411cm" table:align="left" style:writing-mode="lr-tb"/>
    </style:style>
    <style:style style:name="Tabla26.A" style:family="table-column">
      <style:table-column-properties style:column-width="2.378cm"/>
    </style:style>
    <style:style style:name="Tabla26.B" style:family="table-column">
      <style:table-column-properties style:column-width="6.832cm"/>
    </style:style>
    <style:style style:name="Tabla26.C" style:family="table-column">
      <style:table-column-properties style:column-width="6.83cm"/>
    </style:style>
    <style:style style:name="Tabla26.1" style:family="table-row">
      <style:table-row-properties fo:keep-together="auto"/>
    </style:style>
    <style:style style:name="Tabla2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2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C2" style:family="table-cell">
      <style:table-cell-properties style:vertical-align="middle" fo:padding-left="0.191cm" fo:padding-right="0.191cm" fo:padding-top="0cm" fo:padding-bottom="0cm" fo:border="0.5pt solid #000000" style:writing-mode="lr-tb"/>
    </style:style>
    <style:style style:name="Tabla2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C3" style:family="table-cell">
      <style:table-cell-properties style:vertical-align="middle" fo:padding-left="0.191cm" fo:padding-right="0.191cm" fo:padding-top="0cm" fo:padding-bottom="0cm" fo:border="0.5pt solid #000000" style:writing-mode="lr-tb"/>
    </style:style>
    <style:style style:name="Tabla27" style:family="table">
      <style:table-properties style:width="16.039cm" fo:margin-left="0.411cm" table:align="left" style:writing-mode="lr-tb"/>
    </style:style>
    <style:style style:name="Tabla27.A" style:family="table-column">
      <style:table-column-properties style:column-width="3.762cm"/>
    </style:style>
    <style:style style:name="Tabla27.B" style:family="table-column">
      <style:table-column-properties style:column-width="12.277cm"/>
    </style:style>
    <style:style style:name="Tabla27.1" style:family="table-row">
      <style:table-row-properties fo:keep-together="auto"/>
    </style:style>
    <style:style style:name="Tabla2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2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7.B2" style:family="table-cell">
      <style:table-cell-properties style:vertical-align="middle" fo:padding-left="0.191cm" fo:padding-right="0.191cm" fo:padding-top="0cm" fo:padding-bottom="0cm" fo:border="0.5pt solid #000000" style:writing-mode="lr-tb"/>
    </style:style>
    <style:style style:name="Tabla27.B3" style:family="table-cell">
      <style:table-cell-properties style:vertical-align="middle" fo:padding-left="0.191cm" fo:padding-right="0.191cm" fo:padding-top="0cm" fo:padding-bottom="0cm" fo:border="0.5pt solid #000000" style:writing-mode="lr-tb"/>
    </style:style>
    <style:style style:name="Tabla27.B4" style:family="table-cell">
      <style:table-cell-properties style:vertical-align="middle" fo:padding-left="0.191cm" fo:padding-right="0.191cm" fo:padding-top="0cm" fo:padding-bottom="0cm" fo:border="0.5pt solid #000000" style:writing-mode="lr-tb"/>
    </style:style>
    <style:style style:name="Tabla27.5" style:family="table-row">
      <style:table-row-properties style:row-height="0.101cm" fo:keep-together="auto"/>
    </style:style>
    <style:style style:name="Tabla2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28" style:family="table">
      <style:table-properties style:width="16.039cm" fo:margin-left="0.411cm" table:align="left" style:writing-mode="lr-tb"/>
    </style:style>
    <style:style style:name="Tabla28.A" style:family="table-column">
      <style:table-column-properties style:column-width="2.376cm"/>
    </style:style>
    <style:style style:name="Tabla28.B" style:family="table-column">
      <style:table-column-properties style:column-width="6.823cm"/>
    </style:style>
    <style:style style:name="Tabla28.C" style:family="table-column">
      <style:table-column-properties style:column-width="6.84cm"/>
    </style:style>
    <style:style style:name="Tabla28.1" style:family="table-row">
      <style:table-row-properties fo:keep-together="auto"/>
    </style:style>
    <style:style style:name="Tabla2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2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C2" style:family="table-cell">
      <style:table-cell-properties style:vertical-align="middle" fo:padding-left="0.191cm" fo:padding-right="0.191cm" fo:padding-top="0cm" fo:padding-bottom="0cm" fo:border="0.5pt solid #000000" style:writing-mode="lr-tb"/>
    </style:style>
    <style:style style:name="Tabla2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2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C3"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6.039cm" fo:margin-left="0.411cm" table:align="left" style:writing-mode="lr-tb"/>
    </style:style>
    <style:style style:name="Tabla29.A" style:family="table-column">
      <style:table-column-properties style:column-width="3.762cm"/>
    </style:style>
    <style:style style:name="Tabla29.B" style:family="table-column">
      <style:table-column-properties style:column-width="12.277cm"/>
    </style:style>
    <style:style style:name="Tabla29.1" style:family="table-row">
      <style:table-row-properties fo:keep-together="auto"/>
    </style:style>
    <style:style style:name="Tabla2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2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middle" fo:padding-left="0.191cm" fo:padding-right="0.191cm" fo:padding-top="0cm" fo:padding-bottom="0cm" fo:border="0.5pt solid #000000" style:writing-mode="lr-tb"/>
    </style:style>
    <style:style style:name="Tabla29.B3" style:family="table-cell">
      <style:table-cell-properties style:vertical-align="middle" fo:padding-left="0.191cm" fo:padding-right="0.191cm" fo:padding-top="0cm" fo:padding-bottom="0cm" fo:border="0.5pt solid #000000" style:writing-mode="lr-tb"/>
    </style:style>
    <style:style style:name="Tabla29.B4" style:family="table-cell">
      <style:table-cell-properties style:vertical-align="middle" fo:padding-left="0.191cm" fo:padding-right="0.191cm" fo:padding-top="0cm" fo:padding-bottom="0cm" fo:border="0.5pt solid #000000" style:writing-mode="lr-tb"/>
    </style:style>
    <style:style style:name="Tabla29.5" style:family="table-row">
      <style:table-row-properties style:row-height="0.101cm" fo:keep-together="auto"/>
    </style:style>
    <style:style style:name="Tabla2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30" style:family="table">
      <style:table-properties style:width="16.039cm" fo:margin-left="0.411cm" table:align="left" style:writing-mode="lr-tb"/>
    </style:style>
    <style:style style:name="Tabla30.A" style:family="table-column">
      <style:table-column-properties style:column-width="2.378cm"/>
    </style:style>
    <style:style style:name="Tabla30.B" style:family="table-column">
      <style:table-column-properties style:column-width="6.86cm"/>
    </style:style>
    <style:style style:name="Tabla30.C" style:family="table-column">
      <style:table-column-properties style:column-width="6.802cm"/>
    </style:style>
    <style:style style:name="Tabla30.1" style:family="table-row">
      <style:table-row-properties fo:keep-together="auto"/>
    </style:style>
    <style:style style:name="Tabla3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3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0.C2" style:family="table-cell">
      <style:table-cell-properties style:vertical-align="middle" fo:padding-left="0.191cm" fo:padding-right="0.191cm" fo:padding-top="0cm" fo:padding-bottom="0cm" fo:border="0.5pt solid #000000" style:writing-mode="lr-tb"/>
    </style:style>
    <style:style style:name="Tabla3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0.C3" style:family="table-cell">
      <style:table-cell-properties style:vertical-align="middle" fo:padding-left="0.191cm" fo:padding-right="0.191cm" fo:padding-top="0cm" fo:padding-bottom="0cm" fo:border="0.5pt solid #000000" style:writing-mode="lr-tb"/>
    </style:style>
    <style:style style:name="Tabla31" style:family="table">
      <style:table-properties style:width="16.039cm" fo:margin-left="0.411cm" table:align="left" style:writing-mode="lr-tb"/>
    </style:style>
    <style:style style:name="Tabla31.A" style:family="table-column">
      <style:table-column-properties style:column-width="3.757cm"/>
    </style:style>
    <style:style style:name="Tabla31.B" style:family="table-column">
      <style:table-column-properties style:column-width="12.282cm"/>
    </style:style>
    <style:style style:name="Tabla31.1" style:family="table-row">
      <style:table-row-properties fo:keep-together="auto"/>
    </style:style>
    <style:style style:name="Tabla3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3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1.B2" style:family="table-cell">
      <style:table-cell-properties style:vertical-align="middle" fo:padding-left="0.191cm" fo:padding-right="0.191cm" fo:padding-top="0cm" fo:padding-bottom="0cm" fo:border="0.5pt solid #000000" style:writing-mode="lr-tb"/>
    </style:style>
    <style:style style:name="Tabla31.B3" style:family="table-cell">
      <style:table-cell-properties style:vertical-align="middle" fo:padding-left="0.191cm" fo:padding-right="0.191cm" fo:padding-top="0cm" fo:padding-bottom="0cm" fo:border="0.5pt solid #000000" style:writing-mode="lr-tb"/>
    </style:style>
    <style:style style:name="Tabla31.B4" style:family="table-cell">
      <style:table-cell-properties style:vertical-align="middle" fo:padding-left="0.191cm" fo:padding-right="0.191cm" fo:padding-top="0cm" fo:padding-bottom="0cm" fo:border="0.5pt solid #000000" style:writing-mode="lr-tb"/>
    </style:style>
    <style:style style:name="Tabla31.5" style:family="table-row">
      <style:table-row-properties style:row-height="0.101cm" fo:keep-together="auto"/>
    </style:style>
    <style:style style:name="Tabla3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32" style:family="table">
      <style:table-properties style:width="16.039cm" fo:margin-left="0.411cm" table:align="left" style:writing-mode="lr-tb"/>
    </style:style>
    <style:style style:name="Tabla32.A" style:family="table-column">
      <style:table-column-properties style:column-width="2.381cm"/>
    </style:style>
    <style:style style:name="Tabla32.B" style:family="table-column">
      <style:table-column-properties style:column-width="6.853cm"/>
    </style:style>
    <style:style style:name="Tabla32.C" style:family="table-column">
      <style:table-column-properties style:column-width="6.805cm"/>
    </style:style>
    <style:style style:name="Tabla32.1" style:family="table-row">
      <style:table-row-properties fo:keep-together="auto"/>
    </style:style>
    <style:style style:name="Tabla3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3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2.C2" style:family="table-cell">
      <style:table-cell-properties style:vertical-align="middle" fo:padding-left="0.191cm" fo:padding-right="0.191cm" fo:padding-top="0cm" fo:padding-bottom="0cm" fo:border="0.5pt solid #000000" style:writing-mode="lr-tb"/>
    </style:style>
    <style:style style:name="Tabla3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2.C3" style:family="table-cell">
      <style:table-cell-properties style:vertical-align="middle" fo:padding-left="0.191cm" fo:padding-right="0.191cm" fo:padding-top="0cm" fo:padding-bottom="0cm" fo:border="0.5pt solid #000000" style:writing-mode="lr-tb"/>
    </style:style>
    <style:style style:name="Tabla33" style:family="table">
      <style:table-properties style:width="16.039cm" fo:margin-left="0.411cm" table:align="left" style:writing-mode="lr-tb"/>
    </style:style>
    <style:style style:name="Tabla33.A" style:family="table-column">
      <style:table-column-properties style:column-width="3.771cm"/>
    </style:style>
    <style:style style:name="Tabla33.B" style:family="table-column">
      <style:table-column-properties style:column-width="12.268cm"/>
    </style:style>
    <style:style style:name="Tabla33.1" style:family="table-row">
      <style:table-row-properties fo:keep-together="auto"/>
    </style:style>
    <style:style style:name="Tabla3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3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3.B2" style:family="table-cell">
      <style:table-cell-properties style:vertical-align="middle" fo:padding-left="0.191cm" fo:padding-right="0.191cm" fo:padding-top="0cm" fo:padding-bottom="0cm" fo:border="0.5pt solid #000000" style:writing-mode="lr-tb"/>
    </style:style>
    <style:style style:name="Tabla33.B3" style:family="table-cell">
      <style:table-cell-properties style:vertical-align="middle" fo:padding-left="0.191cm" fo:padding-right="0.191cm" fo:padding-top="0cm" fo:padding-bottom="0cm" fo:border="0.5pt solid #000000" style:writing-mode="lr-tb"/>
    </style:style>
    <style:style style:name="Tabla33.B4" style:family="table-cell">
      <style:table-cell-properties style:vertical-align="middle" fo:padding-left="0.191cm" fo:padding-right="0.191cm" fo:padding-top="0cm" fo:padding-bottom="0cm" fo:border="0.5pt solid #000000" style:writing-mode="lr-tb"/>
    </style:style>
    <style:style style:name="Tabla33.5" style:family="table-row">
      <style:table-row-properties style:row-height="0.101cm" fo:keep-together="auto"/>
    </style:style>
    <style:style style:name="Tabla3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34" style:family="table">
      <style:table-properties style:width="16.039cm" fo:margin-left="0.411cm" table:align="left" style:writing-mode="lr-tb"/>
    </style:style>
    <style:style style:name="Tabla34.A" style:family="table-column">
      <style:table-column-properties style:column-width="2.39cm"/>
    </style:style>
    <style:style style:name="Tabla34.B" style:family="table-column">
      <style:table-column-properties style:column-width="6.849cm"/>
    </style:style>
    <style:style style:name="Tabla34.C" style:family="table-column">
      <style:table-column-properties style:column-width="6.8cm"/>
    </style:style>
    <style:style style:name="Tabla34.1" style:family="table-row">
      <style:table-row-properties fo:keep-together="auto"/>
    </style:style>
    <style:style style:name="Tabla3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3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4.C2" style:family="table-cell">
      <style:table-cell-properties style:vertical-align="middle" fo:padding-left="0.191cm" fo:padding-right="0.191cm" fo:padding-top="0cm" fo:padding-bottom="0cm" fo:border="0.5pt solid #000000" style:writing-mode="lr-tb"/>
    </style:style>
    <style:style style:name="Tabla35" style:family="table">
      <style:table-properties style:width="16.039cm" fo:margin-left="0.411cm" table:align="left" style:writing-mode="lr-tb"/>
    </style:style>
    <style:style style:name="Tabla35.A" style:family="table-column">
      <style:table-column-properties style:column-width="3.762cm"/>
    </style:style>
    <style:style style:name="Tabla35.B" style:family="table-column">
      <style:table-column-properties style:column-width="12.277cm"/>
    </style:style>
    <style:style style:name="Tabla35.1" style:family="table-row">
      <style:table-row-properties fo:keep-together="auto"/>
    </style:style>
    <style:style style:name="Tabla3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3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5.B2" style:family="table-cell">
      <style:table-cell-properties style:vertical-align="middle" fo:padding-left="0.191cm" fo:padding-right="0.191cm" fo:padding-top="0cm" fo:padding-bottom="0cm" fo:border="0.5pt solid #000000" style:writing-mode="lr-tb"/>
    </style:style>
    <style:style style:name="Tabla35.B3" style:family="table-cell">
      <style:table-cell-properties style:vertical-align="middle" fo:padding-left="0.191cm" fo:padding-right="0.191cm" fo:padding-top="0cm" fo:padding-bottom="0cm" fo:border="0.5pt solid #000000" style:writing-mode="lr-tb"/>
    </style:style>
    <style:style style:name="Tabla35.B4" style:family="table-cell">
      <style:table-cell-properties style:vertical-align="middle" fo:padding-left="0.191cm" fo:padding-right="0.191cm" fo:padding-top="0cm" fo:padding-bottom="0cm" fo:border="0.5pt solid #000000" style:writing-mode="lr-tb"/>
    </style:style>
    <style:style style:name="Tabla35.5" style:family="table-row">
      <style:table-row-properties style:row-height="0.101cm" fo:keep-together="auto"/>
    </style:style>
    <style:style style:name="Tabla3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36" style:family="table">
      <style:table-properties style:width="16.039cm" fo:margin-left="0.411cm" table:align="left" style:writing-mode="lr-tb"/>
    </style:style>
    <style:style style:name="Tabla36.A" style:family="table-column">
      <style:table-column-properties style:column-width="2.385cm"/>
    </style:style>
    <style:style style:name="Tabla36.B" style:family="table-column">
      <style:table-column-properties style:column-width="6.877cm"/>
    </style:style>
    <style:style style:name="Tabla36.C" style:family="table-column">
      <style:table-column-properties style:column-width="6.777cm"/>
    </style:style>
    <style:style style:name="Tabla36.1" style:family="table-row">
      <style:table-row-properties fo:keep-together="auto"/>
    </style:style>
    <style:style style:name="Tabla3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3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2" style:family="table-cell">
      <style:table-cell-properties style:vertical-align="middle" fo:padding-left="0.191cm" fo:padding-right="0.191cm" fo:padding-top="0cm" fo:padding-bottom="0cm" fo:border="0.5pt solid #000000" style:writing-mode="lr-tb"/>
    </style:style>
    <style:style style:name="Tabla3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3" style:family="table-cell">
      <style:table-cell-properties style:vertical-align="middle" fo:padding-left="0.191cm" fo:padding-right="0.191cm" fo:padding-top="0cm" fo:padding-bottom="0cm" fo:border="0.5pt solid #000000" style:writing-mode="lr-tb"/>
    </style:style>
    <style:style style:name="Tabla36.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4" style:family="table-cell">
      <style:table-cell-properties style:vertical-align="middle" fo:padding-left="0.191cm" fo:padding-right="0.191cm" fo:padding-top="0cm" fo:padding-bottom="0cm" fo:border="0.5pt solid #000000" style:writing-mode="lr-tb"/>
    </style:style>
    <style:style style:name="Tabla36.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5" style:family="table-cell">
      <style:table-cell-properties style:vertical-align="middle" fo:padding-left="0.191cm" fo:padding-right="0.191cm" fo:padding-top="0cm" fo:padding-bottom="0cm" fo:border="0.5pt solid #000000" style:writing-mode="lr-tb"/>
    </style:style>
    <style:style style:name="Tabla36.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6" style:family="table-cell">
      <style:table-cell-properties style:vertical-align="middle" fo:padding-left="0.191cm" fo:padding-right="0.191cm" fo:padding-top="0cm" fo:padding-bottom="0cm" fo:border="0.5pt solid #000000" style:writing-mode="lr-tb"/>
    </style:style>
    <style:style style:name="Tabla36.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7" style:family="table-cell">
      <style:table-cell-properties style:vertical-align="middle" fo:padding-left="0.191cm" fo:padding-right="0.191cm" fo:padding-top="0cm" fo:padding-bottom="0cm" fo:border="0.5pt solid #000000" style:writing-mode="lr-tb"/>
    </style:style>
    <style:style style:name="Tabla36.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6.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6.C8" style:family="table-cell">
      <style:table-cell-properties style:vertical-align="middle" fo:padding-left="0.191cm" fo:padding-right="0.191cm" fo:padding-top="0cm" fo:padding-bottom="0cm" fo:border="0.5pt solid #000000" style:writing-mode="lr-tb"/>
    </style:style>
    <style:style style:name="Tabla37" style:family="table">
      <style:table-properties style:width="16.039cm" fo:margin-left="0.411cm" table:align="left" style:writing-mode="lr-tb"/>
    </style:style>
    <style:style style:name="Tabla37.A" style:family="table-column">
      <style:table-column-properties style:column-width="3.757cm"/>
    </style:style>
    <style:style style:name="Tabla37.B" style:family="table-column">
      <style:table-column-properties style:column-width="12.282cm"/>
    </style:style>
    <style:style style:name="Tabla37.1" style:family="table-row">
      <style:table-row-properties fo:keep-together="auto"/>
    </style:style>
    <style:style style:name="Tabla3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3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7.B2" style:family="table-cell">
      <style:table-cell-properties style:vertical-align="middle" fo:padding-left="0.191cm" fo:padding-right="0.191cm" fo:padding-top="0cm" fo:padding-bottom="0cm" fo:border="0.5pt solid #000000" style:writing-mode="lr-tb"/>
    </style:style>
    <style:style style:name="Tabla37.B3" style:family="table-cell">
      <style:table-cell-properties style:vertical-align="middle" fo:padding-left="0.191cm" fo:padding-right="0.191cm" fo:padding-top="0cm" fo:padding-bottom="0cm" fo:border="0.5pt solid #000000" style:writing-mode="lr-tb"/>
    </style:style>
    <style:style style:name="Tabla37.B4" style:family="table-cell">
      <style:table-cell-properties style:vertical-align="middle" fo:padding-left="0.191cm" fo:padding-right="0.191cm" fo:padding-top="0cm" fo:padding-bottom="0cm" fo:border="0.5pt solid #000000" style:writing-mode="lr-tb"/>
    </style:style>
    <style:style style:name="Tabla37.5" style:family="table-row">
      <style:table-row-properties style:row-height="0.101cm" fo:keep-together="auto"/>
    </style:style>
    <style:style style:name="Tabla3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38" style:family="table">
      <style:table-properties style:width="16.039cm" fo:margin-left="0.411cm" table:align="left" style:writing-mode="lr-tb"/>
    </style:style>
    <style:style style:name="Tabla38.A" style:family="table-column">
      <style:table-column-properties style:column-width="2.374cm"/>
    </style:style>
    <style:style style:name="Tabla38.B" style:family="table-column">
      <style:table-column-properties style:column-width="6.835cm"/>
    </style:style>
    <style:style style:name="Tabla38.C" style:family="table-column">
      <style:table-column-properties style:column-width="6.83cm"/>
    </style:style>
    <style:style style:name="Tabla38.1" style:family="table-row">
      <style:table-row-properties fo:keep-together="auto"/>
    </style:style>
    <style:style style:name="Tabla3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3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2" style:family="table-cell">
      <style:table-cell-properties style:vertical-align="middle" fo:padding-left="0.191cm" fo:padding-right="0.191cm" fo:padding-top="0cm" fo:padding-bottom="0cm" fo:border="0.5pt solid #000000" style:writing-mode="lr-tb"/>
    </style:style>
    <style:style style:name="Tabla3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3" style:family="table-cell">
      <style:table-cell-properties style:vertical-align="middle" fo:padding-left="0.191cm" fo:padding-right="0.191cm" fo:padding-top="0cm" fo:padding-bottom="0cm" fo:border="0.5pt solid #000000" style:writing-mode="lr-tb"/>
    </style:style>
    <style:style style:name="Tabla38.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4" style:family="table-cell">
      <style:table-cell-properties style:vertical-align="middle" fo:padding-left="0.191cm" fo:padding-right="0.191cm" fo:padding-top="0cm" fo:padding-bottom="0cm" fo:border="0.5pt solid #000000" style:writing-mode="lr-tb"/>
    </style:style>
    <style:style style:name="Tabla38.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5" style:family="table-cell">
      <style:table-cell-properties style:vertical-align="middle" fo:padding-left="0.191cm" fo:padding-right="0.191cm" fo:padding-top="0cm" fo:padding-bottom="0cm" fo:border="0.5pt solid #000000" style:writing-mode="lr-tb"/>
    </style:style>
    <style:style style:name="Tabla38.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6" style:family="table-cell">
      <style:table-cell-properties style:vertical-align="middle" fo:padding-left="0.191cm" fo:padding-right="0.191cm" fo:padding-top="0cm" fo:padding-bottom="0cm" fo:border="0.5pt solid #000000" style:writing-mode="lr-tb"/>
    </style:style>
    <style:style style:name="Tabla38.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7" style:family="table-cell">
      <style:table-cell-properties style:vertical-align="middle" fo:padding-left="0.191cm" fo:padding-right="0.191cm" fo:padding-top="0cm" fo:padding-bottom="0cm" fo:border="0.5pt solid #000000" style:writing-mode="lr-tb"/>
    </style:style>
    <style:style style:name="Tabla38.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8" style:family="table-cell">
      <style:table-cell-properties style:vertical-align="middle" fo:padding-left="0.191cm" fo:padding-right="0.191cm" fo:padding-top="0cm" fo:padding-bottom="0cm" fo:border="0.5pt solid #000000" style:writing-mode="lr-tb"/>
    </style:style>
    <style:style style:name="Tabla38.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38.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8.C9" style:family="table-cell">
      <style:table-cell-properties style:vertical-align="middle" fo:padding-left="0.191cm" fo:padding-right="0.191cm" fo:padding-top="0cm" fo:padding-bottom="0cm" fo:border="0.5pt solid #000000" style:writing-mode="lr-tb"/>
    </style:style>
    <style:style style:name="Tabla39" style:family="table">
      <style:table-properties style:width="16.039cm" fo:margin-left="0.411cm" table:align="left" style:writing-mode="lr-tb"/>
    </style:style>
    <style:style style:name="Tabla39.A" style:family="table-column">
      <style:table-column-properties style:column-width="3.762cm"/>
    </style:style>
    <style:style style:name="Tabla39.B" style:family="table-column">
      <style:table-column-properties style:column-width="12.277cm"/>
    </style:style>
    <style:style style:name="Tabla39.1" style:family="table-row">
      <style:table-row-properties fo:keep-together="auto"/>
    </style:style>
    <style:style style:name="Tabla3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3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39.B2" style:family="table-cell">
      <style:table-cell-properties style:vertical-align="middle" fo:padding-left="0.191cm" fo:padding-right="0.191cm" fo:padding-top="0cm" fo:padding-bottom="0cm" fo:border="0.5pt solid #000000" style:writing-mode="lr-tb"/>
    </style:style>
    <style:style style:name="Tabla39.B3" style:family="table-cell">
      <style:table-cell-properties style:vertical-align="middle" fo:padding-left="0.191cm" fo:padding-right="0.191cm" fo:padding-top="0cm" fo:padding-bottom="0cm" fo:border="0.5pt solid #000000" style:writing-mode="lr-tb"/>
    </style:style>
    <style:style style:name="Tabla39.B4" style:family="table-cell">
      <style:table-cell-properties style:vertical-align="middle" fo:padding-left="0.191cm" fo:padding-right="0.191cm" fo:padding-top="0cm" fo:padding-bottom="0cm" fo:border="0.5pt solid #000000" style:writing-mode="lr-tb"/>
    </style:style>
    <style:style style:name="Tabla39.5" style:family="table-row">
      <style:table-row-properties style:row-height="0.101cm" fo:keep-together="auto"/>
    </style:style>
    <style:style style:name="Tabla3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40" style:family="table">
      <style:table-properties style:width="16.039cm" fo:margin-left="0.411cm" table:align="left" style:writing-mode="lr-tb"/>
    </style:style>
    <style:style style:name="Tabla40.A" style:family="table-column">
      <style:table-column-properties style:column-width="2.385cm"/>
    </style:style>
    <style:style style:name="Tabla40.B" style:family="table-column">
      <style:table-column-properties style:column-width="6.877cm"/>
    </style:style>
    <style:style style:name="Tabla40.C" style:family="table-column">
      <style:table-column-properties style:column-width="6.777cm"/>
    </style:style>
    <style:style style:name="Tabla40.1" style:family="table-row">
      <style:table-row-properties fo:keep-together="auto"/>
    </style:style>
    <style:style style:name="Tabla4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0.C2" style:family="table-cell">
      <style:table-cell-properties style:vertical-align="middle" fo:padding-left="0.191cm" fo:padding-right="0.191cm" fo:padding-top="0cm" fo:padding-bottom="0cm" fo:border="0.5pt solid #000000" style:writing-mode="lr-tb"/>
    </style:style>
    <style:style style:name="Tabla41" style:family="table">
      <style:table-properties style:width="16.039cm" fo:margin-left="0.411cm" table:align="left" style:writing-mode="lr-tb"/>
    </style:style>
    <style:style style:name="Tabla41.A" style:family="table-column">
      <style:table-column-properties style:column-width="3.759cm"/>
    </style:style>
    <style:style style:name="Tabla41.B" style:family="table-column">
      <style:table-column-properties style:column-width="12.28cm"/>
    </style:style>
    <style:style style:name="Tabla41.1" style:family="table-row">
      <style:table-row-properties fo:keep-together="auto"/>
    </style:style>
    <style:style style:name="Tabla4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4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1.B2" style:family="table-cell">
      <style:table-cell-properties style:vertical-align="middle" fo:padding-left="0.191cm" fo:padding-right="0.191cm" fo:padding-top="0cm" fo:padding-bottom="0cm" fo:border="0.5pt solid #000000" style:writing-mode="lr-tb"/>
    </style:style>
    <style:style style:name="Tabla41.B3" style:family="table-cell">
      <style:table-cell-properties style:vertical-align="middle" fo:padding-left="0.191cm" fo:padding-right="0.191cm" fo:padding-top="0cm" fo:padding-bottom="0cm" fo:border="0.5pt solid #000000" style:writing-mode="lr-tb"/>
    </style:style>
    <style:style style:name="Tabla41.B4" style:family="table-cell">
      <style:table-cell-properties style:vertical-align="middle" fo:padding-left="0.191cm" fo:padding-right="0.191cm" fo:padding-top="0cm" fo:padding-bottom="0cm" fo:border="0.5pt solid #000000" style:writing-mode="lr-tb"/>
    </style:style>
    <style:style style:name="Tabla41.5" style:family="table-row">
      <style:table-row-properties style:row-height="0.101cm" fo:keep-together="auto"/>
    </style:style>
    <style:style style:name="Tabla4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42" style:family="table">
      <style:table-properties style:width="16.039cm" fo:margin-left="0.411cm" table:align="left" style:writing-mode="lr-tb"/>
    </style:style>
    <style:style style:name="Tabla42.A" style:family="table-column">
      <style:table-column-properties style:column-width="2.387cm"/>
    </style:style>
    <style:style style:name="Tabla42.B" style:family="table-column">
      <style:table-column-properties style:column-width="6.833cm"/>
    </style:style>
    <style:style style:name="Tabla42.C" style:family="table-column">
      <style:table-column-properties style:column-width="6.819cm"/>
    </style:style>
    <style:style style:name="Tabla42.1" style:family="table-row">
      <style:table-row-properties fo:keep-together="auto"/>
    </style:style>
    <style:style style:name="Tabla4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C2" style:family="table-cell">
      <style:table-cell-properties style:vertical-align="middle" fo:padding-left="0.191cm" fo:padding-right="0.191cm" fo:padding-top="0cm" fo:padding-bottom="0cm" fo:border="0.5pt solid #000000" style:writing-mode="lr-tb"/>
    </style:style>
    <style:style style:name="Tabla4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2.C3" style:family="table-cell">
      <style:table-cell-properties style:vertical-align="middle" fo:padding-left="0.191cm" fo:padding-right="0.191cm" fo:padding-top="0cm" fo:padding-bottom="0cm" fo:border="0.5pt solid #000000" style:writing-mode="lr-tb"/>
    </style:style>
    <style:style style:name="Tabla43" style:family="table">
      <style:table-properties style:width="16.039cm" fo:margin-left="0.411cm" table:align="left" style:writing-mode="lr-tb"/>
    </style:style>
    <style:style style:name="Tabla43.A" style:family="table-column">
      <style:table-column-properties style:column-width="3.759cm"/>
    </style:style>
    <style:style style:name="Tabla43.B" style:family="table-column">
      <style:table-column-properties style:column-width="12.28cm"/>
    </style:style>
    <style:style style:name="Tabla43.1" style:family="table-row">
      <style:table-row-properties fo:keep-together="auto"/>
    </style:style>
    <style:style style:name="Tabla4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4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3.B2" style:family="table-cell">
      <style:table-cell-properties style:vertical-align="middle" fo:padding-left="0.191cm" fo:padding-right="0.191cm" fo:padding-top="0cm" fo:padding-bottom="0cm" fo:border="0.5pt solid #000000" style:writing-mode="lr-tb"/>
    </style:style>
    <style:style style:name="Tabla43.B3" style:family="table-cell">
      <style:table-cell-properties style:vertical-align="middle" fo:padding-left="0.191cm" fo:padding-right="0.191cm" fo:padding-top="0cm" fo:padding-bottom="0cm" fo:border="0.5pt solid #000000" style:writing-mode="lr-tb"/>
    </style:style>
    <style:style style:name="Tabla43.B4" style:family="table-cell">
      <style:table-cell-properties style:vertical-align="middle" fo:padding-left="0.191cm" fo:padding-right="0.191cm" fo:padding-top="0cm" fo:padding-bottom="0cm" fo:border="0.5pt solid #000000" style:writing-mode="lr-tb"/>
    </style:style>
    <style:style style:name="Tabla43.5" style:family="table-row">
      <style:table-row-properties style:row-height="0.101cm" fo:keep-together="auto"/>
    </style:style>
    <style:style style:name="Tabla4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44" style:family="table">
      <style:table-properties style:width="16.039cm" fo:margin-left="0.411cm" table:align="left" style:writing-mode="lr-tb"/>
    </style:style>
    <style:style style:name="Tabla44.A" style:family="table-column">
      <style:table-column-properties style:column-width="2.387cm"/>
    </style:style>
    <style:style style:name="Tabla44.B" style:family="table-column">
      <style:table-column-properties style:column-width="6.833cm"/>
    </style:style>
    <style:style style:name="Tabla44.C" style:family="table-column">
      <style:table-column-properties style:column-width="6.819cm"/>
    </style:style>
    <style:style style:name="Tabla44.1" style:family="table-row">
      <style:table-row-properties fo:keep-together="auto"/>
    </style:style>
    <style:style style:name="Tabla4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C2" style:family="table-cell">
      <style:table-cell-properties style:vertical-align="middle" fo:padding-left="0.191cm" fo:padding-right="0.191cm" fo:padding-top="0cm" fo:padding-bottom="0cm" fo:border="0.5pt solid #000000" style:writing-mode="lr-tb"/>
    </style:style>
    <style:style style:name="Tabla4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4.C3" style:family="table-cell">
      <style:table-cell-properties style:vertical-align="middle" fo:padding-left="0.191cm" fo:padding-right="0.191cm" fo:padding-top="0cm" fo:padding-bottom="0cm" fo:border="0.5pt solid #000000" style:writing-mode="lr-tb"/>
    </style:style>
    <style:style style:name="Tabla45" style:family="table">
      <style:table-properties style:width="16.039cm" fo:margin-left="0.411cm" table:align="left" style:writing-mode="lr-tb"/>
    </style:style>
    <style:style style:name="Tabla45.A" style:family="table-column">
      <style:table-column-properties style:column-width="3.759cm"/>
    </style:style>
    <style:style style:name="Tabla45.B" style:family="table-column">
      <style:table-column-properties style:column-width="12.28cm"/>
    </style:style>
    <style:style style:name="Tabla45.1" style:family="table-row">
      <style:table-row-properties fo:keep-together="auto"/>
    </style:style>
    <style:style style:name="Tabla4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4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5.B2" style:family="table-cell">
      <style:table-cell-properties style:vertical-align="middle" fo:padding-left="0.191cm" fo:padding-right="0.191cm" fo:padding-top="0cm" fo:padding-bottom="0cm" fo:border="0.5pt solid #000000" style:writing-mode="lr-tb"/>
    </style:style>
    <style:style style:name="Tabla45.B3" style:family="table-cell">
      <style:table-cell-properties style:vertical-align="middle" fo:padding-left="0.191cm" fo:padding-right="0.191cm" fo:padding-top="0cm" fo:padding-bottom="0cm" fo:border="0.5pt solid #000000" style:writing-mode="lr-tb"/>
    </style:style>
    <style:style style:name="Tabla45.B4" style:family="table-cell">
      <style:table-cell-properties style:vertical-align="middle" fo:padding-left="0.191cm" fo:padding-right="0.191cm" fo:padding-top="0cm" fo:padding-bottom="0cm" fo:border="0.5pt solid #000000" style:writing-mode="lr-tb"/>
    </style:style>
    <style:style style:name="Tabla45.5" style:family="table-row">
      <style:table-row-properties style:row-height="0.101cm" fo:keep-together="auto"/>
    </style:style>
    <style:style style:name="Tabla4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46" style:family="table">
      <style:table-properties style:width="16.039cm" fo:margin-left="0.411cm" table:align="left" style:writing-mode="lr-tb"/>
    </style:style>
    <style:style style:name="Tabla46.A" style:family="table-column">
      <style:table-column-properties style:column-width="2.383cm"/>
    </style:style>
    <style:style style:name="Tabla46.B" style:family="table-column">
      <style:table-column-properties style:column-width="6.809cm"/>
    </style:style>
    <style:style style:name="Tabla46.C" style:family="table-column">
      <style:table-column-properties style:column-width="6.847cm"/>
    </style:style>
    <style:style style:name="Tabla46.1" style:family="table-row">
      <style:table-row-properties fo:keep-together="auto"/>
    </style:style>
    <style:style style:name="Tabla4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C2" style:family="table-cell">
      <style:table-cell-properties style:vertical-align="middle" fo:padding-left="0.191cm" fo:padding-right="0.191cm" fo:padding-top="0cm" fo:padding-bottom="0cm" fo:border="0.5pt solid #000000" style:writing-mode="lr-tb"/>
    </style:style>
    <style:style style:name="Tabla4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C3" style:family="table-cell">
      <style:table-cell-properties style:vertical-align="middle" fo:padding-left="0.191cm" fo:padding-right="0.191cm" fo:padding-top="0cm" fo:padding-bottom="0cm" fo:border="0.5pt solid #000000" style:writing-mode="lr-tb"/>
    </style:style>
    <style:style style:name="Tabla46.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6.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6.C4" style:family="table-cell">
      <style:table-cell-properties style:vertical-align="middle" fo:padding-left="0.191cm" fo:padding-right="0.191cm" fo:padding-top="0cm" fo:padding-bottom="0cm" fo:border="0.5pt solid #000000" style:writing-mode="lr-tb"/>
    </style:style>
    <style:style style:name="Tabla47" style:family="table">
      <style:table-properties style:width="16.039cm" fo:margin-left="0.411cm" table:align="left" style:writing-mode="lr-tb"/>
    </style:style>
    <style:style style:name="Tabla47.A" style:family="table-column">
      <style:table-column-properties style:column-width="3.759cm"/>
    </style:style>
    <style:style style:name="Tabla47.B" style:family="table-column">
      <style:table-column-properties style:column-width="12.28cm"/>
    </style:style>
    <style:style style:name="Tabla47.1" style:family="table-row">
      <style:table-row-properties fo:keep-together="auto"/>
    </style:style>
    <style:style style:name="Tabla4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4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7.B2" style:family="table-cell">
      <style:table-cell-properties style:vertical-align="middle" fo:padding-left="0.191cm" fo:padding-right="0.191cm" fo:padding-top="0cm" fo:padding-bottom="0cm" fo:border="0.5pt solid #000000" style:writing-mode="lr-tb"/>
    </style:style>
    <style:style style:name="Tabla47.B3" style:family="table-cell">
      <style:table-cell-properties style:vertical-align="middle" fo:padding-left="0.191cm" fo:padding-right="0.191cm" fo:padding-top="0cm" fo:padding-bottom="0cm" fo:border="0.5pt solid #000000" style:writing-mode="lr-tb"/>
    </style:style>
    <style:style style:name="Tabla47.B4" style:family="table-cell">
      <style:table-cell-properties style:vertical-align="middle" fo:padding-left="0.191cm" fo:padding-right="0.191cm" fo:padding-top="0cm" fo:padding-bottom="0cm" fo:border="0.5pt solid #000000" style:writing-mode="lr-tb"/>
    </style:style>
    <style:style style:name="Tabla47.5" style:family="table-row">
      <style:table-row-properties style:row-height="0.101cm" fo:keep-together="auto"/>
    </style:style>
    <style:style style:name="Tabla4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48" style:family="table">
      <style:table-properties style:width="16.039cm" fo:margin-left="0.411cm" table:align="left" style:writing-mode="lr-tb"/>
    </style:style>
    <style:style style:name="Tabla48.A" style:family="table-column">
      <style:table-column-properties style:column-width="2.387cm"/>
    </style:style>
    <style:style style:name="Tabla48.B" style:family="table-column">
      <style:table-column-properties style:column-width="6.833cm"/>
    </style:style>
    <style:style style:name="Tabla48.C" style:family="table-column">
      <style:table-column-properties style:column-width="6.819cm"/>
    </style:style>
    <style:style style:name="Tabla48.1" style:family="table-row">
      <style:table-row-properties fo:keep-together="auto"/>
    </style:style>
    <style:style style:name="Tabla4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4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C2" style:family="table-cell">
      <style:table-cell-properties style:vertical-align="middle" fo:padding-left="0.191cm" fo:padding-right="0.191cm" fo:padding-top="0cm" fo:padding-bottom="0cm" fo:border="0.5pt solid #000000" style:writing-mode="lr-tb"/>
    </style:style>
    <style:style style:name="Tabla4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4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8.C3" style:family="table-cell">
      <style:table-cell-properties style:vertical-align="middle" fo:padding-left="0.191cm" fo:padding-right="0.191cm" fo:padding-top="0cm" fo:padding-bottom="0cm" fo:border="0.5pt solid #000000" style:writing-mode="lr-tb"/>
    </style:style>
    <style:style style:name="Tabla49" style:family="table">
      <style:table-properties style:width="16.039cm" fo:margin-left="0.411cm" table:align="left" style:writing-mode="lr-tb"/>
    </style:style>
    <style:style style:name="Tabla49.A" style:family="table-column">
      <style:table-column-properties style:column-width="3.759cm"/>
    </style:style>
    <style:style style:name="Tabla49.B" style:family="table-column">
      <style:table-column-properties style:column-width="12.28cm"/>
    </style:style>
    <style:style style:name="Tabla49.1" style:family="table-row">
      <style:table-row-properties fo:keep-together="auto"/>
    </style:style>
    <style:style style:name="Tabla4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4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49.B2" style:family="table-cell">
      <style:table-cell-properties style:vertical-align="middle" fo:padding-left="0.191cm" fo:padding-right="0.191cm" fo:padding-top="0cm" fo:padding-bottom="0cm" fo:border="0.5pt solid #000000" style:writing-mode="lr-tb"/>
    </style:style>
    <style:style style:name="Tabla49.B3" style:family="table-cell">
      <style:table-cell-properties style:vertical-align="middle" fo:padding-left="0.191cm" fo:padding-right="0.191cm" fo:padding-top="0cm" fo:padding-bottom="0cm" fo:border="0.5pt solid #000000" style:writing-mode="lr-tb"/>
    </style:style>
    <style:style style:name="Tabla49.B4" style:family="table-cell">
      <style:table-cell-properties style:vertical-align="middle" fo:padding-left="0.191cm" fo:padding-right="0.191cm" fo:padding-top="0cm" fo:padding-bottom="0cm" fo:border="0.5pt solid #000000" style:writing-mode="lr-tb"/>
    </style:style>
    <style:style style:name="Tabla49.5" style:family="table-row">
      <style:table-row-properties style:row-height="0.101cm" fo:keep-together="auto"/>
    </style:style>
    <style:style style:name="Tabla4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50" style:family="table">
      <style:table-properties style:width="16.039cm" fo:margin-left="0.411cm" table:align="left" style:writing-mode="lr-tb"/>
    </style:style>
    <style:style style:name="Tabla50.A" style:family="table-column">
      <style:table-column-properties style:column-width="2.385cm"/>
    </style:style>
    <style:style style:name="Tabla50.B" style:family="table-column">
      <style:table-column-properties style:column-width="6.846cm"/>
    </style:style>
    <style:style style:name="Tabla50.C" style:family="table-column">
      <style:table-column-properties style:column-width="6.809cm"/>
    </style:style>
    <style:style style:name="Tabla50.1" style:family="table-row">
      <style:table-row-properties fo:keep-together="auto"/>
    </style:style>
    <style:style style:name="Tabla5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C2" style:family="table-cell">
      <style:table-cell-properties style:vertical-align="middle" fo:padding-left="0.191cm" fo:padding-right="0.191cm" fo:padding-top="0cm" fo:padding-bottom="0cm" fo:border="0.5pt solid #000000" style:writing-mode="lr-tb"/>
    </style:style>
    <style:style style:name="Tabla5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C3" style:family="table-cell">
      <style:table-cell-properties style:vertical-align="middle" fo:padding-left="0.191cm" fo:padding-right="0.191cm" fo:padding-top="0cm" fo:padding-bottom="0cm" fo:border="0.5pt solid #000000" style:writing-mode="lr-tb"/>
    </style:style>
    <style:style style:name="Tabla50.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0.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0.C4" style:family="table-cell">
      <style:table-cell-properties style:vertical-align="middle" fo:padding-left="0.191cm" fo:padding-right="0.191cm" fo:padding-top="0cm" fo:padding-bottom="0cm" fo:border="0.5pt solid #000000" style:writing-mode="lr-tb"/>
    </style:style>
    <style:style style:name="Tabla51" style:family="table">
      <style:table-properties style:width="16.039cm" fo:margin-left="0.411cm" table:align="left" style:writing-mode="lr-tb"/>
    </style:style>
    <style:style style:name="Tabla51.A" style:family="table-column">
      <style:table-column-properties style:column-width="3.759cm"/>
    </style:style>
    <style:style style:name="Tabla51.B" style:family="table-column">
      <style:table-column-properties style:column-width="12.28cm"/>
    </style:style>
    <style:style style:name="Tabla51.1" style:family="table-row">
      <style:table-row-properties fo:keep-together="auto"/>
    </style:style>
    <style:style style:name="Tabla5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5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1.B2" style:family="table-cell">
      <style:table-cell-properties style:vertical-align="middle" fo:padding-left="0.191cm" fo:padding-right="0.191cm" fo:padding-top="0cm" fo:padding-bottom="0cm" fo:border="0.5pt solid #000000" style:writing-mode="lr-tb"/>
    </style:style>
    <style:style style:name="Tabla51.B3" style:family="table-cell">
      <style:table-cell-properties style:vertical-align="middle" fo:padding-left="0.191cm" fo:padding-right="0.191cm" fo:padding-top="0cm" fo:padding-bottom="0cm" fo:border="0.5pt solid #000000" style:writing-mode="lr-tb"/>
    </style:style>
    <style:style style:name="Tabla51.B4" style:family="table-cell">
      <style:table-cell-properties style:vertical-align="middle" fo:padding-left="0.191cm" fo:padding-right="0.191cm" fo:padding-top="0cm" fo:padding-bottom="0cm" fo:border="0.5pt solid #000000" style:writing-mode="lr-tb"/>
    </style:style>
    <style:style style:name="Tabla51.5" style:family="table-row">
      <style:table-row-properties style:row-height="0.101cm" fo:keep-together="auto"/>
    </style:style>
    <style:style style:name="Tabla5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52" style:family="table">
      <style:table-properties style:width="16.039cm" fo:margin-left="0.411cm" table:align="left" style:writing-mode="lr-tb"/>
    </style:style>
    <style:style style:name="Tabla52.A" style:family="table-column">
      <style:table-column-properties style:column-width="2.383cm"/>
    </style:style>
    <style:style style:name="Tabla52.B" style:family="table-column">
      <style:table-column-properties style:column-width="6.876cm"/>
    </style:style>
    <style:style style:name="Tabla52.C" style:family="table-column">
      <style:table-column-properties style:column-width="6.78cm"/>
    </style:style>
    <style:style style:name="Tabla52.1" style:family="table-row">
      <style:table-row-properties fo:keep-together="auto"/>
    </style:style>
    <style:style style:name="Tabla5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2.C2" style:family="table-cell">
      <style:table-cell-properties style:vertical-align="middle" fo:padding-left="0.191cm" fo:padding-right="0.191cm" fo:padding-top="0cm" fo:padding-bottom="0cm" fo:border="0.5pt solid #000000" style:writing-mode="lr-tb"/>
    </style:style>
    <style:style style:name="Tabla5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2.C3" style:family="table-cell">
      <style:table-cell-properties style:vertical-align="middle" fo:padding-left="0.191cm" fo:padding-right="0.191cm" fo:padding-top="0cm" fo:padding-bottom="0cm" fo:border="0.5pt solid #000000" style:writing-mode="lr-tb"/>
    </style:style>
    <style:style style:name="Tabla53" style:family="table">
      <style:table-properties style:width="16.039cm" fo:margin-left="0.411cm" table:align="left" style:writing-mode="lr-tb"/>
    </style:style>
    <style:style style:name="Tabla53.A" style:family="table-column">
      <style:table-column-properties style:column-width="3.759cm"/>
    </style:style>
    <style:style style:name="Tabla53.B" style:family="table-column">
      <style:table-column-properties style:column-width="12.28cm"/>
    </style:style>
    <style:style style:name="Tabla53.1" style:family="table-row">
      <style:table-row-properties fo:keep-together="auto"/>
    </style:style>
    <style:style style:name="Tabla5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5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3.B2" style:family="table-cell">
      <style:table-cell-properties style:vertical-align="middle" fo:padding-left="0.191cm" fo:padding-right="0.191cm" fo:padding-top="0cm" fo:padding-bottom="0cm" fo:border="0.5pt solid #000000" style:writing-mode="lr-tb"/>
    </style:style>
    <style:style style:name="Tabla53.B3" style:family="table-cell">
      <style:table-cell-properties style:vertical-align="middle" fo:padding-left="0.191cm" fo:padding-right="0.191cm" fo:padding-top="0cm" fo:padding-bottom="0cm" fo:border="0.5pt solid #000000" style:writing-mode="lr-tb"/>
    </style:style>
    <style:style style:name="Tabla53.B4" style:family="table-cell">
      <style:table-cell-properties style:vertical-align="middle" fo:padding-left="0.191cm" fo:padding-right="0.191cm" fo:padding-top="0cm" fo:padding-bottom="0cm" fo:border="0.5pt solid #000000" style:writing-mode="lr-tb"/>
    </style:style>
    <style:style style:name="Tabla53.5" style:family="table-row">
      <style:table-row-properties style:row-height="0.101cm" fo:keep-together="auto"/>
    </style:style>
    <style:style style:name="Tabla5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54" style:family="table">
      <style:table-properties style:width="16.039cm" fo:margin-left="0.411cm" table:align="left" style:writing-mode="lr-tb"/>
    </style:style>
    <style:style style:name="Tabla54.A" style:family="table-column">
      <style:table-column-properties style:column-width="2.383cm"/>
    </style:style>
    <style:style style:name="Tabla54.B" style:family="table-column">
      <style:table-column-properties style:column-width="6.876cm"/>
    </style:style>
    <style:style style:name="Tabla54.C" style:family="table-column">
      <style:table-column-properties style:column-width="6.78cm"/>
    </style:style>
    <style:style style:name="Tabla54.1" style:family="table-row">
      <style:table-row-properties fo:keep-together="auto"/>
    </style:style>
    <style:style style:name="Tabla5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4.C2" style:family="table-cell">
      <style:table-cell-properties style:vertical-align="middle" fo:padding-left="0.191cm" fo:padding-right="0.191cm" fo:padding-top="0cm" fo:padding-bottom="0cm" fo:border="0.5pt solid #000000" style:writing-mode="lr-tb"/>
    </style:style>
    <style:style style:name="Tabla5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4.C3" style:family="table-cell">
      <style:table-cell-properties style:vertical-align="middle" fo:padding-left="0.191cm" fo:padding-right="0.191cm" fo:padding-top="0cm" fo:padding-bottom="0cm" fo:border="0.5pt solid #000000" style:writing-mode="lr-tb"/>
    </style:style>
    <style:style style:name="Tabla55" style:family="table">
      <style:table-properties style:width="16.039cm" fo:margin-left="0.411cm" table:align="left" style:writing-mode="lr-tb"/>
    </style:style>
    <style:style style:name="Tabla55.A" style:family="table-column">
      <style:table-column-properties style:column-width="3.759cm"/>
    </style:style>
    <style:style style:name="Tabla55.B" style:family="table-column">
      <style:table-column-properties style:column-width="12.28cm"/>
    </style:style>
    <style:style style:name="Tabla55.1" style:family="table-row">
      <style:table-row-properties fo:keep-together="auto"/>
    </style:style>
    <style:style style:name="Tabla5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5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5.B2" style:family="table-cell">
      <style:table-cell-properties style:vertical-align="middle" fo:padding-left="0.191cm" fo:padding-right="0.191cm" fo:padding-top="0cm" fo:padding-bottom="0cm" fo:border="0.5pt solid #000000" style:writing-mode="lr-tb"/>
    </style:style>
    <style:style style:name="Tabla55.B3" style:family="table-cell">
      <style:table-cell-properties style:vertical-align="middle" fo:padding-left="0.191cm" fo:padding-right="0.191cm" fo:padding-top="0cm" fo:padding-bottom="0cm" fo:border="0.5pt solid #000000" style:writing-mode="lr-tb"/>
    </style:style>
    <style:style style:name="Tabla55.B4" style:family="table-cell">
      <style:table-cell-properties style:vertical-align="middle" fo:padding-left="0.191cm" fo:padding-right="0.191cm" fo:padding-top="0cm" fo:padding-bottom="0cm" fo:border="0.5pt solid #000000" style:writing-mode="lr-tb"/>
    </style:style>
    <style:style style:name="Tabla55.5" style:family="table-row">
      <style:table-row-properties style:row-height="0.101cm" fo:keep-together="auto"/>
    </style:style>
    <style:style style:name="Tabla5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56" style:family="table">
      <style:table-properties style:width="16.039cm" fo:margin-left="0.411cm" table:align="left" style:writing-mode="lr-tb"/>
    </style:style>
    <style:style style:name="Tabla56.A" style:family="table-column">
      <style:table-column-properties style:column-width="2.383cm"/>
    </style:style>
    <style:style style:name="Tabla56.B" style:family="table-column">
      <style:table-column-properties style:column-width="6.876cm"/>
    </style:style>
    <style:style style:name="Tabla56.C" style:family="table-column">
      <style:table-column-properties style:column-width="6.78cm"/>
    </style:style>
    <style:style style:name="Tabla56.1" style:family="table-row">
      <style:table-row-properties fo:keep-together="auto"/>
    </style:style>
    <style:style style:name="Tabla5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6.C2" style:family="table-cell">
      <style:table-cell-properties style:vertical-align="middle" fo:padding-left="0.191cm" fo:padding-right="0.191cm" fo:padding-top="0cm" fo:padding-bottom="0cm" fo:border="0.5pt solid #000000" style:writing-mode="lr-tb"/>
    </style:style>
    <style:style style:name="Tabla5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6.C3" style:family="table-cell">
      <style:table-cell-properties style:vertical-align="middle" fo:padding-left="0.191cm" fo:padding-right="0.191cm" fo:padding-top="0cm" fo:padding-bottom="0cm" fo:border="0.5pt solid #000000" style:writing-mode="lr-tb"/>
    </style:style>
    <style:style style:name="Tabla57" style:family="table">
      <style:table-properties style:width="16.039cm" fo:margin-left="0.411cm" table:align="left" style:writing-mode="lr-tb"/>
    </style:style>
    <style:style style:name="Tabla57.A" style:family="table-column">
      <style:table-column-properties style:column-width="3.762cm"/>
    </style:style>
    <style:style style:name="Tabla57.B" style:family="table-column">
      <style:table-column-properties style:column-width="12.277cm"/>
    </style:style>
    <style:style style:name="Tabla57.1" style:family="table-row">
      <style:table-row-properties fo:keep-together="auto"/>
    </style:style>
    <style:style style:name="Tabla5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5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7.B2" style:family="table-cell">
      <style:table-cell-properties style:vertical-align="middle" fo:padding-left="0.191cm" fo:padding-right="0.191cm" fo:padding-top="0cm" fo:padding-bottom="0cm" fo:border="0.5pt solid #000000" style:writing-mode="lr-tb"/>
    </style:style>
    <style:style style:name="Tabla57.B3" style:family="table-cell">
      <style:table-cell-properties style:vertical-align="middle" fo:padding-left="0.191cm" fo:padding-right="0.191cm" fo:padding-top="0cm" fo:padding-bottom="0cm" fo:border="0.5pt solid #000000" style:writing-mode="lr-tb"/>
    </style:style>
    <style:style style:name="Tabla57.B4" style:family="table-cell">
      <style:table-cell-properties style:vertical-align="middle" fo:padding-left="0.191cm" fo:padding-right="0.191cm" fo:padding-top="0cm" fo:padding-bottom="0cm" fo:border="0.5pt solid #000000" style:writing-mode="lr-tb"/>
    </style:style>
    <style:style style:name="Tabla57.5" style:family="table-row">
      <style:table-row-properties style:row-height="0.101cm" fo:keep-together="auto"/>
    </style:style>
    <style:style style:name="Tabla5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58" style:family="table">
      <style:table-properties style:width="16.039cm" fo:margin-left="0.411cm" table:align="left" style:writing-mode="lr-tb"/>
    </style:style>
    <style:style style:name="Tabla58.A" style:family="table-column">
      <style:table-column-properties style:column-width="2.379cm"/>
    </style:style>
    <style:style style:name="Tabla58.B" style:family="table-column">
      <style:table-column-properties style:column-width="6.786cm"/>
    </style:style>
    <style:style style:name="Tabla58.C" style:family="table-column">
      <style:table-column-properties style:column-width="6.874cm"/>
    </style:style>
    <style:style style:name="Tabla58.1" style:family="table-row">
      <style:table-row-properties fo:keep-together="auto"/>
    </style:style>
    <style:style style:name="Tabla5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5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8.C2" style:family="table-cell">
      <style:table-cell-properties style:vertical-align="middle" fo:padding-left="0.191cm" fo:padding-right="0.191cm" fo:padding-top="0cm" fo:padding-bottom="0cm" fo:border="0.5pt solid #000000" style:writing-mode="lr-tb"/>
    </style:style>
    <style:style style:name="Tabla5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8.C3" style:family="table-cell">
      <style:table-cell-properties style:vertical-align="middle" fo:padding-left="0.191cm" fo:padding-right="0.191cm" fo:padding-top="0cm" fo:padding-bottom="0cm" fo:border="0.5pt solid #000000" style:writing-mode="lr-tb"/>
    </style:style>
    <style:style style:name="Tabla58.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58.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8.C4" style:family="table-cell">
      <style:table-cell-properties style:vertical-align="middle" fo:padding-left="0.191cm" fo:padding-right="0.191cm" fo:padding-top="0cm" fo:padding-bottom="0cm" fo:border="0.5pt solid #000000" style:writing-mode="lr-tb"/>
    </style:style>
    <style:style style:name="Tabla59" style:family="table">
      <style:table-properties style:width="16.039cm" fo:margin-left="0.411cm" table:align="left" style:writing-mode="lr-tb"/>
    </style:style>
    <style:style style:name="Tabla59.A" style:family="table-column">
      <style:table-column-properties style:column-width="3.775cm"/>
    </style:style>
    <style:style style:name="Tabla59.B" style:family="table-column">
      <style:table-column-properties style:column-width="12.264cm"/>
    </style:style>
    <style:style style:name="Tabla59.1" style:family="table-row">
      <style:table-row-properties fo:keep-together="auto"/>
    </style:style>
    <style:style style:name="Tabla5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5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59.B2" style:family="table-cell">
      <style:table-cell-properties style:vertical-align="middle" fo:padding-left="0.191cm" fo:padding-right="0.191cm" fo:padding-top="0cm" fo:padding-bottom="0cm" fo:border="0.5pt solid #000000" style:writing-mode="lr-tb"/>
    </style:style>
    <style:style style:name="Tabla59.B3" style:family="table-cell">
      <style:table-cell-properties style:vertical-align="middle" fo:padding-left="0.191cm" fo:padding-right="0.191cm" fo:padding-top="0cm" fo:padding-bottom="0cm" fo:border="0.5pt solid #000000" style:writing-mode="lr-tb"/>
    </style:style>
    <style:style style:name="Tabla59.B4" style:family="table-cell">
      <style:table-cell-properties style:vertical-align="middle" fo:padding-left="0.191cm" fo:padding-right="0.191cm" fo:padding-top="0cm" fo:padding-bottom="0cm" fo:border="0.5pt solid #000000" style:writing-mode="lr-tb"/>
    </style:style>
    <style:style style:name="Tabla59.5" style:family="table-row">
      <style:table-row-properties style:row-height="0.101cm" fo:keep-together="auto"/>
    </style:style>
    <style:style style:name="Tabla5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0" style:family="table">
      <style:table-properties style:width="16.039cm" fo:margin-left="0.411cm" table:align="left" style:writing-mode="lr-tb"/>
    </style:style>
    <style:style style:name="Tabla60.A" style:family="table-column">
      <style:table-column-properties style:column-width="2.369cm"/>
    </style:style>
    <style:style style:name="Tabla60.B" style:family="table-column">
      <style:table-column-properties style:column-width="6.8cm"/>
    </style:style>
    <style:style style:name="Tabla60.C" style:family="table-column">
      <style:table-column-properties style:column-width="6.87cm"/>
    </style:style>
    <style:style style:name="Tabla60.1" style:family="table-row">
      <style:table-row-properties fo:keep-together="auto"/>
    </style:style>
    <style:style style:name="Tabla6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0.C2" style:family="table-cell">
      <style:table-cell-properties style:vertical-align="middle" fo:padding-left="0.191cm" fo:padding-right="0.191cm" fo:padding-top="0cm" fo:padding-bottom="0cm" fo:border="0.5pt solid #000000" style:writing-mode="lr-tb"/>
    </style:style>
    <style:style style:name="Tabla6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0.C3" style:family="table-cell">
      <style:table-cell-properties style:vertical-align="middle" fo:padding-left="0.191cm" fo:padding-right="0.191cm" fo:padding-top="0cm" fo:padding-bottom="0cm" fo:border="0.5pt solid #000000" style:writing-mode="lr-tb"/>
    </style:style>
    <style:style style:name="Tabla61" style:family="table">
      <style:table-properties style:width="16.039cm" fo:margin-left="0.411cm" table:align="left" style:writing-mode="lr-tb"/>
    </style:style>
    <style:style style:name="Tabla61.A" style:family="table-column">
      <style:table-column-properties style:column-width="3.775cm"/>
    </style:style>
    <style:style style:name="Tabla61.B" style:family="table-column">
      <style:table-column-properties style:column-width="12.264cm"/>
    </style:style>
    <style:style style:name="Tabla61.1" style:family="table-row">
      <style:table-row-properties fo:keep-together="auto"/>
    </style:style>
    <style:style style:name="Tabla6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1.B2" style:family="table-cell">
      <style:table-cell-properties style:vertical-align="middle" fo:padding-left="0.191cm" fo:padding-right="0.191cm" fo:padding-top="0cm" fo:padding-bottom="0cm" fo:border="0.5pt solid #000000" style:writing-mode="lr-tb"/>
    </style:style>
    <style:style style:name="Tabla61.B3" style:family="table-cell">
      <style:table-cell-properties style:vertical-align="middle" fo:padding-left="0.191cm" fo:padding-right="0.191cm" fo:padding-top="0cm" fo:padding-bottom="0cm" fo:border="0.5pt solid #000000" style:writing-mode="lr-tb"/>
    </style:style>
    <style:style style:name="Tabla61.B4" style:family="table-cell">
      <style:table-cell-properties style:vertical-align="middle" fo:padding-left="0.191cm" fo:padding-right="0.191cm" fo:padding-top="0cm" fo:padding-bottom="0cm" fo:border="0.5pt solid #000000" style:writing-mode="lr-tb"/>
    </style:style>
    <style:style style:name="Tabla61.5" style:family="table-row">
      <style:table-row-properties style:row-height="0.101cm" fo:keep-together="auto"/>
    </style:style>
    <style:style style:name="Tabla6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2" style:family="table">
      <style:table-properties style:width="16.039cm" fo:margin-left="0.411cm" table:align="left" style:writing-mode="lr-tb"/>
    </style:style>
    <style:style style:name="Tabla62.A" style:family="table-column">
      <style:table-column-properties style:column-width="2.369cm"/>
    </style:style>
    <style:style style:name="Tabla62.B" style:family="table-column">
      <style:table-column-properties style:column-width="6.8cm"/>
    </style:style>
    <style:style style:name="Tabla62.C" style:family="table-column">
      <style:table-column-properties style:column-width="6.87cm"/>
    </style:style>
    <style:style style:name="Tabla62.1" style:family="table-row">
      <style:table-row-properties fo:keep-together="auto"/>
    </style:style>
    <style:style style:name="Tabla6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2.C2" style:family="table-cell">
      <style:table-cell-properties style:vertical-align="middle" fo:padding-left="0.191cm" fo:padding-right="0.191cm" fo:padding-top="0cm" fo:padding-bottom="0cm" fo:border="0.5pt solid #000000" style:writing-mode="lr-tb"/>
    </style:style>
    <style:style style:name="Tabla6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2.C3" style:family="table-cell">
      <style:table-cell-properties style:vertical-align="middle" fo:padding-left="0.191cm" fo:padding-right="0.191cm" fo:padding-top="0cm" fo:padding-bottom="0cm" fo:border="0.5pt solid #000000" style:writing-mode="lr-tb"/>
    </style:style>
    <style:style style:name="Tabla63" style:family="table">
      <style:table-properties style:width="16.039cm" fo:margin-left="0.411cm" table:align="left" style:writing-mode="lr-tb"/>
    </style:style>
    <style:style style:name="Tabla63.A" style:family="table-column">
      <style:table-column-properties style:column-width="3.759cm"/>
    </style:style>
    <style:style style:name="Tabla63.B" style:family="table-column">
      <style:table-column-properties style:column-width="12.28cm"/>
    </style:style>
    <style:style style:name="Tabla63.1" style:family="table-row">
      <style:table-row-properties fo:keep-together="auto"/>
    </style:style>
    <style:style style:name="Tabla6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3.B2" style:family="table-cell">
      <style:table-cell-properties style:vertical-align="middle" fo:padding-left="0.191cm" fo:padding-right="0.191cm" fo:padding-top="0cm" fo:padding-bottom="0cm" fo:border="0.5pt solid #000000" style:writing-mode="lr-tb"/>
    </style:style>
    <style:style style:name="Tabla63.B3" style:family="table-cell">
      <style:table-cell-properties style:vertical-align="middle" fo:padding-left="0.191cm" fo:padding-right="0.191cm" fo:padding-top="0cm" fo:padding-bottom="0cm" fo:border="0.5pt solid #000000" style:writing-mode="lr-tb"/>
    </style:style>
    <style:style style:name="Tabla63.B4" style:family="table-cell">
      <style:table-cell-properties style:vertical-align="middle" fo:padding-left="0.191cm" fo:padding-right="0.191cm" fo:padding-top="0cm" fo:padding-bottom="0cm" fo:border="0.5pt solid #000000" style:writing-mode="lr-tb"/>
    </style:style>
    <style:style style:name="Tabla63.5" style:family="table-row">
      <style:table-row-properties style:row-height="0.101cm" fo:keep-together="auto"/>
    </style:style>
    <style:style style:name="Tabla6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4" style:family="table">
      <style:table-properties style:width="16.039cm" fo:margin-left="0.411cm" table:align="left" style:writing-mode="lr-tb"/>
    </style:style>
    <style:style style:name="Tabla64.A" style:family="table-column">
      <style:table-column-properties style:column-width="2.376cm"/>
    </style:style>
    <style:style style:name="Tabla64.B" style:family="table-column">
      <style:table-column-properties style:column-width="6.84cm"/>
    </style:style>
    <style:style style:name="Tabla64.C" style:family="table-column">
      <style:table-column-properties style:column-width="6.823cm"/>
    </style:style>
    <style:style style:name="Tabla64.1" style:family="table-row">
      <style:table-row-properties fo:keep-together="auto"/>
    </style:style>
    <style:style style:name="Tabla6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2" style:family="table-cell">
      <style:table-cell-properties style:vertical-align="middle" fo:padding-left="0.191cm" fo:padding-right="0.191cm" fo:padding-top="0cm" fo:padding-bottom="0cm" fo:border="0.5pt solid #000000" style:writing-mode="lr-tb"/>
    </style:style>
    <style:style style:name="Tabla6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3" style:family="table-cell">
      <style:table-cell-properties style:vertical-align="middle" fo:padding-left="0.191cm" fo:padding-right="0.191cm" fo:padding-top="0cm" fo:padding-bottom="0cm" fo:border="0.5pt solid #000000" style:writing-mode="lr-tb"/>
    </style:style>
    <style:style style:name="Tabla64.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4" style:family="table-cell">
      <style:table-cell-properties style:vertical-align="middle" fo:padding-left="0.191cm" fo:padding-right="0.191cm" fo:padding-top="0cm" fo:padding-bottom="0cm" fo:border="0.5pt solid #000000" style:writing-mode="lr-tb"/>
    </style:style>
    <style:style style:name="Tabla64.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5" style:family="table-cell">
      <style:table-cell-properties style:vertical-align="middle" fo:padding-left="0.191cm" fo:padding-right="0.191cm" fo:padding-top="0cm" fo:padding-bottom="0cm" fo:border="0.5pt solid #000000" style:writing-mode="lr-tb"/>
    </style:style>
    <style:style style:name="Tabla64.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6" style:family="table-cell">
      <style:table-cell-properties style:vertical-align="middle" fo:padding-left="0.191cm" fo:padding-right="0.191cm" fo:padding-top="0cm" fo:padding-bottom="0cm" fo:border="0.5pt solid #000000" style:writing-mode="lr-tb"/>
    </style:style>
    <style:style style:name="Tabla64.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7" style:family="table-cell">
      <style:table-cell-properties style:vertical-align="middle" fo:padding-left="0.191cm" fo:padding-right="0.191cm" fo:padding-top="0cm" fo:padding-bottom="0cm" fo:border="0.5pt solid #000000" style:writing-mode="lr-tb"/>
    </style:style>
    <style:style style:name="Tabla64.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8" style:family="table-cell">
      <style:table-cell-properties style:vertical-align="middle" fo:padding-left="0.191cm" fo:padding-right="0.191cm" fo:padding-top="0cm" fo:padding-bottom="0cm" fo:border="0.5pt solid #000000" style:writing-mode="lr-tb"/>
    </style:style>
    <style:style style:name="Tabla64.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9" style:family="table-cell">
      <style:table-cell-properties style:vertical-align="middle" fo:padding-left="0.191cm" fo:padding-right="0.191cm" fo:padding-top="0cm" fo:padding-bottom="0cm" fo:border="0.5pt solid #000000" style:writing-mode="lr-tb"/>
    </style:style>
    <style:style style:name="Tabla64.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10" style:family="table-cell">
      <style:table-cell-properties style:vertical-align="middle" fo:padding-left="0.191cm" fo:padding-right="0.191cm" fo:padding-top="0cm" fo:padding-bottom="0cm" fo:border="0.5pt solid #000000" style:writing-mode="lr-tb"/>
    </style:style>
    <style:style style:name="Tabla64.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11" style:family="table-cell">
      <style:table-cell-properties style:vertical-align="middle" fo:padding-left="0.191cm" fo:padding-right="0.191cm" fo:padding-top="0cm" fo:padding-bottom="0cm" fo:border="0.5pt solid #000000" style:writing-mode="lr-tb"/>
    </style:style>
    <style:style style:name="Tabla64.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4.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4.C12" style:family="table-cell">
      <style:table-cell-properties style:vertical-align="middle" fo:padding-left="0.191cm" fo:padding-right="0.191cm" fo:padding-top="0cm" fo:padding-bottom="0cm" fo:border="0.5pt solid #000000" style:writing-mode="lr-tb"/>
    </style:style>
    <style:style style:name="Tabla65" style:family="table">
      <style:table-properties style:width="16.039cm" fo:margin-left="0.411cm" table:align="left" style:writing-mode="lr-tb"/>
    </style:style>
    <style:style style:name="Tabla65.A" style:family="table-column">
      <style:table-column-properties style:column-width="3.761cm"/>
    </style:style>
    <style:style style:name="Tabla65.B" style:family="table-column">
      <style:table-column-properties style:column-width="12.278cm"/>
    </style:style>
    <style:style style:name="Tabla65.1" style:family="table-row">
      <style:table-row-properties fo:keep-together="auto"/>
    </style:style>
    <style:style style:name="Tabla6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5.B2" style:family="table-cell">
      <style:table-cell-properties style:vertical-align="middle" fo:padding-left="0.191cm" fo:padding-right="0.191cm" fo:padding-top="0cm" fo:padding-bottom="0cm" fo:border="0.5pt solid #000000" style:writing-mode="lr-tb"/>
    </style:style>
    <style:style style:name="Tabla65.B3" style:family="table-cell">
      <style:table-cell-properties style:vertical-align="middle" fo:padding-left="0.191cm" fo:padding-right="0.191cm" fo:padding-top="0cm" fo:padding-bottom="0cm" fo:border="0.5pt solid #000000" style:writing-mode="lr-tb"/>
    </style:style>
    <style:style style:name="Tabla65.B4" style:family="table-cell">
      <style:table-cell-properties style:vertical-align="middle" fo:padding-left="0.191cm" fo:padding-right="0.191cm" fo:padding-top="0cm" fo:padding-bottom="0cm" fo:border="0.5pt solid #000000" style:writing-mode="lr-tb"/>
    </style:style>
    <style:style style:name="Tabla65.5" style:family="table-row">
      <style:table-row-properties style:row-height="0.101cm" fo:keep-together="auto"/>
    </style:style>
    <style:style style:name="Tabla6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6" style:family="table">
      <style:table-properties style:width="16.039cm" fo:margin-left="0.411cm" table:align="left" style:writing-mode="lr-tb"/>
    </style:style>
    <style:style style:name="Tabla66.A" style:family="table-column">
      <style:table-column-properties style:column-width="2.374cm"/>
    </style:style>
    <style:style style:name="Tabla66.B" style:family="table-column">
      <style:table-column-properties style:column-width="6.835cm"/>
    </style:style>
    <style:style style:name="Tabla66.C" style:family="table-column">
      <style:table-column-properties style:column-width="6.83cm"/>
    </style:style>
    <style:style style:name="Tabla66.1" style:family="table-row">
      <style:table-row-properties fo:keep-together="auto"/>
    </style:style>
    <style:style style:name="Tabla6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6.C2" style:family="table-cell">
      <style:table-cell-properties style:vertical-align="middle" fo:padding-left="0.191cm" fo:padding-right="0.191cm" fo:padding-top="0cm" fo:padding-bottom="0cm" fo:border="0.5pt solid #000000" style:writing-mode="lr-tb"/>
    </style:style>
    <style:style style:name="Tabla66.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6.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6.C3" style:family="table-cell">
      <style:table-cell-properties style:vertical-align="middle" fo:padding-left="0.191cm" fo:padding-right="0.191cm" fo:padding-top="0cm" fo:padding-bottom="0cm" fo:border="0.5pt solid #000000" style:writing-mode="lr-tb"/>
    </style:style>
    <style:style style:name="Tabla67" style:family="table">
      <style:table-properties style:width="16.039cm" fo:margin-left="0.411cm" table:align="left" style:writing-mode="lr-tb"/>
    </style:style>
    <style:style style:name="Tabla67.A" style:family="table-column">
      <style:table-column-properties style:column-width="3.762cm"/>
    </style:style>
    <style:style style:name="Tabla67.B" style:family="table-column">
      <style:table-column-properties style:column-width="12.277cm"/>
    </style:style>
    <style:style style:name="Tabla67.1" style:family="table-row">
      <style:table-row-properties fo:keep-together="auto"/>
    </style:style>
    <style:style style:name="Tabla6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7.B2" style:family="table-cell">
      <style:table-cell-properties style:vertical-align="middle" fo:padding-left="0.191cm" fo:padding-right="0.191cm" fo:padding-top="0cm" fo:padding-bottom="0cm" fo:border="0.5pt solid #000000" style:writing-mode="lr-tb"/>
    </style:style>
    <style:style style:name="Tabla67.B3" style:family="table-cell">
      <style:table-cell-properties style:vertical-align="middle" fo:padding-left="0.191cm" fo:padding-right="0.191cm" fo:padding-top="0cm" fo:padding-bottom="0cm" fo:border="0.5pt solid #000000" style:writing-mode="lr-tb"/>
    </style:style>
    <style:style style:name="Tabla67.B4" style:family="table-cell">
      <style:table-cell-properties style:vertical-align="middle" fo:padding-left="0.191cm" fo:padding-right="0.191cm" fo:padding-top="0cm" fo:padding-bottom="0cm" fo:border="0.5pt solid #000000" style:writing-mode="lr-tb"/>
    </style:style>
    <style:style style:name="Tabla67.5" style:family="table-row">
      <style:table-row-properties style:row-height="0.101cm" fo:keep-together="auto"/>
    </style:style>
    <style:style style:name="Tabla6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68" style:family="table">
      <style:table-properties style:width="16.039cm" fo:margin-left="0.411cm" table:align="left" style:writing-mode="lr-tb"/>
    </style:style>
    <style:style style:name="Tabla68.A" style:family="table-column">
      <style:table-column-properties style:column-width="2.365cm"/>
    </style:style>
    <style:style style:name="Tabla68.B" style:family="table-column">
      <style:table-column-properties style:column-width="6.832cm"/>
    </style:style>
    <style:style style:name="Tabla68.C" style:family="table-column">
      <style:table-column-properties style:column-width="6.842cm"/>
    </style:style>
    <style:style style:name="Tabla68.1" style:family="table-row">
      <style:table-row-properties fo:keep-together="auto"/>
    </style:style>
    <style:style style:name="Tabla6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6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2" style:family="table-cell">
      <style:table-cell-properties style:vertical-align="middle" fo:padding-left="0.191cm" fo:padding-right="0.191cm" fo:padding-top="0cm" fo:padding-bottom="0cm" fo:border="0.5pt solid #000000" style:writing-mode="lr-tb"/>
    </style:style>
    <style:style style:name="Tabla6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3" style:family="table-cell">
      <style:table-cell-properties style:vertical-align="middle" fo:padding-left="0.191cm" fo:padding-right="0.191cm" fo:padding-top="0cm" fo:padding-bottom="0cm" fo:border="0.5pt solid #000000" style:writing-mode="lr-tb"/>
    </style:style>
    <style:style style:name="Tabla68.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4" style:family="table-cell">
      <style:table-cell-properties style:vertical-align="middle" fo:padding-left="0.191cm" fo:padding-right="0.191cm" fo:padding-top="0cm" fo:padding-bottom="0cm" fo:border="0.5pt solid #000000" style:writing-mode="lr-tb"/>
    </style:style>
    <style:style style:name="Tabla68.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5" style:family="table-cell">
      <style:table-cell-properties style:vertical-align="middle" fo:padding-left="0.191cm" fo:padding-right="0.191cm" fo:padding-top="0cm" fo:padding-bottom="0cm" fo:border="0.5pt solid #000000" style:writing-mode="lr-tb"/>
    </style:style>
    <style:style style:name="Tabla68.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6" style:family="table-cell">
      <style:table-cell-properties style:vertical-align="middle" fo:padding-left="0.191cm" fo:padding-right="0.191cm" fo:padding-top="0cm" fo:padding-bottom="0cm" fo:border="0.5pt solid #000000" style:writing-mode="lr-tb"/>
    </style:style>
    <style:style style:name="Tabla68.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7" style:family="table-cell">
      <style:table-cell-properties style:vertical-align="middle" fo:padding-left="0.191cm" fo:padding-right="0.191cm" fo:padding-top="0cm" fo:padding-bottom="0cm" fo:border="0.5pt solid #000000" style:writing-mode="lr-tb"/>
    </style:style>
    <style:style style:name="Tabla68.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8" style:family="table-cell">
      <style:table-cell-properties style:vertical-align="middle" fo:padding-left="0.191cm" fo:padding-right="0.191cm" fo:padding-top="0cm" fo:padding-bottom="0cm" fo:border="0.5pt solid #000000" style:writing-mode="lr-tb"/>
    </style:style>
    <style:style style:name="Tabla68.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9" style:family="table-cell">
      <style:table-cell-properties style:vertical-align="middle" fo:padding-left="0.191cm" fo:padding-right="0.191cm" fo:padding-top="0cm" fo:padding-bottom="0cm" fo:border="0.5pt solid #000000" style:writing-mode="lr-tb"/>
    </style:style>
    <style:style style:name="Tabla68.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10" style:family="table-cell">
      <style:table-cell-properties style:vertical-align="middle" fo:padding-left="0.191cm" fo:padding-right="0.191cm" fo:padding-top="0cm" fo:padding-bottom="0cm" fo:border="0.5pt solid #000000" style:writing-mode="lr-tb"/>
    </style:style>
    <style:style style:name="Tabla68.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11" style:family="table-cell">
      <style:table-cell-properties style:vertical-align="middle" fo:padding-left="0.191cm" fo:padding-right="0.191cm" fo:padding-top="0cm" fo:padding-bottom="0cm" fo:border="0.5pt solid #000000" style:writing-mode="lr-tb"/>
    </style:style>
    <style:style style:name="Tabla68.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12" style:family="table-cell">
      <style:table-cell-properties style:vertical-align="middle" fo:padding-left="0.191cm" fo:padding-right="0.191cm" fo:padding-top="0cm" fo:padding-bottom="0cm" fo:border="0.5pt solid #000000" style:writing-mode="lr-tb"/>
    </style:style>
    <style:style style:name="Tabla68.A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68.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8.C13" style:family="table-cell">
      <style:table-cell-properties style:vertical-align="middle" fo:padding-left="0.191cm" fo:padding-right="0.191cm" fo:padding-top="0cm" fo:padding-bottom="0cm" fo:border="0.5pt solid #000000" style:writing-mode="lr-tb"/>
    </style:style>
    <style:style style:name="Tabla69" style:family="table">
      <style:table-properties style:width="16.039cm" fo:margin-left="0.411cm" table:align="left" style:writing-mode="lr-tb"/>
    </style:style>
    <style:style style:name="Tabla69.A" style:family="table-column">
      <style:table-column-properties style:column-width="3.762cm"/>
    </style:style>
    <style:style style:name="Tabla69.B" style:family="table-column">
      <style:table-column-properties style:column-width="12.277cm"/>
    </style:style>
    <style:style style:name="Tabla69.1" style:family="table-row">
      <style:table-row-properties fo:keep-together="auto"/>
    </style:style>
    <style:style style:name="Tabla6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6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69.B2" style:family="table-cell">
      <style:table-cell-properties style:vertical-align="middle" fo:padding-left="0.191cm" fo:padding-right="0.191cm" fo:padding-top="0cm" fo:padding-bottom="0cm" fo:border="0.5pt solid #000000" style:writing-mode="lr-tb"/>
    </style:style>
    <style:style style:name="Tabla69.B3" style:family="table-cell">
      <style:table-cell-properties style:vertical-align="middle" fo:padding-left="0.191cm" fo:padding-right="0.191cm" fo:padding-top="0cm" fo:padding-bottom="0cm" fo:border="0.5pt solid #000000" style:writing-mode="lr-tb"/>
    </style:style>
    <style:style style:name="Tabla69.B4" style:family="table-cell">
      <style:table-cell-properties style:vertical-align="middle" fo:padding-left="0.191cm" fo:padding-right="0.191cm" fo:padding-top="0cm" fo:padding-bottom="0cm" fo:border="0.5pt solid #000000" style:writing-mode="lr-tb"/>
    </style:style>
    <style:style style:name="Tabla69.5" style:family="table-row">
      <style:table-row-properties style:row-height="0.101cm" fo:keep-together="auto"/>
    </style:style>
    <style:style style:name="Tabla6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0" style:family="table">
      <style:table-properties style:width="16.039cm" fo:margin-left="0.411cm" table:align="left" style:writing-mode="lr-tb"/>
    </style:style>
    <style:style style:name="Tabla70.A" style:family="table-column">
      <style:table-column-properties style:column-width="2.364cm"/>
    </style:style>
    <style:style style:name="Tabla70.B" style:family="table-column">
      <style:table-column-properties style:column-width="6.911cm"/>
    </style:style>
    <style:style style:name="Tabla70.C" style:family="table-column">
      <style:table-column-properties style:column-width="6.765cm"/>
    </style:style>
    <style:style style:name="Tabla70.1" style:family="table-row">
      <style:table-row-properties fo:keep-together="auto"/>
    </style:style>
    <style:style style:name="Tabla7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2" style:family="table-cell">
      <style:table-cell-properties style:vertical-align="middle" fo:padding-left="0.191cm" fo:padding-right="0.191cm" fo:padding-top="0cm" fo:padding-bottom="0cm" fo:border="0.5pt solid #000000" style:writing-mode="lr-tb"/>
    </style:style>
    <style:style style:name="Tabla7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3" style:family="table-cell">
      <style:table-cell-properties style:vertical-align="middle" fo:padding-left="0.191cm" fo:padding-right="0.191cm" fo:padding-top="0cm" fo:padding-bottom="0cm" fo:border="0.5pt solid #000000" style:writing-mode="lr-tb"/>
    </style:style>
    <style:style style:name="Tabla70.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4" style:family="table-cell">
      <style:table-cell-properties style:vertical-align="middle" fo:padding-left="0.191cm" fo:padding-right="0.191cm" fo:padding-top="0cm" fo:padding-bottom="0cm" fo:border="0.5pt solid #000000" style:writing-mode="lr-tb"/>
    </style:style>
    <style:style style:name="Tabla70.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5" style:family="table-cell">
      <style:table-cell-properties style:vertical-align="middle" fo:padding-left="0.191cm" fo:padding-right="0.191cm" fo:padding-top="0cm" fo:padding-bottom="0cm" fo:border="0.5pt solid #000000" style:writing-mode="lr-tb"/>
    </style:style>
    <style:style style:name="Tabla70.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6" style:family="table-cell">
      <style:table-cell-properties style:vertical-align="middle" fo:padding-left="0.191cm" fo:padding-right="0.191cm" fo:padding-top="0cm" fo:padding-bottom="0cm" fo:border="0.5pt solid #000000" style:writing-mode="lr-tb"/>
    </style:style>
    <style:style style:name="Tabla70.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7" style:family="table-cell">
      <style:table-cell-properties style:vertical-align="middle" fo:padding-left="0.191cm" fo:padding-right="0.191cm" fo:padding-top="0cm" fo:padding-bottom="0cm" fo:border="0.5pt solid #000000" style:writing-mode="lr-tb"/>
    </style:style>
    <style:style style:name="Tabla70.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0.C8" style:family="table-cell">
      <style:table-cell-properties style:vertical-align="middle" fo:padding-left="0.191cm" fo:padding-right="0.191cm" fo:padding-top="0cm" fo:padding-bottom="0cm" fo:border="0.5pt solid #000000" style:writing-mode="lr-tb"/>
    </style:style>
    <style:style style:name="Tabla71" style:family="table">
      <style:table-properties style:width="16.039cm" fo:margin-left="0.411cm" table:align="left" style:writing-mode="lr-tb"/>
    </style:style>
    <style:style style:name="Tabla71.A" style:family="table-column">
      <style:table-column-properties style:column-width="3.768cm"/>
    </style:style>
    <style:style style:name="Tabla71.B" style:family="table-column">
      <style:table-column-properties style:column-width="12.271cm"/>
    </style:style>
    <style:style style:name="Tabla71.1" style:family="table-row">
      <style:table-row-properties fo:keep-together="auto"/>
    </style:style>
    <style:style style:name="Tabla7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1.B2" style:family="table-cell">
      <style:table-cell-properties style:vertical-align="middle" fo:padding-left="0.191cm" fo:padding-right="0.191cm" fo:padding-top="0cm" fo:padding-bottom="0cm" fo:border="0.5pt solid #000000" style:writing-mode="lr-tb"/>
    </style:style>
    <style:style style:name="Tabla71.B3" style:family="table-cell">
      <style:table-cell-properties style:vertical-align="middle" fo:padding-left="0.191cm" fo:padding-right="0.191cm" fo:padding-top="0cm" fo:padding-bottom="0cm" fo:border="0.5pt solid #000000" style:writing-mode="lr-tb"/>
    </style:style>
    <style:style style:name="Tabla71.B4" style:family="table-cell">
      <style:table-cell-properties style:vertical-align="middle" fo:padding-left="0.191cm" fo:padding-right="0.191cm" fo:padding-top="0cm" fo:padding-bottom="0cm" fo:border="0.5pt solid #000000" style:writing-mode="lr-tb"/>
    </style:style>
    <style:style style:name="Tabla71.5" style:family="table-row">
      <style:table-row-properties style:row-height="0.101cm" fo:keep-together="auto"/>
    </style:style>
    <style:style style:name="Tabla7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2" style:family="table">
      <style:table-properties style:width="16.039cm" fo:margin-left="0.411cm" table:align="left" style:writing-mode="lr-tb"/>
    </style:style>
    <style:style style:name="Tabla72.A" style:family="table-column">
      <style:table-column-properties style:column-width="2.378cm"/>
    </style:style>
    <style:style style:name="Tabla72.B" style:family="table-column">
      <style:table-column-properties style:column-width="6.817cm"/>
    </style:style>
    <style:style style:name="Tabla72.C" style:family="table-column">
      <style:table-column-properties style:column-width="6.844cm"/>
    </style:style>
    <style:style style:name="Tabla72.1" style:family="table-row">
      <style:table-row-properties fo:keep-together="auto"/>
    </style:style>
    <style:style style:name="Tabla7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2.C2" style:family="table-cell">
      <style:table-cell-properties style:vertical-align="middle" fo:padding-left="0.191cm" fo:padding-right="0.191cm" fo:padding-top="0cm" fo:padding-bottom="0cm" fo:border="0.5pt solid #000000" style:writing-mode="lr-tb"/>
    </style:style>
    <style:style style:name="Tabla7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2.C3" style:family="table-cell">
      <style:table-cell-properties style:vertical-align="middle" fo:padding-left="0.191cm" fo:padding-right="0.191cm" fo:padding-top="0cm" fo:padding-bottom="0cm" fo:border="0.5pt solid #000000" style:writing-mode="lr-tb"/>
    </style:style>
    <style:style style:name="Tabla73" style:family="table">
      <style:table-properties style:width="16.039cm" fo:margin-left="0.411cm" table:align="left" style:writing-mode="lr-tb"/>
    </style:style>
    <style:style style:name="Tabla73.A" style:family="table-column">
      <style:table-column-properties style:column-width="3.757cm"/>
    </style:style>
    <style:style style:name="Tabla73.B" style:family="table-column">
      <style:table-column-properties style:column-width="12.282cm"/>
    </style:style>
    <style:style style:name="Tabla73.1" style:family="table-row">
      <style:table-row-properties fo:keep-together="auto"/>
    </style:style>
    <style:style style:name="Tabla7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3.B2" style:family="table-cell">
      <style:table-cell-properties style:vertical-align="middle" fo:padding-left="0.191cm" fo:padding-right="0.191cm" fo:padding-top="0cm" fo:padding-bottom="0cm" fo:border="0.5pt solid #000000" style:writing-mode="lr-tb"/>
    </style:style>
    <style:style style:name="Tabla73.B3" style:family="table-cell">
      <style:table-cell-properties style:vertical-align="middle" fo:padding-left="0.191cm" fo:padding-right="0.191cm" fo:padding-top="0cm" fo:padding-bottom="0cm" fo:border="0.5pt solid #000000" style:writing-mode="lr-tb"/>
    </style:style>
    <style:style style:name="Tabla73.B4" style:family="table-cell">
      <style:table-cell-properties style:vertical-align="middle" fo:padding-left="0.191cm" fo:padding-right="0.191cm" fo:padding-top="0cm" fo:padding-bottom="0cm" fo:border="0.5pt solid #000000" style:writing-mode="lr-tb"/>
    </style:style>
    <style:style style:name="Tabla73.5" style:family="table-row">
      <style:table-row-properties style:row-height="0.101cm" fo:keep-together="auto"/>
    </style:style>
    <style:style style:name="Tabla7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4" style:family="table">
      <style:table-properties style:width="16.039cm" fo:margin-left="0.411cm" table:align="left" style:writing-mode="lr-tb"/>
    </style:style>
    <style:style style:name="Tabla74.A" style:family="table-column">
      <style:table-column-properties style:column-width="2.378cm"/>
    </style:style>
    <style:style style:name="Tabla74.B" style:family="table-column">
      <style:table-column-properties style:column-width="6.832cm"/>
    </style:style>
    <style:style style:name="Tabla74.C" style:family="table-column">
      <style:table-column-properties style:column-width="6.83cm"/>
    </style:style>
    <style:style style:name="Tabla74.1" style:family="table-row">
      <style:table-row-properties fo:keep-together="auto"/>
    </style:style>
    <style:style style:name="Tabla7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4.C2" style:family="table-cell">
      <style:table-cell-properties style:vertical-align="middle" fo:padding-left="0.191cm" fo:padding-right="0.191cm" fo:padding-top="0cm" fo:padding-bottom="0cm" fo:border="0.5pt solid #000000" style:writing-mode="lr-tb"/>
    </style:style>
    <style:style style:name="Tabla7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4.C3" style:family="table-cell">
      <style:table-cell-properties style:vertical-align="middle" fo:padding-left="0.191cm" fo:padding-right="0.191cm" fo:padding-top="0cm" fo:padding-bottom="0cm" fo:border="0.5pt solid #000000" style:writing-mode="lr-tb"/>
    </style:style>
    <style:style style:name="Tabla75" style:family="table">
      <style:table-properties style:width="16.039cm" fo:margin-left="0.411cm" table:align="left" style:writing-mode="lr-tb"/>
    </style:style>
    <style:style style:name="Tabla75.A" style:family="table-column">
      <style:table-column-properties style:column-width="3.762cm"/>
    </style:style>
    <style:style style:name="Tabla75.B" style:family="table-column">
      <style:table-column-properties style:column-width="12.277cm"/>
    </style:style>
    <style:style style:name="Tabla75.1" style:family="table-row">
      <style:table-row-properties fo:keep-together="auto"/>
    </style:style>
    <style:style style:name="Tabla7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5.B2" style:family="table-cell">
      <style:table-cell-properties style:vertical-align="middle" fo:padding-left="0.191cm" fo:padding-right="0.191cm" fo:padding-top="0cm" fo:padding-bottom="0cm" fo:border="0.5pt solid #000000" style:writing-mode="lr-tb"/>
    </style:style>
    <style:style style:name="Tabla75.B3" style:family="table-cell">
      <style:table-cell-properties style:vertical-align="middle" fo:padding-left="0.191cm" fo:padding-right="0.191cm" fo:padding-top="0cm" fo:padding-bottom="0cm" fo:border="0.5pt solid #000000" style:writing-mode="lr-tb"/>
    </style:style>
    <style:style style:name="Tabla75.B4" style:family="table-cell">
      <style:table-cell-properties style:vertical-align="middle" fo:padding-left="0.191cm" fo:padding-right="0.191cm" fo:padding-top="0cm" fo:padding-bottom="0cm" fo:border="0.5pt solid #000000" style:writing-mode="lr-tb"/>
    </style:style>
    <style:style style:name="Tabla75.5" style:family="table-row">
      <style:table-row-properties style:row-height="0.101cm" fo:keep-together="auto"/>
    </style:style>
    <style:style style:name="Tabla7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6" style:family="table">
      <style:table-properties style:width="16.039cm" fo:margin-left="0.411cm" table:align="left" style:writing-mode="lr-tb"/>
    </style:style>
    <style:style style:name="Tabla76.A" style:family="table-column">
      <style:table-column-properties style:column-width="2.374cm"/>
    </style:style>
    <style:style style:name="Tabla76.B" style:family="table-column">
      <style:table-column-properties style:column-width="6.839cm"/>
    </style:style>
    <style:style style:name="Tabla76.C" style:family="table-column">
      <style:table-column-properties style:column-width="6.826cm"/>
    </style:style>
    <style:style style:name="Tabla76.1" style:family="table-row">
      <style:table-row-properties fo:keep-together="auto"/>
    </style:style>
    <style:style style:name="Tabla76.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6.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6.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6.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6.C2" style:family="table-cell">
      <style:table-cell-properties style:vertical-align="middle" fo:padding-left="0.191cm" fo:padding-right="0.191cm" fo:padding-top="0cm" fo:padding-bottom="0cm" fo:border="0.5pt solid #000000" style:writing-mode="lr-tb"/>
    </style:style>
    <style:style style:name="Tabla77" style:family="table">
      <style:table-properties style:width="16.039cm" fo:margin-left="0.411cm" table:align="left" style:writing-mode="lr-tb"/>
    </style:style>
    <style:style style:name="Tabla77.A" style:family="table-column">
      <style:table-column-properties style:column-width="3.762cm"/>
    </style:style>
    <style:style style:name="Tabla77.B" style:family="table-column">
      <style:table-column-properties style:column-width="12.277cm"/>
    </style:style>
    <style:style style:name="Tabla77.1" style:family="table-row">
      <style:table-row-properties fo:keep-together="auto"/>
    </style:style>
    <style:style style:name="Tabla7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7.B2" style:family="table-cell">
      <style:table-cell-properties style:vertical-align="middle" fo:padding-left="0.191cm" fo:padding-right="0.191cm" fo:padding-top="0cm" fo:padding-bottom="0cm" fo:border="0.5pt solid #000000" style:writing-mode="lr-tb"/>
    </style:style>
    <style:style style:name="Tabla77.B3" style:family="table-cell">
      <style:table-cell-properties style:vertical-align="middle" fo:padding-left="0.191cm" fo:padding-right="0.191cm" fo:padding-top="0cm" fo:padding-bottom="0cm" fo:border="0.5pt solid #000000" style:writing-mode="lr-tb"/>
    </style:style>
    <style:style style:name="Tabla77.B4" style:family="table-cell">
      <style:table-cell-properties style:vertical-align="middle" fo:padding-left="0.191cm" fo:padding-right="0.191cm" fo:padding-top="0cm" fo:padding-bottom="0cm" fo:border="0.5pt solid #000000" style:writing-mode="lr-tb"/>
    </style:style>
    <style:style style:name="Tabla77.5" style:family="table-row">
      <style:table-row-properties style:row-height="0.101cm" fo:keep-together="auto"/>
    </style:style>
    <style:style style:name="Tabla7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78" style:family="table">
      <style:table-properties style:width="16.039cm" fo:margin-left="0.411cm" table:align="left" style:writing-mode="lr-tb"/>
    </style:style>
    <style:style style:name="Tabla78.A" style:family="table-column">
      <style:table-column-properties style:column-width="2.362cm"/>
    </style:style>
    <style:style style:name="Tabla78.B" style:family="table-column">
      <style:table-column-properties style:column-width="6.786cm"/>
    </style:style>
    <style:style style:name="Tabla78.C" style:family="table-column">
      <style:table-column-properties style:column-width="6.892cm"/>
    </style:style>
    <style:style style:name="Tabla78.1" style:family="table-row">
      <style:table-row-properties fo:keep-together="auto"/>
    </style:style>
    <style:style style:name="Tabla78.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8.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8.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78.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8.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8.C2" style:family="table-cell">
      <style:table-cell-properties style:vertical-align="middle" fo:padding-left="0.191cm" fo:padding-right="0.191cm" fo:padding-top="0cm" fo:padding-bottom="0cm" fo:border="0.5pt solid #000000" style:writing-mode="lr-tb"/>
    </style:style>
    <style:style style:name="Tabla78.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78.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8.C3" style:family="table-cell">
      <style:table-cell-properties style:vertical-align="middle" fo:padding-left="0.191cm" fo:padding-right="0.191cm" fo:padding-top="0cm" fo:padding-bottom="0cm" fo:border="0.5pt solid #000000" style:writing-mode="lr-tb"/>
    </style:style>
    <style:style style:name="Tabla79" style:family="table">
      <style:table-properties style:width="16.039cm" fo:margin-left="0.411cm" table:align="left" style:writing-mode="lr-tb"/>
    </style:style>
    <style:style style:name="Tabla79.A" style:family="table-column">
      <style:table-column-properties style:column-width="3.761cm"/>
    </style:style>
    <style:style style:name="Tabla79.B" style:family="table-column">
      <style:table-column-properties style:column-width="12.278cm"/>
    </style:style>
    <style:style style:name="Tabla79.1" style:family="table-row">
      <style:table-row-properties fo:keep-together="auto"/>
    </style:style>
    <style:style style:name="Tabla7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7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79.B2" style:family="table-cell">
      <style:table-cell-properties style:vertical-align="middle" fo:padding-left="0.191cm" fo:padding-right="0.191cm" fo:padding-top="0cm" fo:padding-bottom="0cm" fo:border="0.5pt solid #000000" style:writing-mode="lr-tb"/>
    </style:style>
    <style:style style:name="Tabla79.B3" style:family="table-cell">
      <style:table-cell-properties style:vertical-align="middle" fo:padding-left="0.191cm" fo:padding-right="0.191cm" fo:padding-top="0cm" fo:padding-bottom="0cm" fo:border="0.5pt solid #000000" style:writing-mode="lr-tb"/>
    </style:style>
    <style:style style:name="Tabla79.B4" style:family="table-cell">
      <style:table-cell-properties style:vertical-align="middle" fo:padding-left="0.191cm" fo:padding-right="0.191cm" fo:padding-top="0cm" fo:padding-bottom="0cm" fo:border="0.5pt solid #000000" style:writing-mode="lr-tb"/>
    </style:style>
    <style:style style:name="Tabla79.5" style:family="table-row">
      <style:table-row-properties style:row-height="0.101cm" fo:keep-together="auto"/>
    </style:style>
    <style:style style:name="Tabla7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0" style:family="table">
      <style:table-properties style:width="16.039cm" fo:margin-left="0.411cm" table:align="left" style:writing-mode="lr-tb"/>
    </style:style>
    <style:style style:name="Tabla80.A" style:family="table-column">
      <style:table-column-properties style:column-width="2.365cm"/>
    </style:style>
    <style:style style:name="Tabla80.B" style:family="table-column">
      <style:table-column-properties style:column-width="6.837cm"/>
    </style:style>
    <style:style style:name="Tabla80.1" style:family="table-row">
      <style:table-row-properties fo:keep-together="auto"/>
    </style:style>
    <style:style style:name="Tabla80.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0.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0.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0.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2" style:family="table-cell">
      <style:table-cell-properties style:vertical-align="middle" fo:padding-left="0.191cm" fo:padding-right="0.191cm" fo:padding-top="0cm" fo:padding-bottom="0cm" fo:border="0.5pt solid #000000" style:writing-mode="lr-tb"/>
    </style:style>
    <style:style style:name="Tabla80.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3" style:family="table-cell">
      <style:table-cell-properties style:vertical-align="middle" fo:padding-left="0.191cm" fo:padding-right="0.191cm" fo:padding-top="0cm" fo:padding-bottom="0cm" fo:border="0.5pt solid #000000" style:writing-mode="lr-tb"/>
    </style:style>
    <style:style style:name="Tabla80.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4" style:family="table-cell">
      <style:table-cell-properties style:vertical-align="middle" fo:padding-left="0.191cm" fo:padding-right="0.191cm" fo:padding-top="0cm" fo:padding-bottom="0cm" fo:border="0.5pt solid #000000" style:writing-mode="lr-tb"/>
    </style:style>
    <style:style style:name="Tabla80.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5" style:family="table-cell">
      <style:table-cell-properties style:vertical-align="middle" fo:padding-left="0.191cm" fo:padding-right="0.191cm" fo:padding-top="0cm" fo:padding-bottom="0cm" fo:border="0.5pt solid #000000" style:writing-mode="lr-tb"/>
    </style:style>
    <style:style style:name="Tabla80.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6" style:family="table-cell">
      <style:table-cell-properties style:vertical-align="middle" fo:padding-left="0.191cm" fo:padding-right="0.191cm" fo:padding-top="0cm" fo:padding-bottom="0cm" fo:border="0.5pt solid #000000" style:writing-mode="lr-tb"/>
    </style:style>
    <style:style style:name="Tabla80.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7" style:family="table-cell">
      <style:table-cell-properties style:vertical-align="middle" fo:padding-left="0.191cm" fo:padding-right="0.191cm" fo:padding-top="0cm" fo:padding-bottom="0cm" fo:border="0.5pt solid #000000" style:writing-mode="lr-tb"/>
    </style:style>
    <style:style style:name="Tabla80.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0.C8" style:family="table-cell">
      <style:table-cell-properties style:vertical-align="middle" fo:padding-left="0.191cm" fo:padding-right="0.191cm" fo:padding-top="0cm" fo:padding-bottom="0cm" fo:border="0.5pt solid #000000" style:writing-mode="lr-tb"/>
    </style:style>
    <style:style style:name="Tabla81" style:family="table">
      <style:table-properties style:width="16.039cm" fo:margin-left="0.411cm" table:align="left" style:writing-mode="lr-tb"/>
    </style:style>
    <style:style style:name="Tabla81.A" style:family="table-column">
      <style:table-column-properties style:column-width="3.757cm"/>
    </style:style>
    <style:style style:name="Tabla81.B" style:family="table-column">
      <style:table-column-properties style:column-width="12.282cm"/>
    </style:style>
    <style:style style:name="Tabla81.1" style:family="table-row">
      <style:table-row-properties fo:keep-together="auto"/>
    </style:style>
    <style:style style:name="Tabla8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1.B2" style:family="table-cell">
      <style:table-cell-properties style:vertical-align="middle" fo:padding-left="0.191cm" fo:padding-right="0.191cm" fo:padding-top="0cm" fo:padding-bottom="0cm" fo:border="0.5pt solid #000000" style:writing-mode="lr-tb"/>
    </style:style>
    <style:style style:name="Tabla81.B3" style:family="table-cell">
      <style:table-cell-properties style:vertical-align="middle" fo:padding-left="0.191cm" fo:padding-right="0.191cm" fo:padding-top="0cm" fo:padding-bottom="0cm" fo:border="0.5pt solid #000000" style:writing-mode="lr-tb"/>
    </style:style>
    <style:style style:name="Tabla81.B4" style:family="table-cell">
      <style:table-cell-properties style:vertical-align="middle" fo:padding-left="0.191cm" fo:padding-right="0.191cm" fo:padding-top="0cm" fo:padding-bottom="0cm" fo:border="0.5pt solid #000000" style:writing-mode="lr-tb"/>
    </style:style>
    <style:style style:name="Tabla81.5" style:family="table-row">
      <style:table-row-properties style:row-height="0.101cm" fo:keep-together="auto"/>
    </style:style>
    <style:style style:name="Tabla8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2" style:family="table">
      <style:table-properties style:width="16.039cm" fo:margin-left="0.411cm" table:align="left" style:writing-mode="lr-tb"/>
    </style:style>
    <style:style style:name="Tabla82.A" style:family="table-column">
      <style:table-column-properties style:column-width="2.379cm"/>
    </style:style>
    <style:style style:name="Tabla82.B" style:family="table-column">
      <style:table-column-properties style:column-width="6.862cm"/>
    </style:style>
    <style:style style:name="Tabla82.C" style:family="table-column">
      <style:table-column-properties style:column-width="6.798cm"/>
    </style:style>
    <style:style style:name="Tabla82.1" style:family="table-row">
      <style:table-row-properties fo:keep-together="auto"/>
    </style:style>
    <style:style style:name="Tabla82.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2.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2.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2.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2" style:family="table-cell">
      <style:table-cell-properties style:vertical-align="middle" fo:padding-left="0.191cm" fo:padding-right="0.191cm" fo:padding-top="0cm" fo:padding-bottom="0cm" fo:border="0.5pt solid #000000" style:writing-mode="lr-tb"/>
    </style:style>
    <style:style style:name="Tabla82.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3" style:family="table-cell">
      <style:table-cell-properties style:vertical-align="middle" fo:padding-left="0.191cm" fo:padding-right="0.191cm" fo:padding-top="0cm" fo:padding-bottom="0cm" fo:border="0.5pt solid #000000" style:writing-mode="lr-tb"/>
    </style:style>
    <style:style style:name="Tabla82.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4" style:family="table-cell">
      <style:table-cell-properties style:vertical-align="middle" fo:padding-left="0.191cm" fo:padding-right="0.191cm" fo:padding-top="0cm" fo:padding-bottom="0cm" fo:border="0.5pt solid #000000" style:writing-mode="lr-tb"/>
    </style:style>
    <style:style style:name="Tabla82.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5" style:family="table-cell">
      <style:table-cell-properties style:vertical-align="middle" fo:padding-left="0.191cm" fo:padding-right="0.191cm" fo:padding-top="0cm" fo:padding-bottom="0cm" fo:border="0.5pt solid #000000" style:writing-mode="lr-tb"/>
    </style:style>
    <style:style style:name="Tabla82.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6" style:family="table-cell">
      <style:table-cell-properties style:vertical-align="middle" fo:padding-left="0.191cm" fo:padding-right="0.191cm" fo:padding-top="0cm" fo:padding-bottom="0cm" fo:border="0.5pt solid #000000" style:writing-mode="lr-tb"/>
    </style:style>
    <style:style style:name="Tabla82.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7" style:family="table-cell">
      <style:table-cell-properties style:vertical-align="middle" fo:padding-left="0.191cm" fo:padding-right="0.191cm" fo:padding-top="0cm" fo:padding-bottom="0cm" fo:border="0.5pt solid #000000" style:writing-mode="lr-tb"/>
    </style:style>
    <style:style style:name="Tabla82.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8" style:family="table-cell">
      <style:table-cell-properties style:vertical-align="middle" fo:padding-left="0.191cm" fo:padding-right="0.191cm" fo:padding-top="0cm" fo:padding-bottom="0cm" fo:border="0.5pt solid #000000" style:writing-mode="lr-tb"/>
    </style:style>
    <style:style style:name="Tabla82.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9" style:family="table-cell">
      <style:table-cell-properties style:vertical-align="middle" fo:padding-left="0.191cm" fo:padding-right="0.191cm" fo:padding-top="0cm" fo:padding-bottom="0cm" fo:border="0.5pt solid #000000" style:writing-mode="lr-tb"/>
    </style:style>
    <style:style style:name="Tabla82.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10" style:family="table-cell">
      <style:table-cell-properties style:vertical-align="middle" fo:padding-left="0.191cm" fo:padding-right="0.191cm" fo:padding-top="0cm" fo:padding-bottom="0cm" fo:border="0.5pt solid #000000" style:writing-mode="lr-tb"/>
    </style:style>
    <style:style style:name="Tabla82.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11" style:family="table-cell">
      <style:table-cell-properties style:vertical-align="middle" fo:padding-left="0.191cm" fo:padding-right="0.191cm" fo:padding-top="0cm" fo:padding-bottom="0cm" fo:border="0.5pt solid #000000" style:writing-mode="lr-tb"/>
    </style:style>
    <style:style style:name="Tabla82.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2.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2.C12" style:family="table-cell">
      <style:table-cell-properties style:vertical-align="middle" fo:padding-left="0.191cm" fo:padding-right="0.191cm" fo:padding-top="0cm" fo:padding-bottom="0cm" fo:border="0.5pt solid #000000" style:writing-mode="lr-tb"/>
    </style:style>
    <style:style style:name="Tabla83" style:family="table">
      <style:table-properties style:width="16.039cm" fo:margin-left="0.411cm" table:align="left" style:writing-mode="lr-tb"/>
    </style:style>
    <style:style style:name="Tabla83.A" style:family="table-column">
      <style:table-column-properties style:column-width="3.755cm"/>
    </style:style>
    <style:style style:name="Tabla83.B" style:family="table-column">
      <style:table-column-properties style:column-width="12.284cm"/>
    </style:style>
    <style:style style:name="Tabla83.1" style:family="table-row">
      <style:table-row-properties fo:keep-together="auto"/>
    </style:style>
    <style:style style:name="Tabla8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3.B2" style:family="table-cell">
      <style:table-cell-properties style:vertical-align="middle" fo:padding-left="0.191cm" fo:padding-right="0.191cm" fo:padding-top="0cm" fo:padding-bottom="0cm" fo:border="0.5pt solid #000000" style:writing-mode="lr-tb"/>
    </style:style>
    <style:style style:name="Tabla83.B3" style:family="table-cell">
      <style:table-cell-properties style:vertical-align="middle" fo:padding-left="0.191cm" fo:padding-right="0.191cm" fo:padding-top="0cm" fo:padding-bottom="0cm" fo:border="0.5pt solid #000000" style:writing-mode="lr-tb"/>
    </style:style>
    <style:style style:name="Tabla83.B4" style:family="table-cell">
      <style:table-cell-properties style:vertical-align="middle" fo:padding-left="0.191cm" fo:padding-right="0.191cm" fo:padding-top="0cm" fo:padding-bottom="0cm" fo:border="0.5pt solid #000000" style:writing-mode="lr-tb"/>
    </style:style>
    <style:style style:name="Tabla83.5" style:family="table-row">
      <style:table-row-properties style:row-height="0.101cm" fo:keep-together="auto"/>
    </style:style>
    <style:style style:name="Tabla8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4" style:family="table">
      <style:table-properties style:width="16.039cm" fo:margin-left="0.411cm" table:align="left" style:writing-mode="lr-tb"/>
    </style:style>
    <style:style style:name="Tabla84.A" style:family="table-column">
      <style:table-column-properties style:column-width="2.369cm"/>
    </style:style>
    <style:style style:name="Tabla84.B" style:family="table-column">
      <style:table-column-properties style:column-width="6.854cm"/>
    </style:style>
    <style:style style:name="Tabla84.C" style:family="table-column">
      <style:table-column-properties style:column-width="6.816cm"/>
    </style:style>
    <style:style style:name="Tabla84.1" style:family="table-row">
      <style:table-row-properties fo:keep-together="auto"/>
    </style:style>
    <style:style style:name="Tabla84.A1"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4.B1"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C1"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4.A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2" style:family="table-cell">
      <style:table-cell-properties style:vertical-align="middle" fo:padding-left="0.191cm" fo:padding-right="0.191cm" fo:padding-top="0cm" fo:padding-bottom="0cm" fo:border="0.5pt solid #000000" style:writing-mode="lr-tb"/>
    </style:style>
    <style:style style:name="Tabla84.A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3" style:family="table-cell">
      <style:table-cell-properties style:vertical-align="middle" fo:padding-left="0.191cm" fo:padding-right="0.191cm" fo:padding-top="0cm" fo:padding-bottom="0cm" fo:border="0.5pt solid #000000" style:writing-mode="lr-tb"/>
    </style:style>
    <style:style style:name="Tabla84.A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4" style:family="table-cell">
      <style:table-cell-properties style:vertical-align="middle" fo:padding-left="0.191cm" fo:padding-right="0.191cm" fo:padding-top="0cm" fo:padding-bottom="0cm" fo:border="0.5pt solid #000000" style:writing-mode="lr-tb"/>
    </style:style>
    <style:style style:name="Tabla84.A5"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5" style:family="table-cell">
      <style:table-cell-properties style:vertical-align="middle" fo:padding-left="0.191cm" fo:padding-right="0.191cm" fo:padding-top="0cm" fo:padding-bottom="0cm" fo:border="0.5pt solid #000000" style:writing-mode="lr-tb"/>
    </style:style>
    <style:style style:name="Tabla84.A6"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6" style:family="table-cell">
      <style:table-cell-properties style:vertical-align="middle" fo:padding-left="0.191cm" fo:padding-right="0.191cm" fo:padding-top="0cm" fo:padding-bottom="0cm" fo:border="0.5pt solid #000000" style:writing-mode="lr-tb"/>
    </style:style>
    <style:style style:name="Tabla84.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7" style:family="table-cell">
      <style:table-cell-properties style:vertical-align="middle" fo:padding-left="0.191cm" fo:padding-right="0.191cm" fo:padding-top="0cm" fo:padding-bottom="0cm" fo:border="0.5pt solid #000000" style:writing-mode="lr-tb"/>
    </style:style>
    <style:style style:name="Tabla84.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8" style:family="table-cell">
      <style:table-cell-properties style:vertical-align="middle" fo:padding-left="0.191cm" fo:padding-right="0.191cm" fo:padding-top="0cm" fo:padding-bottom="0cm" fo:border="0.5pt solid #000000" style:writing-mode="lr-tb"/>
    </style:style>
    <style:style style:name="Tabla84.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9" style:family="table-cell">
      <style:table-cell-properties style:vertical-align="middle" fo:padding-left="0.191cm" fo:padding-right="0.191cm" fo:padding-top="0cm" fo:padding-bottom="0cm" fo:border="0.5pt solid #000000" style:writing-mode="lr-tb"/>
    </style:style>
    <style:style style:name="Tabla84.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10" style:family="table-cell">
      <style:table-cell-properties style:vertical-align="middle" fo:padding-left="0.191cm" fo:padding-right="0.191cm" fo:padding-top="0cm" fo:padding-bottom="0cm" fo:border="0.5pt solid #000000" style:writing-mode="lr-tb"/>
    </style:style>
    <style:style style:name="Tabla84.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11" style:family="table-cell">
      <style:table-cell-properties style:vertical-align="middle" fo:padding-left="0.191cm" fo:padding-right="0.191cm" fo:padding-top="0cm" fo:padding-bottom="0cm" fo:border="0.5pt solid #000000" style:writing-mode="lr-tb"/>
    </style:style>
    <style:style style:name="Tabla84.A12"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12" style:family="table-cell">
      <style:table-cell-properties style:vertical-align="middle" fo:padding-left="0.191cm" fo:padding-right="0.191cm" fo:padding-top="0cm" fo:padding-bottom="0cm" fo:border="0.5pt solid #000000" style:writing-mode="lr-tb"/>
    </style:style>
    <style:style style:name="Tabla84.A13"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13" style:family="table-cell">
      <style:table-cell-properties style:vertical-align="middle" fo:padding-left="0.191cm" fo:padding-right="0.191cm" fo:padding-top="0cm" fo:padding-bottom="0cm" fo:border="0.5pt solid #000000" style:writing-mode="lr-tb"/>
    </style:style>
    <style:style style:name="Tabla84.A14"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4.B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4.C14" style:family="table-cell">
      <style:table-cell-properties style:vertical-align="middle" fo:padding-left="0.191cm" fo:padding-right="0.191cm" fo:padding-top="0cm" fo:padding-bottom="0cm" fo:border="0.5pt solid #000000" style:writing-mode="lr-tb"/>
    </style:style>
    <style:style style:name="Tabla85" style:family="table">
      <style:table-properties style:width="16.039cm" fo:margin-left="0.411cm" table:align="left" style:writing-mode="lr-tb"/>
    </style:style>
    <style:style style:name="Tabla85.A" style:family="table-column">
      <style:table-column-properties style:column-width="2.397cm"/>
    </style:style>
    <style:style style:name="Tabla85.B" style:family="table-column">
      <style:table-column-properties style:column-width="1.383cm"/>
    </style:style>
    <style:style style:name="Tabla85.C" style:family="table-column">
      <style:table-column-properties style:column-width="5.459cm"/>
    </style:style>
    <style:style style:name="Tabla85.D" style:family="table-column">
      <style:table-column-properties style:column-width="6.8cm"/>
    </style:style>
    <style:style style:name="Tabla85.1" style:family="table-row">
      <style:table-row-properties fo:keep-together="auto"/>
    </style:style>
    <style:style style:name="Tabla85.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5.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5.C2" style:family="table-cell">
      <style:table-cell-properties style:vertical-align="middle" fo:padding-left="0.191cm" fo:padding-right="0.191cm" fo:padding-top="0cm" fo:padding-bottom="0cm" fo:border="0.5pt solid #000000" style:writing-mode="lr-tb"/>
    </style:style>
    <style:style style:name="Tabla85.C3" style:family="table-cell">
      <style:table-cell-properties style:vertical-align="middle" fo:padding-left="0.191cm" fo:padding-right="0.191cm" fo:padding-top="0cm" fo:padding-bottom="0cm" fo:border="0.5pt solid #000000" style:writing-mode="lr-tb"/>
    </style:style>
    <style:style style:name="Tabla85.C4" style:family="table-cell">
      <style:table-cell-properties style:vertical-align="middle" fo:padding-left="0.191cm" fo:padding-right="0.191cm" fo:padding-top="0cm" fo:padding-bottom="0cm" fo:border="0.5pt solid #000000" style:writing-mode="lr-tb"/>
    </style:style>
    <style:style style:name="Tabla85.5" style:family="table-row">
      <style:table-row-properties style:row-height="0.101cm" fo:keep-together="auto"/>
    </style:style>
    <style:style style:name="Tabla85.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5.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5.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5.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5.D7" style:family="table-cell">
      <style:table-cell-properties style:vertical-align="middle" fo:padding-left="0.191cm" fo:padding-right="0.191cm" fo:padding-top="0cm" fo:padding-bottom="0cm" fo:border="0.5pt solid #000000" style:writing-mode="lr-tb"/>
    </style:style>
    <style:style style:name="Tabla85.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5.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5.D8" style:family="table-cell">
      <style:table-cell-properties style:vertical-align="middle" fo:padding-left="0.191cm" fo:padding-right="0.191cm" fo:padding-top="0cm" fo:padding-bottom="0cm" fo:border="0.5pt solid #000000" style:writing-mode="lr-tb"/>
    </style:style>
    <style:style style:name="Tabla86" style:family="table">
      <style:table-properties style:width="16.039cm" fo:margin-left="0.411cm" table:align="left" style:writing-mode="lr-tb"/>
    </style:style>
    <style:style style:name="Tabla86.A" style:family="table-column">
      <style:table-column-properties style:column-width="2.397cm"/>
    </style:style>
    <style:style style:name="Tabla86.B" style:family="table-column">
      <style:table-column-properties style:column-width="1.383cm"/>
    </style:style>
    <style:style style:name="Tabla86.C" style:family="table-column">
      <style:table-column-properties style:column-width="5.465cm"/>
    </style:style>
    <style:style style:name="Tabla86.D" style:family="table-column">
      <style:table-column-properties style:column-width="6.795cm"/>
    </style:style>
    <style:style style:name="Tabla86.1" style:family="table-row">
      <style:table-row-properties fo:keep-together="auto"/>
    </style:style>
    <style:style style:name="Tabla86.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6.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6.C2" style:family="table-cell">
      <style:table-cell-properties style:vertical-align="middle" fo:padding-left="0.191cm" fo:padding-right="0.191cm" fo:padding-top="0cm" fo:padding-bottom="0cm" fo:border="0.5pt solid #000000" style:writing-mode="lr-tb"/>
    </style:style>
    <style:style style:name="Tabla86.C3" style:family="table-cell">
      <style:table-cell-properties style:vertical-align="middle" fo:padding-left="0.191cm" fo:padding-right="0.191cm" fo:padding-top="0cm" fo:padding-bottom="0cm" fo:border="0.5pt solid #000000" style:writing-mode="lr-tb"/>
    </style:style>
    <style:style style:name="Tabla86.C4" style:family="table-cell">
      <style:table-cell-properties style:vertical-align="middle" fo:padding-left="0.191cm" fo:padding-right="0.191cm" fo:padding-top="0cm" fo:padding-bottom="0cm" fo:border="0.5pt solid #000000" style:writing-mode="lr-tb"/>
    </style:style>
    <style:style style:name="Tabla86.5" style:family="table-row">
      <style:table-row-properties style:row-height="0.101cm" fo:keep-together="auto"/>
    </style:style>
    <style:style style:name="Tabla86.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6.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6.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6.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6.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6.D7" style:family="table-cell">
      <style:table-cell-properties style:vertical-align="middle" fo:padding-left="0.191cm" fo:padding-right="0.191cm" fo:padding-top="0cm" fo:padding-bottom="0cm" fo:border="0.5pt solid #000000" style:writing-mode="lr-tb"/>
    </style:style>
    <style:style style:name="Tabla86.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6.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6.D8" style:family="table-cell">
      <style:table-cell-properties style:vertical-align="middle" fo:padding-left="0.191cm" fo:padding-right="0.191cm" fo:padding-top="0cm" fo:padding-bottom="0cm" fo:border="0.5pt solid #000000" style:writing-mode="lr-tb"/>
    </style:style>
    <style:style style:name="Tabla87" style:family="table">
      <style:table-properties style:width="16.039cm" fo:margin-left="0.411cm" table:align="left" style:writing-mode="lr-tb"/>
    </style:style>
    <style:style style:name="Tabla87.A" style:family="table-column">
      <style:table-column-properties style:column-width="2.397cm"/>
    </style:style>
    <style:style style:name="Tabla87.B" style:family="table-column">
      <style:table-column-properties style:column-width="1.383cm"/>
    </style:style>
    <style:style style:name="Tabla87.C" style:family="table-column">
      <style:table-column-properties style:column-width="5.459cm"/>
    </style:style>
    <style:style style:name="Tabla87.D" style:family="table-column">
      <style:table-column-properties style:column-width="6.8cm"/>
    </style:style>
    <style:style style:name="Tabla87.1" style:family="table-row">
      <style:table-row-properties fo:keep-together="auto"/>
    </style:style>
    <style:style style:name="Tabla87.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7.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7.C2" style:family="table-cell">
      <style:table-cell-properties style:vertical-align="middle" fo:padding-left="0.191cm" fo:padding-right="0.191cm" fo:padding-top="0cm" fo:padding-bottom="0cm" fo:border="0.5pt solid #000000" style:writing-mode="lr-tb"/>
    </style:style>
    <style:style style:name="Tabla87.C3" style:family="table-cell">
      <style:table-cell-properties style:vertical-align="middle" fo:padding-left="0.191cm" fo:padding-right="0.191cm" fo:padding-top="0cm" fo:padding-bottom="0cm" fo:border="0.5pt solid #000000" style:writing-mode="lr-tb"/>
    </style:style>
    <style:style style:name="Tabla87.C4" style:family="table-cell">
      <style:table-cell-properties style:vertical-align="middle" fo:padding-left="0.191cm" fo:padding-right="0.191cm" fo:padding-top="0cm" fo:padding-bottom="0cm" fo:border="0.5pt solid #000000" style:writing-mode="lr-tb"/>
    </style:style>
    <style:style style:name="Tabla87.5" style:family="table-row">
      <style:table-row-properties style:row-height="0.101cm" fo:keep-together="auto"/>
    </style:style>
    <style:style style:name="Tabla87.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7.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7.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7.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7.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7.D7" style:family="table-cell">
      <style:table-cell-properties style:vertical-align="middle" fo:padding-left="0.191cm" fo:padding-right="0.191cm" fo:padding-top="0cm" fo:padding-bottom="0cm" fo:border="0.5pt solid #000000" style:writing-mode="lr-tb"/>
    </style:style>
    <style:style style:name="Tabla87.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7.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7.D8" style:family="table-cell">
      <style:table-cell-properties style:vertical-align="middle" fo:padding-left="0.191cm" fo:padding-right="0.191cm" fo:padding-top="0cm" fo:padding-bottom="0cm" fo:border="0.5pt solid #000000" style:writing-mode="lr-tb"/>
    </style:style>
    <style:style style:name="Tabla88" style:family="table">
      <style:table-properties style:width="16.039cm" fo:margin-left="0.411cm" table:align="left" style:writing-mode="lr-tb"/>
    </style:style>
    <style:style style:name="Tabla88.A" style:family="table-column">
      <style:table-column-properties style:column-width="2.397cm"/>
    </style:style>
    <style:style style:name="Tabla88.B" style:family="table-column">
      <style:table-column-properties style:column-width="1.383cm"/>
    </style:style>
    <style:style style:name="Tabla88.C" style:family="table-column">
      <style:table-column-properties style:column-width="5.465cm"/>
    </style:style>
    <style:style style:name="Tabla88.D" style:family="table-column">
      <style:table-column-properties style:column-width="6.795cm"/>
    </style:style>
    <style:style style:name="Tabla88.1" style:family="table-row">
      <style:table-row-properties fo:keep-together="auto"/>
    </style:style>
    <style:style style:name="Tabla88.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8.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8.C2" style:family="table-cell">
      <style:table-cell-properties style:vertical-align="middle" fo:padding-left="0.191cm" fo:padding-right="0.191cm" fo:padding-top="0cm" fo:padding-bottom="0cm" fo:border="0.5pt solid #000000" style:writing-mode="lr-tb"/>
    </style:style>
    <style:style style:name="Tabla88.C3" style:family="table-cell">
      <style:table-cell-properties style:vertical-align="middle" fo:padding-left="0.191cm" fo:padding-right="0.191cm" fo:padding-top="0cm" fo:padding-bottom="0cm" fo:border="0.5pt solid #000000" style:writing-mode="lr-tb"/>
    </style:style>
    <style:style style:name="Tabla88.C4" style:family="table-cell">
      <style:table-cell-properties style:vertical-align="middle" fo:padding-left="0.191cm" fo:padding-right="0.191cm" fo:padding-top="0cm" fo:padding-bottom="0cm" fo:border="0.5pt solid #000000" style:writing-mode="lr-tb"/>
    </style:style>
    <style:style style:name="Tabla88.5" style:family="table-row">
      <style:table-row-properties style:row-height="0.101cm" fo:keep-together="auto"/>
    </style:style>
    <style:style style:name="Tabla88.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8.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8.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8.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8.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8.D7" style:family="table-cell">
      <style:table-cell-properties style:vertical-align="middle" fo:padding-left="0.191cm" fo:padding-right="0.191cm" fo:padding-top="0cm" fo:padding-bottom="0cm" fo:border="0.5pt solid #000000" style:writing-mode="lr-tb"/>
    </style:style>
    <style:style style:name="Tabla88.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8.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8.D8" style:family="table-cell">
      <style:table-cell-properties style:vertical-align="middle" fo:padding-left="0.191cm" fo:padding-right="0.191cm" fo:padding-top="0cm" fo:padding-bottom="0cm" fo:border="0.5pt solid #000000" style:writing-mode="lr-tb"/>
    </style:style>
    <style:style style:name="Tabla89" style:family="table">
      <style:table-properties style:width="16.039cm" fo:margin-left="0.411cm" table:align="left" style:writing-mode="lr-tb"/>
    </style:style>
    <style:style style:name="Tabla89.A" style:family="table-column">
      <style:table-column-properties style:column-width="2.395cm"/>
    </style:style>
    <style:style style:name="Tabla89.B" style:family="table-column">
      <style:table-column-properties style:column-width="1.385cm"/>
    </style:style>
    <style:style style:name="Tabla89.C" style:family="table-column">
      <style:table-column-properties style:column-width="5.491cm"/>
    </style:style>
    <style:style style:name="Tabla89.D" style:family="table-column">
      <style:table-column-properties style:column-width="6.768cm"/>
    </style:style>
    <style:style style:name="Tabla89.1" style:family="table-row">
      <style:table-row-properties fo:keep-together="auto"/>
    </style:style>
    <style:style style:name="Tabla89.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89.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89.C2" style:family="table-cell">
      <style:table-cell-properties style:vertical-align="middle" fo:padding-left="0.191cm" fo:padding-right="0.191cm" fo:padding-top="0cm" fo:padding-bottom="0cm" fo:border="0.5pt solid #000000" style:writing-mode="lr-tb"/>
    </style:style>
    <style:style style:name="Tabla89.C3" style:family="table-cell">
      <style:table-cell-properties style:vertical-align="middle" fo:padding-left="0.191cm" fo:padding-right="0.191cm" fo:padding-top="0cm" fo:padding-bottom="0cm" fo:border="0.5pt solid #000000" style:writing-mode="lr-tb"/>
    </style:style>
    <style:style style:name="Tabla89.C4" style:family="table-cell">
      <style:table-cell-properties style:vertical-align="middle" fo:padding-left="0.191cm" fo:padding-right="0.191cm" fo:padding-top="0cm" fo:padding-bottom="0cm" fo:border="0.5pt solid #000000" style:writing-mode="lr-tb"/>
    </style:style>
    <style:style style:name="Tabla89.5" style:family="table-row">
      <style:table-row-properties style:row-height="0.101cm" fo:keep-together="auto"/>
    </style:style>
    <style:style style:name="Tabla89.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89.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9.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89.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9.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9.D7" style:family="table-cell">
      <style:table-cell-properties style:vertical-align="middle" fo:padding-left="0.191cm" fo:padding-right="0.191cm" fo:padding-top="0cm" fo:padding-bottom="0cm" fo:border="0.5pt solid #000000" style:writing-mode="lr-tb"/>
    </style:style>
    <style:style style:name="Tabla89.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89.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9.D8" style:family="table-cell">
      <style:table-cell-properties style:vertical-align="middle" fo:padding-left="0.191cm" fo:padding-right="0.191cm" fo:padding-top="0cm" fo:padding-bottom="0cm" fo:border="0.5pt solid #000000" style:writing-mode="lr-tb"/>
    </style:style>
    <style:style style:name="Tabla90" style:family="table">
      <style:table-properties style:width="16.039cm" fo:margin-left="0.411cm" table:align="left" style:writing-mode="lr-tb"/>
    </style:style>
    <style:style style:name="Tabla90.A" style:family="table-column">
      <style:table-column-properties style:column-width="2.395cm"/>
    </style:style>
    <style:style style:name="Tabla90.B" style:family="table-column">
      <style:table-column-properties style:column-width="1.385cm"/>
    </style:style>
    <style:style style:name="Tabla90.C" style:family="table-column">
      <style:table-column-properties style:column-width="5.491cm"/>
    </style:style>
    <style:style style:name="Tabla90.D" style:family="table-column">
      <style:table-column-properties style:column-width="6.768cm"/>
    </style:style>
    <style:style style:name="Tabla90.1" style:family="table-row">
      <style:table-row-properties fo:keep-together="auto"/>
    </style:style>
    <style:style style:name="Tabla90.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90.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0.C2" style:family="table-cell">
      <style:table-cell-properties style:vertical-align="middle" fo:padding-left="0.191cm" fo:padding-right="0.191cm" fo:padding-top="0cm" fo:padding-bottom="0cm" fo:border="0.5pt solid #000000" style:writing-mode="lr-tb"/>
    </style:style>
    <style:style style:name="Tabla90.C3" style:family="table-cell">
      <style:table-cell-properties style:vertical-align="middle" fo:padding-left="0.191cm" fo:padding-right="0.191cm" fo:padding-top="0cm" fo:padding-bottom="0cm" fo:border="0.5pt solid #000000" style:writing-mode="lr-tb"/>
    </style:style>
    <style:style style:name="Tabla90.C4" style:family="table-cell">
      <style:table-cell-properties style:vertical-align="middle" fo:padding-left="0.191cm" fo:padding-right="0.191cm" fo:padding-top="0cm" fo:padding-bottom="0cm" fo:border="0.5pt solid #000000" style:writing-mode="lr-tb"/>
    </style:style>
    <style:style style:name="Tabla90.5" style:family="table-row">
      <style:table-row-properties style:row-height="0.101cm" fo:keep-together="auto"/>
    </style:style>
    <style:style style:name="Tabla90.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0.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0.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0.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0.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0.D7" style:family="table-cell">
      <style:table-cell-properties style:vertical-align="middle" fo:padding-left="0.191cm" fo:padding-right="0.191cm" fo:padding-top="0cm" fo:padding-bottom="0cm" fo:border="0.5pt solid #000000" style:writing-mode="lr-tb"/>
    </style:style>
    <style:style style:name="Tabla90.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0.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0.D8" style:family="table-cell">
      <style:table-cell-properties style:vertical-align="middle" fo:padding-left="0.191cm" fo:padding-right="0.191cm" fo:padding-top="0cm" fo:padding-bottom="0cm" fo:border="0.5pt solid #000000" style:writing-mode="lr-tb"/>
    </style:style>
    <style:style style:name="Tabla91" style:family="table">
      <style:table-properties style:width="16.039cm" fo:margin-left="0.411cm" table:align="left" style:writing-mode="lr-tb"/>
    </style:style>
    <style:style style:name="Tabla91.A" style:family="table-column">
      <style:table-column-properties style:column-width="2.404cm"/>
    </style:style>
    <style:style style:name="Tabla91.B" style:family="table-column">
      <style:table-column-properties style:column-width="1.392cm"/>
    </style:style>
    <style:style style:name="Tabla91.C" style:family="table-column">
      <style:table-column-properties style:column-width="5.452cm"/>
    </style:style>
    <style:style style:name="Tabla91.D" style:family="table-column">
      <style:table-column-properties style:column-width="6.791cm"/>
    </style:style>
    <style:style style:name="Tabla91.1" style:family="table-row">
      <style:table-row-properties fo:keep-together="auto"/>
    </style:style>
    <style:style style:name="Tabla91.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91.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1.C2" style:family="table-cell">
      <style:table-cell-properties style:vertical-align="middle" fo:padding-left="0.191cm" fo:padding-right="0.191cm" fo:padding-top="0cm" fo:padding-bottom="0cm" fo:border="0.5pt solid #000000" style:writing-mode="lr-tb"/>
    </style:style>
    <style:style style:name="Tabla91.C3" style:family="table-cell">
      <style:table-cell-properties style:vertical-align="middle" fo:padding-left="0.191cm" fo:padding-right="0.191cm" fo:padding-top="0cm" fo:padding-bottom="0cm" fo:border="0.5pt solid #000000" style:writing-mode="lr-tb"/>
    </style:style>
    <style:style style:name="Tabla91.C4" style:family="table-cell">
      <style:table-cell-properties style:vertical-align="middle" fo:padding-left="0.191cm" fo:padding-right="0.191cm" fo:padding-top="0cm" fo:padding-bottom="0cm" fo:border="0.5pt solid #000000" style:writing-mode="lr-tb"/>
    </style:style>
    <style:style style:name="Tabla91.5" style:family="table-row">
      <style:table-row-properties style:row-height="0.101cm" fo:keep-together="auto"/>
    </style:style>
    <style:style style:name="Tabla91.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1.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1.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1.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1.D7" style:family="table-cell">
      <style:table-cell-properties style:vertical-align="middle" fo:padding-left="0.191cm" fo:padding-right="0.191cm" fo:padding-top="0cm" fo:padding-bottom="0cm" fo:border="0.5pt solid #000000" style:writing-mode="lr-tb"/>
    </style:style>
    <style:style style:name="Tabla92" style:family="table">
      <style:table-properties style:width="16.039cm" fo:margin-left="0.411cm" table:align="left" style:writing-mode="lr-tb"/>
    </style:style>
    <style:style style:name="Tabla92.A" style:family="table-column">
      <style:table-column-properties style:column-width="2.387cm"/>
    </style:style>
    <style:style style:name="Tabla92.B" style:family="table-column">
      <style:table-column-properties style:column-width="1.406cm"/>
    </style:style>
    <style:style style:name="Tabla92.C" style:family="table-column">
      <style:table-column-properties style:column-width="5.431cm"/>
    </style:style>
    <style:style style:name="Tabla92.D" style:family="table-column">
      <style:table-column-properties style:column-width="6.816cm"/>
    </style:style>
    <style:style style:name="Tabla92.1" style:family="table-row">
      <style:table-row-properties fo:keep-together="auto"/>
    </style:style>
    <style:style style:name="Tabla92.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92.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2.C2" style:family="table-cell">
      <style:table-cell-properties style:vertical-align="middle" fo:padding-left="0.191cm" fo:padding-right="0.191cm" fo:padding-top="0cm" fo:padding-bottom="0cm" fo:border="0.5pt solid #000000" style:writing-mode="lr-tb"/>
    </style:style>
    <style:style style:name="Tabla92.C3" style:family="table-cell">
      <style:table-cell-properties style:vertical-align="middle" fo:padding-left="0.191cm" fo:padding-right="0.191cm" fo:padding-top="0cm" fo:padding-bottom="0cm" fo:border="0.5pt solid #000000" style:writing-mode="lr-tb"/>
    </style:style>
    <style:style style:name="Tabla92.C4" style:family="table-cell">
      <style:table-cell-properties style:vertical-align="middle" fo:padding-left="0.191cm" fo:padding-right="0.191cm" fo:padding-top="0cm" fo:padding-bottom="0cm" fo:border="0.5pt solid #000000" style:writing-mode="lr-tb"/>
    </style:style>
    <style:style style:name="Tabla92.5" style:family="table-row">
      <style:table-row-properties style:row-height="0.101cm" fo:keep-together="auto"/>
    </style:style>
    <style:style style:name="Tabla92.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2.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2.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2.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2.D7" style:family="table-cell">
      <style:table-cell-properties style:vertical-align="middle" fo:padding-left="0.191cm" fo:padding-right="0.191cm" fo:padding-top="0cm" fo:padding-bottom="0cm" fo:border="0.5pt solid #000000" style:writing-mode="lr-tb"/>
    </style:style>
    <style:style style:name="Tabla92.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2.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2.D8" style:family="table-cell">
      <style:table-cell-properties style:vertical-align="middle" fo:padding-left="0.191cm" fo:padding-right="0.191cm" fo:padding-top="0cm" fo:padding-bottom="0cm" fo:border="0.5pt solid #000000" style:writing-mode="lr-tb"/>
    </style:style>
    <style:style style:name="Tabla92.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2.D9" style:family="table-cell">
      <style:table-cell-properties style:vertical-align="middle" fo:padding-left="0.191cm" fo:padding-right="0.191cm" fo:padding-top="0cm" fo:padding-bottom="0cm" fo:border="0.5pt solid #000000" style:writing-mode="lr-tb"/>
    </style:style>
    <style:style style:name="Tabla93" style:family="table">
      <style:table-properties style:width="16.039cm" fo:margin-left="0.411cm" table:align="left" style:writing-mode="lr-tb"/>
    </style:style>
    <style:style style:name="Tabla93.A" style:family="table-column">
      <style:table-column-properties style:column-width="2.385cm"/>
    </style:style>
    <style:style style:name="Tabla93.B" style:family="table-column">
      <style:table-column-properties style:column-width="1.409cm"/>
    </style:style>
    <style:style style:name="Tabla93.C" style:family="table-column">
      <style:table-column-properties style:column-width="5.415cm"/>
    </style:style>
    <style:style style:name="Tabla93.D" style:family="table-column">
      <style:table-column-properties style:column-width="6.83cm"/>
    </style:style>
    <style:style style:name="Tabla93.1" style:family="table-row">
      <style:table-row-properties fo:keep-together="auto"/>
    </style:style>
    <style:style style:name="Tabla93.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93.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3.C2" style:family="table-cell">
      <style:table-cell-properties style:vertical-align="middle" fo:padding-left="0.191cm" fo:padding-right="0.191cm" fo:padding-top="0cm" fo:padding-bottom="0cm" fo:border="0.5pt solid #000000" style:writing-mode="lr-tb"/>
    </style:style>
    <style:style style:name="Tabla93.C3" style:family="table-cell">
      <style:table-cell-properties style:vertical-align="middle" fo:padding-left="0.191cm" fo:padding-right="0.191cm" fo:padding-top="0cm" fo:padding-bottom="0cm" fo:border="0.5pt solid #000000" style:writing-mode="lr-tb"/>
    </style:style>
    <style:style style:name="Tabla93.C4" style:family="table-cell">
      <style:table-cell-properties style:vertical-align="middle" fo:padding-left="0.191cm" fo:padding-right="0.191cm" fo:padding-top="0cm" fo:padding-bottom="0cm" fo:border="0.5pt solid #000000" style:writing-mode="lr-tb"/>
    </style:style>
    <style:style style:name="Tabla93.5" style:family="table-row">
      <style:table-row-properties style:row-height="0.101cm" fo:keep-together="auto"/>
    </style:style>
    <style:style style:name="Tabla93.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3.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3.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3.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3.D7" style:family="table-cell">
      <style:table-cell-properties style:vertical-align="middle" fo:padding-left="0.191cm" fo:padding-right="0.191cm" fo:padding-top="0cm" fo:padding-bottom="0cm" fo:border="0.5pt solid #000000" style:writing-mode="lr-tb"/>
    </style:style>
    <style:style style:name="Tabla93.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3.D8" style:family="table-cell">
      <style:table-cell-properties style:vertical-align="middle" fo:padding-left="0.191cm" fo:padding-right="0.191cm" fo:padding-top="0cm" fo:padding-bottom="0cm" fo:border="0.5pt solid #000000" style:writing-mode="lr-tb"/>
    </style:style>
    <style:style style:name="Tabla93.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3.D9" style:family="table-cell">
      <style:table-cell-properties style:vertical-align="middle" fo:padding-left="0.191cm" fo:padding-right="0.191cm" fo:padding-top="0cm" fo:padding-bottom="0cm" fo:border="0.5pt solid #000000" style:writing-mode="lr-tb"/>
    </style:style>
    <style:style style:name="Tabla93.A10"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3.D10" style:family="table-cell">
      <style:table-cell-properties style:vertical-align="middle" fo:padding-left="0.191cm" fo:padding-right="0.191cm" fo:padding-top="0cm" fo:padding-bottom="0cm" fo:border="0.5pt solid #000000" style:writing-mode="lr-tb"/>
    </style:style>
    <style:style style:name="Tabla93.A1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3.D11" style:family="table-cell">
      <style:table-cell-properties style:vertical-align="middle" fo:padding-left="0.191cm" fo:padding-right="0.191cm" fo:padding-top="0cm" fo:padding-bottom="0cm" fo:border="0.5pt solid #000000" style:writing-mode="lr-tb"/>
    </style:style>
    <style:style style:name="Tabla94" style:family="table">
      <style:table-properties style:width="16.039cm" fo:margin-left="0.411cm" table:align="left" style:writing-mode="lr-tb"/>
    </style:style>
    <style:style style:name="Tabla94.A" style:family="table-column">
      <style:table-column-properties style:column-width="2.394cm"/>
    </style:style>
    <style:style style:name="Tabla94.B" style:family="table-column">
      <style:table-column-properties style:column-width="1.397cm"/>
    </style:style>
    <style:style style:name="Tabla94.C" style:family="table-column">
      <style:table-column-properties style:column-width="5.45cm"/>
    </style:style>
    <style:style style:name="Tabla94.D" style:family="table-column">
      <style:table-column-properties style:column-width="6.798cm"/>
    </style:style>
    <style:style style:name="Tabla94.1" style:family="table-row">
      <style:table-row-properties fo:keep-together="auto"/>
    </style:style>
    <style:style style:name="Tabla94.A1" style:family="table-cell">
      <style:table-cell-properties style:vertical-align="middle" fo:background-color="#d9d9d9" fo:padding-left="0.191cm" fo:padding-right="0.191cm" fo:padding-top="0.101cm" fo:padding-bottom="0.101cm" fo:border="0.5pt solid #000000" style:writing-mode="lr-tb">
        <style:background-image/>
      </style:table-cell-properties>
    </style:style>
    <style:style style:name="Tabla94.A2" style:family="table-cell">
      <style:table-cell-properties style:vertical-align="middle" fo:background-color="#eccbca" fo:padding-left="0.191cm" fo:padding-right="0.191cm" fo:padding-top="0.101cm" fo:padding-bottom="0.101cm" fo:border-left="0.5pt solid #000000" fo:border-right="none" fo:border-top="0.5pt solid #000000" fo:border-bottom="0.5pt solid #000000" style:writing-mode="lr-tb">
        <style:background-image/>
      </style:table-cell-properties>
    </style:style>
    <style:style style:name="Tabla94.C2" style:family="table-cell">
      <style:table-cell-properties style:vertical-align="middle" fo:padding-left="0.191cm" fo:padding-right="0.191cm" fo:padding-top="0cm" fo:padding-bottom="0cm" fo:border="0.5pt solid #000000" style:writing-mode="lr-tb"/>
    </style:style>
    <style:style style:name="Tabla94.C3" style:family="table-cell">
      <style:table-cell-properties style:vertical-align="middle" fo:padding-left="0.191cm" fo:padding-right="0.191cm" fo:padding-top="0cm" fo:padding-bottom="0cm" fo:border="0.5pt solid #000000" style:writing-mode="lr-tb"/>
    </style:style>
    <style:style style:name="Tabla94.C4" style:family="table-cell">
      <style:table-cell-properties style:vertical-align="middle" fo:padding-left="0.191cm" fo:padding-right="0.191cm" fo:padding-top="0cm" fo:padding-bottom="0cm" fo:border="0.5pt solid #000000" style:writing-mode="lr-tb"/>
    </style:style>
    <style:style style:name="Tabla94.5" style:family="table-row">
      <style:table-row-properties style:row-height="0.101cm" fo:keep-together="auto"/>
    </style:style>
    <style:style style:name="Tabla94.A5" style:family="table-cell">
      <style:table-cell-properties style:vertical-align="middle" fo:background-color="#595959" fo:padding-left="0.191cm" fo:padding-right="0.191cm" fo:padding-top="0.101cm" fo:padding-bottom="0.101cm" fo:border="0.5pt solid #000000" style:writing-mode="lr-tb">
        <style:background-image/>
      </style:table-cell-properties>
    </style:style>
    <style:style style:name="Tabla94.B6" style:family="table-cell">
      <style:table-cell-properties style:vertical-align="middle" fo:background-color="#eccbc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4.D6" style:family="table-cell">
      <style:table-cell-properties style:vertical-align="middle" fo:background-color="#eccbca" fo:padding-left="0.191cm" fo:padding-right="0.191cm" fo:padding-top="0cm" fo:padding-bottom="0cm" fo:border="0.5pt solid #000000" style:writing-mode="lr-tb">
        <style:background-image/>
      </style:table-cell-properties>
    </style:style>
    <style:style style:name="Tabla94.A7"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4.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4.D7" style:family="table-cell">
      <style:table-cell-properties style:vertical-align="middle" fo:padding-left="0.191cm" fo:padding-right="0.191cm" fo:padding-top="0cm" fo:padding-bottom="0cm" fo:border="0.5pt solid #000000" style:writing-mode="lr-tb"/>
    </style:style>
    <style:style style:name="Tabla94.A8"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4.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4.D8" style:family="table-cell">
      <style:table-cell-properties style:vertical-align="middle" fo:padding-left="0.191cm" fo:padding-right="0.191cm" fo:padding-top="0cm" fo:padding-bottom="0cm" fo:border="0.5pt solid #000000" style:writing-mode="lr-tb"/>
    </style:style>
    <style:style style:name="Tabla94.A9"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la94.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4.D9"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snap-to-layout-grid="false"/>
      <style:text-properties fo:color="#008000"/>
    </style:style>
    <style:style style:name="P2" style:family="paragraph" style:parent-style-name="Standard">
      <style:paragraph-properties style:snap-to-layout-grid="false"/>
      <style:text-properties fo:color="#008000" style:letter-kerning="tru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NewsGotT" style:font-name-complex="NewsGotT"/>
    </style:style>
    <style:style style:name="P5" style:family="paragraph" style:parent-style-name="Standard">
      <style:paragraph-properties fo:margin-top="0cm" fo:margin-bottom="0cm" style:contextual-spacing="false" fo:text-align="center" style:justify-single-word="false"/>
      <style:text-properties style:font-name="NewsGotT" style:font-name-complex="NewsGotT"/>
    </style:style>
    <style:style style:name="P6" style:family="paragraph" style:parent-style-name="Standard">
      <style:paragraph-properties fo:margin-top="0cm" fo:margin-bottom="0cm" style:contextual-spacing="false" fo:text-align="center" style:justify-single-word="false">
        <style:tab-stops>
          <style:tab-stop style:position="1cm"/>
        </style:tab-stops>
      </style:paragraph-properties>
      <style:text-properties style:font-name="NewsGotT" style:font-name-complex="NewsGotT"/>
    </style:style>
    <style:style style:name="P7" style:family="paragraph" style:parent-style-name="Standard">
      <style:paragraph-properties fo:margin-top="0cm" fo:margin-bottom="0cm" style:contextual-spacing="false" fo:text-align="center" style:justify-single-word="false">
        <style:tab-stops>
          <style:tab-stop style:position="0.877cm"/>
        </style:tab-stops>
      </style:paragraph-properties>
      <style:text-properties style:font-name="NewsGotT" style:font-name-complex="NewsGotT"/>
    </style:style>
    <style:style style:name="P8" style:family="paragraph" style:parent-style-name="Standard">
      <style:paragraph-properties fo:margin-top="0cm" fo:margin-bottom="0cm" style:contextual-spacing="false" style:snap-to-layout-grid="false"/>
      <style:text-properties style:font-name="NewsGotT" style:font-name-complex="NewsGotT"/>
    </style:style>
    <style:style style:name="P9" style:family="paragraph" style:parent-style-name="Standard">
      <style:paragraph-properties fo:margin-top="0cm" fo:margin-bottom="0cm" style:contextual-spacing="false"/>
      <style:text-properties style:font-name="NewsGotT" style:font-name-complex="NewsGotT" style:font-size-complex="12pt"/>
    </style:style>
    <style:style style:name="P10" style:family="paragraph" style:parent-style-name="Standard">
      <style:paragraph-properties fo:margin-top="0cm" fo:margin-bottom="0cm" style:contextual-spacing="false" style:snap-to-layout-grid="false"/>
      <style:text-properties style:font-name="NewsGotT" style:font-name-complex="NewsGotT" style:font-size-complex="12pt"/>
    </style:style>
    <style:style style:name="P11" style:family="paragraph" style:parent-style-name="Standard">
      <style:paragraph-properties fo:margin-top="0cm" fo:margin-bottom="0cm" style:contextual-spacing="false"/>
      <style:text-properties style:font-name="NewsGotT" fo:language="es" fo:country="ES" style:font-name-complex="NewsGotT"/>
    </style:style>
    <style:style style:name="P12" style:family="paragraph" style:parent-style-name="Standard">
      <style:paragraph-properties fo:margin-top="0cm" fo:margin-bottom="0cm" style:contextual-spacing="false" fo:text-align="center" style:justify-single-word="false"/>
      <style:text-properties style:font-name="NewsGotT" fo:language="es" fo:country="ES" style:font-name-complex="NewsGotT"/>
    </style:style>
    <style:style style:name="P13" style:family="paragraph" style:parent-style-name="Standard">
      <style:paragraph-properties fo:margin-top="0cm" fo:margin-bottom="0cm" style:contextual-spacing="false" fo:text-align="center" style:justify-single-word="false">
        <style:tab-stops>
          <style:tab-stop style:position="1cm"/>
        </style:tab-stops>
      </style:paragraph-properties>
      <style:text-properties style:font-name="NewsGotT" fo:language="es" fo:country="ES" style:font-name-complex="NewsGotT"/>
    </style:style>
    <style:style style:name="P14" style:family="paragraph" style:parent-style-name="Standard">
      <style:paragraph-properties fo:margin-top="0cm" fo:margin-bottom="0cm" style:contextual-spacing="false"/>
      <style:text-properties style:font-name="NewsGotT" fo:language="es" fo:country="ES" style:font-name-complex="NewsGotT" style:font-size-complex="12pt"/>
    </style:style>
    <style:style style:name="P15" style:family="paragraph" style:parent-style-name="Standard">
      <style:paragraph-properties fo:margin-top="0cm" fo:margin-bottom="0cm" style:contextual-spacing="false" style:snap-to-layout-grid="false"/>
      <style:text-properties style:font-name="NewsGotT" fo:language="es" fo:country="ES" style:font-name-complex="NewsGotT" style:font-size-complex="12pt"/>
    </style:style>
    <style:style style:name="P16" style:family="paragraph" style:parent-style-name="Standard">
      <style:paragraph-properties fo:margin-top="0cm" fo:margin-bottom="0cm" style:contextual-spacing="false" style:snap-to-layout-grid="false"/>
      <style:text-properties style:font-name="NewsGotT" fo:language="es" fo:country="ES" style:font-name-complex="NewsGotT"/>
    </style:style>
    <style:style style:name="P17" style:family="paragraph" style:parent-style-name="Standard">
      <style:paragraph-properties fo:margin-top="0cm" fo:margin-bottom="0cm" style:contextual-spacing="false"/>
      <style:text-properties style:font-name="NewsGotT" fo:language="es" fo:country="ES" style:language-asian="es" style:country-asian="ES" style:font-name-complex="NewsGotT"/>
    </style:style>
    <style:style style:name="P18" style:family="paragraph" style:parent-style-name="Standard">
      <style:paragraph-properties fo:margin-top="0cm" fo:margin-bottom="0cm" style:contextual-spacing="false" fo:text-align="center" style:justify-single-word="false"/>
      <style:text-properties style:font-name="NewsGotT" fo:language="es" fo:country="ES" style:language-asian="es" style:country-asian="ES" style:font-name-complex="NewsGotT"/>
    </style:style>
    <style:style style:name="P19" style:family="paragraph" style:parent-style-name="Standard">
      <style:paragraph-properties fo:margin-top="0cm" fo:margin-bottom="0cm" style:contextual-spacing="false"/>
      <style:text-properties style:font-name="NewsGotT" fo:language="es" fo:country="ES" style:language-asian="es" style:country-asian="ES" style:font-name-complex="NewsGotT" style:font-size-complex="12pt"/>
    </style:style>
    <style:style style:name="P20" style:family="paragraph" style:parent-style-name="Standard">
      <style:paragraph-properties fo:margin-top="0cm" fo:margin-bottom="0cm" style:contextual-spacing="false"/>
      <style:text-properties style:font-name="NewsGotT" fo:language="es" fo:country="ES" style:font-name-asian="Arial" style:language-asian="es" style:country-asian="ES" style:font-name-complex="NewsGotT" style:font-size-complex="12pt"/>
    </style:style>
    <style:style style:name="P21" style:family="paragraph" style:parent-style-name="Standard">
      <style:paragraph-properties fo:margin-top="0cm" fo:margin-bottom="0cm" style:contextual-spacing="false" fo:text-align="end" style:justify-single-word="false"/>
      <style:text-properties style:font-name="NewsGotT" fo:language="es" fo:country="ES" fo:font-style="italic" style:language-asian="es" style:country-asian="ES" style:font-style-asian="italic" style:font-name-complex="NewsGotT"/>
    </style:style>
    <style:style style:name="P22" style:family="paragraph" style:parent-style-name="Standard">
      <style:paragraph-properties fo:margin-top="0cm" fo:margin-bottom="0cm" style:contextual-spacing="false"/>
      <style:text-properties style:font-name="NewsGotT" fo:language="es" fo:country="ES" style:language-asian="es" style:country-asian="ES" style:font-name-complex="NewsGotT"/>
    </style:style>
    <style:style style:name="P23" style:family="paragraph" style:parent-style-name="Standard">
      <style:paragraph-properties fo:margin-top="0cm" fo:margin-bottom="0cm" style:contextual-spacing="false"/>
      <style:text-properties style:font-name="NewsGotT" fo:language="es" fo:country="ES" style:language-asian="es" style:country-asian="ES" style:font-name-complex="NewsGotT" style:font-size-complex="12pt"/>
    </style:style>
    <style:style style:name="P24" style:family="paragraph" style:parent-style-name="Standard">
      <style:paragraph-properties fo:margin-top="0cm" fo:margin-bottom="0cm" style:contextual-spacing="false" fo:text-align="center" style:justify-single-word="false"/>
      <style:text-properties style:font-name="NewsGotT" fo:language="es" fo:country="ES" style:language-asian="es" style:country-asian="ES" style:font-name-complex="NewsGotT" style:font-size-complex="12pt"/>
    </style:style>
    <style:style style:name="P25" style:family="paragraph" style:parent-style-name="Standard">
      <style:paragraph-properties fo:margin-top="0cm" fo:margin-bottom="0cm" style:contextual-spacing="false" fo:text-align="center" style:justify-single-word="false"/>
      <style:text-properties style:font-name="NewsGotT" fo:language="es" fo:country="ES" style:language-asian="es" style:country-asian="ES" style:font-name-complex="NewsGotT"/>
    </style:style>
    <style:style style:name="P26" style:family="paragraph" style:parent-style-name="Standard">
      <style:paragraph-properties fo:margin-top="0cm" fo:margin-bottom="0cm" style:contextual-spacing="false" fo:text-align="center" style:justify-single-word="false"/>
      <style:text-properties style:font-name="NewsGotT" fo:language="es" fo:country="ES" fo:font-weight="bold" style:language-asian="es" style:country-asian="ES" style:font-weight-asian="bold" style:font-name-complex="NewsGotT"/>
    </style:style>
    <style:style style:name="P27" style:family="paragraph" style:parent-style-name="Standard">
      <style:paragraph-properties fo:margin-top="0cm" fo:margin-bottom="0cm" style:contextual-spacing="false" fo:text-align="center" style:justify-single-word="false"/>
      <style:text-properties style:font-name="NewsGotT" fo:language="es" fo:country="ES" fo:font-weight="bold" style:language-asian="es" style:country-asian="ES" style:font-weight-asian="bold" style:font-name-complex="NewsGotT" style:font-size-complex="12pt"/>
    </style:style>
    <style:style style:name="P28" style:family="paragraph" style:parent-style-name="Standard">
      <style:paragraph-properties fo:margin-top="0cm" fo:margin-bottom="0cm" style:contextual-spacing="false"/>
      <style:text-properties style:font-name="NewsGotT" fo:language="es" fo:country="ES" style:font-name-asian="Arial" style:language-asian="es" style:country-asian="ES" style:font-name-complex="NewsGotT" style:font-size-complex="12pt"/>
    </style:style>
    <style:style style:name="P29" style:family="paragraph" style:parent-style-name="Standard">
      <style:paragraph-properties fo:margin-top="0cm" fo:margin-bottom="0cm" style:contextual-spacing="false" fo:text-align="center" style:justify-single-word="false"/>
      <style:text-properties style:font-name="NewsGotT" fo:font-weight="bold" style:font-weight-asian="bold" style:font-name-complex="NewsGotT"/>
    </style:style>
    <style:style style:name="P30" style:family="paragraph" style:parent-style-name="Standard">
      <style:paragraph-properties fo:margin-top="0cm" fo:margin-bottom="0cm" style:contextual-spacing="false"/>
      <style:text-properties style:font-name="NewsGotT" fo:font-size="8pt" fo:language="es" fo:country="ES" style:font-name-asian="Arial" style:font-size-asian="8pt" style:language-asian="es" style:country-asian="ES" style:font-name-complex="NewsGotT"/>
    </style:style>
    <style:style style:name="P31" style:family="paragraph" style:parent-style-name="Standard">
      <style:paragraph-properties fo:margin-top="0cm" fo:margin-bottom="0cm" style:contextual-spacing="false" fo:text-align="center" style:justify-single-word="false"/>
    </style:style>
    <style:style style:name="P32" style:family="paragraph" style:parent-style-name="Standard">
      <style:paragraph-properties fo:margin-top="0cm" fo:margin-bottom="0cm" style:contextual-spacing="false"/>
      <style:text-properties fo:text-transform="uppercase" style:font-name="NewsGotT" fo:language="es" fo:country="ES" fo:font-weight="bold" style:language-asian="es" style:country-asian="ES" style:font-weight-asian="bold" style:font-name-complex="NewsGotT"/>
    </style:style>
    <style:style style:name="P33" style:family="paragraph" style:parent-style-name="Standard">
      <style:paragraph-properties fo:margin-top="0cm" fo:margin-bottom="0cm" style:contextual-spacing="false" fo:text-align="center" style:justify-single-word="false" fo:break-before="page"/>
      <style:text-properties style:font-name="NewsGotT" style:font-name-complex="NewsGotT"/>
    </style:style>
    <style:style style:name="P34" style:family="paragraph" style:parent-style-name="Standard" style:master-page-name="Standard">
      <style:paragraph-properties fo:margin-top="0cm" fo:margin-bottom="0cm" style:contextual-spacing="false" style:page-number="auto"/>
      <style:text-properties style:font-name="NewsGotT" style:font-name-complex="NewsGotT"/>
    </style:style>
    <style:style style:name="P35" style:family="paragraph" style:parent-style-name="Standard">
      <style:paragraph-properties fo:margin-top="0.106cm" fo:margin-bottom="0cm" style:contextual-spacing="false" fo:text-align="center" style:justify-single-word="false"/>
      <style:text-properties style:font-name="NewsGotT" fo:language="es" fo:country="ES" fo:font-weight="bold" style:language-asian="es" style:country-asian="ES" style:font-weight-asian="bold" style:font-name-complex="NewsGotT" style:font-size-complex="12pt"/>
    </style:style>
    <style:style style:name="P36" style:family="paragraph" style:parent-style-name="Standard">
      <style:paragraph-properties fo:margin-top="0.106cm" fo:margin-bottom="0cm" style:contextual-spacing="false" fo:text-align="center" style:justify-single-word="false"/>
      <style:text-properties style:font-name="NewsGotT" fo:language="es" fo:country="ES" fo:font-weight="bold" style:language-asian="es" style:country-asian="ES" style:font-weight-asian="bold" style:font-name-complex="NewsGotT"/>
    </style:style>
    <style:style style:name="P37" style:family="paragraph" style:parent-style-name="Standard">
      <style:paragraph-properties fo:margin-top="0.106cm" fo:margin-bottom="0cm" style:contextual-spacing="false" fo:text-align="center" style:justify-single-word="false"/>
      <style:text-properties style:font-name="NewsGotT" fo:language="es" fo:country="ES" fo:font-weight="bold" style:language-asian="es" style:country-asian="ES" style:font-weight-asian="bold" style:font-name-complex="NewsGotT"/>
    </style:style>
    <style:style style:name="P38" style:family="paragraph" style:parent-style-name="Standard">
      <style:paragraph-properties fo:margin-top="0.106cm" fo:margin-bottom="0cm" style:contextual-spacing="false" fo:text-align="center" style:justify-single-word="false"/>
      <style:text-properties style:font-name="NewsGotT" fo:language="es" fo:country="ES" fo:font-weight="bold" style:language-asian="es" style:country-asian="ES" style:font-weight-asian="bold" style:font-name-complex="NewsGotT" style:font-size-complex="12pt"/>
    </style:style>
    <style:style style:name="P39"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es" fo:country="ES" style:language-asian="es" style:country-asian="ES"/>
    </style:style>
    <style:style style:name="P40"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es" fo:country="ES" style:letter-kerning="true" style:language-asian="es" style:country-asian="ES" style:text-scale="80%"/>
    </style:style>
    <style:style style:name="P41" style:family="paragraph" style:parent-style-name="Heading">
      <style:paragraph-properties fo:margin-top="0.106cm" fo:margin-bottom="0cm" style:contextual-spacing="false"/>
    </style:style>
    <style:style style:name="P42" style:family="paragraph" style:parent-style-name="Heading">
      <style:paragraph-properties fo:margin-top="0.106cm" fo:margin-bottom="0cm" style:contextual-spacing="false"/>
      <style:text-properties fo:font-size="18pt" style:font-size-asian="18pt" style:font-size-complex="18pt"/>
    </style:style>
    <style:style style:name="P43" style:family="paragraph" style:parent-style-name="Heading">
      <style:paragraph-properties fo:margin-top="0.106cm" fo:margin-bottom="0cm" style:contextual-spacing="false"/>
      <style:text-properties fo:language="es" fo:country="ES"/>
    </style:style>
    <style:style style:name="P44" style:family="paragraph" style:parent-style-name="Heading" style:master-page-name="Convertir_20_1">
      <style:paragraph-properties fo:margin-top="0.106cm" fo:margin-bottom="0cm" style:contextual-spacing="false" style:page-number="auto"/>
      <style:text-properties fo:language="es" fo:country="ES"/>
    </style:style>
    <style:style style:name="P45" style:family="paragraph" style:parent-style-name="Footer">
      <style:text-properties fo:language="es" fo:country="ES" style:language-asian="es" style:country-asian="ES"/>
    </style:style>
    <style:style style:name="P46" style:family="paragraph" style:parent-style-name="Footer">
      <style:paragraph-properties fo:margin-top="0cm" fo:margin-bottom="0cm" style:contextual-spacing="false"/>
    </style:style>
    <style:style style:name="P47" style:family="paragraph" style:parent-style-name="Footer">
      <style:paragraph-properties fo:margin-top="0cm" fo:margin-bottom="0cm" style:contextual-spacing="false"/>
      <style:text-properties style:font-name="NewsGotT" fo:font-size="8pt" fo:language="es" fo:country="ES" style:font-size-asian="8pt" style:language-asian="es" style:country-asian="ES" style:font-name-complex="NewsGotT"/>
    </style:style>
    <style:style style:name="P48" style:family="paragraph" style:parent-style-name="Footer">
      <style:paragraph-properties fo:margin-top="0cm" fo:margin-bottom="0cm" style:contextual-spacing="false"/>
      <style:text-properties style:font-name="NewsGotT" fo:language="es" fo:country="ES" style:font-name-complex="NewsGotT"/>
    </style:style>
    <style:style style:name="P49" style:family="paragraph" style:parent-style-name="Footer">
      <style:paragraph-properties fo:margin-top="0cm" fo:margin-bottom="0cm" style:contextual-spacing="false" fo:text-align="end" style:justify-single-word="false"/>
    </style:style>
    <style:style style:name="P50" style:family="paragraph" style:parent-style-name="Heading_20_2">
      <style:paragraph-properties fo:margin-top="0.423cm" fo:margin-bottom="0cm" style:contextual-spacing="false"/>
    </style:style>
    <style:style style:name="P51" style:family="paragraph" style:parent-style-name="Heading_20_4">
      <style:paragraph-properties fo:margin-top="0.423cm" fo:margin-bottom="0cm" style:contextual-spacing="false"/>
    </style:style>
    <style:style style:name="P52" style:family="paragraph" style:parent-style-name="Heading_20_1">
      <style:paragraph-properties fo:margin-top="0.423cm" fo:margin-bottom="0cm" style:contextual-spacing="false"/>
    </style:style>
    <style:style style:name="P53" style:family="paragraph" style:parent-style-name="Heading_20_1">
      <style:paragraph-properties fo:margin-left="1.251cm" fo:margin-right="0cm" fo:margin-top="0.423cm" fo:margin-bottom="0cm" style:contextual-spacing="false" fo:text-indent="-1.251cm" style:auto-text-indent="false"/>
    </style:style>
    <style:style style:name="P54" style:family="paragraph" style:parent-style-name="Heading_20_3">
      <style:paragraph-properties fo:margin-top="0.423cm" fo:margin-bottom="0cm" style:contextual-spacing="false"/>
    </style:style>
    <style:style style:name="P55" style:family="paragraph" style:parent-style-name="Párrafo_20_Nivel_20_2">
      <style:paragraph-properties fo:margin-top="0.212cm" fo:margin-bottom="0cm" style:contextual-spacing="false"/>
    </style:style>
    <style:style style:name="P56" style:family="paragraph" style:parent-style-name="Header">
      <style:text-properties fo:language="es" fo:country="ES"/>
    </style:style>
    <style:style style:name="P57" style:family="paragraph" style:parent-style-name="Normal_20__28_Web_29_">
      <style:paragraph-properties fo:margin-top="0.494cm" fo:margin-bottom="0cm" style:contextual-spacing="false"/>
    </style:style>
    <style:style style:name="P58" style:family="paragraph" style:parent-style-name="Normal_20__28_Web_29_">
      <style:paragraph-properties fo:margin-top="0.494cm" fo:margin-bottom="0cm" style:contextual-spacing="false" fo:text-align="center" style:justify-single-word="false"/>
    </style:style>
    <style:style style:name="P59" style:family="paragraph" style:parent-style-name="Normal_20__28_Web_29_">
      <style:paragraph-properties fo:margin-top="0.494cm" fo:margin-bottom="0cm" style:contextual-spacing="false" fo:text-align="center" style:justify-single-word="false"/>
      <style:text-properties style:font-name="NewsGotT" style:font-name-complex="NewsGotT" style:font-size-complex="11pt"/>
    </style:style>
    <style:style style:name="P60" style:family="paragraph" style:parent-style-name="Normal_20__28_Web_29_">
      <style:paragraph-properties fo:margin-top="0.494cm" fo:margin-bottom="0cm" style:contextual-spacing="false" fo:text-align="center" style:justify-single-word="false"/>
      <style:text-properties style:font-name="NewsGotT" fo:language="es" fo:country="ES" fo:background-color="#ffffff" style:font-name-complex="NewsGotT" style:font-size-complex="11pt"/>
    </style:style>
    <style:style style:name="P61" style:family="paragraph" style:parent-style-name="Normal_20__28_Web_29_">
      <style:paragraph-properties fo:margin-top="0.494cm" fo:margin-bottom="0cm" style:contextual-spacing="false"/>
      <style:text-properties style:font-name="NewsGotT" fo:language="es" fo:country="ES" style:font-name-complex="NewsGotT" style:font-size-complex="11pt"/>
    </style:style>
    <style:style style:name="P62" style:family="paragraph" style:parent-style-name="Normal_20__28_Web_29_">
      <style:paragraph-properties fo:margin-top="0.494cm" fo:margin-bottom="0cm" style:contextual-spacing="false" fo:text-align="center" style:justify-single-word="false"/>
      <style:text-properties style:font-name="NewsGotT" fo:language="es" fo:country="ES" style:font-name-complex="NewsGotT" style:font-size-complex="11pt"/>
    </style:style>
    <style:style style:name="P6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64" style:family="paragraph" style:parent-style-name="Encabezado-10">
      <style:paragraph-properties fo:margin-left="0cm" fo:margin-right="-0.044cm" fo:margin-top="0cm" fo:margin-bottom="0cm" style:contextual-spacing="false" fo:text-align="start" style:justify-single-word="false" fo:text-indent="0cm" style:auto-text-indent="false"/>
    </style:style>
    <style:style style:name="P65" style:family="paragraph" style:parent-style-name="Tabla_20_Pie">
      <style:paragraph-properties fo:margin-top="0.212cm" fo:margin-bottom="0cm" style:contextual-spacing="false"/>
    </style:style>
    <style:style style:name="P66" style:family="paragraph" style:parent-style-name="Tabla_20_Pie">
      <style:paragraph-properties fo:margin-top="0.212cm" fo:margin-bottom="0cm" style:contextual-spacing="false"/>
      <style:text-properties style:font-name="NewsGotT" fo:font-size="8pt" fo:language="es" fo:country="ES" style:font-size-asian="8pt" style:font-name-complex="NewsGotT" style:font-size-complex="8pt"/>
    </style:style>
    <style:style style:name="P67" style:family="paragraph" style:parent-style-name="Tabla_20_Pie">
      <style:paragraph-properties fo:margin-top="0.212cm" fo:margin-bottom="0cm" style:contextual-spacing="false" fo:line-height="100%"/>
      <style:text-properties style:font-name="NewsGotT" fo:font-size="8pt" style:font-size-asian="8pt" style:font-name-complex="NewsGotT" style:font-size-complex="12pt"/>
    </style:style>
    <style:style style:name="P68" style:family="paragraph" style:parent-style-name="Tabla_20_Pie">
      <style:paragraph-properties fo:margin-top="0.212cm" fo:margin-bottom="0cm" style:contextual-spacing="false" fo:line-height="100%"/>
    </style:style>
    <style:style style:name="P69" style:family="paragraph" style:parent-style-name="Tabla_20_Título">
      <style:paragraph-properties fo:margin-top="0cm" fo:margin-bottom="0cm" style:contextual-spacing="false"/>
      <style:text-properties style:font-name="NewsGotT" style:font-name-complex="NewsGotT"/>
    </style:style>
    <style:style style:name="P70" style:family="paragraph" style:parent-style-name="Tabla_20_Título">
      <style:paragraph-properties fo:margin-top="0cm" fo:margin-bottom="0cm" style:contextual-spacing="false" fo:text-align="start" style:justify-single-word="false"/>
      <style:text-properties style:font-name="NewsGotT" style:font-name-complex="NewsGotT"/>
    </style:style>
    <style:style style:name="T1" style:family="text">
      <style:text-properties fo:font-size="18pt" fo:language="es" fo:country="ES" style:font-size-asian="18pt" style:font-size-complex="18pt"/>
    </style:style>
    <style:style style:name="T2" style:family="text">
      <style:text-properties fo:language="es" fo:country="ES"/>
    </style:style>
    <style:style style:name="T3" style:family="text">
      <style:text-properties style:font-name="NewsGotT" fo:language="es" fo:country="ES" fo:font-style="italic" style:font-style-asian="italic" style:font-name-complex="NewsGotT"/>
    </style:style>
    <style:style style:name="T4" style:family="text">
      <style:text-properties style:font-name="NewsGotT" fo:language="es" fo:country="ES" style:font-name-complex="NewsGotT"/>
    </style:style>
    <style:style style:name="T5" style:family="text">
      <style:text-properties style:font-name="NewsGotT" fo:language="es" fo:country="ES" style:font-name-complex="NewsGotT" style:font-size-complex="12pt"/>
    </style:style>
    <style:style style:name="T6" style:family="text">
      <style:text-properties style:font-name="NewsGotT" fo:language="es" fo:country="ES" style:font-name-complex="NewsGotT" style:font-size-complex="11pt"/>
    </style:style>
    <style:style style:name="T7" style:family="text">
      <style:text-properties style:font-name="NewsGotT" fo:language="es" fo:country="ES" fo:font-weight="bold" style:font-weight-asian="bold" style:font-name-complex="NewsGotT" style:font-size-complex="12pt"/>
    </style:style>
    <style:style style:name="T8" style:family="text">
      <style:text-properties style:font-name="NewsGotT" fo:language="es" fo:country="ES" style:font-name-asian="NewsGotT" style:font-name-complex="NewsGotT"/>
    </style:style>
    <style:style style:name="T9" style:family="text">
      <style:text-properties style:font-name="NewsGotT" fo:language="es" fo:country="ES" style:font-name-asian="NewsGotT" style:font-name-complex="NewsGotT" style:font-size-complex="12pt"/>
    </style:style>
    <style:style style:name="T10" style:family="text">
      <style:text-properties style:font-name="NewsGotT" fo:language="es" fo:country="ES" style:language-asian="es" style:country-asian="ES" style:font-name-complex="NewsGotT"/>
    </style:style>
    <style:style style:name="T11" style:family="text">
      <style:text-properties style:font-name="NewsGotT" fo:language="es" fo:country="ES" style:language-asian="es" style:country-asian="ES" style:font-name-complex="NewsGotT" style:font-size-complex="12pt"/>
    </style:style>
    <style:style style:name="T12" style:family="text">
      <style:text-properties style:font-name="NewsGotT" fo:language="es" fo:country="ES" fo:background-color="#ffffff" loext:char-shading-value="0" style:font-name-complex="NewsGotT" style:font-size-complex="11pt"/>
    </style:style>
    <style:style style:name="T13" style:family="text">
      <style:text-properties style:font-name="NewsGotT" fo:language="es" fo:country="ES" style:text-underline-style="solid" style:text-underline-width="auto" style:text-underline-color="font-color" style:language-asian="es" style:country-asian="ES" style:font-name-complex="NewsGotT"/>
    </style:style>
    <style:style style:name="T14" style:family="text">
      <style:text-properties style:font-name="NewsGotT" style:font-name-complex="NewsGotT"/>
    </style:style>
    <style:style style:name="T15" style:family="text">
      <style:text-properties style:font-name="NewsGotT" style:font-name-complex="NewsGotT" style:font-size-complex="12pt"/>
    </style:style>
    <style:style style:name="T16" style:family="text">
      <style:text-properties style:font-name="NewsGotT" fo:language="es" fo:country="ES" style:language-asian="es" style:country-asian="ES" style:font-name-complex="NewsGotT"/>
    </style:style>
    <style:style style:name="T17" style:family="text">
      <style:text-properties style:font-name="NewsGotT" fo:language="es" fo:country="ES" style:language-asian="es" style:country-asian="ES" style:font-name-complex="NewsGotT" style:font-size-complex="12pt"/>
    </style:style>
    <style:style style:name="T18" style:family="text">
      <style:text-properties style:font-name="NewsGotT" fo:font-size="8pt" style:font-size-asian="8pt" style:font-name-complex="NewsGotT" style:font-size-complex="8pt"/>
    </style:style>
    <style:style style:name="T19" style:family="text">
      <style:text-properties style:font-name="NewsGotT" fo:font-size="8pt" style:font-size-asian="8pt" style:font-name-complex="NewsGotT" style:font-size-complex="12pt"/>
    </style:style>
    <style:style style:name="T20" style:family="text">
      <style:text-properties style:font-name="NewsGotT" fo:font-size="8pt" fo:language="es" fo:country="ES" style:font-size-asian="8pt" style:font-name-complex="NewsGotT" style:font-size-complex="8pt"/>
    </style:style>
    <style:style style:name="T21" style:family="text">
      <style:text-properties style:font-name="NewsGotT" fo:font-size="8pt" fo:language="es" fo:country="ES" style:font-size-asian="8pt" style:language-asian="es" style:country-asian="ES" style:font-name-complex="NewsGotT"/>
    </style:style>
    <style:style style:name="T22" style:family="text">
      <style:text-properties style:font-name="NewsGotT" fo:font-size="8pt" fo:language="es" fo:country="ES" style:font-name-asian="NewsGotT" style:font-size-asian="8pt" style:language-asian="es" style:country-asian="ES" style:font-name-complex="NewsGotT"/>
    </style:style>
    <style:style style:name="T23" style:family="text">
      <style:text-properties style:font-name="NewsGotT" fo:font-size="8pt" fo:language="es" fo:country="ES" style:font-size-asian="8pt" style:language-asian="es" style:country-asian="ES" style:font-name-complex="NewsGotT"/>
    </style:style>
    <style:style style:name="T24" style:family="text">
      <style:text-properties style:font-name="NewsGotT" style:font-name-asian="NewsGotT" style:font-name-complex="NewsGotT"/>
    </style:style>
    <style:style style:name="T25" style:family="text">
      <style:text-properties style:font-name="NewsGotT" style:font-name-asian="NewsGotT" style:font-name-complex="NewsGotT" style:font-size-complex="12pt"/>
    </style:style>
    <style:style style:name="T26" style:family="text">
      <style:text-properties fo:font-variant="normal" fo:text-transform="none" style:font-name="NewsGotT" fo:font-weight="normal" style:font-weight-asian="normal" style:font-name-complex="NewsGotT"/>
    </style:style>
    <style:style style:name="T27" style:family="text">
      <style:text-properties fo:font-variant="normal" fo:text-transform="none" fo:language="es" fo:country="ES" fo:font-weight="normal" style:font-name-asian="Times New Roman" style:language-asian="es" style:country-asian="ES" style:font-weight-asian="normal"/>
    </style:style>
    <style:style style:name="T28" style:family="text">
      <style:text-properties fo:language="es" fo:country="ES" fo:font-weight="normal" style:font-name-asian="Times New Roman" style:language-asian="es" style:country-asian="ES" style:font-weight-asian="normal"/>
    </style:style>
    <style:style style:name="T29" style:family="text">
      <style:text-properties fo:language="es" fo:country="ES" style:font-name-asian="Times New Roman" style:language-asian="es" style:country-asian="ES" style:font-size-complex="11pt"/>
    </style:style>
    <style:style style:name="T30" style:family="text">
      <style:text-properties style:letter-kerning="true" style:text-scale="8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s>
      <text:p text:style-name="P3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2"><text:title>Plan de Pruebas Homologación iOS8 y Android 5</text:title></text:p>
      <text:p text:style-name="P43"/>
      <text:p text:style-name="P41"><text:subject>Agata 2.11.1.0</text:subjec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user-defined style:data-style-name="N0" text:name="Fecha Versión Documento">42123</text:user-defined></text:p>
      <text:p text:style-name="P11"/>
      <text:p text:style-name="P44">Hoja de Control del Documento</text:p>
      <text:p text:style-name="P1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69">Información del Documento</text:p>
          </table:table-cell>
          <table:covered-table-cell/>
          <table:covered-table-cell/>
          <table:covered-table-cell/>
        </table:table-row>
        <table:table-row table:style-name="Tabla1.1">
          <table:table-cell table:style-name="Tabla1.A2" office:value-type="string">
            <text:p text:style-name="P70">Título</text:p>
          </table:table-cell>
          <table:table-cell table:style-name="Tabla1.B2" table:number-columns-spanned="3" office:value-type="string">
            <text:p text:style-name="P17"><text:title>Plan de Pruebas Homologación iOS8 y Android 5</text:title></text:p>
          </table:table-cell>
          <table:covered-table-cell/>
          <table:covered-table-cell/>
        </table:table-row>
        <table:table-row table:style-name="Tabla1.1">
          <table:table-cell table:style-name="Tabla1.A2" office:value-type="string">
            <text:p text:style-name="P70">Asunto</text:p>
          </table:table-cell>
          <table:table-cell table:style-name="Tabla1.B3" table:number-columns-spanned="3" office:value-type="string">
            <text:p text:style-name="P17"><text:subject>Agata 2.11.1.0</text:subject></text:p>
          </table:table-cell>
          <table:covered-table-cell/>
          <table:covered-table-cell/>
        </table:table-row>
        <table:table-row table:style-name="Tabla1.1">
          <table:table-cell table:style-name="Tabla1.A2" office:value-type="string">
            <text:p text:style-name="P70">Nombre del fichero</text:p>
          </table:table-cell>
          <table:table-cell table:style-name="Tabla1.B4" table:number-columns-spanned="3" office:value-type="string">
            <text:p text:style-name="P4"><text:file-name text:display="name-and-extension">Agata 2.11.1.0_CAL_Plan de Pruebas de Homologación iOS8 y Android 5_v01r00-1.doc</text:file-name></text:p>
          </table:table-cell>
          <table:covered-table-cell/>
          <table:covered-table-cell/>
        </table:table-row>
        <table:table-row table:style-name="Tabla1.1">
          <table:table-cell table:style-name="Tabla1.A2" office:value-type="string">
            <text:p text:style-name="P70">Versión</text:p>
          </table:table-cell>
          <table:table-cell table:style-name="Tabla1.B5" table:number-columns-spanned="3" office:value-type="string">
            <text:p text:style-name="P17"><text:user-defined style:data-style-name="N0" text:name="Versión Documento">v01r00</text:user-defined></text:p>
          </table:table-cell>
          <table:covered-table-cell/>
          <table:covered-table-cell/>
        </table:table-row>
        <table:table-row table:style-name="Tabla1.1">
          <table:table-cell table:style-name="Tabla1.A2" office:value-type="string">
            <text:p text:style-name="P70">Elaborado por</text:p>
          </table:table-cell>
          <table:table-cell table:style-name="Tabla1.B6" office:value-type="string">
            <text:p text:style-name="P17"><text:initial-creator>Centro de Calidad Integral</text:initial-creator></text:p>
          </table:table-cell>
          <table:table-cell table:style-name="Tabla1.A2" office:value-type="string">
            <text:p text:style-name="P70">Fecha Elaboración</text:p>
          </table:table-cell>
          <table:table-cell table:style-name="Tabla1.D6" office:value-type="string">
            <text:p text:style-name="P4"><text:user-defined style:data-style-name="N0" text:name="Fecha Versión Documento">42123</text:user-defined></text:p>
          </table:table-cell>
        </table:table-row>
        <table:table-row table:style-name="Tabla1.1">
          <table:table-cell table:style-name="Tabla1.A2" office:value-type="string">
            <text:p text:style-name="P70">Aprobado por</text:p>
          </table:table-cell>
          <table:table-cell table:style-name="Tabla1.B7" office:value-type="string">
            <text:p text:style-name="P8"/>
          </table:table-cell>
          <table:table-cell table:style-name="Tabla1.A2" office:value-type="string">
            <text:p text:style-name="P70">Fecha Aprobación</text:p>
          </table:table-cell>
          <table:table-cell table:style-name="Tabla1.D7" office:value-type="string">
            <text:p text:style-name="P8"/>
          </table:table-cell>
        </table:table-row>
        <table:table-row table:style-name="Tabla1.1">
          <table:table-cell table:style-name="Tabla1.A2" office:value-type="string">
            <text:p text:style-name="P70">Confidencialidad</text:p>
          </table:table-cell>
          <table:table-cell table:style-name="Tabla1.B8" table:number-columns-spanned="3" office:value-type="string">
            <text:p text:style-name="P8"/>
          </table:table-cell>
          <table:covered-table-cell/>
          <table:covered-table-cell/>
        </table:table-row>
      </table:table>
      <text:p text:style-name="P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69">Control de Versiones</text:p>
          </table:table-cell>
          <table:covered-table-cell/>
          <table:covered-table-cell/>
          <table:covered-table-cell/>
        </table:table-row>
        <table:table-row table:style-name="Tabla2.1">
          <table:table-cell table:style-name="Tabla2.A2" office:value-type="string">
            <text:p text:style-name="P69">Versión</text:p>
          </table:table-cell>
          <table:table-cell table:style-name="Tabla2.A2" office:value-type="string">
            <text:p text:style-name="P69">Descripción de los cambios</text:p>
          </table:table-cell>
          <table:table-cell table:style-name="Tabla2.A2" office:value-type="string">
            <text:p text:style-name="P69">Elaborado por</text:p>
          </table:table-cell>
          <table:table-cell table:style-name="Tabla2.D2" office:value-type="string">
            <text:p text:style-name="P69">Fecha Elaboración</text:p>
          </table:table-cell>
        </table:table-row>
        <table:table-row table:style-name="Tabla2.1">
          <table:table-cell table:style-name="Tabla2.A3" office:value-type="string">
            <text:p text:style-name="P5">01r00</text:p>
          </table:table-cell>
          <table:table-cell table:style-name="Tabla2.B3" office:value-type="string">
            <text:p text:style-name="P4">Elaboración inicial del documento</text:p>
          </table:table-cell>
          <table:table-cell table:style-name="Tabla2.C3" office:value-type="string">
            <text:p text:style-name="P17"><text:initial-creator>Centro de Calidad Integral</text:initial-creator></text:p>
          </table:table-cell>
          <table:table-cell table:style-name="Tabla2.D3" office:value-type="string">
            <text:p text:style-name="P31"><text:span text:style-name="T14">29/04/2015</text:span></text:p>
          </table:table-cell>
        </table:table-row>
      </table:table>
      <text:p text:style-name="P4"/>
      <table:table table:name="Tabla3" table:style-name="Tabla3">
        <table:table-column table:style-name="Tabla3.A"/>
        <table:table-column table:style-name="Tabla3.B"/>
        <table:table-row table:style-name="Tabla3.1">
          <table:table-cell table:style-name="Tabla3.A1" table:number-columns-spanned="2" office:value-type="string">
            <text:p text:style-name="P69">Lista de Distribución</text:p>
          </table:table-cell>
          <table:covered-table-cell/>
        </table:table-row>
        <table:table-row table:style-name="Tabla3.1">
          <table:table-cell table:style-name="Tabla3.A2" office:value-type="string">
            <text:p text:style-name="P69">Nombre Apellidos</text:p>
          </table:table-cell>
          <table:table-cell table:style-name="Tabla3.A1" office:value-type="string">
            <text:p text:style-name="P69">Cargo / Función</text:p>
          </table:table-cell>
        </table:table-row>
        <table:table-row table:style-name="Tabla3.1">
          <table:table-cell table:style-name="Tabla3.A3" office:value-type="string">
            <text:p text:style-name="P5">Juan Sebastián Ojeda Pérez</text:p>
          </table:table-cell>
          <table:table-cell table:style-name="Tabla3.B3" office:value-type="string">
            <text:p text:style-name="P12">Jefe de Servicio Coordinación y Desarrollo de Sistemas Horizontales</text:p>
          </table:table-cell>
        </table:table-row>
        <table:table-row table:style-name="Tabla3.1">
          <table:table-cell table:style-name="Tabla3.A4" office:value-type="string">
            <text:p text:style-name="P5">Javier Jesús García de Bringas</text:p>
          </table:table-cell>
          <table:table-cell table:style-name="Tabla3.B4" office:value-type="string">
            <text:p text:style-name="P12">Jefe de Servicio Planificación Estratégica</text:p>
          </table:table-cell>
        </table:table-row>
        <table:table-row table:style-name="Tabla3.1">
          <table:table-cell table:style-name="Tabla3.A5" office:value-type="string">
            <text:p text:style-name="P5">Gabriel Medel Valpuesta</text:p>
          </table:table-cell>
          <table:table-cell table:style-name="Tabla3.B5" office:value-type="string">
            <text:p text:style-name="P12">Jefe de Gabinete Administración Electrónica Tributaria</text:p>
          </table:table-cell>
        </table:table-row>
        <table:table-row table:style-name="Tabla3.1">
          <table:table-cell table:style-name="Tabla3.A6" office:value-type="string">
            <text:p text:style-name="P6">Jorge Sánchez Martín</text:p>
          </table:table-cell>
          <table:table-cell table:style-name="Tabla3.B6" office:value-type="string">
            <text:p text:style-name="P13">Jefe de Gabinete de Desarrollo de Sistemas de Gestión</text:p>
          </table:table-cell>
        </table:table-row>
        <table:table-row table:style-name="Tabla3.1">
          <table:table-cell table:style-name="Tabla3.A7" office:value-type="string">
            <text:p text:style-name="P7">Francisco Rodríguez Corredor</text:p>
          </table:table-cell>
          <table:table-cell table:style-name="Tabla3.B7" office:value-type="string">
            <text:p text:style-name="P6">Gestor de Proyecto</text:p>
          </table:table-cell>
        </table:table-row>
        <table:table-row table:style-name="Tabla3.1">
          <table:table-cell table:style-name="Tabla3.A8" office:value-type="string">
            <text:p text:style-name="P6">Rosario Ochoa Zalduendo</text:p>
          </table:table-cell>
          <table:table-cell table:style-name="Tabla3.B8" office:value-type="string">
            <text:p text:style-name="P13">Jefe de Proyecto Centro de Calidad Integral</text:p>
          </table:table-cell>
        </table:table-row>
        <table:table-row table:style-name="Tabla3.1">
          <table:table-cell table:style-name="Tabla3.A9" office:value-type="string">
            <text:p text:style-name="P6">Esther Fraile Amodeo</text:p>
          </table:table-cell>
          <table:table-cell table:style-name="Tabla3.B9" office:value-type="string">
            <text:p text:style-name="P13">Responsable de Calidad y Certificación</text:p>
          </table:table-cell>
        </table:table-row>
        <table:table-row table:style-name="Tabla3.1">
          <table:table-cell table:style-name="Tabla3.A10" office:value-type="string">
            <text:p text:style-name="P6">Javier Ruiz Hidalgo</text:p>
          </table:table-cell>
          <table:table-cell table:style-name="Tabla3.B10" office:value-type="string">
            <text:p text:style-name="P6">Analista de Pruebas</text:p>
          </table:table-cell>
        </table:table-row>
      </table:table>
      <text:p text:style-name="P4"/>
      <text:p text:style-name="P33"/>
      <text:p text:style-name="P29">ÍNDICE</text:p>
      <text:p text:style-name="P29"/>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index-entry-tab-stop style:type="left" style:position="0.785cm" style:leader-char=" " style:with-tab="false"/>
            <text:index-entry-tab-stop style:type="left" style:position="15.983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index-entry-tab-stop style:type="left" style:position="1.044cm" style:leader-char=" " style:with-tab="false"/>
            <text:index-entry-tab-stop style:type="left" style:position="15.983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index-entry-tab-stop style:type="left" style:position="2.117cm" style:leader-char=" " style:with-tab="false"/>
            <text:index-entry-tab-stop style:type="left" style:position="15.983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index-entry-tab-stop style:type="left" style:position="2.117cm" style:leader-char=" " style:with-tab="false"/>
            <text:index-entry-tab-stop style:type="left" style:position="2.54cm" style:leader-char=" " style:with-tab="false"/>
            <text:index-entry-tab-stop style:type="left" style:position="15.983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index-entry-tab-stop style:type="left" style:position="3.387cm" style:leader-char=" " style:with-tab="false"/>
            <text:index-entry-tab-stop style:type="left" style:position="15.983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index-entry-tab-stop style:type="left" style:position="12.508cm" style:leader-char="." style:with-tab="false"/>
          </text:table-of-content-entry-template>
        </text:table-of-content-source>
        <text:index-body>
          <text:p text:style-name="Contents_20_1">1.<text:span text:style-name="T27"><text:tab/></text:span>INTRODUCCIÓN<text:tab/><text:a xlink:type="simple" xlink:href="#__RefHeading___Toc418079801" text:style-name="Index_20_Link_20__28_user_29_" text:visited-style-name="Index_20_Link_20__28_user_29_">4</text:a></text:p>
          <text:p text:style-name="Contents_20_2">1.1.<text:span text:style-name="T28"><text:tab/></text:span>Objeto<text:tab/><text:a xlink:type="simple" xlink:href="#__RefHeading___Toc418079802" text:style-name="Index_20_Link_20__28_user_29_" text:visited-style-name="Index_20_Link_20__28_user_29_">4</text:a></text:p>
          <text:p text:style-name="Contents_20_2">1.2.<text:span text:style-name="T28"><text:tab/></text:span>Alcance<text:tab/><text:a xlink:type="simple" xlink:href="#__RefHeading___Toc418079803" text:style-name="Index_20_Link_20__28_user_29_" text:visited-style-name="Index_20_Link_20__28_user_29_">4</text:a></text:p>
          <text:p text:style-name="Contents_20_1">2.<text:span text:style-name="T27"><text:tab/></text:span>CERTIFICACIÓN de MOVILIDAD<text:tab/><text:a xlink:type="simple" xlink:href="#__RefHeading___Toc418079804" text:style-name="Index_20_Link_20__28_user_29_" text:visited-style-name="Index_20_Link_20__28_user_29_">5</text:a></text:p>
          <text:p text:style-name="Contents_20_2">2.1.<text:span text:style-name="T28"><text:tab/></text:span>Plan de Pruebas<text:tab/><text:a xlink:type="simple" xlink:href="#__RefHeading___Toc418079805" text:style-name="Index_20_Link_20__28_user_29_" text:visited-style-name="Index_20_Link_20__28_user_29_">5</text:a></text:p>
          <text:p text:style-name="Contents_20_3">2.1.1.<text:span text:style-name="T29"><text:tab/></text:span>IOS<text:tab/><text:a xlink:type="simple" xlink:href="#__RefHeading___Toc418079806" text:style-name="Index_20_Link_20__28_user_29_" text:visited-style-name="Index_20_Link_20__28_user_29_">5</text:a></text:p>
          <text:p text:style-name="Contents_20_3">2.1.2.<text:span text:style-name="T29"><text:tab/></text:span>Android<text:tab/><text:a xlink:type="simple" xlink:href="#__RefHeading___Toc418079807" text:style-name="Index_20_Link_20__28_user_29_" text:visited-style-name="Index_20_Link_20__28_user_29_">7</text:a></text:p>
          <text:p text:style-name="Contents_20_1">3.<text:span text:style-name="T27"><text:tab/></text:span>ANEXO<text:tab/><text:a xlink:type="simple" xlink:href="#__RefHeading___Toc418079808" text:style-name="Index_20_Link_20__28_user_29_" text:visited-style-name="Index_20_Link_20__28_user_29_">9</text:a></text:p>
          <text:p text:style-name="Contents_20_2">3.1.<text:span text:style-name="T28"><text:tab/></text:span>Detalle de las Pruebas<text:tab/><text:a xlink:type="simple" xlink:href="#__RefHeading___Toc418079809" text:style-name="Index_20_Link_20__28_user_29_" text:visited-style-name="Index_20_Link_20__28_user_29_">9</text:a></text:p>
          <text:p text:style-name="Contents_20_3">3.1.1.<text:span text:style-name="T29"><text:tab/></text:span>Certificación Movilidad<text:tab/><text:a xlink:type="simple" xlink:href="#__RefHeading___Toc418079810" text:style-name="Index_20_Link_20__28_user_29_" text:visited-style-name="Index_20_Link_20__28_user_29_">9</text:a></text:p>
          <text:p text:style-name="Contents_20_4">3.1.1.1.<text:span text:style-name="T29"><text:tab/></text:span>IOS<text:tab/><text:a xlink:type="simple" xlink:href="#__RefHeading___Toc418079811" text:style-name="Index_20_Link_20__28_user_29_" text:visited-style-name="Index_20_Link_20__28_user_29_">9</text:a></text:p>
          <text:p text:style-name="Contents_20_4">3.1.1.2.<text:span text:style-name="T29"><text:tab/></text:span>Android<text:tab/><text:a xlink:type="simple" xlink:href="#__RefHeading___Toc418079812" text:style-name="Index_20_Link_20__28_user_29_" text:visited-style-name="Index_20_Link_20__28_user_29_">37</text:a></text:p>
        </text:index-body>
      </text:table-of-content>
      <text:p text:style-name="P32"/>
      <text:list xml:id="list6551967955817917823" text:style-name="WW8Num8">
        <text:list-item>
          <text:h text:style-name="P52" text:outline-level="1"><text:bookmark-start text:name="__RefHeading___Toc418079801"/>INTRODUCCIÓN<text:bookmark-end text:name="__RefHeading___Toc418079801"/> </text:h>
          <text:list>
            <text:list-item>
              <text:h text:style-name="P50" text:outline-level="2"><text:bookmark-start text:name="__RefHeading___Toc418079802"/>Objeto<text:bookmark-end text:name="__RefHeading___Toc418079802"/></text:h>
            </text:list-item>
          </text:list>
        </text:list-item>
      </text:list>
      <text:p text:style-name="P55"><text:span text:style-name="T4">E</text:span><text:span text:style-name="T5">l presente documento tiene por objeto la definición de la totalidad de las pruebas relativas al proyecto </text:span><text:span text:style-name="T7">Ag@ta</text:span><text:span text:style-name="T5"> Se pretende que este documento sea validado, para la posterior ejecución de las pruebas contenidas en el mismo.</text:span></text:p>
      <text:list xml:id="list161739537773978" text:continue-numbering="true" text:style-name="WW8Num8">
        <text:list-item>
          <text:list>
            <text:list-item>
              <text:h text:style-name="P50" text:outline-level="2"><text:bookmark-start text:name="__RefHeading___Toc418079803"/>Alcance<text:bookmark-end text:name="__RefHeading___Toc418079803"/></text:h>
            </text:list-item>
          </text:list>
        </text:list-item>
      </text:list>
      <text:p text:style-name="P55"><text:span text:style-name="T4">E</text:span><text:span text:style-name="T5">l documento contiene las pruebas de evolución para la versión </text:span><text:span text:style-name="T7">2.11.1.0</text:span><text:span text:style-name="T5"> y un conjunto de pruebas seleccionadas para llevar a cabo la función de pruebas de regresión. Además, se detallan las verificaciones de seguridad que han sido seleccionadas en cuanto a la criticidad de la aplicación para ejecutarse en sobre esta versión.</text:span></text:p>
      <text:p text:style-name="P14"/>
      <text:list xml:id="list161740758295655" text:continue-numbering="true" text:style-name="WW8Num8">
        <text:list-item>
          <text:h text:style-name="P53" text:outline-level="1"><text:bookmark-start text:name="__RefHeading___Toc418079804"/>CERTIFICACIÓN de MOVILIDAD<text:bookmark-end text:name="__RefHeading___Toc418079804"/></text:h>
          <text:list>
            <text:list-item>
              <text:h text:style-name="P50" text:outline-level="2"><text:bookmark-start text:name="__RefHeading___Toc418079805"/>Plan de Pruebas<text:bookmark-end text:name="__RefHeading___Toc418079805"/></text:h>
              <text:list>
                <text:list-item>
                  <text:h text:style-name="P54" text:outline-level="3"><text:bookmark-start text:name="__RefHeading___Toc418079806"/>IOS<text:bookmark-end text:name="__RefHeading___Toc418079806"/></text:h>
                </text:list-item>
              </text:list>
            </text:list-item>
          </text:list>
        </text:list-item>
      </text:list>
      <table:table table:name="Tabla4" table:style-name="Tabla4">
        <table:table-column table:style-name="Tabla4.A"/>
        <table:table-column table:style-name="Tabla4.B"/>
        <table:table-header-rows>
          <table:table-row table:style-name="Tabla4.1">
            <table:table-cell table:style-name="Tabla4.A1" office:value-type="string">
              <text:p text:style-name="P26">Nombre de Prueba</text:p>
            </table:table-cell>
            <table:table-cell table:style-name="Tabla4.B1" office:value-type="string">
              <text:p text:style-name="P26">Descripción</text:p>
            </table:table-cell>
          </table:table-row>
        </table:table-header-rows>
        <table:table-row table:style-name="Tabla4.1">
          <table:table-cell table:style-name="Tabla4.A2" office:value-type="string">
            <text:p text:style-name="P31"><text:span text:style-name="TDContents"><text:span text:style-name="T8"><text:s/></text:span></text:span><text:span text:style-name="T10">PF-09-01 Prueba de sincronización lenta</text:span></text:p>
          </table:table-cell>
          <table:table-cell table:style-name="Tabla4.B2" office:value-type="string">
            <text:p text:style-name="P17">Se prueban distintos escenarios de sincronizacion lenta.</text:p>
          </table:table-cell>
        </table:table-row>
        <table:table-row table:style-name="Tabla4.1">
          <table:table-cell table:style-name="Tabla4.A3" office:value-type="string">
            <text:p text:style-name="P31"><text:span text:style-name="TDContents"><text:span text:style-name="T8"><text:s/></text:span></text:span><text:span text:style-name="T10">PF-09-02 Prueba de cancelación de sincronización rápida</text:span></text:p>
          </table:table-cell>
          <table:table-cell table:style-name="Tabla4.B3" office:value-type="string">
            <text:p text:style-name="P17">Se prueba la cancelacion de la sincronizacion rapida.</text:p>
          </table:table-cell>
        </table:table-row>
        <table:table-row table:style-name="Tabla4.1">
          <table:table-cell table:style-name="Tabla4.A4" office:value-type="string">
            <text:p text:style-name="P31"><text:span text:style-name="TDContents"><text:span text:style-name="T8"><text:s/></text:span></text:span><text:span text:style-name="T10">PF-09-03 Creación de contacto en el servidor</text:span></text:p>
          </table:table-cell>
          <table:table-cell table:style-name="Tabla4.B4" office:value-type="string">
            <text:p text:style-name="P17">Se prueba la creacion de un contacto en el servidor y su posterior sincronizacion.</text:p>
          </table:table-cell>
        </table:table-row>
        <table:table-row table:style-name="Tabla4.1">
          <table:table-cell table:style-name="Tabla4.A5" office:value-type="string">
            <text:p text:style-name="P31"><text:span text:style-name="TDContents"><text:span text:style-name="T8"><text:s/></text:span></text:span><text:span text:style-name="T10">PF-09-04 Creación de contacto en el dispositivo</text:span></text:p>
          </table:table-cell>
          <table:table-cell table:style-name="Tabla4.B5" office:value-type="string">
            <text:p text:style-name="P17">Se prueba la creacion de un contacto en el dispositivo y su posterior sincronizacion.</text:p>
          </table:table-cell>
        </table:table-row>
        <table:table-row table:style-name="Tabla4.1">
          <table:table-cell table:style-name="Tabla4.A6" office:value-type="string">
            <text:p text:style-name="P3"><text:span text:style-name="TDContents"><text:span text:style-name="T8"><text:s/></text:span></text:span><text:span text:style-name="T10">PF-09-05 Modificación de contacto en el servidor</text:span></text:p>
          </table:table-cell>
          <table:table-cell table:style-name="Tabla4.B6" office:value-type="string">
            <text:p text:style-name="P17">Se prueba la modificacion de un contacto en el servidor y su posterior sincronizacion.</text:p>
          </table:table-cell>
        </table:table-row>
        <table:table-row table:style-name="Tabla4.1">
          <table:table-cell table:style-name="Tabla4.A7" office:value-type="string">
            <text:p text:style-name="P18">PF-09-06 Modificación de contacto en el dispositivo</text:p>
          </table:table-cell>
          <table:table-cell table:style-name="Tabla4.B7" office:value-type="string">
            <text:p text:style-name="P17">Se prueba la modificacion de un contacto en el dispositivo y su posterior sincronizacion.</text:p>
          </table:table-cell>
        </table:table-row>
        <table:table-row table:style-name="Tabla4.1">
          <table:table-cell table:style-name="Tabla4.A8" office:value-type="string">
            <text:p text:style-name="P60">PF-09-07 Modificación de contacto en el servidor y en el dispositivo</text:p>
          </table:table-cell>
          <table:table-cell table:style-name="Tabla4.B8" office:value-type="string">
            <text:p text:style-name="P57"><text:span text:style-name="T12">Se prueba la modificación simultánea de un contacto en el servidor y el dispositivo, y su posterior sincronización.</text:span></text:p>
          </table:table-cell>
        </table:table-row>
        <table:table-row table:style-name="Tabla4.1">
          <table:table-cell table:style-name="Tabla4.A9" office:value-type="string">
            <text:p text:style-name="P31"><text:span text:style-name="TDContents"><text:span text:style-name="T8"><text:s/></text:span></text:span><text:span text:style-name="T10">PF-09-08 Borrar un contacto en el servidor</text:span></text:p>
          </table:table-cell>
          <table:table-cell table:style-name="Tabla4.B9" office:value-type="string">
            <text:p text:style-name="P17">Se prueba la eliminacion de un contacto en el servidor y su posterior sincronizacion.</text:p>
          </table:table-cell>
        </table:table-row>
        <table:table-row table:style-name="Tabla4.1">
          <table:table-cell table:style-name="Tabla4.A10" office:value-type="string">
            <text:p text:style-name="P31"><text:span text:style-name="TDContents"><text:span text:style-name="T8"><text:s/></text:span></text:span><text:span text:style-name="T10">PF-09-09 Borrar un contacto en el dispositivo</text:span></text:p>
          </table:table-cell>
          <table:table-cell table:style-name="Tabla4.B10" office:value-type="string">
            <text:p text:style-name="P17">Se prueba la eliminacion de un contacto en el dispositivo y su posterior sincronizacion.</text:p>
          </table:table-cell>
        </table:table-row>
        <table:table-row table:style-name="Tabla4.1">
          <table:table-cell table:style-name="Tabla4.A11" office:value-type="string">
            <text:p text:style-name="P31"><text:span text:style-name="TDContents"><text:span text:style-name="T8"><text:s/></text:span></text:span><text:span text:style-name="T10">PF-09-12 Error de sincronización de contactos</text:span></text:p>
          </table:table-cell>
          <table:table-cell table:style-name="Tabla4.B11" office:value-type="string">
            <text:p text:style-name="P17">Se prueba el tratamiento de los errores de sincronizacion.</text:p>
          </table:table-cell>
        </table:table-row>
        <table:table-row table:style-name="Tabla4.1">
          <table:table-cell table:style-name="Tabla4.A12" office:value-type="string">
            <text:p text:style-name="P31"><text:span text:style-name="TDContents"><text:span text:style-name="T8"><text:s/></text:span></text:span><text:span text:style-name="T10">PF-09-13 Aviso de sincronización lenta de contactos</text:span></text:p>
          </table:table-cell>
          <table:table-cell table:style-name="Tabla4.B12" office:value-type="string">
            <text:p text:style-name="P17">Se prueba el tratamiento de los avisos de sincronizacion lenta de contactos.</text:p>
          </table:table-cell>
        </table:table-row>
        <table:table-row table:style-name="Tabla4.1">
          <table:table-cell table:style-name="Tabla4.A13" office:value-type="string">
            <text:p text:style-name="P31"><text:span text:style-name="TDContents"><text:span text:style-name="T8"><text:s/></text:span></text:span><text:span text:style-name="T10">PF-09-14 Sincronización de tratamiento y apodo</text:span></text:p>
          </table:table-cell>
          <table:table-cell table:style-name="Tabla4.B13" office:value-type="string">
            <text:p text:style-name="P17">Se prueba la sincronizacion de los datos tratamiento y apodo.</text:p>
          </table:table-cell>
        </table:table-row>
        <table:table-row table:style-name="Tabla4.1">
          <table:table-cell table:style-name="Tabla4.A14" office:value-type="string">
            <text:p text:style-name="P31"><text:span text:style-name="TDContents"><text:span text:style-name="T8"><text:s/></text:span></text:span><text:span text:style-name="T10">PF-09-15 Defecto de </text:span><text:soft-page-break/><text:span text:style-name="T10">sincronización de varios componentes</text:span></text:p>
          </table:table-cell>
          <table:table-cell table:style-name="Tabla4.B14" office:value-type="string">
            <text:p text:style-name="P17">Siendo el orden de sincronizacion Contactos , Citas y <text:soft-page-break/>Tareas , si elegimos la sincronizacion de todos los componentes, en el caso de que falle unos de los componentes, debera; comenzar con el otro tipo. Es decir, si se produce un error en los Contactos deberia proseguir la sincronizacion de Citas .</text:p>
          </table:table-cell>
        </table:table-row>
        <table:table-row table:style-name="Tabla4.1">
          <table:table-cell table:style-name="Tabla4.A15" office:value-type="string">
            <text:p text:style-name="P31"><text:span text:style-name="TDContents"><text:span text:style-name="T8"><text:s/></text:span></text:span><text:span text:style-name="T10">PF-09-16 Defecto de sincronizaciones automáticas</text:span></text:p>
          </table:table-cell>
          <table:table-cell table:style-name="Tabla4.B15" office:value-type="string">
            <text:p text:style-name="P17">Siendo el orden de sincronizacion Contactos , Citas y Tareas , si elegimos la sincronizacion de todos los componentes, en el caso de que falle unos de los componentes, debera; comenzar con el otro tipo. Es decir, si se produce un error en los Contactos deberia proseguir la sincronizacion de Citas .</text:p>
          </table:table-cell>
        </table:table-row>
        <table:table-row table:style-name="Tabla4.1">
          <table:table-cell table:style-name="Tabla4.A16" office:value-type="string">
            <text:p text:style-name="P31"><text:span text:style-name="TDContents"><text:span text:style-name="T8"><text:s/></text:span></text:span><text:span text:style-name="T10">PF-09-17 Sincronización de teléfonos de contacto.</text:span></text:p>
          </table:table-cell>
          <table:table-cell table:style-name="Tabla4.B16" office:value-type="string">
            <text:p text:style-name="P17">Se prueba la sincronizacion en el dispositivo de los telefonos de un contacto modificado en el servidor.</text:p>
          </table:table-cell>
        </table:table-row>
        <table:table-row table:style-name="Tabla4.1">
          <table:table-cell table:style-name="Tabla4.A17" office:value-type="string">
            <text:p text:style-name="P31"><text:span text:style-name="TDContents"><text:span text:style-name="T8"><text:s/></text:span></text:span><text:span text:style-name="T10">PF-09-18 Sincronización con iOS</text:span></text:p>
          </table:table-cell>
          <table:table-cell table:style-name="Tabla4.B17" office:value-type="string">
            <text:p text:style-name="P17">Se debe realizar una sincronizacion lenta con un iOS, en la que tanto el servidor como el dispositivo disponen de los mismos datos.Problema que se detecto.Se ha pasado de tener 288 contactos a tener 299 contactos. Lo he hecho una segunda vez y se ha pasado de 299 a 310.</text:p>
          </table:table-cell>
        </table:table-row>
        <table:table-row table:style-name="Tabla4.1">
          <table:table-cell table:style-name="Tabla4.A18" office:value-type="string">
            <text:p text:style-name="P31"><text:span text:style-name="TDContents"><text:span text:style-name="T8"><text:s/></text:span></text:span><text:span text:style-name="T10">PF-12-05 Sincronización con dispositivo bloqueado a borrados masivos.</text:span></text:p>
          </table:table-cell>
          <table:table-cell table:style-name="Tabla4.B18" office:value-type="string">
            <text:p text:style-name="P17">Se prueba la sincronizacion con un dispositivo que haya sido previamente bloqueado para borrados masivos desde la aplicacion de administracion.</text:p>
          </table:table-cell>
        </table:table-row>
        <table:table-row table:style-name="Tabla4.1">
          <table:table-cell table:style-name="Tabla4.A19" office:value-type="string">
            <text:p text:style-name="P31"><text:span text:style-name="TDContents"><text:span text:style-name="T8"><text:s/></text:span></text:span><text:span text:style-name="T10">PF-12-06 Creación de dispositivos de forma automática</text:span></text:p>
          </table:table-cell>
          <table:table-cell table:style-name="Tabla4.B19" office:value-type="string">
            <text:p text:style-name="P17">Se realiza una sincronizacion lenta de forma satisfactoria. Prerrequisitos Se ha realizado la sincronizacion con dispositivo no registrado en el sistema.</text:p>
          </table:table-cell>
        </table:table-row>
        <table:table-row table:style-name="Tabla4.1">
          <table:table-cell table:style-name="Tabla4.A20" office:value-type="string">
            <text:p text:style-name="P31"><text:span text:style-name="TDContents"><text:span text:style-name="T8"><text:s/></text:span></text:span><text:span text:style-name="T10">PF-12-07 Establecimiento de dispositivos bloqueados a borrados masivos</text:span></text:p>
          </table:table-cell>
          <table:table-cell table:style-name="Tabla4.B20" office:value-type="string">
            <text:p text:style-name="P17">Se establecen dispositivos bloqueados a borrados masivos. Una vez bloqueados, se desbloquean Prerrequisitos Usar un dispositivo cualquiera que no este bloqueado a borrados.</text:p>
          </table:table-cell>
        </table:table-row>
        <table:table-row table:style-name="Tabla4.1">
          <table:table-cell table:style-name="Tabla4.A21" office:value-type="string">
            <text:p text:style-name="P31"><text:span text:style-name="TDContents"><text:span text:style-name="T8"><text:s/></text:span></text:span><text:span text:style-name="T10">PF-12-10 Aviso de sincronización lenta bloqueada</text:span></text:p>
          </table:table-cell>
          <table:table-cell table:style-name="Tabla4.B21" office:value-type="string">
            <text:p text:style-name="P17">Se prueba el aviso de bloqueo de sincronizacion lenta.</text:p>
          </table:table-cell>
        </table:table-row>
        <table:table-row table:style-name="Tabla4.1">
          <table:table-cell table:style-name="Tabla4.A22" office:value-type="string">
            <text:p text:style-name="P31"><text:span text:style-name="TDContents"><text:span text:style-name="T8"><text:s/></text:span></text:span><text:span text:style-name="T10">PF-12-13 Comprobar comportamiento de refresh <text:s/>from <text:s/>server programático</text:span></text:p>
          </table:table-cell>
          <table:table-cell table:style-name="Tabla4.B22" office:value-type="string">
            <text:p text:style-name="P17">Se prueba el funcionamiento de refresco desde la aplicacion funambol admin.</text:p>
          </table:table-cell>
        </table:table-row>
        <table:table-row table:style-name="Tabla4.1">
          <table:table-cell table:style-name="Tabla4.A23" office:value-type="string">
            <text:p text:style-name="P31"><text:span text:style-name="TDContents"><text:span text:style-name="T8"><text:s/></text:span></text:span><text:span text:style-name="T10">PF-12-14 Forzar sincronización lenta.</text:span></text:p>
          </table:table-cell>
          <table:table-cell table:style-name="Tabla4.B23" office:value-type="string">
            <text:p text:style-name="P17">Se prueba el comportamiento al forzar una sincronizacion lenta mediante la aplicacion funambol admin.</text:p>
          </table:table-cell>
        </table:table-row>
        <text:soft-page-break/>
        <table:table-row table:style-name="Tabla4.1">
          <table:table-cell table:style-name="Tabla4.A24" office:value-type="string">
            <text:p text:style-name="P31"><text:span text:style-name="TDContents"><text:span text:style-name="T8"><text:s/></text:span></text:span><text:span text:style-name="T10">PF-10-01 Creación de cita en el servidor con periodicidad.</text:span></text:p>
          </table:table-cell>
          <table:table-cell table:style-name="Tabla4.B24" office:value-type="string">
            <text:p text:style-name="P17">Se prueba la creacion de una cita en el servidor sin errores provocados por meses de distintos dias.</text:p>
          </table:table-cell>
        </table:table-row>
        <table:table-row table:style-name="Tabla4.1">
          <table:table-cell table:style-name="Tabla4.A25" office:value-type="string">
            <text:p text:style-name="P3"><text:span text:style-name="TDContents"><text:span text:style-name="T8"><text:s/></text:span></text:span><text:span text:style-name="T10">PF-10-02 Prueba de sincronización lenta</text:span></text:p>
          </table:table-cell>
          <table:table-cell table:style-name="Tabla4.B25" office:value-type="string">
            <text:p text:style-name="P17">Se prueban distintos escenarios de sincronizacion lenta.</text:p>
          </table:table-cell>
        </table:table-row>
        <table:table-row table:style-name="Tabla4.1">
          <table:table-cell table:style-name="Tabla4.A26" office:value-type="string">
            <text:p text:style-name="P31"><text:span text:style-name="TDContents"><text:span text:style-name="T8"><text:s/></text:span></text:span><text:span text:style-name="T10">PF-10-03 Configuración y pruebas de la ventana de sincronización</text:span></text:p>
          </table:table-cell>
          <table:table-cell table:style-name="Tabla4.B26" office:value-type="string">
            <text:p text:style-name="P17">Prueba de las distintas configuraciones de sincronizacion de citas.</text:p>
          </table:table-cell>
        </table:table-row>
        <table:table-row table:style-name="Tabla4.1">
          <table:table-cell table:style-name="Tabla4.A27" office:value-type="string">
            <text:p text:style-name="P31"><text:span text:style-name="TDContents"><text:span text:style-name="T8"><text:s/></text:span></text:span><text:span text:style-name="T10">PF-10-04 Prueba de cancelación de sincronización rápida</text:span></text:p>
          </table:table-cell>
          <table:table-cell table:style-name="Tabla4.B27" office:value-type="string">
            <text:p text:style-name="P17">Se prueba la cancelacion de la sincronizacion rapida.</text:p>
          </table:table-cell>
        </table:table-row>
        <table:table-row table:style-name="Tabla4.1">
          <table:table-cell table:style-name="Tabla4.A28" office:value-type="string">
            <text:p text:style-name="P31"><text:span text:style-name="TDContents"><text:span text:style-name="T8"><text:s/></text:span></text:span><text:span text:style-name="T10">PF-10-05 Creación de cita en el servidor</text:span></text:p>
          </table:table-cell>
          <table:table-cell table:style-name="Tabla4.B28" office:value-type="string">
            <text:p text:style-name="P17">Se prueba la creacion de una cita en el servidor y su posterior sincronizacion.</text:p>
          </table:table-cell>
        </table:table-row>
        <table:table-row table:style-name="Tabla4.1">
          <table:table-cell table:style-name="Tabla4.A29" office:value-type="string">
            <text:p text:style-name="P31"><text:span text:style-name="TDContents"><text:span text:style-name="T8"><text:s/></text:span></text:span><text:span text:style-name="T10">PF-10-06 Creación de cita en el dispositivo</text:span></text:p>
          </table:table-cell>
          <table:table-cell table:style-name="Tabla4.B29" office:value-type="string">
            <text:p text:style-name="P17">Se prueba la creacion de una cita en el dispositivo y su posterior sincronizacion.</text:p>
          </table:table-cell>
        </table:table-row>
        <table:table-row table:style-name="Tabla4.1">
          <table:table-cell table:style-name="Tabla4.A30" office:value-type="string">
            <text:p text:style-name="P31"><text:span text:style-name="TDContents"><text:span text:style-name="T8"><text:s/></text:span></text:span><text:span text:style-name="T10">PF-10-07 Modificación de cita en el servidor</text:span></text:p>
          </table:table-cell>
          <table:table-cell table:style-name="Tabla4.B30" office:value-type="string">
            <text:p text:style-name="P17">Se prueba la modificacion de una cita en el servidor y su posterior sincronizacion.</text:p>
          </table:table-cell>
        </table:table-row>
        <table:table-row table:style-name="Tabla4.1">
          <table:table-cell table:style-name="Tabla4.A31" office:value-type="string">
            <text:p text:style-name="P31"><text:span text:style-name="TDContents"><text:span text:style-name="T8"><text:s/></text:span></text:span><text:span text:style-name="T10">PF-10-08 Modificación de cita en el dispositivo</text:span></text:p>
          </table:table-cell>
          <table:table-cell table:style-name="Tabla4.B31" office:value-type="string">
            <text:p text:style-name="P17">Se prueba la modificacion de una cita en el dispositivo y su posterior sincronizacion.</text:p>
          </table:table-cell>
        </table:table-row>
        <table:table-row table:style-name="Tabla4.1">
          <table:table-cell table:style-name="Tabla4.A32" office:value-type="string">
            <text:p text:style-name="P31"><text:span text:style-name="TDContents"><text:span text:style-name="T8"><text:s/></text:span></text:span><text:span text:style-name="T10">PF-10-09 Modificación de cita en el servidor y en el dispositivo</text:span></text:p>
          </table:table-cell>
          <table:table-cell table:style-name="Tabla4.B32" office:value-type="string">
            <text:p text:style-name="P17">Se prueba la modificacion simultanea de una cita en el servidor y el dispositivo, y su posterior sincronizacion.</text:p>
          </table:table-cell>
        </table:table-row>
        <table:table-row table:style-name="Tabla4.1">
          <table:table-cell table:style-name="Tabla4.A33" office:value-type="string">
            <text:p text:style-name="P31"><text:span text:style-name="TDContents"><text:span text:style-name="T8"><text:s/></text:span></text:span><text:span text:style-name="T10">PF-10-10 Borrar una cita en el dispositivo</text:span></text:p>
          </table:table-cell>
          <table:table-cell table:style-name="Tabla4.B33" office:value-type="string">
            <text:p text:style-name="P17">Se prueba la eliminacion de una cita en el dispositivo y su posterior sincronizacion.</text:p>
          </table:table-cell>
        </table:table-row>
        <table:table-row table:style-name="Tabla4.1">
          <table:table-cell table:style-name="Tabla4.A34" office:value-type="string">
            <text:p text:style-name="P31"><text:span text:style-name="TDContents"><text:span text:style-name="T8"><text:s/></text:span></text:span><text:span text:style-name="T10">PF-10-11 Borrar una cita en el servidor</text:span></text:p>
          </table:table-cell>
          <table:table-cell table:style-name="Tabla4.B34" office:value-type="string">
            <text:p text:style-name="P17">Se prueba la eliminacion de una cita en el servidor y su posterior sincronizacion.</text:p>
          </table:table-cell>
        </table:table-row>
        <table:table-row table:style-name="Tabla4.1">
          <table:table-cell table:style-name="Tabla4.A35" office:value-type="string">
            <text:p text:style-name="P31"><text:span text:style-name="TDContents"><text:span text:style-name="T8"><text:s/></text:span></text:span><text:span text:style-name="T10">PF-10-12 Borrar el 50 porciento de las citas</text:span></text:p>
          </table:table-cell>
          <table:table-cell table:style-name="Tabla4.B35" office:value-type="string">
            <text:p text:style-name="P17">Se prueba la eliminacion de un porcentaje superior al 50 porciento de las citas del servidor y su posterior sincronizacion.</text:p>
          </table:table-cell>
        </table:table-row>
        <table:table-row table:style-name="Tabla4.1">
          <table:table-cell table:style-name="Tabla4.A36" office:value-type="string">
            <text:p text:style-name="P31"><text:span text:style-name="TDContents"><text:span text:style-name="T8"><text:s/></text:span></text:span><text:span text:style-name="T10">PF-10-13 Error en refresco de calendario en iPhone</text:span></text:p>
          </table:table-cell>
          <table:table-cell table:style-name="Tabla4.B36" office:value-type="string">
            <text:p text:style-name="P17">El sistema debe sincronizar unicamente la citas que han sido editadas en el servidor. Por ello, la recarga del calendario en iPhone debe tardar poco tiempo, ya que solo debe realizar la sincronizacion de las citas editadas y no del calendario entero.</text:p>
          </table:table-cell>
        </table:table-row>
        <table:table-row table:style-name="Tabla4.1">
          <table:table-cell table:style-name="Tabla4.A37" office:value-type="string">
            <text:p text:style-name="P31"><text:span text:style-name="TDContents"><text:span text:style-name="T8"><text:s/></text:span></text:span><text:span text:style-name="T10">PF-10-16 Error de sincronización de citas</text:span></text:p>
          </table:table-cell>
          <table:table-cell table:style-name="Tabla4.B37" office:value-type="string">
            <text:p text:style-name="P17">Se prueba el tratamiento de los errores de sincronizacion.</text:p>
          </table:table-cell>
        </table:table-row>
        <table:table-row table:style-name="Tabla4.1">
          <table:table-cell table:style-name="Tabla4.A38" office:value-type="string">
            <text:p text:style-name="P31"><text:span text:style-name="TDContents"><text:span text:style-name="T8"><text:s/></text:span></text:span><text:span text:style-name="T10">PF-10-17 Sincronizacion con IOS de las citas periodicas anuales</text:span></text:p>
          </table:table-cell>
          <table:table-cell table:style-name="Tabla4.B38" office:value-type="string">
            <text:p text:style-name="P17">Sincronizacion con IOS de las citas periodicas anuales. Datos de entrada. Los datos de una cita periodica anual</text:p>
          </table:table-cell>
        </table:table-row>
        <text:soft-page-break/>
        <table:table-row table:style-name="Tabla4.1">
          <table:table-cell table:style-name="Tabla4.A39" office:value-type="string">
            <text:p text:style-name="P31"><text:span text:style-name="TDContents"><text:span text:style-name="T8"><text:s/></text:span></text:span><text:span text:style-name="T10">PF-10-18 Aviso de sincronización lenta de citas</text:span></text:p>
          </table:table-cell>
          <table:table-cell table:style-name="Tabla4.B39" office:value-type="string">
            <text:p text:style-name="P17">Se prueba el tratamiento de los avisos de sincronizacion lenta de citas.</text:p>
          </table:table-cell>
        </table:table-row>
        <table:table-row table:style-name="Tabla4.1">
          <table:table-cell table:style-name="Tabla4.A40" office:value-type="string">
            <text:p text:style-name="P31"><text:span text:style-name="TDContents"><text:span text:style-name="T8"><text:s/></text:span></text:span><text:span text:style-name="T10">PF-10-19 Sincronización rapida agrupada</text:span></text:p>
          </table:table-cell>
          <table:table-cell table:style-name="Tabla4.B40" office:value-type="string">
            <text:p text:style-name="P17">Prueba de sincronizacion rapida de citas con todos los casos posibles.</text:p>
          </table:table-cell>
        </table:table-row>
        <table:table-row table:style-name="Tabla4.1">
          <table:table-cell table:style-name="Tabla4.A41" office:value-type="string">
            <text:p text:style-name="P31"><text:span text:style-name="TDContents"><text:span text:style-name="T8"><text:s/></text:span></text:span><text:span text:style-name="T10">PF-10-20 Modificar una de las ocurrencias de una cita periódica ya sincronizada</text:span></text:p>
          </table:table-cell>
          <table:table-cell table:style-name="Tabla4.B41" office:value-type="string">
            <text:p text:style-name="P17">Modificar una de las ocurrencias de una cita periodica ya sincronizada y volver a sincronizar.</text:p>
          </table:table-cell>
        </table:table-row>
      </table:table>
      <text:p text:style-name="P65"><text:span text:style-name="T20">Tabla </text:span><text:span text:style-name="T18"><text:sequence text:ref-name="refTabela0" text:name="Tabela" text:formula="ooow:Tabela+1" style:num-format="1">1</text:sequence></text:span><text:span text:style-name="T20"> – Pruebas de Regresión de Movilidad</text:span></text:p>
      <text:list xml:id="list161740185269511" text:continue-numbering="true" text:style-name="WW8Num8">
        <text:list-item>
          <text:list>
            <text:list-item>
              <text:list>
                <text:list-item>
                  <text:h text:style-name="P54" text:outline-level="3"><text:bookmark-start text:name="__RefHeading___Toc418079807"/>Android<text:bookmark-end text:name="__RefHeading___Toc418079807"/></text:h>
                </text:list-item>
              </text:list>
            </text:list-item>
          </text:list>
        </text:list-item>
      </text:list>
      <table:table table:name="Tabla5" table:style-name="Tabla5">
        <table:table-column table:style-name="Tabla5.A"/>
        <table:table-column table:style-name="Tabla5.B"/>
        <table:table-header-rows>
          <table:table-row table:style-name="Tabla5.1">
            <table:table-cell table:style-name="Tabla5.A1" office:value-type="string">
              <text:p text:style-name="P27">Nombre de Prueba</text:p>
            </table:table-cell>
            <table:table-cell table:style-name="Tabla5.B1" office:value-type="string">
              <text:p text:style-name="P27">Descripción</text:p>
            </table:table-cell>
          </table:table-row>
        </table:table-header-rows>
        <table:table-row table:style-name="Tabla5.1">
          <table:table-cell table:style-name="Tabla5.A2" office:value-type="string">
            <text:p text:style-name="P31"><text:span text:style-name="TDContents"><text:span text:style-name="T9"><text:s/></text:span></text:span><text:span text:style-name="T11">PF-09-03 Creación de contacto en el servidor</text:span></text:p>
          </table:table-cell>
          <table:table-cell table:style-name="Tabla5.B2" office:value-type="string">
            <text:p text:style-name="P19">Se prueba la creacion de un contacto en el servidor y su posterior sincronizacion.</text:p>
          </table:table-cell>
        </table:table-row>
        <table:table-row table:style-name="Tabla5.1">
          <table:table-cell table:style-name="Tabla5.A3" office:value-type="string">
            <text:p text:style-name="P31"><text:span text:style-name="TDContents"><text:span text:style-name="T9"><text:s/></text:span></text:span><text:span text:style-name="T11">PF-09-04 Creación de contacto en el dispositivo</text:span></text:p>
          </table:table-cell>
          <table:table-cell table:style-name="Tabla5.B3" office:value-type="string">
            <text:p text:style-name="P19">Se prueba la creacion de un contacto en el dispositivo y su posterior sincronizacion.</text:p>
          </table:table-cell>
        </table:table-row>
        <table:table-row table:style-name="Tabla5.1">
          <table:table-cell table:style-name="Tabla5.A4" office:value-type="string">
            <text:p text:style-name="P31"><text:span text:style-name="TDContents"><text:span text:style-name="T9"><text:s/></text:span></text:span><text:span text:style-name="T11">PF-09-05 Modificación de contacto en el servidor</text:span></text:p>
          </table:table-cell>
          <table:table-cell table:style-name="Tabla5.B4" office:value-type="string">
            <text:p text:style-name="P19">Se prueba la modificacion de un contacto en el servidor y su posterior sincronizacion.</text:p>
          </table:table-cell>
        </table:table-row>
        <table:table-row table:style-name="Tabla5.1">
          <table:table-cell table:style-name="Tabla5.A5" office:value-type="string">
            <text:p text:style-name="P31"><text:span text:style-name="TDContents"><text:span text:style-name="T9"><text:s/></text:span></text:span><text:span text:style-name="T11">PF-09-06 Modificación de contacto en el dispositivo</text:span></text:p>
          </table:table-cell>
          <table:table-cell table:style-name="Tabla5.B5" office:value-type="string">
            <text:p text:style-name="P19">Se prueba la modificacion de un contacto en el dispositivo y su posterior sincronizacion.</text:p>
          </table:table-cell>
        </table:table-row>
        <table:table-row table:style-name="Tabla5.1">
          <table:table-cell table:style-name="Tabla5.A6" office:value-type="string">
            <text:p text:style-name="P31"><text:span text:style-name="TDContents"><text:span text:style-name="T9"><text:s/></text:span></text:span><text:span text:style-name="T11">PF-09-08 Borrar un contacto en el servidor</text:span></text:p>
          </table:table-cell>
          <table:table-cell table:style-name="Tabla5.B6" office:value-type="string">
            <text:p text:style-name="P19">Se prueba la eliminacion de un contacto en el servidor y su posterior sincronizacion.</text:p>
          </table:table-cell>
        </table:table-row>
        <table:table-row table:style-name="Tabla5.1">
          <table:table-cell table:style-name="Tabla5.A7" office:value-type="string">
            <text:p text:style-name="P31"><text:span text:style-name="TDContents"><text:span text:style-name="T9"><text:s/></text:span></text:span><text:span text:style-name="T11">PF-09-09 Borrar un contacto en el dispositivo</text:span></text:p>
          </table:table-cell>
          <table:table-cell table:style-name="Tabla5.B7" office:value-type="string">
            <text:p text:style-name="P19">Se prueba la eliminacion de un contacto en el dispositivo y su posterior sincronizacion.</text:p>
          </table:table-cell>
        </table:table-row>
        <table:table-row table:style-name="Tabla5.1">
          <table:table-cell table:style-name="Tabla5.A8" office:value-type="string">
            <text:p text:style-name="P62">PF-25-01 Creación de las citas periódicas anuales</text:p>
          </table:table-cell>
          <table:table-cell table:style-name="Tabla5.B8" office:value-type="string">
            <text:p text:style-name="P61">Creación de una cita periódica anual</text:p>
          </table:table-cell>
        </table:table-row>
        <table:table-row table:style-name="Tabla5.1">
          <table:table-cell table:style-name="Tabla5.A9" office:value-type="string">
            <text:p text:style-name="P59">PF-25-03 Crear cita completa</text:p>
          </table:table-cell>
          <table:table-cell table:style-name="Tabla5.B9" office:value-type="string">
            <text:p text:style-name="P61">Rellenar todos los campos a sincronizar que aparecen en el manual de la aplicacion. Campos a rellenar. Asunto, Lugar, Fecha de comienzo, Fecha de fin, Privada, Todo el dia, Prioridad, Notas, categoria y Alarma.</text:p>
          </table:table-cell>
        </table:table-row>
        <table:table-row table:style-name="Tabla5.1">
          <table:table-cell table:style-name="Tabla5.A10" office:value-type="string">
            <text:p text:style-name="P58"><text:span text:style-name="T6">PF-25-05 Silenciar un aviso de alarma</text:span></text:p>
          </table:table-cell>
          <table:table-cell table:style-name="Tabla5.B10" office:value-type="string">
            <text:p text:style-name="P61">Crear una cita, establecerle un periodo de alarma y silenciarla</text:p>
          </table:table-cell>
        </table:table-row>
        <text:soft-page-break/>
        <table:table-row table:style-name="Tabla5.1">
          <table:table-cell table:style-name="Tabla5.A11" office:value-type="string">
            <text:p text:style-name="P62">PF-25-06 Descartar varios avisos de alarma</text:p>
          </table:table-cell>
          <table:table-cell table:style-name="Tabla5.B11" office:value-type="string">
            <text:p text:style-name="P61">Crear varias cita, establecerle un periodo de alarma y descartarla</text:p>
          </table:table-cell>
        </table:table-row>
        <table:table-row table:style-name="Tabla5.1">
          <table:table-cell table:style-name="Tabla5.A12" office:value-type="string">
            <text:p text:style-name="P62">PF-25-07 Silenciar varios avisos de alarma</text:p>
          </table:table-cell>
          <table:table-cell table:style-name="Tabla5.B12" office:value-type="string">
            <text:p text:style-name="P61">Crear varias cita, establecerle un periodo de alarma y descartarla</text:p>
          </table:table-cell>
        </table:table-row>
        <table:table-row table:style-name="Tabla5.1">
          <table:table-cell table:style-name="Tabla5.A13" office:value-type="string">
            <text:p text:style-name="P62">PF-25-12 Modificar campos de una cita</text:p>
          </table:table-cell>
          <table:table-cell table:style-name="Tabla5.B13" office:value-type="string">
            <text:p text:style-name="P61">Modificar de una cita ya creada los campos Asunto, Lugar, Fecha de comienzo, Fecha de fin, Privada, Todo el dia, Prioridad, Notas, añadir varias categoria y Alarma de una cita ya creada.</text:p>
          </table:table-cell>
        </table:table-row>
        <table:table-row table:style-name="Tabla5.1">
          <table:table-cell table:style-name="Tabla5.A14" office:value-type="string">
            <text:p text:style-name="P59">PF-25-13 Eliminar cita</text:p>
          </table:table-cell>
          <table:table-cell table:style-name="Tabla5.B14" office:value-type="string">
            <text:p text:style-name="P61">Prueba de eliminacion de cita.</text:p>
          </table:table-cell>
        </table:table-row>
      </table:table>
      <text:p text:style-name="P65"><text:span text:style-name="T20">Tabla </text:span><text:span text:style-name="T18"><text:sequence text:ref-name="refTabela1" text:name="Tabela" text:formula="ooow:Tabela+1" style:num-format="1">2</text:sequence></text:span><text:span text:style-name="T20"> – Pruebas de Regresión de Movilidad</text:span></text:p>
      <text:p text:style-name="P66"/>
      <text:p text:style-name="P66"/>
      <text:list xml:id="list161739191775616" text:continue-numbering="true" text:style-name="WW8Num8">
        <text:list-item>
          <text:h text:style-name="P52" text:outline-level="1"><text:bookmark-start text:name="__RefHeading___Toc418079808"/>ANEXO<text:bookmark-end text:name="__RefHeading___Toc418079808"/></text:h>
          <text:list>
            <text:list-item>
              <text:h text:style-name="P50" text:outline-level="2"><text:bookmark-start text:name="__RefHeading___Toc418079809"/>Detalle de las Pruebas<text:bookmark-end text:name="__RefHeading___Toc418079809"/></text:h>
              <text:list>
                <text:list-item text:start-value="1">
                  <text:h text:style-name="P54" text:outline-level="3" text:restart-numbering="true" text:start-value="-1"><text:bookmark-start text:name="__RefHeading___Toc418079810"/>Certificación Movilidad<text:bookmark-end text:name="__RefHeading___Toc418079810"/></text:h>
                  <text:list>
                    <text:list-item>
                      <text:h text:style-name="P51" text:outline-level="4"><text:bookmark-start text:name="__RefHeading___Toc418079811"/>IOS<text:bookmark-end text:name="__RefHeading___Toc418079811"/></text:h>
                    </text:list-item>
                  </text:list>
                </text:list-item>
              </text:list>
            </text:list-item>
          </text:list>
        </text:list-item>
      </text:list>
      <table:table table:name="Tabla6" table:style-name="Tabla6">
        <table:table-column table:style-name="Tabla6.A"/>
        <table:table-column table:style-name="Tabla6.B"/>
        <table:table-column table:style-name="Tabla6.C"/>
        <table:table-column table:style-name="Tabla6.D"/>
        <table:table-header-rows>
          <table:table-row table:style-name="Tabla6.1">
            <table:table-cell table:style-name="Tabla6.A1" table:number-columns-spanned="4" office:value-type="string">
              <text:p text:style-name="P35">PF-09-03 Creación de contacto en el servidor</text:p>
            </table:table-cell>
            <table:covered-table-cell/>
            <table:covered-table-cell/>
            <table:covered-table-cell/>
          </table:table-row>
          <table:table-row table:style-name="Tabla6.1">
            <table:table-cell table:style-name="Tabla6.A2" table:number-columns-spanned="2" office:value-type="string">
              <text:p text:style-name="P24">Descripción</text:p>
            </table:table-cell>
            <table:covered-table-cell/>
            <table:table-cell table:style-name="Tabla6.C2" table:number-columns-spanned="2" office:value-type="string">
              <text:p text:style-name="P19">Se prueba la creacion de un contacto en el servidor y su posterior sincronizacion.</text:p>
            </table:table-cell>
            <table:covered-table-cell/>
          </table:table-row>
        </table:table-header-rows>
        <table:table-row table:style-name="Tabla6.1">
          <table:table-cell table:style-name="Tabla6.A2" table:number-columns-spanned="2" office:value-type="string">
            <text:p text:style-name="P24">Prerrequisito</text:p>
          </table:table-cell>
          <table:covered-table-cell/>
          <table:table-cell table:style-name="Tabla6.C3" table:number-columns-spanned="2" office:value-type="string">
            <text:p text:style-name="P19">No se requiere un usuario con perfil especifico para esta prueba.</text:p>
          </table:table-cell>
          <table:covered-table-cell/>
        </table:table-row>
        <table:table-row table:style-name="Tabla6.1">
          <table:table-cell table:style-name="Tabla6.A2" table:number-columns-spanned="2" office:value-type="string">
            <text:p text:style-name="P24">Severidad</text:p>
          </table:table-cell>
          <table:covered-table-cell/>
          <table:table-cell table:style-name="Tabla6.C4" table:number-columns-spanned="2" office:value-type="string">
            <text:p text:style-name="P19">Media</text:p>
          </table:table-cell>
          <table:covered-table-cell/>
        </table:table-row>
        <table:table-row table:style-name="Tabla6.5">
          <table:table-cell table:style-name="Tabla6.A5" table:number-columns-spanned="4" office:value-type="string">
            <text:p text:style-name="P10"/>
          </table:table-cell>
          <table:covered-table-cell/>
          <table:covered-table-cell/>
          <table:covered-table-cell/>
        </table:table-row>
        <table:table-row table:style-name="Tabla6.1">
          <table:table-cell table:style-name="Tabla6.A2" office:value-type="string">
            <text:p text:style-name="P24">Nombre del Paso</text:p>
          </table:table-cell>
          <table:table-cell table:style-name="Tabla6.B6" table:number-columns-spanned="2" office:value-type="string">
            <text:p text:style-name="P24">Descripción</text:p>
          </table:table-cell>
          <table:covered-table-cell/>
          <table:table-cell table:style-name="Tabla6.D6" office:value-type="string">
            <text:p text:style-name="P24">Resultado Esperado</text:p>
          </table:table-cell>
        </table:table-row>
        <table:table-row table:style-name="Tabla6.1">
          <table:table-cell table:style-name="Tabla6.A7" office:value-type="string">
            <text:p text:style-name="P31"><text:span text:style-name="TDContents"><text:span text:style-name="T25"><text:s/></text:span></text:span><text:span text:style-name="T11">1</text:span></text:p>
          </table:table-cell>
          <table:table-cell table:style-name="Tabla6.B7" table:number-columns-spanned="2" office:value-type="string">
            <text:p text:style-name="P20">En el servidor, crear un nuevo contacto. Poblar los siguientes campos:</text:p>
            <text:p text:style-name="P19"/>
            <text:p text:style-name="P20">*Nombre, Apelliidos, Privado, Notas, Categorías</text:p>
            <text:p text:style-name="P20">*Trabajo Ciudad, Provincia, Código Postal, País</text:p>
            <text:p text:style-name="P20">*Particular Cumpleaños. Cónyuge, Email, Tel. Casa, Tel. Casa 2, Móvil, Fax, Calle, Ciudad, Código Postal, País</text:p>
            <text:p text:style-name="P20">*Otros Página Web, Email, Fijo, Fax, Calle, Ciudad, Provincia, Código Postal, País</text:p>
            <text:p text:style-name="P19"/>
          </table:table-cell>
          <table:covered-table-cell/>
          <table:table-cell table:style-name="Tabla6.D7" office:value-type="string">
            <text:p text:style-name="P19">El nuevo contacto es creado en el servidor.</text:p>
          </table:table-cell>
        </table:table-row>
        <table:table-row table:style-name="Tabla6.1">
          <table:table-cell table:style-name="Tabla6.A8" office:value-type="string">
            <text:p text:style-name="P31"><text:span text:style-name="TDContents"><text:span text:style-name="T9"><text:s/></text:span></text:span><text:span text:style-name="T11">2</text:span></text:p>
          </table:table-cell>
          <table:table-cell table:style-name="Tabla6.B8" table:number-columns-spanned="2" office:value-type="string">
            <text:p text:style-name="P19">Sincronizar contactos.</text:p>
          </table:table-cell>
          <table:covered-table-cell/>
          <table:table-cell table:style-name="Tabla6.D8" office:value-type="string">
            <text:p text:style-name="P19">El nuevo contacto es creado en el dispositivo, con la información introducida en el servidor.</text:p>
          </table:table-cell>
        </table:table-row>
      </table:table>
      <text:p text:style-name="P68"><text:span text:style-name="T19">Tabla </text:span><text:span text:style-name="T19"><text:sequence text:ref-name="refTabela2" text:name="Tabela" text:formula="ooow:Tabela+1" style:num-format="1">3</text:sequence></text:span><text:span text:style-name="T19"> – Caso de Prueba</text:span></text:p>
      <text:p text:style-name="P9"/>
      <table:table table:name="Tabla7" table:style-name="Tabla7">
        <table:table-column table:style-name="Tabla7.A"/>
        <table:table-column table:style-name="Tabla7.B"/>
        <table:table-column table:style-name="Tabla7.C"/>
        <table:table-column table:style-name="Tabla7.D"/>
        <table:table-header-rows>
          <table:table-row table:style-name="Tabla7.1">
            <table:table-cell table:style-name="Tabla7.A1" table:number-columns-spanned="4" office:value-type="string">
              <text:p text:style-name="P35">PF-09-04 Creación de contacto en el dispositivo</text:p>
            </table:table-cell>
            <table:covered-table-cell/>
            <table:covered-table-cell/>
            <table:covered-table-cell/>
          </table:table-row>
          <table:table-row table:style-name="Tabla7.1">
            <table:table-cell table:style-name="Tabla7.A2" table:number-columns-spanned="2" office:value-type="string">
              <text:p text:style-name="P24">Descripción</text:p>
            </table:table-cell>
            <table:covered-table-cell/>
            <table:table-cell table:style-name="Tabla7.C2" table:number-columns-spanned="2" office:value-type="string">
              <text:p text:style-name="P19">Se prueba la creacion de un contacto en el dispositivo y su posterior sincronizacion.</text:p>
            </table:table-cell>
            <table:covered-table-cell/>
          </table:table-row>
        </table:table-header-rows>
        <table:table-row table:style-name="Tabla7.1">
          <table:table-cell table:style-name="Tabla7.A2" table:number-columns-spanned="2" office:value-type="string">
            <text:p text:style-name="P24">Prerrequisito</text:p>
          </table:table-cell>
          <table:covered-table-cell/>
          <table:table-cell table:style-name="Tabla7.C3" table:number-columns-spanned="2" office:value-type="string">
            <text:p text:style-name="P19">No se requiere un usuario con perfil especifico para esta prueba.</text:p>
          </table:table-cell>
          <table:covered-table-cell/>
        </table:table-row>
        <text:soft-page-break/>
        <table:table-row table:style-name="Tabla7.1">
          <table:table-cell table:style-name="Tabla7.A2" table:number-columns-spanned="2" office:value-type="string">
            <text:p text:style-name="P24">Severidad</text:p>
          </table:table-cell>
          <table:covered-table-cell/>
          <table:table-cell table:style-name="Tabla7.C4" table:number-columns-spanned="2" office:value-type="string">
            <text:p text:style-name="P19">Media</text:p>
          </table:table-cell>
          <table:covered-table-cell/>
        </table:table-row>
        <table:table-row table:style-name="Tabla7.5">
          <table:table-cell table:style-name="Tabla7.A5" table:number-columns-spanned="4" office:value-type="string">
            <text:p text:style-name="P10"/>
          </table:table-cell>
          <table:covered-table-cell/>
          <table:covered-table-cell/>
          <table:covered-table-cell/>
        </table:table-row>
        <table:table-row table:style-name="Tabla7.1">
          <table:table-cell table:style-name="Tabla7.A2" office:value-type="string">
            <text:p text:style-name="P24">Nombre del Paso</text:p>
          </table:table-cell>
          <table:table-cell table:style-name="Tabla7.B6" table:number-columns-spanned="2" office:value-type="string">
            <text:p text:style-name="P24">Descripción</text:p>
          </table:table-cell>
          <table:covered-table-cell/>
          <table:table-cell table:style-name="Tabla7.D6" office:value-type="string">
            <text:p text:style-name="P24">Resultado Esperado</text:p>
          </table:table-cell>
        </table:table-row>
        <table:table-row table:style-name="Tabla7.1">
          <table:table-cell table:style-name="Tabla7.A7" office:value-type="string">
            <text:p text:style-name="P31"><text:span text:style-name="TDContents"><text:span text:style-name="T25"><text:s/></text:span></text:span><text:span text:style-name="T11">1</text:span></text:p>
          </table:table-cell>
          <table:table-cell table:style-name="Tabla7.B7" table:number-columns-spanned="2" office:value-type="string">
            <text:p text:style-name="P19">En el dispositivo, crear un nuevo contacto. Poblar los siguientes campos. Nombre, Apellidos, Privado, Notas, Categorias, Trabajo Organización, Trabajo Cargo, Trabajo Correo electrónico 3, Trabajo Trabajo, Trabajo Trabajo 2, Trabajo Móvil, Trabajo Fax del trabajo, Trabajo Trabajo Calle , Trabajo Trabajo Ciudad , Trabajo Trabajo Provincia o estado , Trabajo Trabajo Código Postal , Trabajo Trabajo País o región , Particular Cumpleaños, Particular Cónyuge, Particular Correo electrónico 2, Particular Particular, Particular Particular 2, Particular Principal, Particular Fax particular, Particular Particular Calle , Particular Particular Ciudad , Particular Particular Provincia o estado , Particular Particular Código Postal , Particular Particular País o región , Otros Página Web, Otros Correo electrónico 1, Otros Otro, Otros Otro Fax, Otros Otra Calle , Otros Otra Ciudad , Otros Otra Provincia o estado , Otros Otra Código Postal , Otros Otra País o región .</text:p>
          </table:table-cell>
          <table:covered-table-cell/>
          <table:table-cell table:style-name="Tabla7.D7" office:value-type="string">
            <text:p text:style-name="P19">El nuevo contacto es creado en el dispositivo.</text:p>
          </table:table-cell>
        </table:table-row>
        <table:table-row table:style-name="Tabla7.1">
          <table:table-cell table:style-name="Tabla7.A8" office:value-type="string">
            <text:p text:style-name="P31"><text:span text:style-name="TDContents"><text:span text:style-name="T9"><text:s/></text:span></text:span><text:span text:style-name="T11">2</text:span></text:p>
          </table:table-cell>
          <table:table-cell table:style-name="Tabla7.B8" table:number-columns-spanned="2" office:value-type="string">
            <text:p text:style-name="P19">Sincronizar contactos.</text:p>
          </table:table-cell>
          <table:covered-table-cell/>
          <table:table-cell table:style-name="Tabla7.D8" office:value-type="string">
            <text:p text:style-name="P19">El nuevo contacto es creado en el servidor, con la información introducida en el dispositivo.</text:p>
          </table:table-cell>
        </table:table-row>
      </table:table>
      <text:p text:style-name="P68"><text:span text:style-name="T19">Tabla </text:span><text:span text:style-name="T19"><text:sequence text:ref-name="refTabela3" text:name="Tabela" text:formula="ooow:Tabela+1" style:num-format="1">4</text:sequence></text:span><text:span text:style-name="T19"> – Caso de Prueba</text:span></text:p>
      <text:p text:style-name="P9"/>
      <table:table table:name="Tabla8" table:style-name="Tabla8">
        <table:table-column table:style-name="Tabla8.A"/>
        <table:table-column table:style-name="Tabla8.B"/>
        <table:table-header-rows>
          <text:soft-page-break/>
          <table:table-row table:style-name="Tabla8.1">
            <table:table-cell table:style-name="Tabla8.A1" table:number-columns-spanned="2" office:value-type="string">
              <text:p text:style-name="P35">PF-09-05 Modificación de contacto en el servidor</text:p>
            </table:table-cell>
            <table:covered-table-cell/>
          </table:table-row>
        </table:table-header-rows>
        <table:table-row table:style-name="Tabla8.1">
          <table:table-cell table:style-name="Tabla8.A2" office:value-type="string">
            <text:p text:style-name="P24">Descripción</text:p>
          </table:table-cell>
          <table:table-cell table:style-name="Tabla8.B2" office:value-type="string">
            <text:p text:style-name="P19">Se prueba la modificacion de un contacto en el servidor y su posterior sincronizacion.</text:p>
          </table:table-cell>
        </table:table-row>
        <table:table-row table:style-name="Tabla8.1">
          <table:table-cell table:style-name="Tabla8.A2" office:value-type="string">
            <text:p text:style-name="P24">Prerrequisito</text:p>
          </table:table-cell>
          <table:table-cell table:style-name="Tabla8.B3" office:value-type="string">
            <text:p text:style-name="P19">No se requiere un usuario con perfil especifico para esta prueba.</text:p>
          </table:table-cell>
        </table:table-row>
        <table:table-row table:style-name="Tabla8.1">
          <table:table-cell table:style-name="Tabla8.A2" office:value-type="string">
            <text:p text:style-name="P24">Severidad</text:p>
          </table:table-cell>
          <table:table-cell table:style-name="Tabla8.B4" office:value-type="string">
            <text:p text:style-name="P19">Media</text:p>
          </table:table-cell>
        </table:table-row>
        <table:table-row table:style-name="Tabla8.5">
          <table:table-cell table:style-name="Tabla8.A5" table:number-columns-spanned="2" office:value-type="string">
            <text:p text:style-name="P10"/>
          </table:table-cell>
          <table:covered-table-cell/>
        </table:table-row>
      </table:table>
      <text:p text:style-name="P9"/>
      <table:table table:name="Tabla9" table:style-name="Tabla9">
        <table:table-column table:style-name="Tabla9.A"/>
        <table:table-column table:style-name="Tabla9.B"/>
        <table:table-column table:style-name="Tabla9.C"/>
        <table:table-header-rows>
          <table:table-row table:style-name="Tabla9.1">
            <table:table-cell table:style-name="Tabla9.A1" office:value-type="string">
              <text:p text:style-name="P24">Nombre del Paso</text:p>
            </table:table-cell>
            <table:table-cell table:style-name="Tabla9.B1" office:value-type="string">
              <text:p text:style-name="P24">Descripción</text:p>
            </table:table-cell>
            <table:table-cell table:style-name="Tabla9.C1" office:value-type="string">
              <text:p text:style-name="P24">Resultado Esperado</text:p>
            </table:table-cell>
          </table:table-row>
        </table:table-header-rows>
        <table:table-row table:style-name="Tabla9.1">
          <table:table-cell table:style-name="Tabla9.A2" office:value-type="string">
            <text:p text:style-name="P31"><text:span text:style-name="TDContents"><text:span text:style-name="T25"><text:s/></text:span></text:span><text:span text:style-name="T11">1</text:span></text:p>
          </table:table-cell>
          <table:table-cell table:style-name="Tabla9.B2" office:value-type="string">
            <text:p text:style-name="P19">En el servidor, en un contacto ya existente, modificar los siguientes campos. Nombre , Apellidos, Privado, Notas, Categorias, Trabajo Empresa, Trabajo Cargo, Trabajo Email, Trabajo Tel. Oficina, Trabajo Tel. Oficina 2, Trabajo Móvil, Trabajo Fax, Trabajo Calle, Trabajo Ciudad, Trabajo Provincia, Trabajo Código Postal, Trabajo País, Particular Cumpleaños, Particular Cónyuge, Particular Email, Particular Tel. Casa, Particular Tel. Casa 2, Particular Movil, Particular Fax, Particular Calle, Particular Ciudad, Particular Provincia, Particular Código Postal, Particular País, Otros Página Web, Otros Email, Otros Fijo, Otros Fax, Otros Calle, Otros Ciudad, Otros Provincia, Otros Código Postal, Otros País.</text:p>
          </table:table-cell>
          <table:table-cell table:style-name="Tabla9.C2" office:value-type="string">
            <text:p text:style-name="P19">El contacto es modificado en el servidor.</text:p>
          </table:table-cell>
        </table:table-row>
        <table:table-row table:style-name="Tabla9.1">
          <table:table-cell table:style-name="Tabla9.A3" office:value-type="string">
            <text:p text:style-name="P31"><text:span text:style-name="TDContents"><text:span text:style-name="T9"><text:s/></text:span></text:span><text:span text:style-name="T11">2</text:span></text:p>
          </table:table-cell>
          <table:table-cell table:style-name="Tabla9.B3" office:value-type="string">
            <text:p text:style-name="P19">Sincronizar contactos.</text:p>
          </table:table-cell>
          <table:table-cell table:style-name="Tabla9.C3" office:value-type="string">
            <text:p text:style-name="P19">El contacto es modificado en el dispositivo, con la nueva información introducida en el servidor.</text:p>
          </table:table-cell>
        </table:table-row>
      </table:table>
      <text:p text:style-name="P68"><text:span text:style-name="T19">Tabla </text:span><text:span text:style-name="T19"><text:sequence text:ref-name="refTabela4" text:name="Tabela" text:formula="ooow:Tabela+1" style:num-format="1">5</text:sequence></text:span><text:span text:style-name="T19"> – Caso de Prueba</text:span></text:p>
      <text:p text:style-name="P9"/>
      <table:table table:name="Tabla10" table:style-name="Tabla10">
        <table:table-column table:style-name="Tabla10.A"/>
        <table:table-column table:style-name="Tabla10.B"/>
        <table:table-column table:style-name="Tabla10.C"/>
        <table:table-column table:style-name="Tabla10.D"/>
        <table:table-header-rows>
          <table:table-row table:style-name="Tabla10.1">
            <table:table-cell table:style-name="Tabla10.A1" table:number-columns-spanned="4" office:value-type="string">
              <text:p text:style-name="P35">PF-09-06 Modificación de contacto en el dispositivo</text:p>
            </table:table-cell>
            <table:covered-table-cell/>
            <table:covered-table-cell/>
            <table:covered-table-cell/>
          </table:table-row>
          <table:table-row table:style-name="Tabla10.1">
            <table:table-cell table:style-name="Tabla10.A2" table:number-columns-spanned="2" office:value-type="string">
              <text:p text:style-name="P24">Descripción</text:p>
            </table:table-cell>
            <table:covered-table-cell/>
            <table:table-cell table:style-name="Tabla10.C2" table:number-columns-spanned="2" office:value-type="string">
              <text:p text:style-name="P19">Se prueba la modificacion de un contacto en el dispositivo y su posterior sincronizacion.</text:p>
            </table:table-cell>
            <table:covered-table-cell/>
          </table:table-row>
        </table:table-header-rows>
        <table:table-row table:style-name="Tabla10.1">
          <table:table-cell table:style-name="Tabla10.A2" table:number-columns-spanned="2" office:value-type="string">
            <text:p text:style-name="P24">Prerrequisito</text:p>
          </table:table-cell>
          <table:covered-table-cell/>
          <table:table-cell table:style-name="Tabla10.C3" table:number-columns-spanned="2" office:value-type="string">
            <text:p text:style-name="P19">No se requiere un usuario con perfil especifico para esta prueba.</text:p>
          </table:table-cell>
          <table:covered-table-cell/>
        </table:table-row>
        <table:table-row table:style-name="Tabla10.1">
          <table:table-cell table:style-name="Tabla10.A2" table:number-columns-spanned="2" office:value-type="string">
            <text:p text:style-name="P24">Severidad</text:p>
          </table:table-cell>
          <table:covered-table-cell/>
          <table:table-cell table:style-name="Tabla10.C4" table:number-columns-spanned="2" office:value-type="string">
            <text:p text:style-name="P19">Media</text:p>
          </table:table-cell>
          <table:covered-table-cell/>
        </table:table-row>
        <table:table-row table:style-name="Tabla10.5">
          <table:table-cell table:style-name="Tabla10.A5" table:number-columns-spanned="4" office:value-type="string">
            <text:p text:style-name="P10"/>
          </table:table-cell>
          <table:covered-table-cell/>
          <table:covered-table-cell/>
          <table:covered-table-cell/>
        </table:table-row>
        <table:table-row table:style-name="Tabla10.1">
          <table:table-cell table:style-name="Tabla10.A2" office:value-type="string">
            <text:p text:style-name="P24">Nombre del Paso</text:p>
          </table:table-cell>
          <table:table-cell table:style-name="Tabla10.B6" table:number-columns-spanned="2" office:value-type="string">
            <text:p text:style-name="P24">Descripción</text:p>
          </table:table-cell>
          <table:covered-table-cell/>
          <table:table-cell table:style-name="Tabla10.D6" office:value-type="string">
            <text:p text:style-name="P24">Resultado Esperado</text:p>
          </table:table-cell>
        </table:table-row>
        <table:table-row table:style-name="Tabla10.1">
          <table:table-cell table:style-name="Tabla10.A7" office:value-type="string">
            <text:p text:style-name="P31"><text:span text:style-name="TDContents"><text:span text:style-name="T25"><text:s/></text:span></text:span><text:span text:style-name="T11">1</text:span></text:p>
          </table:table-cell>
          <table:table-cell table:style-name="Tabla10.B7" table:number-columns-spanned="2" office:value-type="string">
            <text:p text:style-name="P19">En el dispositivo, en un contacto ya existente, modificar los siguientes campos. Nombre, Apellidos, Privado, Notas, Categorias, Trabajo Organización, Trabajo Cargo, Trabajo Correo electrónico 3, Trabajo Trabajo, Trabajo Trabajo 2, Trabajo Móvil, Trabajo Fax del trabajo, Trabajo Trabajo Calle , Trabajo Trabajo Ciudad , Trabajo Trabajo Provincia o estado , Trabajo Trabajo Código Postal , Trabajo Trabajo País o región , Particular Cumpleaños, Particular Cónyuge, Particular Correo electrónico 2, Particular Particular, Particular Particular 2, Particular Principal, Particular Fax particular, Particular Particular Calle , Particular Particular Ciudad , Particular Particular Provincia o estado , Particular Particular Código Postal , Particular Particular País o región , Otros Página Web, Otros Correo electrónico 1, Otros Otro, Otros Otro Fax, Otros Otra Calle , Otros Otra Ciudad , Otros Otra Provincia o estado , Otros Otra Código Postal , Otros Otra País o región .</text:p>
          </table:table-cell>
          <table:covered-table-cell/>
          <table:table-cell table:style-name="Tabla10.D7" office:value-type="string">
            <text:p text:style-name="P19">El contacto es modificado en el dispositivo.</text:p>
          </table:table-cell>
        </table:table-row>
        <table:table-row table:style-name="Tabla10.1">
          <table:table-cell table:style-name="Tabla10.A8" office:value-type="string">
            <text:p text:style-name="P31"><text:span text:style-name="TDContents"><text:span text:style-name="T9"><text:s/></text:span></text:span><text:span text:style-name="T11">2</text:span></text:p>
          </table:table-cell>
          <table:table-cell table:style-name="Tabla10.B8" table:number-columns-spanned="2" office:value-type="string">
            <text:p text:style-name="P19">Sincronizar contactos.</text:p>
          </table:table-cell>
          <table:covered-table-cell/>
          <table:table-cell table:style-name="Tabla10.D8" office:value-type="string">
            <text:p text:style-name="P19">El contacto es modificado en el servidor, con la nueva <text:soft-page-break/>información introducida en el dispositivo.</text:p>
          </table:table-cell>
        </table:table-row>
      </table:table>
      <text:p text:style-name="P68"><text:span text:style-name="T19">Tabla </text:span><text:span text:style-name="T19"><text:sequence text:ref-name="refTabela5" text:name="Tabela" text:formula="ooow:Tabela+1" style:num-format="1">6</text:sequence></text:span><text:span text:style-name="T19"> – Caso de Prueba</text:span></text:p>
      <table:table table:name="Tabla11" table:style-name="Tabla11">
        <table:table-column table:style-name="Tabla11.A"/>
        <table:table-column table:style-name="Tabla11.B"/>
        <table:table-header-rows>
          <table:table-row table:style-name="Tabla11.1">
            <table:table-cell table:style-name="Tabla11.A1" table:number-columns-spanned="2" office:value-type="string">
              <text:p text:style-name="P36">PF-09-07 Modificación de contacto en el servidor y en el dispositivo</text:p>
            </table:table-cell>
            <table:covered-table-cell/>
          </table:table-row>
        </table:table-header-rows>
        <table:table-row table:style-name="Tabla11.1">
          <table:table-cell table:style-name="Tabla11.A2" office:value-type="string">
            <text:p text:style-name="P18">Descripción</text:p>
          </table:table-cell>
          <table:table-cell table:style-name="Tabla11.B2" office:value-type="string">
            <text:p text:style-name="P17">Se prueba la modificacion simultanea de un contacto en el servidor y el dispositivo, y su posterior sincronizacion.</text:p>
          </table:table-cell>
        </table:table-row>
        <table:table-row table:style-name="Tabla11.1">
          <table:table-cell table:style-name="Tabla11.A2" office:value-type="string">
            <text:p text:style-name="P18">Prerrequisito</text:p>
          </table:table-cell>
          <table:table-cell table:style-name="Tabla11.B3" office:value-type="string">
            <text:p text:style-name="P17">No se requiere un usuario con perfil especifico para esta prueba.</text:p>
          </table:table-cell>
        </table:table-row>
        <table:table-row table:style-name="Tabla11.1">
          <table:table-cell table:style-name="Tabla11.A2" office:value-type="string">
            <text:p text:style-name="P18">Severidad</text:p>
          </table:table-cell>
          <table:table-cell table:style-name="Tabla11.B4" office:value-type="string">
            <text:p text:style-name="P17">Media</text:p>
          </table:table-cell>
        </table:table-row>
        <table:table-row table:style-name="Tabla11.5">
          <table:table-cell table:style-name="Tabla11.A5" table:number-columns-spanned="2" office:value-type="string">
            <text:p text:style-name="P8"/>
          </table:table-cell>
          <table:covered-table-cell/>
        </table:table-row>
      </table:table>
      <text:p text:style-name="P4"/>
      <table:table table:name="Tabla12" table:style-name="Tabla12">
        <table:table-column table:style-name="Tabla12.A"/>
        <table:table-column table:style-name="Tabla12.B"/>
        <table:table-column table:style-name="Tabla12.C"/>
        <table:table-header-rows>
          <table:table-row table:style-name="Tabla12.1">
            <table:table-cell table:style-name="Tabla12.A1" office:value-type="string">
              <text:p text:style-name="P18">Nombre del Paso</text:p>
            </table:table-cell>
            <table:table-cell table:style-name="Tabla12.B1" office:value-type="string">
              <text:p text:style-name="P18">Descripción</text:p>
            </table:table-cell>
            <table:table-cell table:style-name="Tabla12.C1" office:value-type="string">
              <text:p text:style-name="P18">Resultado Esperado</text:p>
            </table:table-cell>
          </table:table-row>
        </table:table-header-rows>
        <table:table-row table:style-name="Tabla12.1">
          <table:table-cell table:style-name="Tabla12.A2" office:value-type="string">
            <text:p text:style-name="P31"><text:span text:style-name="TDContents"><text:span text:style-name="T24"><text:s/></text:span></text:span><text:span text:style-name="T10">1</text:span></text:p>
          </table:table-cell>
          <table:table-cell table:style-name="Tabla12.B2" office:value-type="string">
            <text:p text:style-name="P17">En el dispositivo, en un contacto ya existente y sincronizado, modificar los siguientes campos. Nombre, Apellidos, Privado, Notas, Categorias, Trabajo Organización, Trabajo Cargo, Trabajo Correo electrónico 3, Trabajo Trabajo, Trabajo Trabajo 2, Trabajo Móvil, Trabajo Fax del trabajo, Trabajo Trabajo Calle , Trabajo Trabajo Ciudad , Trabajo Trabajo Provincia o estado , Trabajo Trabajo Código Postal , Trabajo Trabajo País o región , Particular Cumpleaños, Particular Cónyuge, Particular Correo electrónico 2, Particular Particular, Particular Particular 2, Particular Principal, Particular Fax particular, Particular Particular Calle , Particular Particular Ciudad , Particular Particular Provincia o estado , Particular Particular Código Postal , Particular Particular País o región , Otros Página Web, <text:soft-page-break/>Otros Correo electrónico 1, Otros Otro, Otros Otro Fax, Otros Otra Calle , Otros Otra Ciudad , Otros Otra Provincia o estado , Otros Otra Código Postal , Otros Otra País o región .</text:p>
          </table:table-cell>
          <table:table-cell table:style-name="Tabla12.C2" office:value-type="string">
            <text:p text:style-name="P17">El contacto es modificado en el dispositivo.</text:p>
          </table:table-cell>
        </table:table-row>
        <table:table-row table:style-name="Tabla12.1">
          <table:table-cell table:style-name="Tabla12.A3" office:value-type="string">
            <text:p text:style-name="P31"><text:span text:style-name="TDContents"><text:span text:style-name="T8"><text:s/></text:span></text:span><text:span text:style-name="T10">2</text:span></text:p>
          </table:table-cell>
          <table:table-cell table:style-name="Tabla12.B3" office:value-type="string">
            <text:p text:style-name="P17">En el servidor, en el mismo contacto, modificar los siguientes campos. Nombre , Apellidos, Privado, Notas, Categorias, Trabajo Empresa, Trabajo Cargo, Trabajo Email, Trabajo Tel. Oficina, Trabajo Tel. Oficina 2, Trabajo Móvil, Trabajo Fax, Trabajo Calle, Trabajo Ciudad, Trabajo Provincia, Trabajo Código Postal, Trabajo País, Particular Cumpleaños, Particular Cónyuge, Particular Email, Particular Tel. Casa, Particular Tel. Casa 2, Particular Movil, Particular Fax, Particular Calle, Particular Ciudad, Particular Provincia, Particular Código Postal, Particular País, Otros Página Web, Otros Email, Otros Fijo, Otros Fax, Otros Calle, Otros Ciudad, Otros Provincia, Otros Código Postal, Otros País.</text:p>
          </table:table-cell>
          <table:table-cell table:style-name="Tabla12.C3" office:value-type="string">
            <text:p text:style-name="P17">El contacto es modificado en el servidor.</text:p>
          </table:table-cell>
        </table:table-row>
        <table:table-row table:style-name="Tabla12.1">
          <table:table-cell table:style-name="Tabla12.A4" office:value-type="string">
            <text:p text:style-name="P31"><text:span text:style-name="TDContents"><text:span text:style-name="T8"><text:s/></text:span></text:span><text:span text:style-name="T10">3</text:span></text:p>
          </table:table-cell>
          <table:table-cell table:style-name="Tabla12.B4" office:value-type="string">
            <text:p text:style-name="P17">Sincronizar contactos.</text:p>
          </table:table-cell>
          <table:table-cell table:style-name="Tabla12.C4" office:value-type="string">
            <text:p text:style-name="P17">La información es la misma tanto en el servidor como en el dispositivo. Para los campos que tuvieran datos distintos, los cambios que prevalecen son los del dispositivo.</text:p>
          </table:table-cell>
        </table:table-row>
      </table:table>
      <text:p text:style-name="P68"><text:span text:style-name="T18">Tabla </text:span><text:span text:style-name="T18"><text:sequence text:ref-name="refTabela6" text:name="Tabela" text:formula="ooow:Tabela+1" style:num-format="1">7</text:sequence></text:span><text:span text:style-name="T18"> – Caso de Prueba</text:span></text:p>
      <table:table table:name="Tabla13" table:style-name="Tabla13">
        <table:table-column table:style-name="Tabla13.A"/>
        <table:table-column table:style-name="Tabla13.B"/>
        <table:table-column table:style-name="Tabla13.C"/>
        <table:table-column table:style-name="Tabla13.D"/>
        <table:table-header-rows>
          <table:table-row table:style-name="Tabla13.1">
            <table:table-cell table:style-name="Tabla13.A1" table:number-columns-spanned="4" office:value-type="string">
              <text:p text:style-name="P35">PF-09-08 Borrar un contacto en el servidor</text:p>
            </table:table-cell>
            <table:covered-table-cell/>
            <table:covered-table-cell/>
            <table:covered-table-cell/>
          </table:table-row>
          <table:table-row table:style-name="Tabla13.1">
            <table:table-cell table:style-name="Tabla13.A2" table:number-columns-spanned="2" office:value-type="string">
              <text:p text:style-name="P24">Descripción</text:p>
            </table:table-cell>
            <table:covered-table-cell/>
            <table:table-cell table:style-name="Tabla13.C2" table:number-columns-spanned="2" office:value-type="string">
              <text:p text:style-name="P19">Se prueba la eliminacion de un contacto en el servidor y su posterior sincronizacion.</text:p>
            </table:table-cell>
            <table:covered-table-cell/>
          </table:table-row>
        </table:table-header-rows>
        <table:table-row table:style-name="Tabla13.1">
          <table:table-cell table:style-name="Tabla13.A2" table:number-columns-spanned="2" office:value-type="string">
            <text:p text:style-name="P24">Prerrequisito</text:p>
          </table:table-cell>
          <table:covered-table-cell/>
          <table:table-cell table:style-name="Tabla13.C3" table:number-columns-spanned="2" office:value-type="string">
            <text:p text:style-name="P19">No se requiere un usuario con perfil especifico para esta <text:soft-page-break/>prueba.</text:p>
          </table:table-cell>
          <table:covered-table-cell/>
        </table:table-row>
        <table:table-row table:style-name="Tabla13.1">
          <table:table-cell table:style-name="Tabla13.A2" table:number-columns-spanned="2" office:value-type="string">
            <text:p text:style-name="P24">Severidad</text:p>
          </table:table-cell>
          <table:covered-table-cell/>
          <table:table-cell table:style-name="Tabla13.C4" table:number-columns-spanned="2" office:value-type="string">
            <text:p text:style-name="P19">Media</text:p>
          </table:table-cell>
          <table:covered-table-cell/>
        </table:table-row>
        <table:table-row table:style-name="Tabla13.5">
          <table:table-cell table:style-name="Tabla13.A5" table:number-columns-spanned="4" office:value-type="string">
            <text:p text:style-name="P10"/>
          </table:table-cell>
          <table:covered-table-cell/>
          <table:covered-table-cell/>
          <table:covered-table-cell/>
        </table:table-row>
        <table:table-row table:style-name="Tabla13.1">
          <table:table-cell table:style-name="Tabla13.A2" office:value-type="string">
            <text:p text:style-name="P24">Nombre del Paso</text:p>
          </table:table-cell>
          <table:table-cell table:style-name="Tabla13.B6" table:number-columns-spanned="2" office:value-type="string">
            <text:p text:style-name="P24">Descripción</text:p>
          </table:table-cell>
          <table:covered-table-cell/>
          <table:table-cell table:style-name="Tabla13.D6" office:value-type="string">
            <text:p text:style-name="P24">Resultado Esperado</text:p>
          </table:table-cell>
        </table:table-row>
        <table:table-row table:style-name="Tabla13.1">
          <table:table-cell table:style-name="Tabla13.A7" office:value-type="string">
            <text:p text:style-name="P31"><text:span text:style-name="TDContents"><text:span text:style-name="T25"><text:s/></text:span></text:span><text:span text:style-name="T11">1</text:span></text:p>
          </table:table-cell>
          <table:table-cell table:style-name="Tabla13.B7" table:number-columns-spanned="2" office:value-type="string">
            <text:p text:style-name="P19">En el servidor, eliminamos un contacto ya sincronizado.</text:p>
          </table:table-cell>
          <table:covered-table-cell/>
          <table:table-cell table:style-name="Tabla13.D7" office:value-type="string">
            <text:p text:style-name="P19">El contacto es eliminado en el servidor.</text:p>
          </table:table-cell>
        </table:table-row>
        <table:table-row table:style-name="Tabla13.1">
          <table:table-cell table:style-name="Tabla13.A8" office:value-type="string">
            <text:p text:style-name="P31"><text:span text:style-name="TDContents"><text:span text:style-name="T9"><text:s/></text:span></text:span><text:span text:style-name="T11">2</text:span></text:p>
          </table:table-cell>
          <table:table-cell table:style-name="Tabla13.B8" table:number-columns-spanned="2" office:value-type="string">
            <text:p text:style-name="P19">Sincronizamos</text:p>
          </table:table-cell>
          <table:covered-table-cell/>
          <table:table-cell table:style-name="Tabla13.D8" office:value-type="string">
            <text:p text:style-name="P19">El contacto es eliminado en el dispositivo.</text:p>
          </table:table-cell>
        </table:table-row>
      </table:table>
      <text:p text:style-name="P68"><text:span text:style-name="T19">Tabla </text:span><text:span text:style-name="T19"><text:sequence text:ref-name="refTabela7" text:name="Tabela" text:formula="ooow:Tabela+1" style:num-format="1">8</text:sequence></text:span><text:span text:style-name="T19"> – Caso de Prueba</text:span></text:p>
      <text:p text:style-name="P9"/>
      <table:table table:name="Tabla14" table:style-name="Tabla14">
        <table:table-column table:style-name="Tabla14.A"/>
        <table:table-column table:style-name="Tabla14.B"/>
        <table:table-column table:style-name="Tabla14.C"/>
        <table:table-column table:style-name="Tabla14.D"/>
        <table:table-header-rows>
          <table:table-row table:style-name="Tabla14.1">
            <table:table-cell table:style-name="Tabla14.A1" table:number-columns-spanned="4" office:value-type="string">
              <text:p text:style-name="P35">PF-09-09 Borrar un contacto en el dispositivo</text:p>
            </table:table-cell>
            <table:covered-table-cell/>
            <table:covered-table-cell/>
            <table:covered-table-cell/>
          </table:table-row>
          <table:table-row table:style-name="Tabla14.1">
            <table:table-cell table:style-name="Tabla14.A2" table:number-columns-spanned="2" office:value-type="string">
              <text:p text:style-name="P24">Descripción</text:p>
            </table:table-cell>
            <table:covered-table-cell/>
            <table:table-cell table:style-name="Tabla14.C2" table:number-columns-spanned="2" office:value-type="string">
              <text:p text:style-name="P19">Se prueba la eliminacion de un contacto en el dispositivo y su posterior sincronizacion.</text:p>
            </table:table-cell>
            <table:covered-table-cell/>
          </table:table-row>
        </table:table-header-rows>
        <table:table-row table:style-name="Tabla14.1">
          <table:table-cell table:style-name="Tabla14.A2" table:number-columns-spanned="2" office:value-type="string">
            <text:p text:style-name="P24">Prerrequisito</text:p>
          </table:table-cell>
          <table:covered-table-cell/>
          <table:table-cell table:style-name="Tabla14.C3" table:number-columns-spanned="2" office:value-type="string">
            <text:p text:style-name="P19">No se requiere un usuario con perfil especifico para esta prueba.</text:p>
          </table:table-cell>
          <table:covered-table-cell/>
        </table:table-row>
        <table:table-row table:style-name="Tabla14.1">
          <table:table-cell table:style-name="Tabla14.A2" table:number-columns-spanned="2" office:value-type="string">
            <text:p text:style-name="P24">Severidad</text:p>
          </table:table-cell>
          <table:covered-table-cell/>
          <table:table-cell table:style-name="Tabla14.C4" table:number-columns-spanned="2" office:value-type="string">
            <text:p text:style-name="P19">Media</text:p>
          </table:table-cell>
          <table:covered-table-cell/>
        </table:table-row>
        <table:table-row table:style-name="Tabla14.5">
          <table:table-cell table:style-name="Tabla14.A5" table:number-columns-spanned="4" office:value-type="string">
            <text:p text:style-name="P10"/>
          </table:table-cell>
          <table:covered-table-cell/>
          <table:covered-table-cell/>
          <table:covered-table-cell/>
        </table:table-row>
        <table:table-row table:style-name="Tabla14.1">
          <table:table-cell table:style-name="Tabla14.A2" office:value-type="string">
            <text:p text:style-name="P24">Nombre del Paso</text:p>
          </table:table-cell>
          <table:table-cell table:style-name="Tabla14.B6" table:number-columns-spanned="2" office:value-type="string">
            <text:p text:style-name="P24">Descripción</text:p>
          </table:table-cell>
          <table:covered-table-cell/>
          <table:table-cell table:style-name="Tabla14.D6" office:value-type="string">
            <text:p text:style-name="P24">Resultado Esperado</text:p>
          </table:table-cell>
        </table:table-row>
        <table:table-row table:style-name="Tabla14.1">
          <table:table-cell table:style-name="Tabla14.A7" office:value-type="string">
            <text:p text:style-name="P31"><text:span text:style-name="TDContents"><text:span text:style-name="T25"><text:s/></text:span></text:span><text:span text:style-name="T11">1</text:span></text:p>
          </table:table-cell>
          <table:table-cell table:style-name="Tabla14.B7" table:number-columns-spanned="2" office:value-type="string">
            <text:p text:style-name="P19">En el dispositivo, eliminamos un contacto ya sincronizado.</text:p>
          </table:table-cell>
          <table:covered-table-cell/>
          <table:table-cell table:style-name="Tabla14.D7" office:value-type="string">
            <text:p text:style-name="P19">El contacto es eliminada en el dispositivo.</text:p>
          </table:table-cell>
        </table:table-row>
        <table:table-row table:style-name="Tabla14.1">
          <table:table-cell table:style-name="Tabla14.A8" office:value-type="string">
            <text:p text:style-name="P31"><text:span text:style-name="TDContents"><text:span text:style-name="T9"><text:s/></text:span></text:span><text:span text:style-name="T11">2</text:span></text:p>
          </table:table-cell>
          <table:table-cell table:style-name="Tabla14.B8" table:number-columns-spanned="2" office:value-type="string">
            <text:p text:style-name="P19">Sincronizamos</text:p>
          </table:table-cell>
          <table:covered-table-cell/>
          <table:table-cell table:style-name="Tabla14.D8" office:value-type="string">
            <text:p text:style-name="P19">El contacto es eliminado en el servidor.</text:p>
          </table:table-cell>
        </table:table-row>
      </table:table>
      <text:p text:style-name="P68"><text:span text:style-name="T19">Tabla </text:span><text:span text:style-name="T19"><text:sequence text:ref-name="refTabela8" text:name="Tabela" text:formula="ooow:Tabela+1" style:num-format="1">9</text:sequence></text:span><text:span text:style-name="T19"> – Caso de Prueba</text:span></text:p>
      <text:p text:style-name="P67"/>
      <table:table table:name="Tabla15" table:style-name="Tabla15">
        <table:table-column table:style-name="Tabla15.A"/>
        <table:table-column table:style-name="Tabla15.B"/>
        <table:table-header-rows>
          <table:table-row table:style-name="Tabla15.1">
            <table:table-cell table:style-name="Tabla15.A1" table:number-columns-spanned="2" office:value-type="string">
              <text:p text:style-name="P36">PF-09-01 Prueba de sincronización lenta</text:p>
            </table:table-cell>
            <table:covered-table-cell/>
          </table:table-row>
        </table:table-header-rows>
        <table:table-row table:style-name="Tabla15.1">
          <table:table-cell table:style-name="Tabla15.A2" office:value-type="string">
            <text:p text:style-name="P18">Descripción</text:p>
          </table:table-cell>
          <table:table-cell table:style-name="Tabla15.B2" office:value-type="string">
            <text:p text:style-name="P17">Se prueban distintos escenarios de sincronizacion lenta.</text:p>
          </table:table-cell>
        </table:table-row>
        <table:table-row table:style-name="Tabla15.1">
          <table:table-cell table:style-name="Tabla15.A2" office:value-type="string">
            <text:p text:style-name="P18">Prerrequisito</text:p>
          </table:table-cell>
          <table:table-cell table:style-name="Tabla15.B3" office:value-type="string">
            <text:p text:style-name="P17">No se requiere un usuario con perfil especifico para esta prueba.</text:p>
          </table:table-cell>
        </table:table-row>
        <table:table-row table:style-name="Tabla15.1">
          <table:table-cell table:style-name="Tabla15.A2" office:value-type="string">
            <text:p text:style-name="P18">Severidad</text:p>
          </table:table-cell>
          <table:table-cell table:style-name="Tabla15.B4" office:value-type="string">
            <text:p text:style-name="P17">Media</text:p>
          </table:table-cell>
        </table:table-row>
        <table:table-row table:style-name="Tabla15.5">
          <table:table-cell table:style-name="Tabla15.A5" table:number-columns-spanned="2" office:value-type="string">
            <text:p text:style-name="P8"/>
          </table:table-cell>
          <table:covered-table-cell/>
        </table:table-row>
      </table:table>
      <text:p text:style-name="P4"/>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P18">Nombre del Paso</text:p>
            </table:table-cell>
            <table:table-cell table:style-name="Tabla16.B1" office:value-type="string">
              <text:p text:style-name="P18">Descripción</text:p>
            </table:table-cell>
            <table:table-cell table:style-name="Tabla16.C1" office:value-type="string">
              <text:p text:style-name="P18">Resultado Esperado</text:p>
            </table:table-cell>
          </table:table-row>
        </table:table-header-rows>
        <table:table-row table:style-name="Tabla16.1">
          <table:table-cell table:style-name="Tabla16.A2" office:value-type="string">
            <text:p text:style-name="P31"><text:span text:style-name="TDContents"><text:span text:style-name="T24"><text:s/></text:span></text:span><text:span text:style-name="T10">1</text:span></text:p>
          </table:table-cell>
          <table:table-cell table:style-name="Tabla16.B2" office:value-type="string">
            <text:p text:style-name="P17">Iniciar una sincronización lenta de contactos y pulsar Cancel <text:soft-page-break/>Sync antes de finalizar, confirmando la cancelación. Tras esto, volver a sincronizar y permitir que la sincronización finalice.</text:p>
          </table:table-cell>
          <table:table-cell table:style-name="Tabla16.C2" office:value-type="string">
            <text:p text:style-name="P17">El conjunto de datos en el dispositivo es el mismo al del <text:soft-page-break/>servidor.</text:p>
          </table:table-cell>
        </table:table-row>
        <table:table-row table:style-name="Tabla16.1">
          <table:table-cell table:style-name="Tabla16.A3" office:value-type="string">
            <text:p text:style-name="P31"><text:span text:style-name="TDContents"><text:span text:style-name="T8"><text:s/></text:span></text:span><text:span text:style-name="T10">2</text:span></text:p>
          </table:table-cell>
          <table:table-cell table:style-name="Tabla16.B3" office:value-type="string">
            <text:p text:style-name="P17">Sin ningun contacto tanto en el dispositivo como en el servidor, realizar una sincronización lenta.</text:p>
          </table:table-cell>
          <table:table-cell table:style-name="Tabla16.C3" office:value-type="string">
            <text:p text:style-name="P17">El conjunto de datos en el dispositivo es el mismo al del servidor.</text:p>
          </table:table-cell>
        </table:table-row>
        <table:table-row table:style-name="Tabla16.1">
          <table:table-cell table:style-name="Tabla16.A4" office:value-type="string">
            <text:p text:style-name="P31"><text:span text:style-name="TDContents"><text:span text:style-name="T8"><text:s/></text:span></text:span><text:span text:style-name="T10">3</text:span></text:p>
          </table:table-cell>
          <table:table-cell table:style-name="Tabla16.B4" office:value-type="string">
            <text:p text:style-name="P17">Con contactos en el dispositivo pero sin ningun contacto en el servidor, realizar una sincronización lenta.</text:p>
          </table:table-cell>
          <table:table-cell table:style-name="Tabla16.C4" office:value-type="string">
            <text:p text:style-name="P17">El conjunto de datos en el dispositivo es el mismo al del servidor.</text:p>
          </table:table-cell>
        </table:table-row>
        <table:table-row table:style-name="Tabla16.1">
          <table:table-cell table:style-name="Tabla16.A5" office:value-type="string">
            <text:p text:style-name="P31"><text:span text:style-name="TDContents"><text:span text:style-name="T8"><text:s/></text:span></text:span><text:span text:style-name="T10">4</text:span></text:p>
          </table:table-cell>
          <table:table-cell table:style-name="Tabla16.B5" office:value-type="string">
            <text:p text:style-name="P17">Con contactos en el servidor pero ningun contacto en el dispositivo, realizar una sincronización lenta.</text:p>
          </table:table-cell>
          <table:table-cell table:style-name="Tabla16.C5" office:value-type="string">
            <text:p text:style-name="P17">El conjunto de datos en el dispositivo es el mismo al del servidor.</text:p>
          </table:table-cell>
        </table:table-row>
        <table:table-row table:style-name="Tabla16.1">
          <table:table-cell table:style-name="Tabla16.A6" office:value-type="string">
            <text:p text:style-name="P31"><text:span text:style-name="TDContents"><text:span text:style-name="T8"><text:s/></text:span></text:span><text:span text:style-name="T10">5</text:span></text:p>
          </table:table-cell>
          <table:table-cell table:style-name="Tabla16.B6" office:value-type="string">
            <text:p text:style-name="P17">Con contactos distintos en el dispositivo y en el servidor, realizar una sincronización lenta.</text:p>
          </table:table-cell>
          <table:table-cell table:style-name="Tabla16.C6" office:value-type="string">
            <text:p text:style-name="P17">El conjunto de datos en el dispositivo es el mismo al del servidor.</text:p>
          </table:table-cell>
        </table:table-row>
        <table:table-row table:style-name="Tabla16.1">
          <table:table-cell table:style-name="Tabla16.A7" office:value-type="string">
            <text:p text:style-name="P31"><text:span text:style-name="TDContents"><text:span text:style-name="T8"><text:s/></text:span></text:span><text:span text:style-name="T10">6</text:span></text:p>
          </table:table-cell>
          <table:table-cell table:style-name="Tabla16.B7" office:value-type="string">
            <text:p text:style-name="P17">Con los mismos contactos en el dispositivo y en el servidor, realizar una sincronización lenta.</text:p>
          </table:table-cell>
          <table:table-cell table:style-name="Tabla16.C7" office:value-type="string">
            <text:p text:style-name="P17">El conjunto de datos en el dispositivo es el mismo al del servidor.</text:p>
          </table:table-cell>
        </table:table-row>
        <table:table-row table:style-name="Tabla16.1">
          <table:table-cell table:style-name="Tabla16.A8" office:value-type="string">
            <text:p text:style-name="P31"><text:span text:style-name="TDContents"><text:span text:style-name="T8"><text:s/></text:span></text:span><text:span text:style-name="T10">7</text:span></text:p>
          </table:table-cell>
          <table:table-cell table:style-name="Tabla16.B8" office:value-type="string">
            <text:p text:style-name="P17">Tanto en el dispositivo como en el servidor hay contactos iguales, pero en el servidor hay contactos que no se encuentran en el dispositivo y en el dispositivo hay contactos que no se encuentran en el servidor.</text:p>
          </table:table-cell>
          <table:table-cell table:style-name="Tabla16.C8" office:value-type="string">
            <text:p text:style-name="P17">El conjunto de datos en el dispositivo es el mismo al del servidor.</text:p>
          </table:table-cell>
        </table:table-row>
      </table:table>
      <text:p text:style-name="P68"><text:span text:style-name="T18">Tabla </text:span><text:span text:style-name="T18"><text:sequence text:ref-name="refTabela9" text:name="Tabela" text:formula="ooow:Tabela+1" style:num-format="1">10</text:sequence></text:span><text:span text:style-name="T18"> – Caso de Prueba</text:span></text:p>
      <table:table table:name="Tabla17" table:style-name="Tabla17">
        <table:table-column table:style-name="Tabla17.A"/>
        <table:table-column table:style-name="Tabla17.B"/>
        <table:table-header-rows>
          <table:table-row table:style-name="Tabla17.1">
            <table:table-cell table:style-name="Tabla17.A1" table:number-columns-spanned="2" office:value-type="string">
              <text:p text:style-name="P36">PF-09-02 Prueba de cancelación de sincronización rápida</text:p>
            </table:table-cell>
            <table:covered-table-cell/>
          </table:table-row>
        </table:table-header-rows>
        <table:table-row table:style-name="Tabla17.1">
          <table:table-cell table:style-name="Tabla17.A2" office:value-type="string">
            <text:p text:style-name="P18">Descripción</text:p>
          </table:table-cell>
          <table:table-cell table:style-name="Tabla17.B2" office:value-type="string">
            <text:p text:style-name="P17">Se prueba la cancelacion de la sincronizacion rapida.</text:p>
          </table:table-cell>
        </table:table-row>
        <table:table-row table:style-name="Tabla17.1">
          <table:table-cell table:style-name="Tabla17.A2" office:value-type="string">
            <text:p text:style-name="P18">Prerrequisito</text:p>
          </table:table-cell>
          <table:table-cell table:style-name="Tabla17.B3" office:value-type="string">
            <text:p text:style-name="P17">No se requiere un usuario con perfil especifico para esta prueba.</text:p>
          </table:table-cell>
        </table:table-row>
        <table:table-row table:style-name="Tabla17.1">
          <table:table-cell table:style-name="Tabla17.A2" office:value-type="string">
            <text:p text:style-name="P18">Severidad</text:p>
          </table:table-cell>
          <table:table-cell table:style-name="Tabla17.B4" office:value-type="string">
            <text:p text:style-name="P17">Media</text:p>
          </table:table-cell>
        </table:table-row>
        <table:table-row table:style-name="Tabla17.5">
          <table:table-cell table:style-name="Tabla17.A5" table:number-columns-spanned="2" office:value-type="string">
            <text:p text:style-name="P8"/>
          </table:table-cell>
          <table:covered-table-cell/>
        </table:table-row>
      </table:table>
      <text:p text:style-name="P4"/>
      <table:table table:name="Tabla18" table:style-name="Tabla18">
        <table:table-column table:style-name="Tabla18.A"/>
        <table:table-column table:style-name="Tabla18.B"/>
        <table:table-column table:style-name="Tabla18.C"/>
        <table:table-header-rows>
          <text:soft-page-break/>
          <table:table-row table:style-name="Tabla18.1">
            <table:table-cell table:style-name="Tabla18.A1" office:value-type="string">
              <text:p text:style-name="P18">Nombre del Paso</text:p>
            </table:table-cell>
            <table:table-cell table:style-name="Tabla18.B1" office:value-type="string">
              <text:p text:style-name="P18">Descripción</text:p>
            </table:table-cell>
            <table:table-cell table:style-name="Tabla18.C1" office:value-type="string">
              <text:p text:style-name="P18">Resultado Esperado</text:p>
            </table:table-cell>
          </table:table-row>
        </table:table-header-rows>
        <table:table-row table:style-name="Tabla18.1">
          <table:table-cell table:style-name="Tabla18.A2" office:value-type="string">
            <text:p text:style-name="P31"><text:span text:style-name="TDContents"><text:span text:style-name="T24"><text:s/></text:span></text:span><text:span text:style-name="T10">1</text:span></text:p>
          </table:table-cell>
          <table:table-cell table:style-name="Tabla18.B2" office:value-type="string">
            <text:p text:style-name="P3"><text:span text:style-name="T10">Iniciar una sincronización rápida de contactos y detenerla pulsando Cancel Sync antes de finalizar, confirmando la cancelación. </text:span><text:span text:style-name="T10">Tras esto, volver a sincronizar y permitir que finalice.</text:span></text:p>
          </table:table-cell>
          <table:table-cell table:style-name="Tabla18.C2" office:value-type="string">
            <text:p text:style-name="P17">El conjunto de datos en el dispositivo es el mismo al del servidor.</text:p>
          </table:table-cell>
        </table:table-row>
      </table:table>
      <text:p text:style-name="P68"><text:span text:style-name="T18">Tabla </text:span><text:span text:style-name="T18"><text:sequence text:ref-name="refTabela10" text:name="Tabela" text:formula="ooow:Tabela+1" style:num-format="1">11</text:sequence></text:span><text:span text:style-name="T18"> – Caso de Prueba</text:span></text:p>
      <table:table table:name="Tabla19" table:style-name="Tabla19">
        <table:table-column table:style-name="Tabla19.A"/>
        <table:table-column table:style-name="Tabla19.B"/>
        <table:table-header-rows>
          <table:table-row table:style-name="Tabla19.1">
            <table:table-cell table:style-name="Tabla19.A1" table:number-columns-spanned="2" office:value-type="string">
              <text:p text:style-name="P36">PF-09-12 Error de sincronización de contactos</text:p>
            </table:table-cell>
            <table:covered-table-cell/>
          </table:table-row>
        </table:table-header-rows>
        <table:table-row table:style-name="Tabla19.1">
          <table:table-cell table:style-name="Tabla19.A2" office:value-type="string">
            <text:p text:style-name="P18">Descripción</text:p>
          </table:table-cell>
          <table:table-cell table:style-name="Tabla19.B2" office:value-type="string">
            <text:p text:style-name="P17">Se prueba el tratamiento de los errores de sincronizacion.</text:p>
          </table:table-cell>
        </table:table-row>
        <table:table-row table:style-name="Tabla19.1">
          <table:table-cell table:style-name="Tabla19.A2" office:value-type="string">
            <text:p text:style-name="P18">Prerrequisito</text:p>
          </table:table-cell>
          <table:table-cell table:style-name="Tabla19.B3" office:value-type="string">
            <text:p text:style-name="P17">Servidor y dispositivo estan sincronizados. Existen seis contactos. No se requiere un usuario con perfil especifico para esta prueba.</text:p>
          </table:table-cell>
        </table:table-row>
        <table:table-row table:style-name="Tabla19.1">
          <table:table-cell table:style-name="Tabla19.A2" office:value-type="string">
            <text:p text:style-name="P18">Severidad</text:p>
          </table:table-cell>
          <table:table-cell table:style-name="Tabla19.B4" office:value-type="string">
            <text:p text:style-name="P17">Media</text:p>
          </table:table-cell>
        </table:table-row>
        <table:table-row table:style-name="Tabla19.5">
          <table:table-cell table:style-name="Tabla19.A5" table:number-columns-spanned="2" office:value-type="string">
            <text:p text:style-name="P8"/>
          </table:table-cell>
          <table:covered-table-cell/>
        </table:table-row>
      </table:table>
      <text:p text:style-name="P4"/>
      <table:table table:name="Tabla20" table:style-name="Tabla20">
        <table:table-column table:style-name="Tabla20.A"/>
        <table:table-column table:style-name="Tabla20.B"/>
        <table:table-column table:style-name="Tabla20.C"/>
        <table:table-header-rows>
          <table:table-row table:style-name="Tabla20.1">
            <table:table-cell table:style-name="Tabla20.A1" office:value-type="string">
              <text:p text:style-name="P18">Nombre del Paso</text:p>
            </table:table-cell>
            <table:table-cell table:style-name="Tabla20.B1" office:value-type="string">
              <text:p text:style-name="P18">Descripción</text:p>
            </table:table-cell>
            <table:table-cell table:style-name="Tabla20.C1" office:value-type="string">
              <text:p text:style-name="P18">Resultado Esperado</text:p>
            </table:table-cell>
          </table:table-row>
        </table:table-header-rows>
        <table:table-row table:style-name="Tabla20.1">
          <table:table-cell table:style-name="Tabla20.A2" office:value-type="string">
            <text:p text:style-name="P31"><text:span text:style-name="TDContents"><text:span text:style-name="T24"><text:s/></text:span></text:span><text:span text:style-name="T10">1</text:span></text:p>
          </table:table-cell>
          <table:table-cell table:style-name="Tabla20.B2" office:value-type="string">
            <text:p text:style-name="P17">Preparar una sincronización fallida de contactos, ejecutando el modo debug el conector o disparando manualmente las excepciones.</text:p>
          </table:table-cell>
          <table:table-cell table:style-name="Tabla20.C2" office:value-type="string">
            <text:p text:style-name="P17">Se prepara una sincronización fallida.</text:p>
          </table:table-cell>
        </table:table-row>
        <table:table-row table:style-name="Tabla20.1">
          <table:table-cell table:style-name="Tabla20.A3" office:value-type="string">
            <text:p text:style-name="P31"><text:span text:style-name="TDContents"><text:span text:style-name="T8"><text:s/></text:span></text:span><text:span text:style-name="T10">2</text:span></text:p>
          </table:table-cell>
          <table:table-cell table:style-name="Tabla20.B3" office:value-type="string">
            <text:p text:style-name="P17">Sincronizar.</text:p>
          </table:table-cell>
          <table:table-cell table:style-name="Tabla20.C3" office:value-type="string">
            <text:p text:style-name="P17">A la dirección de correo indicada en preferencias se envía un mensaje con la información de los contactos.</text:p>
          </table:table-cell>
        </table:table-row>
        <table:table-row table:style-name="Tabla20.1">
          <table:table-cell table:style-name="Tabla20.A4" office:value-type="string">
            <text:p text:style-name="P31"><text:span text:style-name="TDContents"><text:span text:style-name="T8"><text:s/></text:span></text:span><text:span text:style-name="T10">3</text:span></text:p>
          </table:table-cell>
          <table:table-cell table:style-name="Tabla20.B4" office:value-type="string">
            <text:p text:style-name="P17">Entrar en sad web con el usuario que ha realizado la sincronización.</text:p>
          </table:table-cell>
          <table:table-cell table:style-name="Tabla20.C4" office:value-type="string">
            <text:p text:style-name="P17">Aparece una ventana de aviso que indica que hay errores de sincronización sin revisar.</text:p>
          </table:table-cell>
        </table:table-row>
        <table:table-row table:style-name="Tabla20.1">
          <table:table-cell table:style-name="Tabla20.A5" office:value-type="string">
            <text:p text:style-name="P31"><text:span text:style-name="TDContents"><text:span text:style-name="T8"><text:s/></text:span></text:span><text:span text:style-name="T10">4</text:span></text:p>
          </table:table-cell>
          <table:table-cell table:style-name="Tabla20.B5" office:value-type="string">
            <text:p text:style-name="P17">Pulsar el botón Ver errores . En la ventana que aparece, seleccionar la pestaña Contactos .</text:p>
          </table:table-cell>
          <table:table-cell table:style-name="Tabla20.C5" office:value-type="string">
            <text:p text:style-name="P17">Se muestra un listado de errores. Los errores son los mismos que los del mensaje de correo anterior.</text:p>
          </table:table-cell>
        </table:table-row>
        <table:table-row table:style-name="Tabla20.1">
          <table:table-cell table:style-name="Tabla20.A6" office:value-type="string">
            <text:p text:style-name="P31"><text:span text:style-name="TDContents"><text:span text:style-name="T8"><text:s/></text:span></text:span><text:span text:style-name="T10">5</text:span></text:p>
          </table:table-cell>
          <table:table-cell table:style-name="Tabla20.B6" office:value-type="string">
            <text:p text:style-name="P17">Comprobar que la ordenación es correcta en todas las columnas que admiten ordenación.</text:p>
          </table:table-cell>
          <table:table-cell table:style-name="Tabla20.C6" office:value-type="string">
            <text:p text:style-name="P17">La ordenación funciona bien.</text:p>
          </table:table-cell>
        </table:table-row>
        <table:table-row table:style-name="Tabla20.1">
          <table:table-cell table:style-name="Tabla20.A7" office:value-type="string">
            <text:p text:style-name="P31"><text:span text:style-name="TDContents"><text:span text:style-name="T24"><text:s/></text:span></text:span><text:span text:style-name="T10">6</text:span></text:p>
          </table:table-cell>
          <table:table-cell table:style-name="Tabla20.B7" office:value-type="string">
            <text:p text:style-name="P17">Pulsar el icono de edición en cualquiera de los errores <text:soft-page-break/>listados.</text:p>
          </table:table-cell>
          <table:table-cell table:style-name="Tabla20.C7" office:value-type="string">
            <text:p text:style-name="P17">Se abre el formulario de contacto con los datos cargados.</text:p>
          </table:table-cell>
        </table:table-row>
        <table:table-row table:style-name="Tabla20.1">
          <table:table-cell table:style-name="Tabla20.A8" office:value-type="string">
            <text:p text:style-name="P31"><text:span text:style-name="TDContents"><text:span text:style-name="T8"><text:s/></text:span></text:span><text:span text:style-name="T10">7</text:span></text:p>
          </table:table-cell>
          <table:table-cell table:style-name="Tabla20.B8" office:value-type="string">
            <text:p text:style-name="P3"><text:span text:style-name="T10">Pulsar el icono descartar de cualquiera de los errores listados. </text:span><text:span text:style-name="T10">Confirmar el descarte.</text:span></text:p>
          </table:table-cell>
          <table:table-cell table:style-name="Tabla20.C8" office:value-type="string">
            <text:p text:style-name="P17">El error descartado desaparece del listado. El contacto relacionado permanece sin cambios</text:p>
          </table:table-cell>
        </table:table-row>
        <table:table-row table:style-name="Tabla20.1">
          <table:table-cell table:style-name="Tabla20.A9" office:value-type="string">
            <text:p text:style-name="P31"><text:span text:style-name="TDContents"><text:span text:style-name="T8"><text:s/></text:span></text:span><text:span text:style-name="T10">8</text:span></text:p>
          </table:table-cell>
          <table:table-cell table:style-name="Tabla20.B9" office:value-type="string">
            <text:p text:style-name="P3"><text:span text:style-name="T10">Pulsar el botón de borrar de un error cualquiera del listado. </text:span><text:span text:style-name="T10">Confirmar.</text:span></text:p>
          </table:table-cell>
          <table:table-cell table:style-name="Tabla20.C9" office:value-type="string">
            <text:p text:style-name="P17">El error desaparece del listado. El contacto asociado se envía a la papelera.</text:p>
          </table:table-cell>
        </table:table-row>
        <table:table-row table:style-name="Tabla20.1">
          <table:table-cell table:style-name="Tabla20.A10" office:value-type="string">
            <text:p text:style-name="P31"><text:span text:style-name="TDContents"><text:span text:style-name="T8"><text:s/></text:span></text:span><text:span text:style-name="T10">9</text:span></text:p>
          </table:table-cell>
          <table:table-cell table:style-name="Tabla20.B10" office:value-type="string">
            <text:p text:style-name="P3"><text:span text:style-name="T10">Marcar dos errores cualesquiera del listado.Pulsar el botón descartar en la barra del menú. </text:span><text:span text:style-name="T10">Confirmar.</text:span></text:p>
          </table:table-cell>
          <table:table-cell table:style-name="Tabla20.C10" office:value-type="string">
            <text:p text:style-name="P17">Los errores marcados desaparecen del listado. Los contactos asociados no se ven afectados.</text:p>
          </table:table-cell>
        </table:table-row>
        <table:table-row table:style-name="Tabla20.1">
          <table:table-cell table:style-name="Tabla20.A11" office:value-type="string">
            <text:p text:style-name="P31"><text:span text:style-name="TDContents"><text:span text:style-name="T8"><text:s/></text:span></text:span><text:span text:style-name="T10">10</text:span></text:p>
          </table:table-cell>
          <table:table-cell table:style-name="Tabla20.B11" office:value-type="string">
            <text:p text:style-name="P3"><text:span text:style-name="T10">Seleccionar dos errores cualesquiera del listado. Pulsar el botón borrar de la barra del menú. </text:span><text:span text:style-name="T10">Confirmar.</text:span></text:p>
          </table:table-cell>
          <table:table-cell table:style-name="Tabla20.C11" office:value-type="string">
            <text:p text:style-name="P17">Los errores borrados desaparecen del listado. Los contactos asociados se envían a la papelera.</text:p>
          </table:table-cell>
        </table:table-row>
        <table:table-row table:style-name="Tabla20.1">
          <table:table-cell table:style-name="Tabla20.A12" office:value-type="string">
            <text:p text:style-name="P31"><text:span text:style-name="TDContents"><text:span text:style-name="T8"><text:s/></text:span></text:span><text:span text:style-name="T10">11</text:span></text:p>
          </table:table-cell>
          <table:table-cell table:style-name="Tabla20.B12" office:value-type="string">
            <text:p text:style-name="P17">Pulsar Descartar todos . Confirmar.</text:p>
          </table:table-cell>
          <table:table-cell table:style-name="Tabla20.C12" office:value-type="string">
            <text:p text:style-name="P17">Todos los errores desaparecen del listado.</text:p>
          </table:table-cell>
        </table:table-row>
      </table:table>
      <text:p text:style-name="P68"><text:span text:style-name="T18">Tabla </text:span><text:span text:style-name="T18"><text:sequence text:ref-name="refTabela11" text:name="Tabela" text:formula="ooow:Tabela+1" style:num-format="1">12</text:sequence></text:span><text:span text:style-name="T18"> – Caso de Prueba</text:span></text:p>
      <text:p text:style-name="P4"/>
      <table:table table:name="Tabla21" table:style-name="Tabla21">
        <table:table-column table:style-name="Tabla21.A"/>
        <table:table-column table:style-name="Tabla21.B"/>
        <table:table-header-rows>
          <table:table-row table:style-name="Tabla21.1">
            <table:table-cell table:style-name="Tabla21.A1" table:number-columns-spanned="2" office:value-type="string">
              <text:p text:style-name="P36">PF-09-13 Aviso de sincronización lenta de contactos</text:p>
            </table:table-cell>
            <table:covered-table-cell/>
          </table:table-row>
        </table:table-header-rows>
        <table:table-row table:style-name="Tabla21.1">
          <table:table-cell table:style-name="Tabla21.A2" office:value-type="string">
            <text:p text:style-name="P18">Descripción</text:p>
          </table:table-cell>
          <table:table-cell table:style-name="Tabla21.B2" office:value-type="string">
            <text:p text:style-name="P17">Se prueba el tratamiento de los avisos de sincronizacion lenta de contactos.</text:p>
          </table:table-cell>
        </table:table-row>
        <table:table-row table:style-name="Tabla21.1">
          <table:table-cell table:style-name="Tabla21.A2" office:value-type="string">
            <text:p text:style-name="P18">Prerrequisito</text:p>
          </table:table-cell>
          <table:table-cell table:style-name="Tabla21.B3" office:value-type="string">
            <text:p text:style-name="P17">No se requiere un usuario con perfil especifico para esta prueba.</text:p>
          </table:table-cell>
        </table:table-row>
        <table:table-row table:style-name="Tabla21.1">
          <table:table-cell table:style-name="Tabla21.A2" office:value-type="string">
            <text:p text:style-name="P18">Severidad</text:p>
          </table:table-cell>
          <table:table-cell table:style-name="Tabla21.B4" office:value-type="string">
            <text:p text:style-name="P17">Media</text:p>
          </table:table-cell>
        </table:table-row>
        <table:table-row table:style-name="Tabla21.5">
          <table:table-cell table:style-name="Tabla21.A5" table:number-columns-spanned="2" office:value-type="string">
            <text:p text:style-name="P8"/>
          </table:table-cell>
          <table:covered-table-cell/>
        </table:table-row>
      </table:table>
      <text:p text:style-name="P4"/>
      <table:table table:name="Tabla22" table:style-name="Tabla22">
        <table:table-column table:style-name="Tabla22.A"/>
        <table:table-column table:style-name="Tabla22.B"/>
        <table:table-column table:style-name="Tabla22.C"/>
        <table:table-header-rows>
          <table:table-row table:style-name="Tabla22.1">
            <table:table-cell table:style-name="Tabla22.A1" office:value-type="string">
              <text:p text:style-name="P18">Nombre del Paso</text:p>
            </table:table-cell>
            <table:table-cell table:style-name="Tabla22.B1" office:value-type="string">
              <text:p text:style-name="P18">Descripción</text:p>
            </table:table-cell>
            <table:table-cell table:style-name="Tabla22.C1" office:value-type="string">
              <text:p text:style-name="P18">Resultado Esperado</text:p>
            </table:table-cell>
          </table:table-row>
        </table:table-header-rows>
        <table:table-row table:style-name="Tabla22.1">
          <table:table-cell table:style-name="Tabla22.A2" office:value-type="string">
            <text:p text:style-name="P31"><text:span text:style-name="TDContents"><text:span text:style-name="T24"><text:s/></text:span></text:span><text:span text:style-name="T10">1</text:span></text:p>
          </table:table-cell>
          <table:table-cell table:style-name="Tabla22.B2" office:value-type="string">
            <text:p text:style-name="P17">Creamos en dispositivo tres nuevos contactos. Creamos en servidor otros tres nuevos contactos.</text:p>
          </table:table-cell>
          <table:table-cell table:style-name="Tabla22.C2" office:value-type="string">
            <text:p text:style-name="P17">Los contactos son creadas correctamente.</text:p>
          </table:table-cell>
        </table:table-row>
        <table:table-row table:style-name="Tabla22.1">
          <table:table-cell table:style-name="Tabla22.A3" office:value-type="string">
            <text:p text:style-name="P31"><text:span text:style-name="TDContents"><text:span text:style-name="T8"><text:s/></text:span></text:span><text:span text:style-name="T10">2</text:span></text:p>
          </table:table-cell>
          <table:table-cell table:style-name="Tabla22.B3" office:value-type="string">
            <text:p text:style-name="P17">Realizamos una sincronización lenta.</text:p>
          </table:table-cell>
          <table:table-cell table:style-name="Tabla22.C3" office:value-type="string">
            <text:p text:style-name="P17">La sincronización lenta es realizada correctamente.</text:p>
          </table:table-cell>
        </table:table-row>
        <table:table-row table:style-name="Tabla22.1">
          <table:table-cell table:style-name="Tabla22.A4" office:value-type="string">
            <text:p text:style-name="P31"><text:span text:style-name="TDContents"><text:span text:style-name="T8"><text:s/></text:span></text:span><text:span text:style-name="T10">3</text:span></text:p>
          </table:table-cell>
          <table:table-cell table:style-name="Tabla22.B4" office:value-type="string">
            <text:p text:style-name="P17">Accedemos a la aplicación sad web con el usuario que ha realizado la sincronización.</text:p>
          </table:table-cell>
          <table:table-cell table:style-name="Tabla22.C4" office:value-type="string">
            <text:p text:style-name="P17">Aparece un mensaje indicando que hay sincronizaciones lentas sin revisar.</text:p>
          </table:table-cell>
        </table:table-row>
        <text:soft-page-break/>
        <table:table-row table:style-name="Tabla22.1">
          <table:table-cell table:style-name="Tabla22.A5" office:value-type="string">
            <text:p text:style-name="P31"><text:span text:style-name="TDContents"><text:span text:style-name="T8"><text:s/></text:span></text:span><text:span text:style-name="T10">4</text:span></text:p>
          </table:table-cell>
          <table:table-cell table:style-name="Tabla22.B5" office:value-type="string">
            <text:p text:style-name="P17">Pulsamos el botón Ver Avisos .</text:p>
          </table:table-cell>
          <table:table-cell table:style-name="Tabla22.C5" office:value-type="string">
            <text:p text:style-name="P17">Se muestra la pantalla listado de avisos.</text:p>
          </table:table-cell>
        </table:table-row>
        <table:table-row table:style-name="Tabla22.1">
          <table:table-cell table:style-name="Tabla22.A6" office:value-type="string">
            <text:p text:style-name="P31"><text:span text:style-name="TDContents"><text:span text:style-name="T8"><text:s/></text:span></text:span><text:span text:style-name="T10">5</text:span></text:p>
          </table:table-cell>
          <table:table-cell table:style-name="Tabla22.B6" office:value-type="string">
            <text:p text:style-name="P17">Seleccionamos la pestaña de Contactos .</text:p>
          </table:table-cell>
          <table:table-cell table:style-name="Tabla22.C6" office:value-type="string">
            <text:p text:style-name="P17">Se muestra el listado de avisos de contactos, en la que aparecen los contactos creados anteriormente.</text:p>
          </table:table-cell>
        </table:table-row>
        <table:table-row table:style-name="Tabla22.1">
          <table:table-cell table:style-name="Tabla22.A7" office:value-type="string">
            <text:p text:style-name="P31"><text:span text:style-name="TDContents"><text:span text:style-name="T8"><text:s/></text:span></text:span><text:span text:style-name="T10">6</text:span></text:p>
          </table:table-cell>
          <table:table-cell table:style-name="Tabla22.B7" office:value-type="string">
            <text:p text:style-name="P17">Pulsamos el botón de Edición correspondiente a un contacto.</text:p>
          </table:table-cell>
          <table:table-cell table:style-name="Tabla22.C7" office:value-type="string">
            <text:p text:style-name="P17">Aparece el formulario de edición del contacto</text:p>
          </table:table-cell>
        </table:table-row>
        <table:table-row table:style-name="Tabla22.1">
          <table:table-cell table:style-name="Tabla22.A8" office:value-type="string">
            <text:p text:style-name="P31"><text:span text:style-name="TDContents"><text:span text:style-name="T8"><text:s/></text:span></text:span><text:span text:style-name="T10">7</text:span></text:p>
          </table:table-cell>
          <table:table-cell table:style-name="Tabla22.B8" office:value-type="string">
            <text:p text:style-name="P3"><text:span text:style-name="T10">Pulsamos Cancelar . Pulsamos el botón de Eliminar correspondiente a un contacto. </text:span><text:span text:style-name="T10">Confirmamos la eliminación.</text:span></text:p>
          </table:table-cell>
          <table:table-cell table:style-name="Tabla22.C8" office:value-type="string">
            <text:p text:style-name="P17">Se borra la entrada del listado y el contacto del registro de contactos.</text:p>
          </table:table-cell>
        </table:table-row>
        <table:table-row table:style-name="Tabla22.1">
          <table:table-cell table:style-name="Tabla22.A9" office:value-type="string">
            <text:p text:style-name="P31"><text:span text:style-name="TDContents"><text:span text:style-name="T8"><text:s/></text:span></text:span><text:span text:style-name="T10">8</text:span></text:p>
          </table:table-cell>
          <table:table-cell table:style-name="Tabla22.B9" office:value-type="string">
            <text:p text:style-name="P3"><text:span text:style-name="T10">Seleccionamos varios contactos y pulsamos el botón Eliminar . </text:span><text:span text:style-name="T10">Confirmamos la eliminación.</text:span></text:p>
          </table:table-cell>
          <table:table-cell table:style-name="Tabla22.C9" office:value-type="string">
            <text:p text:style-name="P17">Se borran las entradas del listado y los contactos del registro de contactos.</text:p>
          </table:table-cell>
        </table:table-row>
        <table:table-row table:style-name="Tabla22.1">
          <table:table-cell table:style-name="Tabla22.A10" office:value-type="string">
            <text:p text:style-name="P31"><text:span text:style-name="TDContents"><text:span text:style-name="T8"><text:s/></text:span></text:span><text:span text:style-name="T10">9</text:span></text:p>
          </table:table-cell>
          <table:table-cell table:style-name="Tabla22.B10" office:value-type="string">
            <text:p text:style-name="P3"><text:span text:style-name="T10">Seleccionamos un contacto y pulsamos Descartar . </text:span><text:span text:style-name="T10">Confirmamos el descarte.</text:span></text:p>
          </table:table-cell>
          <table:table-cell table:style-name="Tabla22.C10" office:value-type="string">
            <text:p text:style-name="P17">Se borra la entrada del listado, pero el contacto permanece en el registro de contactos.</text:p>
          </table:table-cell>
        </table:table-row>
        <table:table-row table:style-name="Tabla22.1">
          <table:table-cell table:style-name="Tabla22.A11" office:value-type="string">
            <text:p text:style-name="P31"><text:span text:style-name="TDContents"><text:span text:style-name="T8"><text:s/></text:span></text:span><text:span text:style-name="T10">10</text:span></text:p>
          </table:table-cell>
          <table:table-cell table:style-name="Tabla22.B11" office:value-type="string">
            <text:p text:style-name="P3"><text:span text:style-name="T10">Seleccionamos varios contactos y pulsamos Descartar . </text:span><text:span text:style-name="T10">Confirmamos el descarte.</text:span></text:p>
          </table:table-cell>
          <table:table-cell table:style-name="Tabla22.C11" office:value-type="string">
            <text:p text:style-name="P17">Se borran las entradas del listado, pero los contactos permanecen en el registro de contactos.</text:p>
          </table:table-cell>
        </table:table-row>
        <table:table-row table:style-name="Tabla22.1">
          <table:table-cell table:style-name="Tabla22.A12" office:value-type="string">
            <text:p text:style-name="P31"><text:span text:style-name="TDContents"><text:span text:style-name="T8"><text:s/></text:span></text:span><text:span text:style-name="T10">11</text:span></text:p>
          </table:table-cell>
          <table:table-cell table:style-name="Tabla22.B12" office:value-type="string">
            <text:p text:style-name="P17">Pulsamos Descartar todos . Confirmamos el descarte.</text:p>
          </table:table-cell>
          <table:table-cell table:style-name="Tabla22.C12" office:value-type="string">
            <text:p text:style-name="P17">Se borran todas las entradas del listado.</text:p>
          </table:table-cell>
        </table:table-row>
        <table:table-row table:style-name="Tabla22.1">
          <table:table-cell table:style-name="Tabla22.A13" office:value-type="string">
            <text:p text:style-name="P31"><text:span text:style-name="TDContents"><text:span text:style-name="T8"><text:s/></text:span></text:span><text:span text:style-name="T10">12</text:span></text:p>
          </table:table-cell>
          <table:table-cell table:style-name="Tabla22.B13" office:value-type="string">
            <text:p text:style-name="P17">Abrimos el correo del usuario que ha realizado la sincronizacion.</text:p>
          </table:table-cell>
          <table:table-cell table:style-name="Tabla22.C13" office:value-type="string">
            <text:p text:style-name="P17">Se ha recibido un correo avisando de la sincronizacion lenta. El correo solo ha sido recibido por los contactos indicados en la propiedad Envio de notificaciones de sincronizacion y que no se incluye por defecto al propietario del calendario.</text:p>
          </table:table-cell>
        </table:table-row>
      </table:table>
      <text:p text:style-name="P68"><text:span text:style-name="T18">Tabla </text:span><text:span text:style-name="T18"><text:sequence text:ref-name="refTabela12" text:name="Tabela" text:formula="ooow:Tabela+1" style:num-format="1">13</text:sequence></text:span><text:span text:style-name="T18"> – Caso de Prueba</text:span></text:p>
      <table:table table:name="Tabla23" table:style-name="Tabla23">
        <table:table-column table:style-name="Tabla23.A"/>
        <table:table-column table:style-name="Tabla23.B"/>
        <table:table-header-rows>
          <table:table-row table:style-name="Tabla23.1">
            <table:table-cell table:style-name="Tabla23.A1" table:number-columns-spanned="2" office:value-type="string">
              <text:p text:style-name="P36">PF-09-14 Sincronización de tratamiento y apodo</text:p>
            </table:table-cell>
            <table:covered-table-cell/>
          </table:table-row>
        </table:table-header-rows>
        <table:table-row table:style-name="Tabla23.1">
          <table:table-cell table:style-name="Tabla23.A2" office:value-type="string">
            <text:p text:style-name="P18">Descripción</text:p>
          </table:table-cell>
          <table:table-cell table:style-name="Tabla23.B2" office:value-type="string">
            <text:p text:style-name="P17">Se prueba la sincronizacion de los datos tratamiento y apodo.</text:p>
          </table:table-cell>
        </table:table-row>
        <table:table-row table:style-name="Tabla23.1">
          <table:table-cell table:style-name="Tabla23.A2" office:value-type="string">
            <text:p text:style-name="P18">Prerrequisito</text:p>
          </table:table-cell>
          <table:table-cell table:style-name="Tabla23.B3" office:value-type="string">
            <text:p text:style-name="P17">No se requiere un usuario con perfil especifico para esta prueba.</text:p>
          </table:table-cell>
        </table:table-row>
        <text:soft-page-break/>
        <table:table-row table:style-name="Tabla23.1">
          <table:table-cell table:style-name="Tabla23.A2" office:value-type="string">
            <text:p text:style-name="P18">Severidad</text:p>
          </table:table-cell>
          <table:table-cell table:style-name="Tabla23.B4" office:value-type="string">
            <text:p text:style-name="P17">Media</text:p>
          </table:table-cell>
        </table:table-row>
        <table:table-row table:style-name="Tabla23.5">
          <table:table-cell table:style-name="Tabla23.A5" table:number-columns-spanned="2" office:value-type="string">
            <text:p text:style-name="P8"/>
          </table:table-cell>
          <table:covered-table-cell/>
        </table:table-row>
      </table:table>
      <text:p text:style-name="P4"/>
      <table:table table:name="Tabla24" table:style-name="Tabla24">
        <table:table-column table:style-name="Tabla24.A"/>
        <table:table-column table:style-name="Tabla24.B"/>
        <table:table-column table:style-name="Tabla24.C"/>
        <table:table-header-rows>
          <table:table-row table:style-name="Tabla24.1">
            <table:table-cell table:style-name="Tabla24.A1" office:value-type="string">
              <text:p text:style-name="P18">Nombre del Paso</text:p>
            </table:table-cell>
            <table:table-cell table:style-name="Tabla24.B1" office:value-type="string">
              <text:p text:style-name="P18">Descripción</text:p>
            </table:table-cell>
            <table:table-cell table:style-name="Tabla24.C1" office:value-type="string">
              <text:p text:style-name="P18">Resultado Esperado</text:p>
            </table:table-cell>
          </table:table-row>
        </table:table-header-rows>
        <table:table-row table:style-name="Tabla24.1">
          <table:table-cell table:style-name="Tabla24.A2" office:value-type="string">
            <text:p text:style-name="P31"><text:span text:style-name="TDContents"><text:span text:style-name="T24"><text:s/></text:span></text:span><text:span text:style-name="T10">1</text:span></text:p>
          </table:table-cell>
          <table:table-cell table:style-name="Tabla24.B2" office:value-type="string">
            <text:p text:style-name="P17">En el dispositivo, crear un contacto que tenga tratamiento y sobrenombre.</text:p>
          </table:table-cell>
          <table:table-cell table:style-name="Tabla24.C2" office:value-type="string">
            <text:p text:style-name="P17">El contacto es creado en el dispositivo.</text:p>
          </table:table-cell>
        </table:table-row>
        <table:table-row table:style-name="Tabla24.1">
          <table:table-cell table:style-name="Tabla24.A3" office:value-type="string">
            <text:p text:style-name="P31"><text:span text:style-name="TDContents"><text:span text:style-name="T8"><text:s/></text:span></text:span><text:span text:style-name="T10">2</text:span></text:p>
          </table:table-cell>
          <table:table-cell table:style-name="Tabla24.B3" office:value-type="string">
            <text:p text:style-name="P17">Sincronizar.</text:p>
          </table:table-cell>
          <table:table-cell table:style-name="Tabla24.C3" office:value-type="string">
            <text:p text:style-name="P17">El contacto es creado en el servidor, con el tratamiento y apodo correcto.</text:p>
          </table:table-cell>
        </table:table-row>
        <table:table-row table:style-name="Tabla24.1">
          <table:table-cell table:style-name="Tabla24.A4" office:value-type="string">
            <text:p text:style-name="P31"><text:span text:style-name="TDContents"><text:span text:style-name="T8"><text:s/></text:span></text:span><text:span text:style-name="T10">3</text:span></text:p>
          </table:table-cell>
          <table:table-cell table:style-name="Tabla24.B4" office:value-type="string">
            <text:p text:style-name="P17">En el servidor, crear un contacto que tenga tratamiento y apodo En la pestaña Otros .</text:p>
          </table:table-cell>
          <table:table-cell table:style-name="Tabla24.C4" office:value-type="string">
            <text:p text:style-name="P17">El contacto es creado en el servidor.</text:p>
          </table:table-cell>
        </table:table-row>
        <table:table-row table:style-name="Tabla24.1">
          <table:table-cell table:style-name="Tabla24.A5" office:value-type="string">
            <text:p text:style-name="P31"><text:span text:style-name="TDContents"><text:span text:style-name="T8"><text:s/></text:span></text:span><text:span text:style-name="T10">4</text:span></text:p>
          </table:table-cell>
          <table:table-cell table:style-name="Tabla24.B5" office:value-type="string">
            <text:p text:style-name="P17">Sincronizar.</text:p>
          </table:table-cell>
          <table:table-cell table:style-name="Tabla24.C5" office:value-type="string">
            <text:p text:style-name="P17">El contacto es creado en el dispositivo, con el tratamiento y sobrenombre correcto.</text:p>
          </table:table-cell>
        </table:table-row>
      </table:table>
      <text:p text:style-name="P68"><text:span text:style-name="T18">Tabla </text:span><text:span text:style-name="T18"><text:sequence text:ref-name="refTabela13" text:name="Tabela" text:formula="ooow:Tabela+1" style:num-format="1">14</text:sequence></text:span><text:span text:style-name="T18"> – Caso de Prueba</text:span></text:p>
      <text:p text:style-name="P4"/>
      <table:table table:name="Tabla25" table:style-name="Tabla25">
        <table:table-column table:style-name="Tabla25.A"/>
        <table:table-column table:style-name="Tabla25.B"/>
        <table:table-header-rows>
          <table:table-row table:style-name="Tabla25.1">
            <table:table-cell table:style-name="Tabla25.A1" table:number-columns-spanned="2" office:value-type="string">
              <text:p text:style-name="P36">PF-09-15 Defecto de sincronización de varios componentes</text:p>
            </table:table-cell>
            <table:covered-table-cell/>
          </table:table-row>
        </table:table-header-rows>
        <table:table-row table:style-name="Tabla25.1">
          <table:table-cell table:style-name="Tabla25.A2" office:value-type="string">
            <text:p text:style-name="P18">Descripción</text:p>
          </table:table-cell>
          <table:table-cell table:style-name="Tabla25.B2" office:value-type="string">
            <text:p text:style-name="P17">Siendo el orden de sincronizacion Contactos , Citas y Tareas , si elegimos la sincronizacion de todos los componentes, en el caso de que falle unos de los componentes, debera; comenzar con el otro tipo. Es decir, si se produce un error en los Contactos deberia proseguir la sincronizacion de Citas .</text:p>
          </table:table-cell>
        </table:table-row>
        <table:table-row table:style-name="Tabla25.1">
          <table:table-cell table:style-name="Tabla25.A2" office:value-type="string">
            <text:p text:style-name="P18">Prerrequisito</text:p>
          </table:table-cell>
          <table:table-cell table:style-name="Tabla25.B3" office:value-type="string">
            <text:p text:style-name="P17">No se requiere un usuario con perfil especifico para esta prueba.</text:p>
          </table:table-cell>
        </table:table-row>
        <table:table-row table:style-name="Tabla25.1">
          <table:table-cell table:style-name="Tabla25.A2" office:value-type="string">
            <text:p text:style-name="P18">Severidad</text:p>
          </table:table-cell>
          <table:table-cell table:style-name="Tabla25.B4" office:value-type="string">
            <text:p text:style-name="P17">Media</text:p>
          </table:table-cell>
        </table:table-row>
        <table:table-row table:style-name="Tabla25.5">
          <table:table-cell table:style-name="Tabla25.A5" table:number-columns-spanned="2" office:value-type="string">
            <text:p text:style-name="P8"/>
          </table:table-cell>
          <table:covered-table-cell/>
        </table:table-row>
      </table:table>
      <text:p text:style-name="P4"/>
      <table:table table:name="Tabla26" table:style-name="Tabla26">
        <table:table-column table:style-name="Tabla26.A"/>
        <table:table-column table:style-name="Tabla26.B"/>
        <table:table-column table:style-name="Tabla26.C"/>
        <table:table-header-rows>
          <table:table-row table:style-name="Tabla26.1">
            <table:table-cell table:style-name="Tabla26.A1" office:value-type="string">
              <text:p text:style-name="P18">Nombre del Paso</text:p>
            </table:table-cell>
            <table:table-cell table:style-name="Tabla26.B1" office:value-type="string">
              <text:p text:style-name="P18">Descripción</text:p>
            </table:table-cell>
            <table:table-cell table:style-name="Tabla26.C1" office:value-type="string">
              <text:p text:style-name="P18">Resultado Esperado</text:p>
            </table:table-cell>
          </table:table-row>
        </table:table-header-rows>
        <table:table-row table:style-name="Tabla26.1">
          <table:table-cell table:style-name="Tabla26.A2" office:value-type="string">
            <text:p text:style-name="P31"><text:span text:style-name="TDContents"><text:span text:style-name="T24"><text:s/></text:span></text:span><text:span text:style-name="T10">1</text:span></text:p>
          </table:table-cell>
          <table:table-cell table:style-name="Tabla26.B2" office:value-type="string">
            <text:p text:style-name="P17">Preparar los datos de Contactos en el servidor para que la sincronización provoque un error.</text:p>
          </table:table-cell>
          <table:table-cell table:style-name="Tabla26.C2" office:value-type="string">
            <text:p text:style-name="P17">Los contactos quedan preparados en el servidor.</text:p>
          </table:table-cell>
        </table:table-row>
        <table:table-row table:style-name="Tabla26.1">
          <table:table-cell table:style-name="Tabla26.A3" office:value-type="string">
            <text:p text:style-name="P31"><text:span text:style-name="TDContents"><text:span text:style-name="T8"><text:s/></text:span></text:span><text:span text:style-name="T10">2</text:span></text:p>
          </table:table-cell>
          <table:table-cell table:style-name="Tabla26.B3" office:value-type="string">
            <text:p text:style-name="P17">Abrir la aplicación Funambol del dispositivo. Pulsar el botón Sync All</text:p>
          </table:table-cell>
          <table:table-cell table:style-name="Tabla26.C3" office:value-type="string">
            <text:p text:style-name="P17">Se comrprueba que, tras fallar la sincronización de contactos, se continua con el resto de elementos.</text:p>
          </table:table-cell>
        </table:table-row>
      </table:table>
      <text:p text:style-name="P68"><text:soft-page-break/><text:span text:style-name="T18">Tabla </text:span><text:span text:style-name="T18"><text:sequence text:ref-name="refTabela14" text:name="Tabela" text:formula="ooow:Tabela+1" style:num-format="1">15</text:sequence></text:span><text:span text:style-name="T18"> – Caso de Prueba</text:span></text:p>
      <text:p text:style-name="P4"/>
      <table:table table:name="Tabla27" table:style-name="Tabla27">
        <table:table-column table:style-name="Tabla27.A"/>
        <table:table-column table:style-name="Tabla27.B"/>
        <table:table-header-rows>
          <table:table-row table:style-name="Tabla27.1">
            <table:table-cell table:style-name="Tabla27.A1" table:number-columns-spanned="2" office:value-type="string">
              <text:p text:style-name="P36">PF-09-16 Defecto de sincronizaciones automáticas</text:p>
            </table:table-cell>
            <table:covered-table-cell/>
          </table:table-row>
        </table:table-header-rows>
        <table:table-row table:style-name="Tabla27.1">
          <table:table-cell table:style-name="Tabla27.A2" office:value-type="string">
            <text:p text:style-name="P18">Descripción</text:p>
          </table:table-cell>
          <table:table-cell table:style-name="Tabla27.B2" office:value-type="string">
            <text:p text:style-name="P17">Siendo el orden de sincronizacion Contactos , Citas y Tareas , si elegimos la sincronizacion de todos los componentes, en el caso de que falle unos de los componentes, debera; comenzar con el otro tipo. Es decir, si se produce un error en los Contactos deberia proseguir la sincronizacion de Citas .</text:p>
          </table:table-cell>
        </table:table-row>
        <table:table-row table:style-name="Tabla27.1">
          <table:table-cell table:style-name="Tabla27.A2" office:value-type="string">
            <text:p text:style-name="P18">Prerrequisito</text:p>
          </table:table-cell>
          <table:table-cell table:style-name="Tabla27.B3" office:value-type="string">
            <text:p text:style-name="P17">No se requiere un usuario con perfil especifico para esta prueba.</text:p>
          </table:table-cell>
        </table:table-row>
        <table:table-row table:style-name="Tabla27.1">
          <table:table-cell table:style-name="Tabla27.A2" office:value-type="string">
            <text:p text:style-name="P18">Severidad</text:p>
          </table:table-cell>
          <table:table-cell table:style-name="Tabla27.B4" office:value-type="string">
            <text:p text:style-name="P17">Media</text:p>
          </table:table-cell>
        </table:table-row>
        <table:table-row table:style-name="Tabla27.5">
          <table:table-cell table:style-name="Tabla27.A5" table:number-columns-spanned="2" office:value-type="string">
            <text:p text:style-name="P8"/>
          </table:table-cell>
          <table:covered-table-cell/>
        </table:table-row>
      </table:table>
      <text:p text:style-name="P4"/>
      <table:table table:name="Tabla28" table:style-name="Tabla28">
        <table:table-column table:style-name="Tabla28.A"/>
        <table:table-column table:style-name="Tabla28.B"/>
        <table:table-column table:style-name="Tabla28.C"/>
        <table:table-header-rows>
          <table:table-row table:style-name="Tabla28.1">
            <table:table-cell table:style-name="Tabla28.A1" office:value-type="string">
              <text:p text:style-name="P18">Nombre del Paso</text:p>
            </table:table-cell>
            <table:table-cell table:style-name="Tabla28.B1" office:value-type="string">
              <text:p text:style-name="P18">Descripción</text:p>
            </table:table-cell>
            <table:table-cell table:style-name="Tabla28.C1" office:value-type="string">
              <text:p text:style-name="P18">Resultado Esperado</text:p>
            </table:table-cell>
          </table:table-row>
        </table:table-header-rows>
        <table:table-row table:style-name="Tabla28.1">
          <table:table-cell table:style-name="Tabla28.A2" office:value-type="string">
            <text:p text:style-name="P31"><text:span text:style-name="TDContents"><text:span text:style-name="T24"><text:s/></text:span></text:span><text:span text:style-name="T10">1</text:span></text:p>
          </table:table-cell>
          <table:table-cell table:style-name="Tabla28.B2" office:value-type="string">
            <text:p text:style-name="P17">Preparar los datos de Contactos en el servidor para que la sincronización provoque un error.</text:p>
          </table:table-cell>
          <table:table-cell table:style-name="Tabla28.C2" office:value-type="string">
            <text:p text:style-name="P17">Los contactos quedan preparados en el servidor.</text:p>
          </table:table-cell>
        </table:table-row>
        <table:table-row table:style-name="Tabla28.1">
          <table:table-cell table:style-name="Tabla28.A3" office:value-type="string">
            <text:p text:style-name="P31"><text:span text:style-name="TDContents"><text:span text:style-name="T8"><text:s/></text:span></text:span><text:span text:style-name="T10">2</text:span></text:p>
          </table:table-cell>
          <table:table-cell table:style-name="Tabla28.B3" office:value-type="string">
            <text:p text:style-name="P17">En el plazo programado el dispositivo lanza una sincronización total.</text:p>
          </table:table-cell>
          <table:table-cell table:style-name="Tabla28.C3" office:value-type="string">
            <text:p text:style-name="P17">El dispositivo detiene la ejecución de la sincronización, informando del error en el log. Al pasar el plazo programado vuelve a lanzar la sincronización.</text:p>
          </table:table-cell>
        </table:table-row>
      </table:table>
      <text:p text:style-name="P68"><text:span text:style-name="T18">Tabla </text:span><text:span text:style-name="T18"><text:sequence text:ref-name="refTabela15" text:name="Tabela" text:formula="ooow:Tabela+1" style:num-format="1">16</text:sequence></text:span><text:span text:style-name="T18"> – Caso de Prueba</text:span></text:p>
      <table:table table:name="Tabla29" table:style-name="Tabla29">
        <table:table-column table:style-name="Tabla29.A"/>
        <table:table-column table:style-name="Tabla29.B"/>
        <table:table-header-rows>
          <table:table-row table:style-name="Tabla29.1">
            <table:table-cell table:style-name="Tabla29.A1" table:number-columns-spanned="2" office:value-type="string">
              <text:p text:style-name="P36">PF-09-17 Sincronización de teléfonos de contacto.</text:p>
            </table:table-cell>
            <table:covered-table-cell/>
          </table:table-row>
        </table:table-header-rows>
        <table:table-row table:style-name="Tabla29.1">
          <table:table-cell table:style-name="Tabla29.A2" office:value-type="string">
            <text:p text:style-name="P18">Descripción</text:p>
          </table:table-cell>
          <table:table-cell table:style-name="Tabla29.B2" office:value-type="string">
            <text:p text:style-name="P17">Se prueba la sincronizacion en el dispositivo de los telefonos de un contacto modificado en el servidor.</text:p>
          </table:table-cell>
        </table:table-row>
        <table:table-row table:style-name="Tabla29.1">
          <table:table-cell table:style-name="Tabla29.A2" office:value-type="string">
            <text:p text:style-name="P18">Prerrequisito</text:p>
          </table:table-cell>
          <table:table-cell table:style-name="Tabla29.B3" office:value-type="string">
            <text:p text:style-name="P8"/>
          </table:table-cell>
        </table:table-row>
        <table:table-row table:style-name="Tabla29.1">
          <table:table-cell table:style-name="Tabla29.A2" office:value-type="string">
            <text:p text:style-name="P18">Severidad</text:p>
          </table:table-cell>
          <table:table-cell table:style-name="Tabla29.B4" office:value-type="string">
            <text:p text:style-name="P17">Media</text:p>
          </table:table-cell>
        </table:table-row>
        <table:table-row table:style-name="Tabla29.5">
          <table:table-cell table:style-name="Tabla29.A5" table:number-columns-spanned="2" office:value-type="string">
            <text:p text:style-name="P8"/>
          </table:table-cell>
          <table:covered-table-cell/>
        </table:table-row>
      </table:table>
      <text:p text:style-name="P4"/>
      <table:table table:name="Tabla30" table:style-name="Tabla30">
        <table:table-column table:style-name="Tabla30.A"/>
        <table:table-column table:style-name="Tabla30.B"/>
        <table:table-column table:style-name="Tabla30.C"/>
        <table:table-header-rows>
          <table:table-row table:style-name="Tabla30.1">
            <table:table-cell table:style-name="Tabla30.A1" office:value-type="string">
              <text:p text:style-name="P18">Nombre del Paso</text:p>
            </table:table-cell>
            <table:table-cell table:style-name="Tabla30.B1" office:value-type="string">
              <text:p text:style-name="P18">Descripción</text:p>
            </table:table-cell>
            <table:table-cell table:style-name="Tabla30.C1" office:value-type="string">
              <text:p text:style-name="P18">Resultado Esperado</text:p>
            </table:table-cell>
          </table:table-row>
        </table:table-header-rows>
        <table:table-row table:style-name="Tabla30.1">
          <table:table-cell table:style-name="Tabla30.A2" office:value-type="string">
            <text:p text:style-name="P31"><text:span text:style-name="TDContents"><text:span text:style-name="T24"><text:s/></text:span></text:span><text:span text:style-name="T10">1</text:span></text:p>
          </table:table-cell>
          <table:table-cell table:style-name="Tabla30.B2" office:value-type="string">
            <text:p text:style-name="P17">En el servidor, modificamos un contacto existente, incluyendole valores para todos sus telefonos, tanto de empresa como particulares.</text:p>
          </table:table-cell>
          <table:table-cell table:style-name="Tabla30.C2" office:value-type="string">
            <text:p text:style-name="P17">El contacto es modificado de forma correcta.</text:p>
          </table:table-cell>
        </table:table-row>
        <table:table-row table:style-name="Tabla30.1">
          <table:table-cell table:style-name="Tabla30.A3" office:value-type="string">
            <text:p text:style-name="P31"><text:span text:style-name="TDContents"><text:span text:style-name="T8"><text:s/></text:span></text:span><text:span text:style-name="T10">2</text:span></text:p>
          </table:table-cell>
          <table:table-cell table:style-name="Tabla30.B3" office:value-type="string">
            <text:p text:style-name="P17">Sincronizamos.</text:p>
          </table:table-cell>
          <table:table-cell table:style-name="Tabla30.C3" office:value-type="string">
            <text:p text:style-name="P17">El contacto es modificado de forma correcta en el dispositivo. <text:soft-page-break/>Debe comprobarse que cada telefono se asigna a su valor equivalente, sin que se produzcan asignaciones de valores a telefonos distintos de los modificados previamente en el servidor.</text:p>
          </table:table-cell>
        </table:table-row>
      </table:table>
      <text:p text:style-name="P68"><text:span text:style-name="T18">Tabla </text:span><text:span text:style-name="T18"><text:sequence text:ref-name="refTabela16" text:name="Tabela" text:formula="ooow:Tabela+1" style:num-format="1">17</text:sequence></text:span><text:span text:style-name="T18"> – Caso de Prueba</text:span></text:p>
      <text:p text:style-name="P4"/>
      <table:table table:name="Tabla31" table:style-name="Tabla31">
        <table:table-column table:style-name="Tabla31.A"/>
        <table:table-column table:style-name="Tabla31.B"/>
        <table:table-header-rows>
          <table:table-row table:style-name="Tabla31.1">
            <table:table-cell table:style-name="Tabla31.A1" table:number-columns-spanned="2" office:value-type="string">
              <text:p text:style-name="P36">PF-09-18 Sincronización con iOS</text:p>
            </table:table-cell>
            <table:covered-table-cell/>
          </table:table-row>
        </table:table-header-rows>
        <table:table-row table:style-name="Tabla31.1">
          <table:table-cell table:style-name="Tabla31.A2" office:value-type="string">
            <text:p text:style-name="P18">Descripción</text:p>
          </table:table-cell>
          <table:table-cell table:style-name="Tabla31.B2" office:value-type="string">
            <text:p text:style-name="P3"><text:span text:style-name="T10">Se debe realizar una sincronizacion lenta con un iOS, en la que tanto el servidor como el dispositivo disponen de los mismos datos.Problema que se detecto.Se ha pasado de tener 288 contactos a tener 299 contactos. Lo he hecho una segunda vez y se ha pasado de 299 a 310.</text:span></text:p>
          </table:table-cell>
        </table:table-row>
        <table:table-row table:style-name="Tabla31.1">
          <table:table-cell table:style-name="Tabla31.A2" office:value-type="string">
            <text:p text:style-name="P18">Prerrequisito</text:p>
          </table:table-cell>
          <table:table-cell table:style-name="Tabla31.B3" office:value-type="string">
            <text:p text:style-name="P8"/>
          </table:table-cell>
        </table:table-row>
        <table:table-row table:style-name="Tabla31.1">
          <table:table-cell table:style-name="Tabla31.A2" office:value-type="string">
            <text:p text:style-name="P18">Severidad</text:p>
          </table:table-cell>
          <table:table-cell table:style-name="Tabla31.B4" office:value-type="string">
            <text:p text:style-name="P17">Media</text:p>
          </table:table-cell>
        </table:table-row>
        <table:table-row table:style-name="Tabla31.5">
          <table:table-cell table:style-name="Tabla31.A5" table:number-columns-spanned="2" office:value-type="string">
            <text:p text:style-name="P8"/>
          </table:table-cell>
          <table:covered-table-cell/>
        </table:table-row>
      </table:table>
      <text:p text:style-name="P4"/>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18">Nombre del Paso</text:p>
            </table:table-cell>
            <table:table-cell table:style-name="Tabla32.B1" office:value-type="string">
              <text:p text:style-name="P18">Descripción</text:p>
            </table:table-cell>
            <table:table-cell table:style-name="Tabla32.C1" office:value-type="string">
              <text:p text:style-name="P18">Resultado Esperado</text:p>
            </table:table-cell>
          </table:table-row>
        </table:table-header-rows>
        <table:table-row table:style-name="Tabla32.1">
          <table:table-cell table:style-name="Tabla32.A2" office:value-type="string">
            <text:p text:style-name="P31"><text:span text:style-name="TDContents"><text:span text:style-name="T24"><text:s/></text:span></text:span><text:span text:style-name="T10">1</text:span></text:p>
          </table:table-cell>
          <table:table-cell table:style-name="Tabla32.B2" office:value-type="string">
            <text:p text:style-name="P17">Se debe realizar una sincronizacion lenta con un iOS5, en la que tanto el servidor como el dispositivo disponen de los mismos datos.</text:p>
          </table:table-cell>
          <table:table-cell table:style-name="Tabla32.C2" office:value-type="string">
            <text:p text:style-name="P17">Comprobar que se mantiene el mismo numero de contactos que inicialmente.</text:p>
          </table:table-cell>
        </table:table-row>
        <table:table-row table:style-name="Tabla32.1">
          <table:table-cell table:style-name="Tabla32.A3" office:value-type="string">
            <text:p text:style-name="P31"><text:span text:style-name="TDContents"><text:span text:style-name="T8"><text:s/></text:span></text:span><text:span text:style-name="T10">2</text:span></text:p>
          </table:table-cell>
          <table:table-cell table:style-name="Tabla32.B3" office:value-type="string">
            <text:p text:style-name="P17">Sincronizacion lenta de nuevo.</text:p>
          </table:table-cell>
          <table:table-cell table:style-name="Tabla32.C3" office:value-type="string">
            <text:p text:style-name="P17">Comprobar que se mantiene el mismo numero de contactos que inicialmente.</text:p>
          </table:table-cell>
        </table:table-row>
      </table:table>
      <text:p text:style-name="P68"><text:span text:style-name="T18">Tabla </text:span><text:span text:style-name="T18"><text:sequence text:ref-name="refTabela17" text:name="Tabela" text:formula="ooow:Tabela+1" style:num-format="1">18</text:sequence></text:span><text:span text:style-name="T18"> – Caso de Prueba</text:span></text:p>
      <table:table table:name="Tabla33" table:style-name="Tabla33">
        <table:table-column table:style-name="Tabla33.A"/>
        <table:table-column table:style-name="Tabla33.B"/>
        <table:table-header-rows>
          <table:table-row table:style-name="Tabla33.1">
            <table:table-cell table:style-name="Tabla33.A1" table:number-columns-spanned="2" office:value-type="string">
              <text:p text:style-name="P36">PF-10-01 Creación de cita en el servidor con periodicidad.</text:p>
            </table:table-cell>
            <table:covered-table-cell/>
          </table:table-row>
        </table:table-header-rows>
        <table:table-row table:style-name="Tabla33.1">
          <table:table-cell table:style-name="Tabla33.A2" office:value-type="string">
            <text:p text:style-name="P18">Descripción</text:p>
          </table:table-cell>
          <table:table-cell table:style-name="Tabla33.B2" office:value-type="string">
            <text:p text:style-name="P17">Se prueba la creacion de una cita en el servidor sin errores provocados por meses de distintos dias.</text:p>
          </table:table-cell>
        </table:table-row>
        <table:table-row table:style-name="Tabla33.1">
          <table:table-cell table:style-name="Tabla33.A2" office:value-type="string">
            <text:p text:style-name="P18">Prerrequisito</text:p>
          </table:table-cell>
          <table:table-cell table:style-name="Tabla33.B3" office:value-type="string">
            <text:p text:style-name="P17">No se requiere un usuario con perfil especifico para esta prueba.</text:p>
          </table:table-cell>
        </table:table-row>
        <table:table-row table:style-name="Tabla33.1">
          <table:table-cell table:style-name="Tabla33.A2" office:value-type="string">
            <text:p text:style-name="P18">Severidad</text:p>
          </table:table-cell>
          <table:table-cell table:style-name="Tabla33.B4" office:value-type="string">
            <text:p text:style-name="P17">Media</text:p>
          </table:table-cell>
        </table:table-row>
        <table:table-row table:style-name="Tabla33.5">
          <table:table-cell table:style-name="Tabla33.A5" table:number-columns-spanned="2" office:value-type="string">
            <text:p text:style-name="P8"/>
          </table:table-cell>
          <table:covered-table-cell/>
        </table:table-row>
      </table:table>
      <text:p text:style-name="P4"/>
      <table:table table:name="Tabla34" table:style-name="Tabla34">
        <table:table-column table:style-name="Tabla34.A"/>
        <table:table-column table:style-name="Tabla34.B"/>
        <table:table-column table:style-name="Tabla34.C"/>
        <table:table-header-rows>
          <text:soft-page-break/>
          <table:table-row table:style-name="Tabla34.1">
            <table:table-cell table:style-name="Tabla34.A1" office:value-type="string">
              <text:p text:style-name="P18">Nombre del Paso</text:p>
            </table:table-cell>
            <table:table-cell table:style-name="Tabla34.B1" office:value-type="string">
              <text:p text:style-name="P18">Descripción</text:p>
            </table:table-cell>
            <table:table-cell table:style-name="Tabla34.C1" office:value-type="string">
              <text:p text:style-name="P18">Resultado Esperado</text:p>
            </table:table-cell>
          </table:table-row>
        </table:table-header-rows>
        <table:table-row table:style-name="Tabla34.1">
          <table:table-cell table:style-name="Tabla34.A2" office:value-type="string">
            <text:p text:style-name="P31"><text:span text:style-name="TDContents"><text:span text:style-name="T24"><text:s/></text:span></text:span><text:span text:style-name="T10">1</text:span></text:p>
          </table:table-cell>
          <table:table-cell table:style-name="Tabla34.B2" office:value-type="string">
            <text:p text:style-name="P17">En el servidor, crear una nueva cita. Poblar los siguientes campos. Asunto, Lugar, Inicio, Fin y con Periodicidad de los dias 31 ultimo dia del mes .</text:p>
          </table:table-cell>
          <table:table-cell table:style-name="Tabla34.C2" office:value-type="string">
            <text:p text:style-name="P3"><text:span text:style-name="T10">La nueva cita es creada en </text:span><text:span text:style-name="T13">todos&lt; o u&gt; los meses. No solamente en los meses que tiene 31 dias.</text:span></text:p>
          </table:table-cell>
        </table:table-row>
      </table:table>
      <text:p text:style-name="P68"><text:span text:style-name="T18">Tabla </text:span><text:span text:style-name="T18"><text:sequence text:ref-name="refTabela18" text:name="Tabela" text:formula="ooow:Tabela+1" style:num-format="1">19</text:sequence></text:span><text:span text:style-name="T18"> – Caso de Prueba</text:span></text:p>
      <text:p text:style-name="P4"/>
      <table:table table:name="Tabla35" table:style-name="Tabla35">
        <table:table-column table:style-name="Tabla35.A"/>
        <table:table-column table:style-name="Tabla35.B"/>
        <table:table-header-rows>
          <table:table-row table:style-name="Tabla35.1">
            <table:table-cell table:style-name="Tabla35.A1" table:number-columns-spanned="2" office:value-type="string">
              <text:p text:style-name="P36">PF-10-02 Prueba de sincronización lenta</text:p>
            </table:table-cell>
            <table:covered-table-cell/>
          </table:table-row>
        </table:table-header-rows>
        <table:table-row table:style-name="Tabla35.1">
          <table:table-cell table:style-name="Tabla35.A2" office:value-type="string">
            <text:p text:style-name="P18">Descripción</text:p>
          </table:table-cell>
          <table:table-cell table:style-name="Tabla35.B2" office:value-type="string">
            <text:p text:style-name="P17">Se prueban distintos escenarios de sincronizacion lenta.</text:p>
          </table:table-cell>
        </table:table-row>
        <table:table-row table:style-name="Tabla35.1">
          <table:table-cell table:style-name="Tabla35.A2" office:value-type="string">
            <text:p text:style-name="P18">Prerrequisito</text:p>
          </table:table-cell>
          <table:table-cell table:style-name="Tabla35.B3" office:value-type="string">
            <text:p text:style-name="P17">No se requiere un usuario con perfil especifico para esta prueba.</text:p>
          </table:table-cell>
        </table:table-row>
        <table:table-row table:style-name="Tabla35.1">
          <table:table-cell table:style-name="Tabla35.A2" office:value-type="string">
            <text:p text:style-name="P18">Severidad</text:p>
          </table:table-cell>
          <table:table-cell table:style-name="Tabla35.B4" office:value-type="string">
            <text:p text:style-name="P17">Media</text:p>
          </table:table-cell>
        </table:table-row>
        <table:table-row table:style-name="Tabla35.5">
          <table:table-cell table:style-name="Tabla35.A5" table:number-columns-spanned="2" office:value-type="string">
            <text:p text:style-name="P8"/>
          </table:table-cell>
          <table:covered-table-cell/>
        </table:table-row>
      </table:table>
      <text:p text:style-name="P4"/>
      <table:table table:name="Tabla36" table:style-name="Tabla36">
        <table:table-column table:style-name="Tabla36.A"/>
        <table:table-column table:style-name="Tabla36.B"/>
        <table:table-column table:style-name="Tabla36.C"/>
        <table:table-header-rows>
          <table:table-row table:style-name="Tabla36.1">
            <table:table-cell table:style-name="Tabla36.A1" office:value-type="string">
              <text:p text:style-name="P18">Nombre del Paso</text:p>
            </table:table-cell>
            <table:table-cell table:style-name="Tabla36.B1" office:value-type="string">
              <text:p text:style-name="P18">Descripción</text:p>
            </table:table-cell>
            <table:table-cell table:style-name="Tabla36.C1" office:value-type="string">
              <text:p text:style-name="P18">Resultado Esperado</text:p>
            </table:table-cell>
          </table:table-row>
        </table:table-header-rows>
        <table:table-row table:style-name="Tabla36.1">
          <table:table-cell table:style-name="Tabla36.A2" office:value-type="string">
            <text:p text:style-name="P31"><text:span text:style-name="TDContents"><text:span text:style-name="T24"><text:s/></text:span></text:span><text:span text:style-name="T10">1</text:span></text:p>
          </table:table-cell>
          <table:table-cell table:style-name="Tabla36.B2" office:value-type="string">
            <text:p text:style-name="P17">Iniciar una sincronización lenta de citas y pulsar Cancel Sync antes de finalizar, confirmando la cancelación. Tras esto, volver a sincronizar y permitir que la sincronización finalice.</text:p>
          </table:table-cell>
          <table:table-cell table:style-name="Tabla36.C2" office:value-type="string">
            <text:p text:style-name="P17">El conjunto de datos en el dispositivo es el mismo al del servidor.</text:p>
          </table:table-cell>
        </table:table-row>
        <table:table-row table:style-name="Tabla36.1">
          <table:table-cell table:style-name="Tabla36.A3" office:value-type="string">
            <text:p text:style-name="P31"><text:span text:style-name="TDContents"><text:span text:style-name="T8"><text:s/></text:span></text:span><text:span text:style-name="T10">2</text:span></text:p>
          </table:table-cell>
          <table:table-cell table:style-name="Tabla36.B3" office:value-type="string">
            <text:p text:style-name="P17">Sin ninguna cita tanto en el dispositivo como en el servidor, realizar una sincronización lenta.</text:p>
          </table:table-cell>
          <table:table-cell table:style-name="Tabla36.C3" office:value-type="string">
            <text:p text:style-name="P17">El conjunto de datos en el dispositivo es el mismo al del servidor.</text:p>
          </table:table-cell>
        </table:table-row>
        <table:table-row table:style-name="Tabla36.1">
          <table:table-cell table:style-name="Tabla36.A4" office:value-type="string">
            <text:p text:style-name="P31"><text:span text:style-name="TDContents"><text:span text:style-name="T8"><text:s/></text:span></text:span><text:span text:style-name="T10">3</text:span></text:p>
          </table:table-cell>
          <table:table-cell table:style-name="Tabla36.B4" office:value-type="string">
            <text:p text:style-name="P17">Con citas en el dispositivo pero sin ninguna cita en el servidor, realizar una sincronización lenta.</text:p>
          </table:table-cell>
          <table:table-cell table:style-name="Tabla36.C4" office:value-type="string">
            <text:p text:style-name="P17">El conjunto de datos en el dispositivo es el mismo al del servidor.</text:p>
          </table:table-cell>
        </table:table-row>
        <table:table-row table:style-name="Tabla36.1">
          <table:table-cell table:style-name="Tabla36.A5" office:value-type="string">
            <text:p text:style-name="P31"><text:span text:style-name="TDContents"><text:span text:style-name="T8"><text:s/></text:span></text:span><text:span text:style-name="T10">4</text:span></text:p>
          </table:table-cell>
          <table:table-cell table:style-name="Tabla36.B5" office:value-type="string">
            <text:p text:style-name="P17">Con citas en el servidor pero ninguna cita en el dispositivo, realizar una sincronización lenta.</text:p>
          </table:table-cell>
          <table:table-cell table:style-name="Tabla36.C5" office:value-type="string">
            <text:p text:style-name="P17">El conjunto de datos en el dispositivo es el mismo al del servidor.</text:p>
          </table:table-cell>
        </table:table-row>
        <table:table-row table:style-name="Tabla36.1">
          <table:table-cell table:style-name="Tabla36.A6" office:value-type="string">
            <text:p text:style-name="P31"><text:span text:style-name="TDContents"><text:span text:style-name="T8"><text:s/></text:span></text:span><text:span text:style-name="T10">5</text:span></text:p>
          </table:table-cell>
          <table:table-cell table:style-name="Tabla36.B6" office:value-type="string">
            <text:p text:style-name="P17">Con citas distintas en el dispositivo y en el servidor, realizar una sincronización lenta.</text:p>
          </table:table-cell>
          <table:table-cell table:style-name="Tabla36.C6" office:value-type="string">
            <text:p text:style-name="P17">El conjunto de datos en el dispositivo es el mismo al del servidor.</text:p>
          </table:table-cell>
        </table:table-row>
        <table:table-row table:style-name="Tabla36.1">
          <table:table-cell table:style-name="Tabla36.A7" office:value-type="string">
            <text:p text:style-name="P31"><text:span text:style-name="TDContents"><text:span text:style-name="T8"><text:s/></text:span></text:span><text:span text:style-name="T10">6</text:span></text:p>
          </table:table-cell>
          <table:table-cell table:style-name="Tabla36.B7" office:value-type="string">
            <text:p text:style-name="P17">Con las mismas citas en el dispositivo y en el servidor, realizar una sincronización lenta.</text:p>
          </table:table-cell>
          <table:table-cell table:style-name="Tabla36.C7" office:value-type="string">
            <text:p text:style-name="P17">El conjunto de datos en el dispositivo es el mismo al del servidor.</text:p>
          </table:table-cell>
        </table:table-row>
        <table:table-row table:style-name="Tabla36.1">
          <table:table-cell table:style-name="Tabla36.A8" office:value-type="string">
            <text:p text:style-name="P31"><text:span text:style-name="TDContents"><text:span text:style-name="T8"><text:s/></text:span></text:span><text:span text:style-name="T10">7</text:span></text:p>
          </table:table-cell>
          <table:table-cell table:style-name="Tabla36.B8" office:value-type="string">
            <text:p text:style-name="P17">Tanto en el dispositivo como en el servidor hay citas iguales, <text:soft-page-break/>pero en el servidor hay citas que no se encuentran en el dispositivo y en el dispositivo hay citas que no se encuentran en el servidor.</text:p>
          </table:table-cell>
          <table:table-cell table:style-name="Tabla36.C8" office:value-type="string">
            <text:p text:style-name="P17">El conjunto de datos en el dispositivo es el mismo al del <text:soft-page-break/>servidor.</text:p>
          </table:table-cell>
        </table:table-row>
      </table:table>
      <text:p text:style-name="P68"><text:span text:style-name="T18">Tabla </text:span><text:span text:style-name="T18"><text:sequence text:ref-name="refTabela19" text:name="Tabela" text:formula="ooow:Tabela+1" style:num-format="1">20</text:sequence></text:span><text:span text:style-name="T18"> – Caso de Prueba</text:span></text:p>
      <text:p text:style-name="P4"/>
      <table:table table:name="Tabla37" table:style-name="Tabla37">
        <table:table-column table:style-name="Tabla37.A"/>
        <table:table-column table:style-name="Tabla37.B"/>
        <table:table-header-rows>
          <table:table-row table:style-name="Tabla37.1">
            <table:table-cell table:style-name="Tabla37.A1" table:number-columns-spanned="2" office:value-type="string">
              <text:p text:style-name="P36">PF-10-03 Configuración y pruebas de la ventana de sincronización</text:p>
            </table:table-cell>
            <table:covered-table-cell/>
          </table:table-row>
        </table:table-header-rows>
        <table:table-row table:style-name="Tabla37.1">
          <table:table-cell table:style-name="Tabla37.A2" office:value-type="string">
            <text:p text:style-name="P18">Descripción</text:p>
          </table:table-cell>
          <table:table-cell table:style-name="Tabla37.B2" office:value-type="string">
            <text:p text:style-name="P17">Prueba de las distintas configuraciones de sincronizacion de citas.</text:p>
          </table:table-cell>
        </table:table-row>
        <table:table-row table:style-name="Tabla37.1">
          <table:table-cell table:style-name="Tabla37.A2" office:value-type="string">
            <text:p text:style-name="P18">Prerrequisito</text:p>
          </table:table-cell>
          <table:table-cell table:style-name="Tabla37.B3" office:value-type="string">
            <text:p text:style-name="P17">Tanto en el servidor como en el dispositivo debe de haber citas distintas en un rango de fechas de varios meses. No se requiere un usuario con perfil especifico para esta prueba.</text:p>
          </table:table-cell>
        </table:table-row>
        <table:table-row table:style-name="Tabla37.1">
          <table:table-cell table:style-name="Tabla37.A2" office:value-type="string">
            <text:p text:style-name="P18">Severidad</text:p>
          </table:table-cell>
          <table:table-cell table:style-name="Tabla37.B4" office:value-type="string">
            <text:p text:style-name="P17">Media</text:p>
          </table:table-cell>
        </table:table-row>
        <table:table-row table:style-name="Tabla37.5">
          <table:table-cell table:style-name="Tabla37.A5" table:number-columns-spanned="2" office:value-type="string">
            <text:p text:style-name="P8"/>
          </table:table-cell>
          <table:covered-table-cell/>
        </table:table-row>
      </table:table>
      <text:p text:style-name="P4"/>
      <table:table table:name="Tabla38" table:style-name="Tabla38">
        <table:table-column table:style-name="Tabla38.A"/>
        <table:table-column table:style-name="Tabla38.B"/>
        <table:table-column table:style-name="Tabla38.C"/>
        <table:table-header-rows>
          <table:table-row table:style-name="Tabla38.1">
            <table:table-cell table:style-name="Tabla38.A1" office:value-type="string">
              <text:p text:style-name="P18">Nombre del Paso</text:p>
            </table:table-cell>
            <table:table-cell table:style-name="Tabla38.B1" office:value-type="string">
              <text:p text:style-name="P18">Descripción</text:p>
            </table:table-cell>
            <table:table-cell table:style-name="Tabla38.C1" office:value-type="string">
              <text:p text:style-name="P18">Resultado Esperado</text:p>
            </table:table-cell>
          </table:table-row>
        </table:table-header-rows>
        <table:table-row table:style-name="Tabla38.1">
          <table:table-cell table:style-name="Tabla38.A2" office:value-type="string">
            <text:p text:style-name="P31"><text:span text:style-name="TDContents"><text:span text:style-name="T24"><text:s/></text:span></text:span><text:span text:style-name="T10">1</text:span></text:p>
          </table:table-cell>
          <table:table-cell table:style-name="Tabla38.B2" office:value-type="string">
            <text:p text:style-name="P3"><text:span text:style-name="T10">Entramos en la aplicación sad web mediante usuario y contraseña. </text:span><text:span text:style-name="T10">Pulsamos el botón Preferencias . Seleccionamos la pestaña Sincronización .</text:span></text:p>
          </table:table-cell>
          <table:table-cell table:style-name="Tabla38.C2" office:value-type="string">
            <text:p text:style-name="P17">Accedemos a la pestaña de configuración de la sincronización.</text:p>
          </table:table-cell>
        </table:table-row>
        <table:table-row table:style-name="Tabla38.1">
          <table:table-cell table:style-name="Tabla38.A3" office:value-type="string">
            <text:p text:style-name="P31"><text:span text:style-name="TDContents"><text:span text:style-name="T8"><text:s/></text:span></text:span><text:span text:style-name="T10">2</text:span></text:p>
          </table:table-cell>
          <table:table-cell table:style-name="Tabla38.B3" office:value-type="string">
            <text:p text:style-name="P3"><text:span text:style-name="T10">En el desplegable Sincronizar citas , seleccionamos de la última semana . </text:span><text:span text:style-name="T10">Pulsamos Guardar . Realizamos una sincronización lenta de citas.</text:span></text:p>
          </table:table-cell>
          <table:table-cell table:style-name="Tabla38.C3" office:value-type="string">
            <text:p text:style-name="P17">Se sincronizan solo las citas de la última semana.</text:p>
          </table:table-cell>
        </table:table-row>
        <table:table-row table:style-name="Tabla38.1">
          <table:table-cell table:style-name="Tabla38.A4" office:value-type="string">
            <text:p text:style-name="P31"><text:span text:style-name="TDContents"><text:span text:style-name="T8"><text:s/></text:span></text:span><text:span text:style-name="T10">3</text:span></text:p>
          </table:table-cell>
          <table:table-cell table:style-name="Tabla38.B4" office:value-type="string">
            <text:p text:style-name="P3"><text:span text:style-name="T10">En el desplegable Sincronizar citas , seleccionamos de las últimas dos semanas . </text:span><text:span text:style-name="T10">Pulsamos Guardar . Realizamos una sincronización lenta de citas.</text:span></text:p>
          </table:table-cell>
          <table:table-cell table:style-name="Tabla38.C4" office:value-type="string">
            <text:p text:style-name="P17">Se sincronizan solo las citas de las dos últimas semanas.</text:p>
          </table:table-cell>
        </table:table-row>
        <table:table-row table:style-name="Tabla38.1">
          <table:table-cell table:style-name="Tabla38.A5" office:value-type="string">
            <text:p text:style-name="P31"><text:span text:style-name="TDContents"><text:span text:style-name="T8"><text:s/></text:span></text:span><text:span text:style-name="T10">4</text:span></text:p>
          </table:table-cell>
          <table:table-cell table:style-name="Tabla38.B5" office:value-type="string">
            <text:p text:style-name="P3"><text:span text:style-name="T10">En el desplegable Sincronizar citas , seleccionamos del último mes . </text:span><text:span text:style-name="T10">Pulsamos Guardar . Realizamos una sincronización lenta de citas.</text:span></text:p>
          </table:table-cell>
          <table:table-cell table:style-name="Tabla38.C5" office:value-type="string">
            <text:p text:style-name="P17">Se sincronizan solo las citas del último mes.</text:p>
          </table:table-cell>
        </table:table-row>
        <table:table-row table:style-name="Tabla38.1">
          <table:table-cell table:style-name="Tabla38.A6" office:value-type="string">
            <text:p text:style-name="P31"><text:span text:style-name="TDContents"><text:span text:style-name="T8"><text:s/></text:span></text:span><text:span text:style-name="T10">5</text:span></text:p>
          </table:table-cell>
          <table:table-cell table:style-name="Tabla38.B6" office:value-type="string">
            <text:p text:style-name="P3"><text:span text:style-name="T10">En el desplegable Sincronizar citas , seleccionamos de los </text:span><text:soft-page-break/><text:span text:style-name="T10">últimos dos meses . </text:span><text:span text:style-name="T10">Pulsamos Guardar . Realizamos una sincronización lenta de citas.</text:span></text:p>
          </table:table-cell>
          <table:table-cell table:style-name="Tabla38.C6" office:value-type="string">
            <text:p text:style-name="P17">Se sincronizan solo las citas de los dos últimos meses.</text:p>
          </table:table-cell>
        </table:table-row>
        <table:table-row table:style-name="Tabla38.1">
          <table:table-cell table:style-name="Tabla38.A7" office:value-type="string">
            <text:p text:style-name="P31"><text:span text:style-name="TDContents"><text:span text:style-name="T8"><text:s/></text:span></text:span><text:span text:style-name="T10">6</text:span></text:p>
          </table:table-cell>
          <table:table-cell table:style-name="Tabla38.B7" office:value-type="string">
            <text:p text:style-name="P3"><text:span text:style-name="T10">En el desplegable Sincronizar citas , seleccionamos de los últimos tres meses . </text:span><text:span text:style-name="T10">Pulsamos Guardar . Realizamos una sincronización lenta de citas.</text:span></text:p>
          </table:table-cell>
          <table:table-cell table:style-name="Tabla38.C7" office:value-type="string">
            <text:p text:style-name="P17">Se sincronizan solo las citas de los tres últimos meses.</text:p>
          </table:table-cell>
        </table:table-row>
        <table:table-row table:style-name="Tabla38.1">
          <table:table-cell table:style-name="Tabla38.A8" office:value-type="string">
            <text:p text:style-name="P31"><text:span text:style-name="TDContents"><text:span text:style-name="T8"><text:s/></text:span></text:span><text:span text:style-name="T10">7</text:span></text:p>
          </table:table-cell>
          <table:table-cell table:style-name="Tabla38.B8" office:value-type="string">
            <text:p text:style-name="P3"><text:span text:style-name="T10">En el desplegable Sincronizar citas , seleccionamos de los últimos cuatro meses . </text:span><text:span text:style-name="T10">Pulsamos Guardar . Realizamos una sincronización lenta de citas.</text:span></text:p>
          </table:table-cell>
          <table:table-cell table:style-name="Tabla38.C8" office:value-type="string">
            <text:p text:style-name="P17">Se sincronizan solo las citas de los cuatro últimos meses.</text:p>
          </table:table-cell>
        </table:table-row>
        <table:table-row table:style-name="Tabla38.1">
          <table:table-cell table:style-name="Tabla38.A9" office:value-type="string">
            <text:p text:style-name="P31"><text:span text:style-name="TDContents"><text:span text:style-name="T8"><text:s/></text:span></text:span><text:span text:style-name="T10">8</text:span></text:p>
          </table:table-cell>
          <table:table-cell table:style-name="Tabla38.B9" office:value-type="string">
            <text:p text:style-name="P17">En el desplegable Sincronizar citas , seleccionamos TODAS . Pulsamos Guardar . Realizamos una sincronización lenta de citas.</text:p>
          </table:table-cell>
          <table:table-cell table:style-name="Tabla38.C9" office:value-type="string">
            <text:p text:style-name="P17">Se sincronizan todas las citas.</text:p>
          </table:table-cell>
        </table:table-row>
      </table:table>
      <text:p text:style-name="P68"><text:span text:style-name="T18">Tabla </text:span><text:span text:style-name="T18"><text:sequence text:ref-name="refTabela20" text:name="Tabela" text:formula="ooow:Tabela+1" style:num-format="1">21</text:sequence></text:span><text:span text:style-name="T18"> – Caso de Prueba</text:span></text:p>
      <text:p text:style-name="P4"/>
      <table:table table:name="Tabla39" table:style-name="Tabla39">
        <table:table-column table:style-name="Tabla39.A"/>
        <table:table-column table:style-name="Tabla39.B"/>
        <table:table-header-rows>
          <table:table-row table:style-name="Tabla39.1">
            <table:table-cell table:style-name="Tabla39.A1" table:number-columns-spanned="2" office:value-type="string">
              <text:p text:style-name="P36">PF-10-04 Prueba de cancelación de sincronización rápida</text:p>
            </table:table-cell>
            <table:covered-table-cell/>
          </table:table-row>
        </table:table-header-rows>
        <table:table-row table:style-name="Tabla39.1">
          <table:table-cell table:style-name="Tabla39.A2" office:value-type="string">
            <text:p text:style-name="P18">Descripción</text:p>
          </table:table-cell>
          <table:table-cell table:style-name="Tabla39.B2" office:value-type="string">
            <text:p text:style-name="P17">Se prueba la cancelacion de la sincronizacion rapida.</text:p>
          </table:table-cell>
        </table:table-row>
        <table:table-row table:style-name="Tabla39.1">
          <table:table-cell table:style-name="Tabla39.A2" office:value-type="string">
            <text:p text:style-name="P18">Prerrequisito</text:p>
          </table:table-cell>
          <table:table-cell table:style-name="Tabla39.B3" office:value-type="string">
            <text:p text:style-name="P17">No se requiere un usuario con perfil especifico para esta prueba.</text:p>
          </table:table-cell>
        </table:table-row>
        <table:table-row table:style-name="Tabla39.1">
          <table:table-cell table:style-name="Tabla39.A2" office:value-type="string">
            <text:p text:style-name="P18">Severidad</text:p>
          </table:table-cell>
          <table:table-cell table:style-name="Tabla39.B4" office:value-type="string">
            <text:p text:style-name="P17">Media</text:p>
          </table:table-cell>
        </table:table-row>
        <table:table-row table:style-name="Tabla39.5">
          <table:table-cell table:style-name="Tabla39.A5" table:number-columns-spanned="2" office:value-type="string">
            <text:p text:style-name="P8"/>
          </table:table-cell>
          <table:covered-table-cell/>
        </table:table-row>
      </table:table>
      <text:p text:style-name="P4"/>
      <table:table table:name="Tabla40" table:style-name="Tabla40">
        <table:table-column table:style-name="Tabla40.A"/>
        <table:table-column table:style-name="Tabla40.B"/>
        <table:table-column table:style-name="Tabla40.C"/>
        <table:table-header-rows>
          <table:table-row table:style-name="Tabla40.1">
            <table:table-cell table:style-name="Tabla40.A1" office:value-type="string">
              <text:p text:style-name="P18">Nombre del Paso</text:p>
            </table:table-cell>
            <table:table-cell table:style-name="Tabla40.B1" office:value-type="string">
              <text:p text:style-name="P18">Descripción</text:p>
            </table:table-cell>
            <table:table-cell table:style-name="Tabla40.C1" office:value-type="string">
              <text:p text:style-name="P18">Resultado Esperado</text:p>
            </table:table-cell>
          </table:table-row>
        </table:table-header-rows>
        <table:table-row table:style-name="Tabla40.1">
          <table:table-cell table:style-name="Tabla40.A2" office:value-type="string">
            <text:p text:style-name="P31"><text:span text:style-name="TDContents"><text:span text:style-name="T24"><text:s/></text:span></text:span><text:span text:style-name="T10">1</text:span></text:p>
          </table:table-cell>
          <table:table-cell table:style-name="Tabla40.B2" office:value-type="string">
            <text:p text:style-name="P3"><text:span text:style-name="T10">Iniciar una sincronización rápida de citas y detenerla pulsando Cancel Sync antes de finalizar, confirmando la cancelación. </text:span><text:span text:style-name="T10">Tras esto, volver a sincronizar y permitir que finalice.</text:span></text:p>
          </table:table-cell>
          <table:table-cell table:style-name="Tabla40.C2" office:value-type="string">
            <text:p text:style-name="P17">El conjunto de datos en el dispositivo es el mismo al del servidor.</text:p>
          </table:table-cell>
        </table:table-row>
      </table:table>
      <text:p text:style-name="P68"><text:span text:style-name="T18">Tabla </text:span><text:span text:style-name="T18"><text:sequence text:ref-name="refTabela21" text:name="Tabela" text:formula="ooow:Tabela+1" style:num-format="1">22</text:sequence></text:span><text:span text:style-name="T18"> – Caso de Prueba</text:span></text:p>
      <text:p text:style-name="P4"/>
      <table:table table:name="Tabla41" table:style-name="Tabla41">
        <table:table-column table:style-name="Tabla41.A"/>
        <table:table-column table:style-name="Tabla41.B"/>
        <table:table-header-rows>
          <table:table-row table:style-name="Tabla41.1">
            <table:table-cell table:style-name="Tabla41.A1" table:number-columns-spanned="2" office:value-type="string">
              <text:p text:style-name="P36">PF-10-05 Creación de cita en el servidor</text:p>
            </table:table-cell>
            <table:covered-table-cell/>
          </table:table-row>
        </table:table-header-rows>
        <table:table-row table:style-name="Tabla41.1">
          <table:table-cell table:style-name="Tabla41.A2" office:value-type="string">
            <text:p text:style-name="P18">Descripción</text:p>
          </table:table-cell>
          <table:table-cell table:style-name="Tabla41.B2" office:value-type="string">
            <text:p text:style-name="P17">Se prueba la creacion de una cita en el servidor y su <text:soft-page-break/>posterior sincronizacion.</text:p>
          </table:table-cell>
        </table:table-row>
        <table:table-row table:style-name="Tabla41.1">
          <table:table-cell table:style-name="Tabla41.A2" office:value-type="string">
            <text:p text:style-name="P18">Prerrequisito</text:p>
          </table:table-cell>
          <table:table-cell table:style-name="Tabla41.B3" office:value-type="string">
            <text:p text:style-name="P17">No se requiere un usuario con perfil especifico para esta prueba.</text:p>
          </table:table-cell>
        </table:table-row>
        <table:table-row table:style-name="Tabla41.1">
          <table:table-cell table:style-name="Tabla41.A2" office:value-type="string">
            <text:p text:style-name="P18">Severidad</text:p>
          </table:table-cell>
          <table:table-cell table:style-name="Tabla41.B4" office:value-type="string">
            <text:p text:style-name="P17">Media</text:p>
          </table:table-cell>
        </table:table-row>
        <table:table-row table:style-name="Tabla41.5">
          <table:table-cell table:style-name="Tabla41.A5" table:number-columns-spanned="2" office:value-type="string">
            <text:p text:style-name="P8"/>
          </table:table-cell>
          <table:covered-table-cell/>
        </table:table-row>
      </table:table>
      <text:p text:style-name="P4"/>
      <table:table table:name="Tabla42" table:style-name="Tabla42">
        <table:table-column table:style-name="Tabla42.A"/>
        <table:table-column table:style-name="Tabla42.B"/>
        <table:table-column table:style-name="Tabla42.C"/>
        <table:table-header-rows>
          <table:table-row table:style-name="Tabla42.1">
            <table:table-cell table:style-name="Tabla42.A1" office:value-type="string">
              <text:p text:style-name="P18">Nombre del Paso</text:p>
            </table:table-cell>
            <table:table-cell table:style-name="Tabla42.B1" office:value-type="string">
              <text:p text:style-name="P18">Descripción</text:p>
            </table:table-cell>
            <table:table-cell table:style-name="Tabla42.C1" office:value-type="string">
              <text:p text:style-name="P18">Resultado Esperado</text:p>
            </table:table-cell>
          </table:table-row>
        </table:table-header-rows>
        <table:table-row table:style-name="Tabla42.1">
          <table:table-cell table:style-name="Tabla42.A2" office:value-type="string">
            <text:p text:style-name="P31"><text:span text:style-name="TDContents"><text:span text:style-name="T24"><text:s/></text:span></text:span><text:span text:style-name="T10">1</text:span></text:p>
          </table:table-cell>
          <table:table-cell table:style-name="Tabla42.B2" office:value-type="string">
            <text:p text:style-name="P17">En el servidor, crear una nueva cita. Poblar los siguientes campos. Asunto, Lugar, Inicio, Fin, Alarma, Categorias, Notas, Periodicidad y Privacidad.</text:p>
          </table:table-cell>
          <table:table-cell table:style-name="Tabla42.C2" office:value-type="string">
            <text:p text:style-name="P17">La nueva cita es creada en el servidor.</text:p>
          </table:table-cell>
        </table:table-row>
        <table:table-row table:style-name="Tabla42.1">
          <table:table-cell table:style-name="Tabla42.A3" office:value-type="string">
            <text:p text:style-name="P31"><text:span text:style-name="TDContents"><text:span text:style-name="T8"><text:s/></text:span></text:span><text:span text:style-name="T10">2</text:span></text:p>
          </table:table-cell>
          <table:table-cell table:style-name="Tabla42.B3" office:value-type="string">
            <text:p text:style-name="P17">Sincronizar citas.</text:p>
          </table:table-cell>
          <table:table-cell table:style-name="Tabla42.C3" office:value-type="string">
            <text:p text:style-name="P17">La nueva cita es creada en el dispositivo, con la información introducida en el servidor.</text:p>
          </table:table-cell>
        </table:table-row>
      </table:table>
      <text:p text:style-name="P68"><text:span text:style-name="T18">Tabla </text:span><text:span text:style-name="T18"><text:sequence text:ref-name="refTabela22" text:name="Tabela" text:formula="ooow:Tabela+1" style:num-format="1">23</text:sequence></text:span><text:span text:style-name="T18"> – Caso de Prueba</text:span></text:p>
      <text:p text:style-name="P4"/>
      <table:table table:name="Tabla43" table:style-name="Tabla43">
        <table:table-column table:style-name="Tabla43.A"/>
        <table:table-column table:style-name="Tabla43.B"/>
        <table:table-header-rows>
          <table:table-row table:style-name="Tabla43.1">
            <table:table-cell table:style-name="Tabla43.A1" table:number-columns-spanned="2" office:value-type="string">
              <text:p text:style-name="P36">PF-10-06 Creación de cita en el dispositivo</text:p>
            </table:table-cell>
            <table:covered-table-cell/>
          </table:table-row>
        </table:table-header-rows>
        <table:table-row table:style-name="Tabla43.1">
          <table:table-cell table:style-name="Tabla43.A2" office:value-type="string">
            <text:p text:style-name="P18">Descripción</text:p>
          </table:table-cell>
          <table:table-cell table:style-name="Tabla43.B2" office:value-type="string">
            <text:p text:style-name="P17">Se prueba la creacion de una cita en el dispositivo y su posterior sincronizacion.</text:p>
          </table:table-cell>
        </table:table-row>
        <table:table-row table:style-name="Tabla43.1">
          <table:table-cell table:style-name="Tabla43.A2" office:value-type="string">
            <text:p text:style-name="P18">Prerrequisito</text:p>
          </table:table-cell>
          <table:table-cell table:style-name="Tabla43.B3" office:value-type="string">
            <text:p text:style-name="P17">No se requiere un usuario con perfil especifico para esta prueba.</text:p>
          </table:table-cell>
        </table:table-row>
        <table:table-row table:style-name="Tabla43.1">
          <table:table-cell table:style-name="Tabla43.A2" office:value-type="string">
            <text:p text:style-name="P18">Severidad</text:p>
          </table:table-cell>
          <table:table-cell table:style-name="Tabla43.B4" office:value-type="string">
            <text:p text:style-name="P17">Media</text:p>
          </table:table-cell>
        </table:table-row>
        <table:table-row table:style-name="Tabla43.5">
          <table:table-cell table:style-name="Tabla43.A5" table:number-columns-spanned="2" office:value-type="string">
            <text:p text:style-name="P8"/>
          </table:table-cell>
          <table:covered-table-cell/>
        </table:table-row>
      </table:table>
      <text:p text:style-name="P4"/>
      <table:table table:name="Tabla44" table:style-name="Tabla44">
        <table:table-column table:style-name="Tabla44.A"/>
        <table:table-column table:style-name="Tabla44.B"/>
        <table:table-column table:style-name="Tabla44.C"/>
        <table:table-header-rows>
          <table:table-row table:style-name="Tabla44.1">
            <table:table-cell table:style-name="Tabla44.A1" office:value-type="string">
              <text:p text:style-name="P18">Nombre del Paso</text:p>
            </table:table-cell>
            <table:table-cell table:style-name="Tabla44.B1" office:value-type="string">
              <text:p text:style-name="P18">Descripción</text:p>
            </table:table-cell>
            <table:table-cell table:style-name="Tabla44.C1" office:value-type="string">
              <text:p text:style-name="P18">Resultado Esperado</text:p>
            </table:table-cell>
          </table:table-row>
        </table:table-header-rows>
        <table:table-row table:style-name="Tabla44.1">
          <table:table-cell table:style-name="Tabla44.A2" office:value-type="string">
            <text:p text:style-name="P31"><text:span text:style-name="TDContents"><text:span text:style-name="T24"><text:s/></text:span></text:span><text:span text:style-name="T10">1</text:span></text:p>
          </table:table-cell>
          <table:table-cell table:style-name="Tabla44.B2" office:value-type="string">
            <text:p text:style-name="P17">En el dispositivo, crear una nueva cita. Poblar los siguientes campos. Asunto, Lugar, Inicio, Fin, Aviso, Categorias, Comentario, Periodicidad y Privacidad.</text:p>
          </table:table-cell>
          <table:table-cell table:style-name="Tabla44.C2" office:value-type="string">
            <text:p text:style-name="P17">La nueva cita es creada en el dispositivo.</text:p>
          </table:table-cell>
        </table:table-row>
        <table:table-row table:style-name="Tabla44.1">
          <table:table-cell table:style-name="Tabla44.A3" office:value-type="string">
            <text:p text:style-name="P31"><text:span text:style-name="TDContents"><text:span text:style-name="T8"><text:s/></text:span></text:span><text:span text:style-name="T10">2</text:span></text:p>
          </table:table-cell>
          <table:table-cell table:style-name="Tabla44.B3" office:value-type="string">
            <text:p text:style-name="P17">Sincronizar citas.</text:p>
          </table:table-cell>
          <table:table-cell table:style-name="Tabla44.C3" office:value-type="string">
            <text:p text:style-name="P17">La nueva cita es creada en el servidor, con la información introducida en el dispositivo.</text:p>
          </table:table-cell>
        </table:table-row>
      </table:table>
      <text:p text:style-name="P68"><text:span text:style-name="T18">Tabla </text:span><text:span text:style-name="T18"><text:sequence text:ref-name="refTabela23" text:name="Tabela" text:formula="ooow:Tabela+1" style:num-format="1">24</text:sequence></text:span><text:span text:style-name="T18"> – Caso de Prueba</text:span></text:p>
      <text:p text:style-name="P4"/>
      <table:table table:name="Tabla45" table:style-name="Tabla45">
        <table:table-column table:style-name="Tabla45.A"/>
        <table:table-column table:style-name="Tabla45.B"/>
        <table:table-header-rows>
          <text:soft-page-break/>
          <table:table-row table:style-name="Tabla45.1">
            <table:table-cell table:style-name="Tabla45.A1" table:number-columns-spanned="2" office:value-type="string">
              <text:p text:style-name="P36">PF-10-07 Modificación de cita en el servidor</text:p>
            </table:table-cell>
            <table:covered-table-cell/>
          </table:table-row>
        </table:table-header-rows>
        <table:table-row table:style-name="Tabla45.1">
          <table:table-cell table:style-name="Tabla45.A2" office:value-type="string">
            <text:p text:style-name="P18">Descripción</text:p>
          </table:table-cell>
          <table:table-cell table:style-name="Tabla45.B2" office:value-type="string">
            <text:p text:style-name="P17">Se prueba la modificacion de una cita en el servidor y su posterior sincronizacion.</text:p>
          </table:table-cell>
        </table:table-row>
        <table:table-row table:style-name="Tabla45.1">
          <table:table-cell table:style-name="Tabla45.A2" office:value-type="string">
            <text:p text:style-name="P18">Prerrequisito</text:p>
          </table:table-cell>
          <table:table-cell table:style-name="Tabla45.B3" office:value-type="string">
            <text:p text:style-name="P17">No se requiere un usuario con perfil especifico para esta prueba.</text:p>
          </table:table-cell>
        </table:table-row>
        <table:table-row table:style-name="Tabla45.1">
          <table:table-cell table:style-name="Tabla45.A2" office:value-type="string">
            <text:p text:style-name="P18">Severidad</text:p>
          </table:table-cell>
          <table:table-cell table:style-name="Tabla45.B4" office:value-type="string">
            <text:p text:style-name="P17">Media</text:p>
          </table:table-cell>
        </table:table-row>
        <table:table-row table:style-name="Tabla45.5">
          <table:table-cell table:style-name="Tabla45.A5" table:number-columns-spanned="2" office:value-type="string">
            <text:p text:style-name="P8"/>
          </table:table-cell>
          <table:covered-table-cell/>
        </table:table-row>
      </table:table>
      <text:p text:style-name="P4"/>
      <table:table table:name="Tabla46" table:style-name="Tabla46">
        <table:table-column table:style-name="Tabla46.A"/>
        <table:table-column table:style-name="Tabla46.B"/>
        <table:table-column table:style-name="Tabla46.C"/>
        <table:table-header-rows>
          <table:table-row table:style-name="Tabla46.1">
            <table:table-cell table:style-name="Tabla46.A1" office:value-type="string">
              <text:p text:style-name="P18">Nombre del Paso</text:p>
            </table:table-cell>
            <table:table-cell table:style-name="Tabla46.B1" office:value-type="string">
              <text:p text:style-name="P18">Descripción</text:p>
            </table:table-cell>
            <table:table-cell table:style-name="Tabla46.C1" office:value-type="string">
              <text:p text:style-name="P18">Resultado Esperado</text:p>
            </table:table-cell>
          </table:table-row>
        </table:table-header-rows>
        <table:table-row table:style-name="Tabla46.1">
          <table:table-cell table:style-name="Tabla46.A2" office:value-type="string">
            <text:p text:style-name="P31"><text:span text:style-name="TDContents"><text:span text:style-name="T24"><text:s/></text:span></text:span><text:span text:style-name="T10">1</text:span></text:p>
          </table:table-cell>
          <table:table-cell table:style-name="Tabla46.B2" office:value-type="string">
            <text:p text:style-name="P17">En el servidor, en una cita ya existente, modificar los siguientes campos. Asunto, Lugar, Inicio, Fin, Alarma, Categorias, Notas, Periodicidad y Privacidad.</text:p>
          </table:table-cell>
          <table:table-cell table:style-name="Tabla46.C2" office:value-type="string">
            <text:p text:style-name="P17">La cita es modificada en el servidor.</text:p>
          </table:table-cell>
        </table:table-row>
        <table:table-row table:style-name="Tabla46.1">
          <table:table-cell table:style-name="Tabla46.A3" office:value-type="string">
            <text:p text:style-name="P31"><text:span text:style-name="TDContents"><text:span text:style-name="T8"><text:s/></text:span></text:span><text:span text:style-name="T10">2</text:span></text:p>
          </table:table-cell>
          <table:table-cell table:style-name="Tabla46.B3" office:value-type="string">
            <text:p text:style-name="P17">Sincronizar citas.</text:p>
          </table:table-cell>
          <table:table-cell table:style-name="Tabla46.C3" office:value-type="string">
            <text:p text:style-name="P17">La cita es modificada en el dispositivo, con la nueva información introducida en el servidor.</text:p>
          </table:table-cell>
        </table:table-row>
        <table:table-row table:style-name="Tabla46.1">
          <table:table-cell table:style-name="Tabla46.A4" office:value-type="string">
            <text:p text:style-name="P31"><text:span text:style-name="TDContents"><text:span text:style-name="T8"><text:s/></text:span></text:span><text:span text:style-name="T10">3</text:span></text:p>
          </table:table-cell>
          <table:table-cell table:style-name="Tabla46.B4" office:value-type="string">
            <text:p text:style-name="P30">Modificar la alarma existente en el servidor</text:p>
            <text:p text:style-name="P17"/>
          </table:table-cell>
          <table:table-cell table:style-name="Tabla46.C4" office:value-type="string">
            <text:p text:style-name="P17">Comprobar que se modifica la alarma y no se crean nuevos recordatorios.</text:p>
          </table:table-cell>
        </table:table-row>
      </table:table>
      <text:p text:style-name="P68"><text:span text:style-name="T18">Tabla </text:span><text:span text:style-name="T18"><text:sequence text:ref-name="refTabela24" text:name="Tabela" text:formula="ooow:Tabela+1" style:num-format="1">25</text:sequence></text:span><text:span text:style-name="T18"> – Caso de Prueba</text:span></text:p>
      <text:p text:style-name="P4"/>
      <table:table table:name="Tabla47" table:style-name="Tabla47">
        <table:table-column table:style-name="Tabla47.A"/>
        <table:table-column table:style-name="Tabla47.B"/>
        <table:table-header-rows>
          <table:table-row table:style-name="Tabla47.1">
            <table:table-cell table:style-name="Tabla47.A1" table:number-columns-spanned="2" office:value-type="string">
              <text:p text:style-name="P36">PF-10-08 Modificación de cita en el dispositivo</text:p>
            </table:table-cell>
            <table:covered-table-cell/>
          </table:table-row>
        </table:table-header-rows>
        <table:table-row table:style-name="Tabla47.1">
          <table:table-cell table:style-name="Tabla47.A2" office:value-type="string">
            <text:p text:style-name="P18">Descripción</text:p>
          </table:table-cell>
          <table:table-cell table:style-name="Tabla47.B2" office:value-type="string">
            <text:p text:style-name="P17">Se prueba la modificacion de una cita en el dispositivo y su posterior sincronizacion.</text:p>
          </table:table-cell>
        </table:table-row>
        <table:table-row table:style-name="Tabla47.1">
          <table:table-cell table:style-name="Tabla47.A2" office:value-type="string">
            <text:p text:style-name="P18">Prerrequisito</text:p>
          </table:table-cell>
          <table:table-cell table:style-name="Tabla47.B3" office:value-type="string">
            <text:p text:style-name="P17">No se requiere un usuario con perfil especifico para esta prueba.</text:p>
          </table:table-cell>
        </table:table-row>
        <table:table-row table:style-name="Tabla47.1">
          <table:table-cell table:style-name="Tabla47.A2" office:value-type="string">
            <text:p text:style-name="P18">Severidad</text:p>
          </table:table-cell>
          <table:table-cell table:style-name="Tabla47.B4" office:value-type="string">
            <text:p text:style-name="P17">Media</text:p>
          </table:table-cell>
        </table:table-row>
        <table:table-row table:style-name="Tabla47.5">
          <table:table-cell table:style-name="Tabla47.A5" table:number-columns-spanned="2" office:value-type="string">
            <text:p text:style-name="P8"/>
          </table:table-cell>
          <table:covered-table-cell/>
        </table:table-row>
      </table:table>
      <text:p text:style-name="P4"/>
      <table:table table:name="Tabla48" table:style-name="Tabla48">
        <table:table-column table:style-name="Tabla48.A"/>
        <table:table-column table:style-name="Tabla48.B"/>
        <table:table-column table:style-name="Tabla48.C"/>
        <table:table-header-rows>
          <table:table-row table:style-name="Tabla48.1">
            <table:table-cell table:style-name="Tabla48.A1" office:value-type="string">
              <text:p text:style-name="P18">Nombre del Paso</text:p>
            </table:table-cell>
            <table:table-cell table:style-name="Tabla48.B1" office:value-type="string">
              <text:p text:style-name="P18">Descripción</text:p>
            </table:table-cell>
            <table:table-cell table:style-name="Tabla48.C1" office:value-type="string">
              <text:p text:style-name="P18">Resultado Esperado</text:p>
            </table:table-cell>
          </table:table-row>
        </table:table-header-rows>
        <table:table-row table:style-name="Tabla48.1">
          <table:table-cell table:style-name="Tabla48.A2" office:value-type="string">
            <text:p text:style-name="P31"><text:span text:style-name="TDContents"><text:span text:style-name="T24"><text:s/></text:span></text:span><text:span text:style-name="T10">1</text:span></text:p>
          </table:table-cell>
          <table:table-cell table:style-name="Tabla48.B2" office:value-type="string">
            <text:p text:style-name="P17">En el dispositivo, en una cita ya existente, modificar los siguientes campos. Asunto, Lugar, Inicio, Fin, Aviso, Categorias, Comentario, Periodicidad y Privacidad.</text:p>
          </table:table-cell>
          <table:table-cell table:style-name="Tabla48.C2" office:value-type="string">
            <text:p text:style-name="P17">La cita es modificada en el dispositivo.</text:p>
          </table:table-cell>
        </table:table-row>
        <text:soft-page-break/>
        <table:table-row table:style-name="Tabla48.1">
          <table:table-cell table:style-name="Tabla48.A3" office:value-type="string">
            <text:p text:style-name="P31"><text:span text:style-name="TDContents"><text:span text:style-name="T8"><text:s/></text:span></text:span><text:span text:style-name="T10">2</text:span></text:p>
          </table:table-cell>
          <table:table-cell table:style-name="Tabla48.B3" office:value-type="string">
            <text:p text:style-name="P17">Sincronizar citas.</text:p>
          </table:table-cell>
          <table:table-cell table:style-name="Tabla48.C3" office:value-type="string">
            <text:p text:style-name="P17">La cita es modificada en el servidor, con la nueva información introducida en el dispositivo.</text:p>
          </table:table-cell>
        </table:table-row>
      </table:table>
      <text:p text:style-name="P68"><text:span text:style-name="T18">Tabla </text:span><text:span text:style-name="T18"><text:sequence text:ref-name="refTabela25" text:name="Tabela" text:formula="ooow:Tabela+1" style:num-format="1">26</text:sequence></text:span><text:span text:style-name="T18"> – Caso de Prueba</text:span></text:p>
      <text:p text:style-name="P4"/>
      <table:table table:name="Tabla49" table:style-name="Tabla49">
        <table:table-column table:style-name="Tabla49.A"/>
        <table:table-column table:style-name="Tabla49.B"/>
        <table:table-header-rows>
          <table:table-row table:style-name="Tabla49.1">
            <table:table-cell table:style-name="Tabla49.A1" table:number-columns-spanned="2" office:value-type="string">
              <text:p text:style-name="P36">PF-10-09 Modificación de cita en el servidor y en el dispositivo</text:p>
            </table:table-cell>
            <table:covered-table-cell/>
          </table:table-row>
        </table:table-header-rows>
        <table:table-row table:style-name="Tabla49.1">
          <table:table-cell table:style-name="Tabla49.A2" office:value-type="string">
            <text:p text:style-name="P18">Descripción</text:p>
          </table:table-cell>
          <table:table-cell table:style-name="Tabla49.B2" office:value-type="string">
            <text:p text:style-name="P17">Se prueba la modificacion simultanea de una cita en el servidor y el dispositivo, y su posterior sincronizacion.</text:p>
          </table:table-cell>
        </table:table-row>
        <table:table-row table:style-name="Tabla49.1">
          <table:table-cell table:style-name="Tabla49.A2" office:value-type="string">
            <text:p text:style-name="P18">Prerrequisito</text:p>
          </table:table-cell>
          <table:table-cell table:style-name="Tabla49.B3" office:value-type="string">
            <text:p text:style-name="P17">No se requiere un usuario con perfil especifico para esta prueba.</text:p>
          </table:table-cell>
        </table:table-row>
        <table:table-row table:style-name="Tabla49.1">
          <table:table-cell table:style-name="Tabla49.A2" office:value-type="string">
            <text:p text:style-name="P18">Severidad</text:p>
          </table:table-cell>
          <table:table-cell table:style-name="Tabla49.B4" office:value-type="string">
            <text:p text:style-name="P17">Media</text:p>
          </table:table-cell>
        </table:table-row>
        <table:table-row table:style-name="Tabla49.5">
          <table:table-cell table:style-name="Tabla49.A5" table:number-columns-spanned="2" office:value-type="string">
            <text:p text:style-name="P8"/>
          </table:table-cell>
          <table:covered-table-cell/>
        </table:table-row>
      </table:table>
      <text:p text:style-name="P4"/>
      <table:table table:name="Tabla50" table:style-name="Tabla50">
        <table:table-column table:style-name="Tabla50.A"/>
        <table:table-column table:style-name="Tabla50.B"/>
        <table:table-column table:style-name="Tabla50.C"/>
        <table:table-header-rows>
          <table:table-row table:style-name="Tabla50.1">
            <table:table-cell table:style-name="Tabla50.A1" office:value-type="string">
              <text:p text:style-name="P18">Nombre del Paso</text:p>
            </table:table-cell>
            <table:table-cell table:style-name="Tabla50.B1" office:value-type="string">
              <text:p text:style-name="P18">Descripción</text:p>
            </table:table-cell>
            <table:table-cell table:style-name="Tabla50.C1" office:value-type="string">
              <text:p text:style-name="P18">Resultado Esperado</text:p>
            </table:table-cell>
          </table:table-row>
        </table:table-header-rows>
        <table:table-row table:style-name="Tabla50.1">
          <table:table-cell table:style-name="Tabla50.A2" office:value-type="string">
            <text:p text:style-name="P31"><text:span text:style-name="TDContents"><text:span text:style-name="T24"><text:s/></text:span></text:span><text:span text:style-name="T10">1</text:span></text:p>
          </table:table-cell>
          <table:table-cell table:style-name="Tabla50.B2" office:value-type="string">
            <text:p text:style-name="P17">En el dispositivo, en una cita ya existente y sincronizada, modificar los siguientes campos. Asunto, Lugar, Inicio, Fin, Aviso, Categorias, Comentario, Periodicidad y Privacidad.</text:p>
          </table:table-cell>
          <table:table-cell table:style-name="Tabla50.C2" office:value-type="string">
            <text:p text:style-name="P17">La cita es modificada en el dispositivo.</text:p>
          </table:table-cell>
        </table:table-row>
        <table:table-row table:style-name="Tabla50.1">
          <table:table-cell table:style-name="Tabla50.A3" office:value-type="string">
            <text:p text:style-name="P31"><text:span text:style-name="TDContents"><text:span text:style-name="T8"><text:s/></text:span></text:span><text:span text:style-name="T10">2</text:span></text:p>
          </table:table-cell>
          <table:table-cell table:style-name="Tabla50.B3" office:value-type="string">
            <text:p text:style-name="P17">En el servidor, en la misma cita, modificar los siguientes campos. Asunto, Lugar, Inicio, Fin, Alarma, Categorias, Notas, Periodicidad y Privacidad.</text:p>
          </table:table-cell>
          <table:table-cell table:style-name="Tabla50.C3" office:value-type="string">
            <text:p text:style-name="P17">La cita es modificada en el servidor.</text:p>
          </table:table-cell>
        </table:table-row>
        <table:table-row table:style-name="Tabla50.1">
          <table:table-cell table:style-name="Tabla50.A4" office:value-type="string">
            <text:p text:style-name="P31"><text:span text:style-name="TDContents"><text:span text:style-name="T8"><text:s/></text:span></text:span><text:span text:style-name="T10">3</text:span></text:p>
          </table:table-cell>
          <table:table-cell table:style-name="Tabla50.B4" office:value-type="string">
            <text:p text:style-name="P17">Sincronizar citas.</text:p>
          </table:table-cell>
          <table:table-cell table:style-name="Tabla50.C4" office:value-type="string">
            <text:p text:style-name="P17">La información es la misma tanto en el servidor como en el dispositivo. Para los campos que tuvieran datos distintos, los cambios que prevalecen son los del dispositivo.</text:p>
          </table:table-cell>
        </table:table-row>
      </table:table>
      <text:p text:style-name="P68"><text:span text:style-name="T18">Tabla </text:span><text:span text:style-name="T18"><text:sequence text:ref-name="refTabela26" text:name="Tabela" text:formula="ooow:Tabela+1" style:num-format="1">27</text:sequence></text:span><text:span text:style-name="T18"> – Caso de Prueba</text:span></text:p>
      <text:p text:style-name="P4"/>
      <table:table table:name="Tabla51" table:style-name="Tabla51">
        <table:table-column table:style-name="Tabla51.A"/>
        <table:table-column table:style-name="Tabla51.B"/>
        <table:table-header-rows>
          <table:table-row table:style-name="Tabla51.1">
            <table:table-cell table:style-name="Tabla51.A1" table:number-columns-spanned="2" office:value-type="string">
              <text:p text:style-name="P36">PF-10-10 Borrar una cita en el dispositivo</text:p>
            </table:table-cell>
            <table:covered-table-cell/>
          </table:table-row>
        </table:table-header-rows>
        <table:table-row table:style-name="Tabla51.1">
          <table:table-cell table:style-name="Tabla51.A2" office:value-type="string">
            <text:p text:style-name="P18">Descripción</text:p>
          </table:table-cell>
          <table:table-cell table:style-name="Tabla51.B2" office:value-type="string">
            <text:p text:style-name="P17">Se prueba la eliminacion de una cita en el dispositivo y su posterior sincronizacion.</text:p>
          </table:table-cell>
        </table:table-row>
        <table:table-row table:style-name="Tabla51.1">
          <table:table-cell table:style-name="Tabla51.A2" office:value-type="string">
            <text:p text:style-name="P18">Prerrequisito</text:p>
          </table:table-cell>
          <table:table-cell table:style-name="Tabla51.B3" office:value-type="string">
            <text:p text:style-name="P17">No se requiere un usuario con perfil especifico para esta <text:soft-page-break/>prueba.</text:p>
          </table:table-cell>
        </table:table-row>
        <table:table-row table:style-name="Tabla51.1">
          <table:table-cell table:style-name="Tabla51.A2" office:value-type="string">
            <text:p text:style-name="P18">Severidad</text:p>
          </table:table-cell>
          <table:table-cell table:style-name="Tabla51.B4" office:value-type="string">
            <text:p text:style-name="P17">Media</text:p>
          </table:table-cell>
        </table:table-row>
        <table:table-row table:style-name="Tabla51.5">
          <table:table-cell table:style-name="Tabla51.A5" table:number-columns-spanned="2" office:value-type="string">
            <text:p text:style-name="P8"/>
          </table:table-cell>
          <table:covered-table-cell/>
        </table:table-row>
      </table:table>
      <text:p text:style-name="P4"/>
      <table:table table:name="Tabla52" table:style-name="Tabla52">
        <table:table-column table:style-name="Tabla52.A"/>
        <table:table-column table:style-name="Tabla52.B"/>
        <table:table-column table:style-name="Tabla52.C"/>
        <table:table-header-rows>
          <table:table-row table:style-name="Tabla52.1">
            <table:table-cell table:style-name="Tabla52.A1" office:value-type="string">
              <text:p text:style-name="P18">Nombre del Paso</text:p>
            </table:table-cell>
            <table:table-cell table:style-name="Tabla52.B1" office:value-type="string">
              <text:p text:style-name="P18">Descripción</text:p>
            </table:table-cell>
            <table:table-cell table:style-name="Tabla52.C1" office:value-type="string">
              <text:p text:style-name="P18">Resultado Esperado</text:p>
            </table:table-cell>
          </table:table-row>
        </table:table-header-rows>
        <table:table-row table:style-name="Tabla52.1">
          <table:table-cell table:style-name="Tabla52.A2" office:value-type="string">
            <text:p text:style-name="P31"><text:span text:style-name="TDContents"><text:span text:style-name="T24"><text:s/></text:span></text:span><text:span text:style-name="T10">1</text:span></text:p>
          </table:table-cell>
          <table:table-cell table:style-name="Tabla52.B2" office:value-type="string">
            <text:p text:style-name="P17">En el dispositivo, eliminamos una cita ya sincronizada.</text:p>
          </table:table-cell>
          <table:table-cell table:style-name="Tabla52.C2" office:value-type="string">
            <text:p text:style-name="P17">La cita es eliminada en el dispositivo.</text:p>
          </table:table-cell>
        </table:table-row>
        <table:table-row table:style-name="Tabla52.1">
          <table:table-cell table:style-name="Tabla52.A3" office:value-type="string">
            <text:p text:style-name="P31"><text:span text:style-name="TDContents"><text:span text:style-name="T8"><text:s/></text:span></text:span><text:span text:style-name="T10">2</text:span></text:p>
          </table:table-cell>
          <table:table-cell table:style-name="Tabla52.B3" office:value-type="string">
            <text:p text:style-name="P17">Sincronizamos</text:p>
          </table:table-cell>
          <table:table-cell table:style-name="Tabla52.C3" office:value-type="string">
            <text:p text:style-name="P17">La cita es eliminada en el servidor.</text:p>
          </table:table-cell>
        </table:table-row>
      </table:table>
      <text:p text:style-name="P68"><text:span text:style-name="T18">Tabla </text:span><text:span text:style-name="T18"><text:sequence text:ref-name="refTabela27" text:name="Tabela" text:formula="ooow:Tabela+1" style:num-format="1">28</text:sequence></text:span><text:span text:style-name="T18"> – Caso de Prueba</text:span></text:p>
      <text:p text:style-name="P4"/>
      <table:table table:name="Tabla53" table:style-name="Tabla53">
        <table:table-column table:style-name="Tabla53.A"/>
        <table:table-column table:style-name="Tabla53.B"/>
        <table:table-header-rows>
          <table:table-row table:style-name="Tabla53.1">
            <table:table-cell table:style-name="Tabla53.A1" table:number-columns-spanned="2" office:value-type="string">
              <text:p text:style-name="P36">PF-10-11 Borrar una cita en el servidor</text:p>
            </table:table-cell>
            <table:covered-table-cell/>
          </table:table-row>
        </table:table-header-rows>
        <table:table-row table:style-name="Tabla53.1">
          <table:table-cell table:style-name="Tabla53.A2" office:value-type="string">
            <text:p text:style-name="P18">Descripción</text:p>
          </table:table-cell>
          <table:table-cell table:style-name="Tabla53.B2" office:value-type="string">
            <text:p text:style-name="P17">Se prueba la eliminacion de una cita en el servidor y su posterior sincronizacion.</text:p>
          </table:table-cell>
        </table:table-row>
        <table:table-row table:style-name="Tabla53.1">
          <table:table-cell table:style-name="Tabla53.A2" office:value-type="string">
            <text:p text:style-name="P18">Prerrequisito</text:p>
          </table:table-cell>
          <table:table-cell table:style-name="Tabla53.B3" office:value-type="string">
            <text:p text:style-name="P17">No se requiere un usuario con perfil especifico para esta prueba.</text:p>
          </table:table-cell>
        </table:table-row>
        <table:table-row table:style-name="Tabla53.1">
          <table:table-cell table:style-name="Tabla53.A2" office:value-type="string">
            <text:p text:style-name="P18">Severidad</text:p>
          </table:table-cell>
          <table:table-cell table:style-name="Tabla53.B4" office:value-type="string">
            <text:p text:style-name="P17">Media</text:p>
          </table:table-cell>
        </table:table-row>
        <table:table-row table:style-name="Tabla53.5">
          <table:table-cell table:style-name="Tabla53.A5" table:number-columns-spanned="2" office:value-type="string">
            <text:p text:style-name="P8"/>
          </table:table-cell>
          <table:covered-table-cell/>
        </table:table-row>
      </table:table>
      <text:p text:style-name="P4"/>
      <table:table table:name="Tabla54" table:style-name="Tabla54">
        <table:table-column table:style-name="Tabla54.A"/>
        <table:table-column table:style-name="Tabla54.B"/>
        <table:table-column table:style-name="Tabla54.C"/>
        <table:table-header-rows>
          <table:table-row table:style-name="Tabla54.1">
            <table:table-cell table:style-name="Tabla54.A1" office:value-type="string">
              <text:p text:style-name="P18">Nombre del Paso</text:p>
            </table:table-cell>
            <table:table-cell table:style-name="Tabla54.B1" office:value-type="string">
              <text:p text:style-name="P18">Descripción</text:p>
            </table:table-cell>
            <table:table-cell table:style-name="Tabla54.C1" office:value-type="string">
              <text:p text:style-name="P18">Resultado Esperado</text:p>
            </table:table-cell>
          </table:table-row>
        </table:table-header-rows>
        <table:table-row table:style-name="Tabla54.1">
          <table:table-cell table:style-name="Tabla54.A2" office:value-type="string">
            <text:p text:style-name="P31"><text:span text:style-name="TDContents"><text:span text:style-name="T24"><text:s/></text:span></text:span><text:span text:style-name="T10">1</text:span></text:p>
          </table:table-cell>
          <table:table-cell table:style-name="Tabla54.B2" office:value-type="string">
            <text:p text:style-name="P17">En el servidor, eliminamos una cita ya sincronizada.</text:p>
          </table:table-cell>
          <table:table-cell table:style-name="Tabla54.C2" office:value-type="string">
            <text:p text:style-name="P17">La cita es eliminada en el servidor.</text:p>
          </table:table-cell>
        </table:table-row>
        <table:table-row table:style-name="Tabla54.1">
          <table:table-cell table:style-name="Tabla54.A3" office:value-type="string">
            <text:p text:style-name="P31"><text:span text:style-name="TDContents"><text:span text:style-name="T8"><text:s/></text:span></text:span><text:span text:style-name="T10">2</text:span></text:p>
          </table:table-cell>
          <table:table-cell table:style-name="Tabla54.B3" office:value-type="string">
            <text:p text:style-name="P17">Sincronizamos</text:p>
          </table:table-cell>
          <table:table-cell table:style-name="Tabla54.C3" office:value-type="string">
            <text:p text:style-name="P17">La cita es eliminada en el dispositivo.</text:p>
          </table:table-cell>
        </table:table-row>
      </table:table>
      <text:p text:style-name="P68"><text:span text:style-name="T18">Tabla </text:span><text:span text:style-name="T18"><text:sequence text:ref-name="refTabela28" text:name="Tabela" text:formula="ooow:Tabela+1" style:num-format="1">29</text:sequence></text:span><text:span text:style-name="T18"> – Caso de Prueba</text:span></text:p>
      <text:p text:style-name="P4"/>
      <table:table table:name="Tabla55" table:style-name="Tabla55">
        <table:table-column table:style-name="Tabla55.A"/>
        <table:table-column table:style-name="Tabla55.B"/>
        <table:table-header-rows>
          <table:table-row table:style-name="Tabla55.1">
            <table:table-cell table:style-name="Tabla55.A1" table:number-columns-spanned="2" office:value-type="string">
              <text:p text:style-name="P36">PF-10-12 Borrar el 50 porciento de las citas</text:p>
            </table:table-cell>
            <table:covered-table-cell/>
          </table:table-row>
        </table:table-header-rows>
        <table:table-row table:style-name="Tabla55.1">
          <table:table-cell table:style-name="Tabla55.A2" office:value-type="string">
            <text:p text:style-name="P18">Descripción</text:p>
          </table:table-cell>
          <table:table-cell table:style-name="Tabla55.B2" office:value-type="string">
            <text:p text:style-name="P17">Se prueba la eliminacion de un porcentaje superior al 50 porciento de las citas del servidor y su posterior sincronizacion.</text:p>
          </table:table-cell>
        </table:table-row>
        <table:table-row table:style-name="Tabla55.1">
          <table:table-cell table:style-name="Tabla55.A2" office:value-type="string">
            <text:p text:style-name="P18">Prerrequisito</text:p>
          </table:table-cell>
          <table:table-cell table:style-name="Tabla55.B3" office:value-type="string">
            <text:p text:style-name="P17">No se requiere un usuario con perfil especifico para esta prueba.</text:p>
          </table:table-cell>
        </table:table-row>
        <table:table-row table:style-name="Tabla55.1">
          <table:table-cell table:style-name="Tabla55.A2" office:value-type="string">
            <text:p text:style-name="P18">Severidad</text:p>
          </table:table-cell>
          <table:table-cell table:style-name="Tabla55.B4" office:value-type="string">
            <text:p text:style-name="P17">Media</text:p>
          </table:table-cell>
        </table:table-row>
        <table:table-row table:style-name="Tabla55.5">
          <table:table-cell table:style-name="Tabla55.A5" table:number-columns-spanned="2" office:value-type="string">
            <text:p text:style-name="P8"/>
          </table:table-cell>
          <table:covered-table-cell/>
        </table:table-row>
      </table:table>
      <text:p text:style-name="P4"/>
      <table:table table:name="Tabla56" table:style-name="Tabla56">
        <table:table-column table:style-name="Tabla56.A"/>
        <table:table-column table:style-name="Tabla56.B"/>
        <table:table-column table:style-name="Tabla56.C"/>
        <table:table-header-rows>
          <table:table-row table:style-name="Tabla56.1">
            <table:table-cell table:style-name="Tabla56.A1" office:value-type="string">
              <text:p text:style-name="P18">Nombre del Paso</text:p>
            </table:table-cell>
            <table:table-cell table:style-name="Tabla56.B1" office:value-type="string">
              <text:p text:style-name="P18">Descripción</text:p>
            </table:table-cell>
            <table:table-cell table:style-name="Tabla56.C1" office:value-type="string">
              <text:p text:style-name="P18">Resultado Esperado</text:p>
            </table:table-cell>
          </table:table-row>
        </table:table-header-rows>
        <table:table-row table:style-name="Tabla56.1">
          <table:table-cell table:style-name="Tabla56.A2" office:value-type="string">
            <text:p text:style-name="P31"><text:span text:style-name="TDContents"><text:span text:style-name="T24"><text:s/></text:span></text:span><text:span text:style-name="T10">1</text:span></text:p>
          </table:table-cell>
          <table:table-cell table:style-name="Tabla56.B2" office:value-type="string">
            <text:p text:style-name="P17">En el servidor, eliminamos el 50 <text:soft-page-break/>porciento de las citas ya sincronizadas.</text:p>
          </table:table-cell>
          <table:table-cell table:style-name="Tabla56.C2" office:value-type="string">
            <text:p text:style-name="P17">Las citas son eliminadas en el <text:soft-page-break/>servidor.</text:p>
          </table:table-cell>
        </table:table-row>
        <table:table-row table:style-name="Tabla56.1">
          <table:table-cell table:style-name="Tabla56.A3" office:value-type="string">
            <text:p text:style-name="P31"><text:span text:style-name="TDContents"><text:span text:style-name="T8"><text:s/></text:span></text:span><text:span text:style-name="T10">2</text:span></text:p>
          </table:table-cell>
          <table:table-cell table:style-name="Tabla56.B3" office:value-type="string">
            <text:p text:style-name="P17">Sincronizamos</text:p>
          </table:table-cell>
          <table:table-cell table:style-name="Tabla56.C3" office:value-type="string">
            <text:p text:style-name="P17">Las citas son eliminadas en el dispositivo.</text:p>
          </table:table-cell>
        </table:table-row>
      </table:table>
      <text:p text:style-name="P68"><text:span text:style-name="T18">Tabla </text:span><text:span text:style-name="T18"><text:sequence text:ref-name="refTabela29" text:name="Tabela" text:formula="ooow:Tabela+1" style:num-format="1">30</text:sequence></text:span><text:span text:style-name="T18"> – Caso de Prueba</text:span></text:p>
      <text:p text:style-name="P4"/>
      <table:table table:name="Tabla57" table:style-name="Tabla57">
        <table:table-column table:style-name="Tabla57.A"/>
        <table:table-column table:style-name="Tabla57.B"/>
        <table:table-header-rows>
          <table:table-row table:style-name="Tabla57.1">
            <table:table-cell table:style-name="Tabla57.A1" table:number-columns-spanned="2" office:value-type="string">
              <text:p text:style-name="P36">PF-10-13 Error en refresco de calendario en iPhone</text:p>
            </table:table-cell>
            <table:covered-table-cell/>
          </table:table-row>
        </table:table-header-rows>
        <table:table-row table:style-name="Tabla57.1">
          <table:table-cell table:style-name="Tabla57.A2" office:value-type="string">
            <text:p text:style-name="P18">Descripción</text:p>
          </table:table-cell>
          <table:table-cell table:style-name="Tabla57.B2" office:value-type="string">
            <text:p text:style-name="P17">El sistema debe sincronizar unicamente la citas que han sido editadas en el servidor. Por ello, la recarga del calendario en iPhone debe tardar poco tiempo, ya que solo debe realizar la sincronizacion de las citas editadas y no del calendario entero.</text:p>
          </table:table-cell>
        </table:table-row>
        <table:table-row table:style-name="Tabla57.1">
          <table:table-cell table:style-name="Tabla57.A2" office:value-type="string">
            <text:p text:style-name="P18">Prerrequisito</text:p>
          </table:table-cell>
          <table:table-cell table:style-name="Tabla57.B3" office:value-type="string">
            <text:p text:style-name="P17">No se requiere un usuario con perfil especifico para esta prueba.</text:p>
          </table:table-cell>
        </table:table-row>
        <table:table-row table:style-name="Tabla57.1">
          <table:table-cell table:style-name="Tabla57.A2" office:value-type="string">
            <text:p text:style-name="P18">Severidad</text:p>
          </table:table-cell>
          <table:table-cell table:style-name="Tabla57.B4" office:value-type="string">
            <text:p text:style-name="P17">Media</text:p>
          </table:table-cell>
        </table:table-row>
        <table:table-row table:style-name="Tabla57.5">
          <table:table-cell table:style-name="Tabla57.A5" table:number-columns-spanned="2" office:value-type="string">
            <text:p text:style-name="P8"/>
          </table:table-cell>
          <table:covered-table-cell/>
        </table:table-row>
      </table:table>
      <text:p text:style-name="P4"/>
      <table:table table:name="Tabla58" table:style-name="Tabla58">
        <table:table-column table:style-name="Tabla58.A"/>
        <table:table-column table:style-name="Tabla58.B"/>
        <table:table-column table:style-name="Tabla58.C"/>
        <table:table-header-rows>
          <table:table-row table:style-name="Tabla58.1">
            <table:table-cell table:style-name="Tabla58.A1" office:value-type="string">
              <text:p text:style-name="P18">Nombre del Paso</text:p>
            </table:table-cell>
            <table:table-cell table:style-name="Tabla58.B1" office:value-type="string">
              <text:p text:style-name="P18">Descripción</text:p>
            </table:table-cell>
            <table:table-cell table:style-name="Tabla58.C1" office:value-type="string">
              <text:p text:style-name="P18">Resultado Esperado</text:p>
            </table:table-cell>
          </table:table-row>
        </table:table-header-rows>
        <table:table-row table:style-name="Tabla58.1">
          <table:table-cell table:style-name="Tabla58.A2" office:value-type="string">
            <text:p text:style-name="P31"><text:span text:style-name="TDContents"><text:span text:style-name="T24"><text:s/></text:span></text:span><text:span text:style-name="T10">1</text:span></text:p>
          </table:table-cell>
          <table:table-cell table:style-name="Tabla58.B2" office:value-type="string">
            <text:p text:style-name="P17">Acceder a la aplicación sad web.</text:p>
          </table:table-cell>
          <table:table-cell table:style-name="Tabla58.C2" office:value-type="string">
            <text:p text:style-name="P17">Accedemos a la pantalla principal de la aplicación.</text:p>
          </table:table-cell>
        </table:table-row>
        <table:table-row table:style-name="Tabla58.1">
          <table:table-cell table:style-name="Tabla58.A3" office:value-type="string">
            <text:p text:style-name="P31"><text:span text:style-name="TDContents"><text:span text:style-name="T8"><text:s/></text:span></text:span><text:span text:style-name="T10">2</text:span></text:p>
          </table:table-cell>
          <table:table-cell table:style-name="Tabla58.B3" office:value-type="string">
            <text:p text:style-name="P17">Editamos una cita.</text:p>
          </table:table-cell>
          <table:table-cell table:style-name="Tabla58.C3" office:value-type="string">
            <text:p text:style-name="P17">La cita es editada correctamente.</text:p>
          </table:table-cell>
        </table:table-row>
        <table:table-row table:style-name="Tabla58.1">
          <table:table-cell table:style-name="Tabla58.A4" office:value-type="string">
            <text:p text:style-name="P31"><text:span text:style-name="TDContents"><text:span text:style-name="T8"><text:s/></text:span></text:span><text:span text:style-name="T10">3</text:span></text:p>
          </table:table-cell>
          <table:table-cell table:style-name="Tabla58.B4" office:value-type="string">
            <text:p text:style-name="P17">Desde el dispositivo iPhone, recargamos el calendario.</text:p>
          </table:table-cell>
          <table:table-cell table:style-name="Tabla58.C4" office:value-type="string">
            <text:p text:style-name="P17">La recarga del calendario tarda poco tiempo, ya que solo debe sincronizar la cita editada.</text:p>
          </table:table-cell>
        </table:table-row>
      </table:table>
      <text:p text:style-name="P68"><text:span text:style-name="T18">Tabla </text:span><text:span text:style-name="T18"><text:sequence text:ref-name="refTabela30" text:name="Tabela" text:formula="ooow:Tabela+1" style:num-format="1">31</text:sequence></text:span><text:span text:style-name="T18"> – Caso de Prueba</text:span></text:p>
      <text:p text:style-name="P4"/>
      <table:table table:name="Tabla59" table:style-name="Tabla59">
        <table:table-column table:style-name="Tabla59.A"/>
        <table:table-column table:style-name="Tabla59.B"/>
        <table:table-header-rows>
          <table:table-row table:style-name="Tabla59.1">
            <table:table-cell table:style-name="Tabla59.A1" table:number-columns-spanned="2" office:value-type="string">
              <text:p text:style-name="P36">PF-10-14 Comprobación mapeo citas con Black Berry</text:p>
            </table:table-cell>
            <table:covered-table-cell/>
          </table:table-row>
        </table:table-header-rows>
        <table:table-row table:style-name="Tabla59.1">
          <table:table-cell table:style-name="Tabla59.A2" office:value-type="string">
            <text:p text:style-name="P18">Descripción</text:p>
          </table:table-cell>
          <table:table-cell table:style-name="Tabla59.B2" office:value-type="string">
            <text:p text:style-name="P8"/>
          </table:table-cell>
        </table:table-row>
        <table:table-row table:style-name="Tabla59.1">
          <table:table-cell table:style-name="Tabla59.A2" office:value-type="string">
            <text:p text:style-name="P18">Prerrequisito</text:p>
          </table:table-cell>
          <table:table-cell table:style-name="Tabla59.B3" office:value-type="string">
            <text:p text:style-name="P17">No se requiere un usuario con perfil especifico para esta prueba.</text:p>
          </table:table-cell>
        </table:table-row>
        <table:table-row table:style-name="Tabla59.1">
          <table:table-cell table:style-name="Tabla59.A2" office:value-type="string">
            <text:p text:style-name="P18">Severidad</text:p>
          </table:table-cell>
          <table:table-cell table:style-name="Tabla59.B4" office:value-type="string">
            <text:p text:style-name="P17">Media</text:p>
          </table:table-cell>
        </table:table-row>
        <table:table-row table:style-name="Tabla59.5">
          <table:table-cell table:style-name="Tabla59.A5" table:number-columns-spanned="2" office:value-type="string">
            <text:p text:style-name="P8"/>
          </table:table-cell>
          <table:covered-table-cell/>
        </table:table-row>
      </table:table>
      <text:p text:style-name="P4"/>
      <table:table table:name="Tabla60" table:style-name="Tabla60">
        <table:table-column table:style-name="Tabla60.A"/>
        <table:table-column table:style-name="Tabla60.B"/>
        <table:table-column table:style-name="Tabla60.C"/>
        <table:table-header-rows>
          <table:table-row table:style-name="Tabla60.1">
            <table:table-cell table:style-name="Tabla60.A1" office:value-type="string">
              <text:p text:style-name="P18">Nombre del Paso</text:p>
            </table:table-cell>
            <table:table-cell table:style-name="Tabla60.B1" office:value-type="string">
              <text:p text:style-name="P18">Descripción</text:p>
            </table:table-cell>
            <table:table-cell table:style-name="Tabla60.C1" office:value-type="string">
              <text:p text:style-name="P18">Resultado Esperado</text:p>
            </table:table-cell>
          </table:table-row>
        </table:table-header-rows>
        <table:table-row table:style-name="Tabla60.1">
          <table:table-cell table:style-name="Tabla60.A2" office:value-type="string">
            <text:p text:style-name="P31"><text:span text:style-name="TDContents"><text:span text:style-name="T24"><text:s/></text:span></text:span><text:span text:style-name="T10">1</text:span></text:p>
          </table:table-cell>
          <table:table-cell table:style-name="Tabla60.B2" office:value-type="string">
            <text:p text:style-name="P17">Crear en el servidor una cita con todos los campos especificados <text:soft-page-break/>en la tabla</text:p>
          </table:table-cell>
          <table:table-cell table:style-name="Tabla60.C2" office:value-type="string">
            <text:p text:style-name="P17">La cita es creada en el servidor</text:p>
          </table:table-cell>
        </table:table-row>
        <table:table-row table:style-name="Tabla60.1">
          <table:table-cell table:style-name="Tabla60.A3" office:value-type="string">
            <text:p text:style-name="P31"><text:span text:style-name="TDContents"><text:span text:style-name="T8"><text:s/></text:span></text:span><text:span text:style-name="T10">2</text:span></text:p>
          </table:table-cell>
          <table:table-cell table:style-name="Tabla60.B3" office:value-type="string">
            <text:p text:style-name="P17">Sincronizamos</text:p>
          </table:table-cell>
          <table:table-cell table:style-name="Tabla60.C3" office:value-type="string">
            <text:p text:style-name="P17">La cita es creada en el dispositivo con todos los datos correspondientes según la tabla.</text:p>
          </table:table-cell>
        </table:table-row>
      </table:table>
      <text:p text:style-name="P68"><text:span text:style-name="T18">Tabla </text:span><text:span text:style-name="T18"><text:sequence text:ref-name="refTabela31" text:name="Tabela" text:formula="ooow:Tabela+1" style:num-format="1">32</text:sequence></text:span><text:span text:style-name="T18"> – Caso de Prueba</text:span></text:p>
      <text:p text:style-name="P4"/>
      <table:table table:name="Tabla61" table:style-name="Tabla61">
        <table:table-column table:style-name="Tabla61.A"/>
        <table:table-column table:style-name="Tabla61.B"/>
        <table:table-header-rows>
          <table:table-row table:style-name="Tabla61.1">
            <table:table-cell table:style-name="Tabla61.A1" table:number-columns-spanned="2" office:value-type="string">
              <text:p text:style-name="P36">PF-10-15 Comprobación mapeo citas con Nokia</text:p>
            </table:table-cell>
            <table:covered-table-cell/>
          </table:table-row>
        </table:table-header-rows>
        <table:table-row table:style-name="Tabla61.1">
          <table:table-cell table:style-name="Tabla61.A2" office:value-type="string">
            <text:p text:style-name="P18">Descripción</text:p>
          </table:table-cell>
          <table:table-cell table:style-name="Tabla61.B2" office:value-type="string">
            <text:p text:style-name="P8"/>
          </table:table-cell>
        </table:table-row>
        <table:table-row table:style-name="Tabla61.1">
          <table:table-cell table:style-name="Tabla61.A2" office:value-type="string">
            <text:p text:style-name="P18">Prerrequisito</text:p>
          </table:table-cell>
          <table:table-cell table:style-name="Tabla61.B3" office:value-type="string">
            <text:p text:style-name="P17">No se requiere un usuario con perfil especifico para esta prueba.</text:p>
          </table:table-cell>
        </table:table-row>
        <table:table-row table:style-name="Tabla61.1">
          <table:table-cell table:style-name="Tabla61.A2" office:value-type="string">
            <text:p text:style-name="P18">Severidad</text:p>
          </table:table-cell>
          <table:table-cell table:style-name="Tabla61.B4" office:value-type="string">
            <text:p text:style-name="P17">Media</text:p>
          </table:table-cell>
        </table:table-row>
        <table:table-row table:style-name="Tabla61.5">
          <table:table-cell table:style-name="Tabla61.A5" table:number-columns-spanned="2" office:value-type="string">
            <text:p text:style-name="P8"/>
          </table:table-cell>
          <table:covered-table-cell/>
        </table:table-row>
      </table:table>
      <text:p text:style-name="P4"/>
      <table:table table:name="Tabla62" table:style-name="Tabla62">
        <table:table-column table:style-name="Tabla62.A"/>
        <table:table-column table:style-name="Tabla62.B"/>
        <table:table-column table:style-name="Tabla62.C"/>
        <table:table-header-rows>
          <table:table-row table:style-name="Tabla62.1">
            <table:table-cell table:style-name="Tabla62.A1" office:value-type="string">
              <text:p text:style-name="P18">Nombre del Paso</text:p>
            </table:table-cell>
            <table:table-cell table:style-name="Tabla62.B1" office:value-type="string">
              <text:p text:style-name="P18">Descripción</text:p>
            </table:table-cell>
            <table:table-cell table:style-name="Tabla62.C1" office:value-type="string">
              <text:p text:style-name="P18">Resultado Esperado</text:p>
            </table:table-cell>
          </table:table-row>
        </table:table-header-rows>
        <table:table-row table:style-name="Tabla62.1">
          <table:table-cell table:style-name="Tabla62.A2" office:value-type="string">
            <text:p text:style-name="P31"><text:span text:style-name="TDContents"><text:span text:style-name="T24"><text:s/></text:span></text:span><text:span text:style-name="T10">1</text:span></text:p>
          </table:table-cell>
          <table:table-cell table:style-name="Tabla62.B2" office:value-type="string">
            <text:p text:style-name="P17">Crear en el servidor una cita con todos los campos especificados en la tabla</text:p>
          </table:table-cell>
          <table:table-cell table:style-name="Tabla62.C2" office:value-type="string">
            <text:p text:style-name="P17">La cita es creada en el servidor</text:p>
          </table:table-cell>
        </table:table-row>
        <table:table-row table:style-name="Tabla62.1">
          <table:table-cell table:style-name="Tabla62.A3" office:value-type="string">
            <text:p text:style-name="P31"><text:span text:style-name="TDContents"><text:span text:style-name="T8"><text:s/></text:span></text:span><text:span text:style-name="T10">2</text:span></text:p>
          </table:table-cell>
          <table:table-cell table:style-name="Tabla62.B3" office:value-type="string">
            <text:p text:style-name="P17">Sincronizamos</text:p>
          </table:table-cell>
          <table:table-cell table:style-name="Tabla62.C3" office:value-type="string">
            <text:p text:style-name="P17">La cita es creada en el dispositivo con todos los datos correspondientes según la tabla.</text:p>
          </table:table-cell>
        </table:table-row>
      </table:table>
      <text:p text:style-name="P68"><text:span text:style-name="T18">Tabla </text:span><text:span text:style-name="T18"><text:sequence text:ref-name="refTabela32" text:name="Tabela" text:formula="ooow:Tabela+1" style:num-format="1">33</text:sequence></text:span><text:span text:style-name="T18"> – Caso de Prueba</text:span></text:p>
      <text:p text:style-name="P4"/>
      <table:table table:name="Tabla63" table:style-name="Tabla63">
        <table:table-column table:style-name="Tabla63.A"/>
        <table:table-column table:style-name="Tabla63.B"/>
        <table:table-header-rows>
          <table:table-row table:style-name="Tabla63.1">
            <table:table-cell table:style-name="Tabla63.A1" table:number-columns-spanned="2" office:value-type="string">
              <text:p text:style-name="P36">PF-10-16 Error de sincronización de citas</text:p>
            </table:table-cell>
            <table:covered-table-cell/>
          </table:table-row>
        </table:table-header-rows>
        <table:table-row table:style-name="Tabla63.1">
          <table:table-cell table:style-name="Tabla63.A2" office:value-type="string">
            <text:p text:style-name="P18">Descripción</text:p>
          </table:table-cell>
          <table:table-cell table:style-name="Tabla63.B2" office:value-type="string">
            <text:p text:style-name="P17">Se prueba el tratamiento de los errores de sincronizacion.</text:p>
          </table:table-cell>
        </table:table-row>
        <table:table-row table:style-name="Tabla63.1">
          <table:table-cell table:style-name="Tabla63.A2" office:value-type="string">
            <text:p text:style-name="P18">Prerrequisito</text:p>
          </table:table-cell>
          <table:table-cell table:style-name="Tabla63.B3" office:value-type="string">
            <text:p text:style-name="P17">Servidor y dispositivo estan sincronizados. Existen seis citas. No se requiere un usuario con perfil especifico para esta prueba.</text:p>
          </table:table-cell>
        </table:table-row>
        <table:table-row table:style-name="Tabla63.1">
          <table:table-cell table:style-name="Tabla63.A2" office:value-type="string">
            <text:p text:style-name="P18">Severidad</text:p>
          </table:table-cell>
          <table:table-cell table:style-name="Tabla63.B4" office:value-type="string">
            <text:p text:style-name="P17">Media</text:p>
          </table:table-cell>
        </table:table-row>
        <table:table-row table:style-name="Tabla63.5">
          <table:table-cell table:style-name="Tabla63.A5" table:number-columns-spanned="2" office:value-type="string">
            <text:p text:style-name="P8"/>
          </table:table-cell>
          <table:covered-table-cell/>
        </table:table-row>
      </table:table>
      <text:p text:style-name="P4"/>
      <table:table table:name="Tabla64" table:style-name="Tabla64">
        <table:table-column table:style-name="Tabla64.A"/>
        <table:table-column table:style-name="Tabla64.B"/>
        <table:table-column table:style-name="Tabla64.C"/>
        <table:table-header-rows>
          <table:table-row table:style-name="Tabla64.1">
            <table:table-cell table:style-name="Tabla64.A1" office:value-type="string">
              <text:p text:style-name="P18">Nombre del Paso</text:p>
            </table:table-cell>
            <table:table-cell table:style-name="Tabla64.B1" office:value-type="string">
              <text:p text:style-name="P18">Descripción</text:p>
            </table:table-cell>
            <table:table-cell table:style-name="Tabla64.C1" office:value-type="string">
              <text:p text:style-name="P18">Resultado Esperado</text:p>
            </table:table-cell>
          </table:table-row>
        </table:table-header-rows>
        <table:table-row table:style-name="Tabla64.1">
          <table:table-cell table:style-name="Tabla64.A2" office:value-type="string">
            <text:p text:style-name="P31"><text:span text:style-name="TDContents"><text:span text:style-name="T24"><text:s/></text:span></text:span><text:span text:style-name="T10">1</text:span></text:p>
          </table:table-cell>
          <table:table-cell table:style-name="Tabla64.B2" office:value-type="string">
            <text:p text:style-name="P17">Preparar una sincronización fallida de citas, ejecutando el modo debug el conector o disparando manualmente las excepciones.</text:p>
          </table:table-cell>
          <table:table-cell table:style-name="Tabla64.C2" office:value-type="string">
            <text:p text:style-name="P17">Se prepara una sincronización fallida.</text:p>
          </table:table-cell>
        </table:table-row>
        <table:table-row table:style-name="Tabla64.1">
          <table:table-cell table:style-name="Tabla64.A3" office:value-type="string">
            <text:p text:style-name="P31"><text:span text:style-name="TDContents"><text:span text:style-name="T8"><text:s/></text:span></text:span><text:span text:style-name="T10">2</text:span></text:p>
          </table:table-cell>
          <table:table-cell table:style-name="Tabla64.B3" office:value-type="string">
            <text:p text:style-name="P17">Sincronizar.</text:p>
          </table:table-cell>
          <table:table-cell table:style-name="Tabla64.C3" office:value-type="string">
            <text:p text:style-name="P17">A la dirección de correo indicada <text:soft-page-break/>en preferencias se envía un mensaje con la información de las citas.</text:p>
          </table:table-cell>
        </table:table-row>
        <table:table-row table:style-name="Tabla64.1">
          <table:table-cell table:style-name="Tabla64.A4" office:value-type="string">
            <text:p text:style-name="P31"><text:span text:style-name="TDContents"><text:span text:style-name="T8"><text:s/></text:span></text:span><text:span text:style-name="T10">3</text:span></text:p>
          </table:table-cell>
          <table:table-cell table:style-name="Tabla64.B4" office:value-type="string">
            <text:p text:style-name="P17">Entrar en sad web con el usuario que ha realizado la sincronización.</text:p>
          </table:table-cell>
          <table:table-cell table:style-name="Tabla64.C4" office:value-type="string">
            <text:p text:style-name="P17">Aparece una ventana de aviso que indica que hay errores de sincronización sin revisar.</text:p>
          </table:table-cell>
        </table:table-row>
        <table:table-row table:style-name="Tabla64.1">
          <table:table-cell table:style-name="Tabla64.A5" office:value-type="string">
            <text:p text:style-name="P31"><text:span text:style-name="TDContents"><text:span text:style-name="T8"><text:s/></text:span></text:span><text:span text:style-name="T10">4</text:span></text:p>
          </table:table-cell>
          <table:table-cell table:style-name="Tabla64.B5" office:value-type="string">
            <text:p text:style-name="P17">Pulsar el botón Ver errores . En la ventana que aparece, seleccionar la pestaña Citas .</text:p>
          </table:table-cell>
          <table:table-cell table:style-name="Tabla64.C5" office:value-type="string">
            <text:p text:style-name="P17">Se muestra un listado de errores. Los errores son los mismos que los del mensaje de correo anterior.</text:p>
          </table:table-cell>
        </table:table-row>
        <table:table-row table:style-name="Tabla64.1">
          <table:table-cell table:style-name="Tabla64.A6" office:value-type="string">
            <text:p text:style-name="P31"><text:span text:style-name="TDContents"><text:span text:style-name="T8"><text:s/></text:span></text:span><text:span text:style-name="T10">5</text:span></text:p>
          </table:table-cell>
          <table:table-cell table:style-name="Tabla64.B6" office:value-type="string">
            <text:p text:style-name="P17">Comprobar que la ordenación es correcta en todas las columnas que admiten ordenación.</text:p>
          </table:table-cell>
          <table:table-cell table:style-name="Tabla64.C6" office:value-type="string">
            <text:p text:style-name="P17">La ordenación funciona bien.</text:p>
          </table:table-cell>
        </table:table-row>
        <table:table-row table:style-name="Tabla64.1">
          <table:table-cell table:style-name="Tabla64.A7" office:value-type="string">
            <text:p text:style-name="P31"><text:span text:style-name="TDContents"><text:span text:style-name="T24"><text:s/></text:span></text:span><text:span text:style-name="T10">6</text:span></text:p>
          </table:table-cell>
          <table:table-cell table:style-name="Tabla64.B7" office:value-type="string">
            <text:p text:style-name="P17">Pulsar el icono de edición en cualquiera de los errores listados.</text:p>
          </table:table-cell>
          <table:table-cell table:style-name="Tabla64.C7" office:value-type="string">
            <text:p text:style-name="P17">Se abre el formulario de cita con los datos cargados.</text:p>
          </table:table-cell>
        </table:table-row>
        <table:table-row table:style-name="Tabla64.1">
          <table:table-cell table:style-name="Tabla64.A8" office:value-type="string">
            <text:p text:style-name="P31"><text:span text:style-name="TDContents"><text:span text:style-name="T8"><text:s/></text:span></text:span><text:span text:style-name="T10">7</text:span></text:p>
          </table:table-cell>
          <table:table-cell table:style-name="Tabla64.B8" office:value-type="string">
            <text:p text:style-name="P3"><text:span text:style-name="T10">Pulsar el icono descartar de cualquiera de los errores listados. </text:span><text:span text:style-name="T10">Confirmar el descarte.</text:span></text:p>
          </table:table-cell>
          <table:table-cell table:style-name="Tabla64.C8" office:value-type="string">
            <text:p text:style-name="P17">El error descartado desaparece del listado. La cita relacionada permanece sin cambios.</text:p>
          </table:table-cell>
        </table:table-row>
        <table:table-row table:style-name="Tabla64.1">
          <table:table-cell table:style-name="Tabla64.A9" office:value-type="string">
            <text:p text:style-name="P31"><text:span text:style-name="TDContents"><text:span text:style-name="T8"><text:s/></text:span></text:span><text:span text:style-name="T10">8</text:span></text:p>
          </table:table-cell>
          <table:table-cell table:style-name="Tabla64.B9" office:value-type="string">
            <text:p text:style-name="P3"><text:span text:style-name="T10">Pulsar el botón de borrar de un error cualquiera del listado. </text:span><text:span text:style-name="T10">Confirmar.</text:span></text:p>
          </table:table-cell>
          <table:table-cell table:style-name="Tabla64.C9" office:value-type="string">
            <text:p text:style-name="P17">El error desaparece del listado. La cita asociada se envía a la papelera.</text:p>
          </table:table-cell>
        </table:table-row>
        <table:table-row table:style-name="Tabla64.1">
          <table:table-cell table:style-name="Tabla64.A10" office:value-type="string">
            <text:p text:style-name="P31"><text:span text:style-name="TDContents"><text:span text:style-name="T8"><text:s/></text:span></text:span><text:span text:style-name="T10">9</text:span></text:p>
          </table:table-cell>
          <table:table-cell table:style-name="Tabla64.B10" office:value-type="string">
            <text:p text:style-name="P3"><text:span text:style-name="T10">Marcar dos errores cualesquiera del listado.Pulsar el botón descartar en la barra del menú. </text:span><text:span text:style-name="T10">Confirmar.</text:span></text:p>
          </table:table-cell>
          <table:table-cell table:style-name="Tabla64.C10" office:value-type="string">
            <text:p text:style-name="P17">Los errores marcados desaparecen del listado. Las citas asociadas no se ven afectadas.</text:p>
          </table:table-cell>
        </table:table-row>
        <table:table-row table:style-name="Tabla64.1">
          <table:table-cell table:style-name="Tabla64.A11" office:value-type="string">
            <text:p text:style-name="P31"><text:span text:style-name="TDContents"><text:span text:style-name="T8"><text:s/></text:span></text:span><text:span text:style-name="T10">10</text:span></text:p>
          </table:table-cell>
          <table:table-cell table:style-name="Tabla64.B11" office:value-type="string">
            <text:p text:style-name="P3"><text:span text:style-name="T10">Seleccionar dos errores cualesquiera del listado. Pulsar el botón borrar de la barra del menú. </text:span><text:span text:style-name="T10">Confirmar.</text:span></text:p>
          </table:table-cell>
          <table:table-cell table:style-name="Tabla64.C11" office:value-type="string">
            <text:p text:style-name="P17">Los errores borrados desaparecen del listado. Las citas asociadas se envían a la papelera.</text:p>
          </table:table-cell>
        </table:table-row>
        <table:table-row table:style-name="Tabla64.1">
          <table:table-cell table:style-name="Tabla64.A12" office:value-type="string">
            <text:p text:style-name="P31"><text:span text:style-name="TDContents"><text:span text:style-name="T8"><text:s/></text:span></text:span><text:span text:style-name="T10">11</text:span></text:p>
          </table:table-cell>
          <table:table-cell table:style-name="Tabla64.B12" office:value-type="string">
            <text:p text:style-name="P17">Pulsar Descartar todos . Confirmar.</text:p>
          </table:table-cell>
          <table:table-cell table:style-name="Tabla64.C12" office:value-type="string">
            <text:p text:style-name="P17">Todos los errores desaparecen del listado.</text:p>
          </table:table-cell>
        </table:table-row>
      </table:table>
      <text:p text:style-name="P68"><text:span text:style-name="T18">Tabla </text:span><text:span text:style-name="T18"><text:sequence text:ref-name="refTabela33" text:name="Tabela" text:formula="ooow:Tabela+1" style:num-format="1">34</text:sequence></text:span><text:span text:style-name="T18"> – Caso de Prueba</text:span></text:p>
      <text:p text:style-name="P4"/>
      <table:table table:name="Tabla65" table:style-name="Tabla65">
        <table:table-column table:style-name="Tabla65.A"/>
        <table:table-column table:style-name="Tabla65.B"/>
        <table:table-header-rows>
          <table:table-row table:style-name="Tabla65.1">
            <table:table-cell table:style-name="Tabla65.A1" table:number-columns-spanned="2" office:value-type="string">
              <text:p text:style-name="P36">PF-10-17 Sincronizacion con IOS de las citas periodicas anuales</text:p>
            </table:table-cell>
            <table:covered-table-cell/>
          </table:table-row>
        </table:table-header-rows>
        <table:table-row table:style-name="Tabla65.1">
          <table:table-cell table:style-name="Tabla65.A2" office:value-type="string">
            <text:p text:style-name="P18">Descripción</text:p>
          </table:table-cell>
          <table:table-cell table:style-name="Tabla65.B2" office:value-type="string">
            <text:p text:style-name="P17">Sincronizacion con IOS de las citas periodicas anuales. Datos de entrada. Los datos de una cita periodica anual</text:p>
          </table:table-cell>
        </table:table-row>
        <table:table-row table:style-name="Tabla65.1">
          <table:table-cell table:style-name="Tabla65.A2" office:value-type="string">
            <text:p text:style-name="P18">Prerrequisito</text:p>
          </table:table-cell>
          <table:table-cell table:style-name="Tabla65.B3" office:value-type="string">
            <text:p text:style-name="P17">No se requiere un usuario con perfil especifico para esta <text:soft-page-break/>prueba.</text:p>
          </table:table-cell>
        </table:table-row>
        <table:table-row table:style-name="Tabla65.1">
          <table:table-cell table:style-name="Tabla65.A2" office:value-type="string">
            <text:p text:style-name="P18">Severidad</text:p>
          </table:table-cell>
          <table:table-cell table:style-name="Tabla65.B4" office:value-type="string">
            <text:p text:style-name="P17">Media</text:p>
          </table:table-cell>
        </table:table-row>
        <table:table-row table:style-name="Tabla65.5">
          <table:table-cell table:style-name="Tabla65.A5" table:number-columns-spanned="2" office:value-type="string">
            <text:p text:style-name="P8"/>
          </table:table-cell>
          <table:covered-table-cell/>
        </table:table-row>
      </table:table>
      <text:p text:style-name="P4"/>
      <table:table table:name="Tabla66" table:style-name="Tabla66">
        <table:table-column table:style-name="Tabla66.A"/>
        <table:table-column table:style-name="Tabla66.B"/>
        <table:table-column table:style-name="Tabla66.C"/>
        <table:table-header-rows>
          <table:table-row table:style-name="Tabla66.1">
            <table:table-cell table:style-name="Tabla66.A1" office:value-type="string">
              <text:p text:style-name="P18">Nombre del Paso</text:p>
            </table:table-cell>
            <table:table-cell table:style-name="Tabla66.B1" office:value-type="string">
              <text:p text:style-name="P18">Descripción</text:p>
            </table:table-cell>
            <table:table-cell table:style-name="Tabla66.C1" office:value-type="string">
              <text:p text:style-name="P18">Resultado Esperado</text:p>
            </table:table-cell>
          </table:table-row>
        </table:table-header-rows>
        <table:table-row table:style-name="Tabla66.1">
          <table:table-cell table:style-name="Tabla66.A2" office:value-type="string">
            <text:p text:style-name="P31"><text:span text:style-name="TDContents"><text:span text:style-name="T24"><text:s/></text:span></text:span><text:span text:style-name="T10">1</text:span></text:p>
          </table:table-cell>
          <table:table-cell table:style-name="Tabla66.B2" office:value-type="string">
            <text:p text:style-name="P17">Crear una cita con periodicidad anual para un dia concreto en el servidor</text:p>
          </table:table-cell>
          <table:table-cell table:style-name="Tabla66.C2" office:value-type="string">
            <text:p text:style-name="P17">La cita se crea en el servidor</text:p>
          </table:table-cell>
        </table:table-row>
        <table:table-row table:style-name="Tabla66.1">
          <table:table-cell table:style-name="Tabla66.A3" office:value-type="string">
            <text:p text:style-name="P31"><text:span text:style-name="TDContents"><text:span text:style-name="T8"><text:s/></text:span></text:span><text:span text:style-name="T10">2</text:span></text:p>
          </table:table-cell>
          <table:table-cell table:style-name="Tabla66.B3" office:value-type="string">
            <text:p text:style-name="P17">Sincronizamos</text:p>
          </table:table-cell>
          <table:table-cell table:style-name="Tabla66.C3" office:value-type="string">
            <text:p text:style-name="P17">La cita se ha sincronizado en el cliente correctamente</text:p>
          </table:table-cell>
        </table:table-row>
      </table:table>
      <text:p text:style-name="P68"><text:span text:style-name="T18">Tabla </text:span><text:span text:style-name="T18"><text:sequence text:ref-name="refTabela34" text:name="Tabela" text:formula="ooow:Tabela+1" style:num-format="1">35</text:sequence></text:span><text:span text:style-name="T18"> – Caso de Prueba</text:span></text:p>
      <text:p text:style-name="P4"/>
      <table:table table:name="Tabla67" table:style-name="Tabla67">
        <table:table-column table:style-name="Tabla67.A"/>
        <table:table-column table:style-name="Tabla67.B"/>
        <table:table-header-rows>
          <table:table-row table:style-name="Tabla67.1">
            <table:table-cell table:style-name="Tabla67.A1" table:number-columns-spanned="2" office:value-type="string">
              <text:p text:style-name="P36">PF-10-18 Aviso de sincronización lenta de citas</text:p>
            </table:table-cell>
            <table:covered-table-cell/>
          </table:table-row>
        </table:table-header-rows>
        <table:table-row table:style-name="Tabla67.1">
          <table:table-cell table:style-name="Tabla67.A2" office:value-type="string">
            <text:p text:style-name="P18">Descripción</text:p>
          </table:table-cell>
          <table:table-cell table:style-name="Tabla67.B2" office:value-type="string">
            <text:p text:style-name="P17">Se prueba el tratamiento de los avisos de sincronizacion lenta de citas.</text:p>
          </table:table-cell>
        </table:table-row>
        <table:table-row table:style-name="Tabla67.1">
          <table:table-cell table:style-name="Tabla67.A2" office:value-type="string">
            <text:p text:style-name="P18">Prerrequisito</text:p>
          </table:table-cell>
          <table:table-cell table:style-name="Tabla67.B3" office:value-type="string">
            <text:p text:style-name="P17">No se requiere un usuario con perfil especifico para esta prueba.</text:p>
          </table:table-cell>
        </table:table-row>
        <table:table-row table:style-name="Tabla67.1">
          <table:table-cell table:style-name="Tabla67.A2" office:value-type="string">
            <text:p text:style-name="P18">Severidad</text:p>
          </table:table-cell>
          <table:table-cell table:style-name="Tabla67.B4" office:value-type="string">
            <text:p text:style-name="P17">Media</text:p>
          </table:table-cell>
        </table:table-row>
        <table:table-row table:style-name="Tabla67.5">
          <table:table-cell table:style-name="Tabla67.A5" table:number-columns-spanned="2" office:value-type="string">
            <text:p text:style-name="P8"/>
          </table:table-cell>
          <table:covered-table-cell/>
        </table:table-row>
      </table:table>
      <text:p text:style-name="P4"/>
      <table:table table:name="Tabla68" table:style-name="Tabla68">
        <table:table-column table:style-name="Tabla68.A"/>
        <table:table-column table:style-name="Tabla68.B"/>
        <table:table-column table:style-name="Tabla68.C"/>
        <table:table-header-rows>
          <table:table-row table:style-name="Tabla68.1">
            <table:table-cell table:style-name="Tabla68.A1" office:value-type="string">
              <text:p text:style-name="P18">Nombre del Paso</text:p>
            </table:table-cell>
            <table:table-cell table:style-name="Tabla68.B1" office:value-type="string">
              <text:p text:style-name="P18">Descripción</text:p>
            </table:table-cell>
            <table:table-cell table:style-name="Tabla68.C1" office:value-type="string">
              <text:p text:style-name="P18">Resultado Esperado</text:p>
            </table:table-cell>
          </table:table-row>
        </table:table-header-rows>
        <table:table-row table:style-name="Tabla68.1">
          <table:table-cell table:style-name="Tabla68.A2" office:value-type="string">
            <text:p text:style-name="P31"><text:span text:style-name="TDContents"><text:span text:style-name="T24"><text:s/></text:span></text:span><text:span text:style-name="T10">1</text:span></text:p>
          </table:table-cell>
          <table:table-cell table:style-name="Tabla68.B2" office:value-type="string">
            <text:p text:style-name="P17">Creamos en dispositivo tres nuevas citas. Creamos en servidor otras tres nuevas citas.</text:p>
          </table:table-cell>
          <table:table-cell table:style-name="Tabla68.C2" office:value-type="string">
            <text:p text:style-name="P17">Las citas son creadas correctamente.</text:p>
          </table:table-cell>
        </table:table-row>
        <table:table-row table:style-name="Tabla68.1">
          <table:table-cell table:style-name="Tabla68.A3" office:value-type="string">
            <text:p text:style-name="P31"><text:span text:style-name="TDContents"><text:span text:style-name="T8"><text:s/></text:span></text:span><text:span text:style-name="T10">2</text:span></text:p>
          </table:table-cell>
          <table:table-cell table:style-name="Tabla68.B3" office:value-type="string">
            <text:p text:style-name="P17">Realizamos una sincronización lenta.</text:p>
          </table:table-cell>
          <table:table-cell table:style-name="Tabla68.C3" office:value-type="string">
            <text:p text:style-name="P17">La sincronización lenta es realizada correctamente.</text:p>
          </table:table-cell>
        </table:table-row>
        <table:table-row table:style-name="Tabla68.1">
          <table:table-cell table:style-name="Tabla68.A4" office:value-type="string">
            <text:p text:style-name="P31"><text:span text:style-name="TDContents"><text:span text:style-name="T8"><text:s/></text:span></text:span><text:span text:style-name="T10">3</text:span></text:p>
          </table:table-cell>
          <table:table-cell table:style-name="Tabla68.B4" office:value-type="string">
            <text:p text:style-name="P17">Accedemos a la aplicación sad web con el usuario que ha realizado la sincronización.</text:p>
          </table:table-cell>
          <table:table-cell table:style-name="Tabla68.C4" office:value-type="string">
            <text:p text:style-name="P17">Aparece un mensaje indicando que hay sincronizaciones lentas sin revisar.</text:p>
          </table:table-cell>
        </table:table-row>
        <table:table-row table:style-name="Tabla68.1">
          <table:table-cell table:style-name="Tabla68.A5" office:value-type="string">
            <text:p text:style-name="P31"><text:span text:style-name="TDContents"><text:span text:style-name="T8"><text:s/></text:span></text:span><text:span text:style-name="T10">4</text:span></text:p>
          </table:table-cell>
          <table:table-cell table:style-name="Tabla68.B5" office:value-type="string">
            <text:p text:style-name="P17">Pulsamos el botón Ver Avisos .</text:p>
          </table:table-cell>
          <table:table-cell table:style-name="Tabla68.C5" office:value-type="string">
            <text:p text:style-name="P17">Se muestra la pantalla listado de avisos.</text:p>
          </table:table-cell>
        </table:table-row>
        <table:table-row table:style-name="Tabla68.1">
          <table:table-cell table:style-name="Tabla68.A6" office:value-type="string">
            <text:p text:style-name="P31"><text:span text:style-name="TDContents"><text:span text:style-name="T8"><text:s/></text:span></text:span><text:span text:style-name="T10">5</text:span></text:p>
          </table:table-cell>
          <table:table-cell table:style-name="Tabla68.B6" office:value-type="string">
            <text:p text:style-name="P17">Seleccionamos la pestaña de Citas .</text:p>
          </table:table-cell>
          <table:table-cell table:style-name="Tabla68.C6" office:value-type="string">
            <text:p text:style-name="P17">Se muestra el listado de avisos de citas, en la que aparecen las citas creadas anteriormente.</text:p>
          </table:table-cell>
        </table:table-row>
        <table:table-row table:style-name="Tabla68.1">
          <table:table-cell table:style-name="Tabla68.A7" office:value-type="string">
            <text:p text:style-name="P31"><text:span text:style-name="TDContents"><text:span text:style-name="T8"><text:s/></text:span></text:span><text:span text:style-name="T10">6</text:span></text:p>
          </table:table-cell>
          <table:table-cell table:style-name="Tabla68.B7" office:value-type="string">
            <text:p text:style-name="P17">Pulsamos el botón de Edición correspondiente a una cita.</text:p>
          </table:table-cell>
          <table:table-cell table:style-name="Tabla68.C7" office:value-type="string">
            <text:p text:style-name="P17">Aparece el formulario de edición de la cita.</text:p>
          </table:table-cell>
        </table:table-row>
        <table:table-row table:style-name="Tabla68.1">
          <table:table-cell table:style-name="Tabla68.A8" office:value-type="string">
            <text:p text:style-name="P31"><text:span text:style-name="TDContents"><text:span text:style-name="T8"><text:s/></text:span></text:span><text:span text:style-name="T10">7</text:span></text:p>
          </table:table-cell>
          <table:table-cell table:style-name="Tabla68.B8" office:value-type="string">
            <text:p text:style-name="P3"><text:span text:style-name="T10">Pulsamos Cancelar . Pulsamos el botón de Eliminar </text:span><text:soft-page-break/><text:span text:style-name="T10">correspondiente a una cita. </text:span><text:span text:style-name="T10">Confirmamos la eliminación.</text:span></text:p>
          </table:table-cell>
          <table:table-cell table:style-name="Tabla68.C8" office:value-type="string">
            <text:p text:style-name="P17">Se borra la entrada del listado y la cita del registro de citas.</text:p>
          </table:table-cell>
        </table:table-row>
        <table:table-row table:style-name="Tabla68.1">
          <table:table-cell table:style-name="Tabla68.A9" office:value-type="string">
            <text:p text:style-name="P31"><text:span text:style-name="TDContents"><text:span text:style-name="T8"><text:s/></text:span></text:span><text:span text:style-name="T10">8</text:span></text:p>
          </table:table-cell>
          <table:table-cell table:style-name="Tabla68.B9" office:value-type="string">
            <text:p text:style-name="P3"><text:span text:style-name="T10">Seleccionamos varias citas y pulsamos el botón Eliminar . </text:span><text:span text:style-name="T10">Confirmamos la eliminación.</text:span></text:p>
          </table:table-cell>
          <table:table-cell table:style-name="Tabla68.C9" office:value-type="string">
            <text:p text:style-name="P17">Se borran las entradas del listado y las citas del registro de citas.</text:p>
          </table:table-cell>
        </table:table-row>
        <table:table-row table:style-name="Tabla68.1">
          <table:table-cell table:style-name="Tabla68.A10" office:value-type="string">
            <text:p text:style-name="P31"><text:span text:style-name="TDContents"><text:span text:style-name="T8"><text:s/></text:span></text:span><text:span text:style-name="T10">9</text:span></text:p>
          </table:table-cell>
          <table:table-cell table:style-name="Tabla68.B10" office:value-type="string">
            <text:p text:style-name="P3"><text:span text:style-name="T10">Seleccionamos una cita y pulsamos Descartar . </text:span><text:span text:style-name="T10">Confirmamos el descarte.</text:span></text:p>
          </table:table-cell>
          <table:table-cell table:style-name="Tabla68.C10" office:value-type="string">
            <text:p text:style-name="P17">Se borra la entrada del listado, pero la cita permanece en el registro de citas.</text:p>
          </table:table-cell>
        </table:table-row>
        <table:table-row table:style-name="Tabla68.1">
          <table:table-cell table:style-name="Tabla68.A11" office:value-type="string">
            <text:p text:style-name="P31"><text:span text:style-name="TDContents"><text:span text:style-name="T8"><text:s/></text:span></text:span><text:span text:style-name="T10">10</text:span></text:p>
          </table:table-cell>
          <table:table-cell table:style-name="Tabla68.B11" office:value-type="string">
            <text:p text:style-name="P3"><text:span text:style-name="T10">Seleccionamos varias citas y pulsamos Descartar . </text:span><text:span text:style-name="T10">Confirmamos el descarte.</text:span></text:p>
          </table:table-cell>
          <table:table-cell table:style-name="Tabla68.C11" office:value-type="string">
            <text:p text:style-name="P17">Se borran las entradas del listado, pero las citas permanecen en el registro de citas.</text:p>
          </table:table-cell>
        </table:table-row>
        <table:table-row table:style-name="Tabla68.1">
          <table:table-cell table:style-name="Tabla68.A12" office:value-type="string">
            <text:p text:style-name="P31"><text:span text:style-name="TDContents"><text:span text:style-name="T8"><text:s/></text:span></text:span><text:span text:style-name="T10">11</text:span></text:p>
          </table:table-cell>
          <table:table-cell table:style-name="Tabla68.B12" office:value-type="string">
            <text:p text:style-name="P17">Pulsamos Descartar todos . Confirmamos el descarte.</text:p>
          </table:table-cell>
          <table:table-cell table:style-name="Tabla68.C12" office:value-type="string">
            <text:p text:style-name="P17">Se borran todas las entradas del listado.</text:p>
          </table:table-cell>
        </table:table-row>
        <table:table-row table:style-name="Tabla68.1">
          <table:table-cell table:style-name="Tabla68.A13" office:value-type="string">
            <text:p text:style-name="P31"><text:span text:style-name="TDContents"><text:span text:style-name="T8"><text:s/></text:span></text:span><text:span text:style-name="T10">12</text:span></text:p>
          </table:table-cell>
          <table:table-cell table:style-name="Tabla68.B13" office:value-type="string">
            <text:p text:style-name="P17">Abrimos el correo del usuario que ha realizado la sincronización.</text:p>
          </table:table-cell>
          <table:table-cell table:style-name="Tabla68.C13" office:value-type="string">
            <text:p text:style-name="P17">Se ha recibido un correo avisando de la sincronización lenta. El correo solo ha sido recibido por los contactos indicados en la propiedad Envío de notificaciones de sincronización</text:p>
          </table:table-cell>
        </table:table-row>
      </table:table>
      <text:p text:style-name="P68"><text:span text:style-name="T18">Tabla </text:span><text:span text:style-name="T18"><text:sequence text:ref-name="refTabela35" text:name="Tabela" text:formula="ooow:Tabela+1" style:num-format="1">36</text:sequence></text:span><text:span text:style-name="T18"> – Caso de Prueba</text:span></text:p>
      <text:p text:style-name="P4"/>
      <table:table table:name="Tabla69" table:style-name="Tabla69">
        <table:table-column table:style-name="Tabla69.A"/>
        <table:table-column table:style-name="Tabla69.B"/>
        <table:table-header-rows>
          <table:table-row table:style-name="Tabla69.1">
            <table:table-cell table:style-name="Tabla69.A1" table:number-columns-spanned="2" office:value-type="string">
              <text:p text:style-name="P36">PF-10-19 Sincronización rapida agrupada</text:p>
            </table:table-cell>
            <table:covered-table-cell/>
          </table:table-row>
        </table:table-header-rows>
        <table:table-row table:style-name="Tabla69.1">
          <table:table-cell table:style-name="Tabla69.A2" office:value-type="string">
            <text:p text:style-name="P18">Descripción</text:p>
          </table:table-cell>
          <table:table-cell table:style-name="Tabla69.B2" office:value-type="string">
            <text:p text:style-name="P17">Prueba de sincronizacion rapida de citas con todos los casos posibles.</text:p>
          </table:table-cell>
        </table:table-row>
        <table:table-row table:style-name="Tabla69.1">
          <table:table-cell table:style-name="Tabla69.A2" office:value-type="string">
            <text:p text:style-name="P18">Prerrequisito</text:p>
          </table:table-cell>
          <table:table-cell table:style-name="Tabla69.B3" office:value-type="string">
            <text:p text:style-name="P17">No se requiere un usuario con perfil especifico para esta prueba.</text:p>
          </table:table-cell>
        </table:table-row>
        <table:table-row table:style-name="Tabla69.1">
          <table:table-cell table:style-name="Tabla69.A2" office:value-type="string">
            <text:p text:style-name="P18">Severidad</text:p>
          </table:table-cell>
          <table:table-cell table:style-name="Tabla69.B4" office:value-type="string">
            <text:p text:style-name="P17">Media</text:p>
          </table:table-cell>
        </table:table-row>
        <table:table-row table:style-name="Tabla69.5">
          <table:table-cell table:style-name="Tabla69.A5" table:number-columns-spanned="2" office:value-type="string">
            <text:p text:style-name="P8"/>
          </table:table-cell>
          <table:covered-table-cell/>
        </table:table-row>
      </table:table>
      <text:p text:style-name="P4"/>
      <table:table table:name="Tabla70" table:style-name="Tabla70">
        <table:table-column table:style-name="Tabla70.A"/>
        <table:table-column table:style-name="Tabla70.B"/>
        <table:table-column table:style-name="Tabla70.C"/>
        <table:table-header-rows>
          <table:table-row table:style-name="Tabla70.1">
            <table:table-cell table:style-name="Tabla70.A1" office:value-type="string">
              <text:p text:style-name="P18">Nombre del Paso</text:p>
            </table:table-cell>
            <table:table-cell table:style-name="Tabla70.B1" office:value-type="string">
              <text:p text:style-name="P18">Descripción</text:p>
            </table:table-cell>
            <table:table-cell table:style-name="Tabla70.C1" office:value-type="string">
              <text:p text:style-name="P18">Resultado Esperado</text:p>
            </table:table-cell>
          </table:table-row>
        </table:table-header-rows>
        <table:table-row table:style-name="Tabla70.1">
          <table:table-cell table:style-name="Tabla70.A2" office:value-type="string">
            <text:p text:style-name="P31"><text:span text:style-name="TDContents"><text:span text:style-name="T24"><text:s/></text:span></text:span><text:span text:style-name="T10">1</text:span></text:p>
          </table:table-cell>
          <table:table-cell table:style-name="Tabla70.B2" office:value-type="string">
            <text:p text:style-name="P17">Creamos en servidor una cita normal campos asunto,comentario, ubicación y avisos rellenos , que comience y termine en el mismo día.</text:p>
          </table:table-cell>
          <table:table-cell table:style-name="Tabla70.C2" office:value-type="string">
            <text:p text:style-name="P17">La cita es creada.</text:p>
          </table:table-cell>
        </table:table-row>
        <table:table-row table:style-name="Tabla70.1">
          <table:table-cell table:style-name="Tabla70.A3" office:value-type="string">
            <text:p text:style-name="P31"><text:span text:style-name="TDContents"><text:span text:style-name="T24"><text:s/></text:span></text:span><text:span text:style-name="T10">2</text:span></text:p>
          </table:table-cell>
          <table:table-cell table:style-name="Tabla70.B3" office:value-type="string">
            <text:p text:style-name="P17">Modificamos en servidor una cita <text:soft-page-break/>normal campos asunto,comentario, ubicación y avisos rellenos .</text:p>
          </table:table-cell>
          <table:table-cell table:style-name="Tabla70.C3" office:value-type="string">
            <text:p text:style-name="P17">La cita es modificada.</text:p>
          </table:table-cell>
        </table:table-row>
        <table:table-row table:style-name="Tabla70.1">
          <table:table-cell table:style-name="Tabla70.A4" office:value-type="string">
            <text:p text:style-name="P31"><text:span text:style-name="TDContents"><text:span text:style-name="T24"><text:s/></text:span></text:span><text:span text:style-name="T10">3</text:span></text:p>
          </table:table-cell>
          <table:table-cell table:style-name="Tabla70.B4" office:value-type="string">
            <text:p text:style-name="P17">Borramos una cita del servidor.</text:p>
          </table:table-cell>
          <table:table-cell table:style-name="Tabla70.C4" office:value-type="string">
            <text:p text:style-name="P17">La cita es borrada.</text:p>
          </table:table-cell>
        </table:table-row>
        <table:table-row table:style-name="Tabla70.1">
          <table:table-cell table:style-name="Tabla70.A5" office:value-type="string">
            <text:p text:style-name="P31"><text:span text:style-name="TDContents"><text:span text:style-name="T24"><text:s/></text:span></text:span><text:span text:style-name="T10">4</text:span></text:p>
          </table:table-cell>
          <table:table-cell table:style-name="Tabla70.B5" office:value-type="string">
            <text:p text:style-name="P17">Creamos en el dispositivo una cita normal campos asunto,comentario, ubicación y avisos rellenos , que comience y termine en el mismo día.</text:p>
          </table:table-cell>
          <table:table-cell table:style-name="Tabla70.C5" office:value-type="string">
            <text:p text:style-name="P17">La cita es creada.</text:p>
          </table:table-cell>
        </table:table-row>
        <table:table-row table:style-name="Tabla70.1">
          <table:table-cell table:style-name="Tabla70.A6" office:value-type="string">
            <text:p text:style-name="P31"><text:span text:style-name="TDContents"><text:span text:style-name="T24"><text:s/></text:span></text:span><text:span text:style-name="T10">5</text:span></text:p>
          </table:table-cell>
          <table:table-cell table:style-name="Tabla70.B6" office:value-type="string">
            <text:p text:style-name="P17">Modificamos en el dispositivo una cita normal campos asunto,comentario, ubicación y avisos rellenos .</text:p>
          </table:table-cell>
          <table:table-cell table:style-name="Tabla70.C6" office:value-type="string">
            <text:p text:style-name="P17">La cita es modificada.</text:p>
          </table:table-cell>
        </table:table-row>
        <table:table-row table:style-name="Tabla70.1">
          <table:table-cell table:style-name="Tabla70.A7" office:value-type="string">
            <text:p text:style-name="P31"><text:span text:style-name="TDContents"><text:span text:style-name="T24"><text:s/></text:span></text:span><text:span text:style-name="T10">6</text:span></text:p>
          </table:table-cell>
          <table:table-cell table:style-name="Tabla70.B7" office:value-type="string">
            <text:p text:style-name="P17">Borramos una cita del dispositivo.</text:p>
          </table:table-cell>
          <table:table-cell table:style-name="Tabla70.C7" office:value-type="string">
            <text:p text:style-name="P17">La cita es borrada.</text:p>
          </table:table-cell>
        </table:table-row>
        <table:table-row table:style-name="Tabla70.1">
          <table:table-cell table:style-name="Tabla70.A8" office:value-type="string">
            <text:p text:style-name="P31"><text:span text:style-name="TDContents"><text:span text:style-name="T24"><text:s/></text:span></text:span><text:span text:style-name="T10">7</text:span></text:p>
          </table:table-cell>
          <table:table-cell table:style-name="Tabla70.B8" office:value-type="string">
            <text:p text:style-name="P17">Sincronizamos.</text:p>
          </table:table-cell>
          <table:table-cell table:style-name="Tabla70.C8" office:value-type="string">
            <text:p text:style-name="P17">Tras la sincronización los datos del servidor y el dispositivo son los mismos.</text:p>
          </table:table-cell>
        </table:table-row>
      </table:table>
      <text:p text:style-name="P68"><text:span text:style-name="T18">Tabla </text:span><text:span text:style-name="T18"><text:sequence text:ref-name="refTabela36" text:name="Tabela" text:formula="ooow:Tabela+1" style:num-format="1">37</text:sequence></text:span><text:span text:style-name="T18"> – Caso de Prueba</text:span></text:p>
      <text:p text:style-name="P4"/>
      <table:table table:name="Tabla71" table:style-name="Tabla71">
        <table:table-column table:style-name="Tabla71.A"/>
        <table:table-column table:style-name="Tabla71.B"/>
        <table:table-header-rows>
          <table:table-row table:style-name="Tabla71.1">
            <table:table-cell table:style-name="Tabla71.A1" table:number-columns-spanned="2" office:value-type="string">
              <text:p text:style-name="P36">PF-10-20 Modificar una de las ocurrencias de una cita periódica ya sincronizada</text:p>
            </table:table-cell>
            <table:covered-table-cell/>
          </table:table-row>
        </table:table-header-rows>
        <table:table-row table:style-name="Tabla71.1">
          <table:table-cell table:style-name="Tabla71.A2" office:value-type="string">
            <text:p text:style-name="P18">Descripción</text:p>
          </table:table-cell>
          <table:table-cell table:style-name="Tabla71.B2" office:value-type="string">
            <text:p text:style-name="P17">Modificar una de las ocurrencias de una cita periodica ya sincronizada y volver a sincronizar.</text:p>
          </table:table-cell>
        </table:table-row>
        <table:table-row table:style-name="Tabla71.1">
          <table:table-cell table:style-name="Tabla71.A2" office:value-type="string">
            <text:p text:style-name="P18">Prerrequisito</text:p>
          </table:table-cell>
          <table:table-cell table:style-name="Tabla71.B3" office:value-type="string">
            <text:p text:style-name="P8"/>
          </table:table-cell>
        </table:table-row>
        <table:table-row table:style-name="Tabla71.1">
          <table:table-cell table:style-name="Tabla71.A2" office:value-type="string">
            <text:p text:style-name="P18">Severidad</text:p>
          </table:table-cell>
          <table:table-cell table:style-name="Tabla71.B4" office:value-type="string">
            <text:p text:style-name="P17">Media</text:p>
          </table:table-cell>
        </table:table-row>
        <table:table-row table:style-name="Tabla71.5">
          <table:table-cell table:style-name="Tabla71.A5" table:number-columns-spanned="2" office:value-type="string">
            <text:p text:style-name="P8"/>
          </table:table-cell>
          <table:covered-table-cell/>
        </table:table-row>
      </table:table>
      <text:p text:style-name="P4"/>
      <table:table table:name="Tabla72" table:style-name="Tabla72">
        <table:table-column table:style-name="Tabla72.A"/>
        <table:table-column table:style-name="Tabla72.B"/>
        <table:table-column table:style-name="Tabla72.C"/>
        <table:table-header-rows>
          <table:table-row table:style-name="Tabla72.1">
            <table:table-cell table:style-name="Tabla72.A1" office:value-type="string">
              <text:p text:style-name="P18">Nombre del Paso</text:p>
            </table:table-cell>
            <table:table-cell table:style-name="Tabla72.B1" office:value-type="string">
              <text:p text:style-name="P18">Descripción</text:p>
            </table:table-cell>
            <table:table-cell table:style-name="Tabla72.C1" office:value-type="string">
              <text:p text:style-name="P18">Resultado Esperado</text:p>
            </table:table-cell>
          </table:table-row>
        </table:table-header-rows>
        <table:table-row table:style-name="Tabla72.1">
          <table:table-cell table:style-name="Tabla72.A2" office:value-type="string">
            <text:p text:style-name="P31"><text:span text:style-name="TDContents"><text:span text:style-name="T24"><text:s/></text:span></text:span><text:span text:style-name="T10">1</text:span></text:p>
          </table:table-cell>
          <table:table-cell table:style-name="Tabla72.B2" office:value-type="string">
            <text:p text:style-name="P17">Modificar una de las ocurrencias de una cita periodica ya sincronizada.</text:p>
          </table:table-cell>
          <table:table-cell table:style-name="Tabla72.C2" office:value-type="string">
            <text:p text:style-name="P16"/>
          </table:table-cell>
        </table:table-row>
        <table:table-row table:style-name="Tabla72.1">
          <table:table-cell table:style-name="Tabla72.A3" office:value-type="string">
            <text:p text:style-name="P31"><text:span text:style-name="TDContents"><text:span text:style-name="T8"><text:s/></text:span></text:span><text:span text:style-name="T10">2</text:span></text:p>
          </table:table-cell>
          <table:table-cell table:style-name="Tabla72.B3" office:value-type="string">
            <text:p text:style-name="P17">Sincronizar.</text:p>
          </table:table-cell>
          <table:table-cell table:style-name="Tabla72.C3" office:value-type="string">
            <text:p text:style-name="P17">Tras la sincronizacion la cita almacenada en el dispositivo es igual a la almacenada en el servidor.</text:p>
          </table:table-cell>
        </table:table-row>
      </table:table>
      <text:p text:style-name="P68"><text:span text:style-name="T18">Tabla </text:span><text:span text:style-name="T18"><text:sequence text:ref-name="refTabela37" text:name="Tabela" text:formula="ooow:Tabela+1" style:num-format="1">38</text:sequence></text:span><text:span text:style-name="T18"> – Caso de Prueba</text:span></text:p>
      <text:p text:style-name="P4"/>
      <table:table table:name="Tabla73" table:style-name="Tabla73">
        <table:table-column table:style-name="Tabla73.A"/>
        <table:table-column table:style-name="Tabla73.B"/>
        <table:table-header-rows>
          <text:soft-page-break/>
          <table:table-row table:style-name="Tabla73.1">
            <table:table-cell table:style-name="Tabla73.A1" table:number-columns-spanned="2" office:value-type="string">
              <text:p text:style-name="P36">PF-12-05 Sincronización con dispositivo bloqueado a borrados masivos.</text:p>
            </table:table-cell>
            <table:covered-table-cell/>
          </table:table-row>
        </table:table-header-rows>
        <table:table-row table:style-name="Tabla73.1">
          <table:table-cell table:style-name="Tabla73.A2" office:value-type="string">
            <text:p text:style-name="P18">Descripción</text:p>
          </table:table-cell>
          <table:table-cell table:style-name="Tabla73.B2" office:value-type="string">
            <text:p text:style-name="P17">Se prueba la sincronizacion con un dispositivo que haya sido previamente bloqueado para borrados masivos desde la aplicacion de administracion.</text:p>
          </table:table-cell>
        </table:table-row>
        <table:table-row table:style-name="Tabla73.1">
          <table:table-cell table:style-name="Tabla73.A2" office:value-type="string">
            <text:p text:style-name="P18">Prerrequisito</text:p>
          </table:table-cell>
          <table:table-cell table:style-name="Tabla73.B3" office:value-type="string">
            <text:p text:style-name="P17">Utilizar a un usuario al que se le ha reseteado la ultima sincronizacion de tareas, de contactos y de citas, y con el dispositivo bloqueado a borrados masivos.</text:p>
          </table:table-cell>
        </table:table-row>
        <table:table-row table:style-name="Tabla73.1">
          <table:table-cell table:style-name="Tabla73.A2" office:value-type="string">
            <text:p text:style-name="P18">Severidad</text:p>
          </table:table-cell>
          <table:table-cell table:style-name="Tabla73.B4" office:value-type="string">
            <text:p text:style-name="P17">Media</text:p>
          </table:table-cell>
        </table:table-row>
        <table:table-row table:style-name="Tabla73.5">
          <table:table-cell table:style-name="Tabla73.A5" table:number-columns-spanned="2" office:value-type="string">
            <text:p text:style-name="P8"/>
          </table:table-cell>
          <table:covered-table-cell/>
        </table:table-row>
      </table:table>
      <text:p text:style-name="P4"/>
      <table:table table:name="Tabla74" table:style-name="Tabla74">
        <table:table-column table:style-name="Tabla74.A"/>
        <table:table-column table:style-name="Tabla74.B"/>
        <table:table-column table:style-name="Tabla74.C"/>
        <table:table-header-rows>
          <table:table-row table:style-name="Tabla74.1">
            <table:table-cell table:style-name="Tabla74.A1" office:value-type="string">
              <text:p text:style-name="P18">Nombre del Paso</text:p>
            </table:table-cell>
            <table:table-cell table:style-name="Tabla74.B1" office:value-type="string">
              <text:p text:style-name="P18">Descripción</text:p>
            </table:table-cell>
            <table:table-cell table:style-name="Tabla74.C1" office:value-type="string">
              <text:p text:style-name="P18">Resultado Esperado</text:p>
            </table:table-cell>
          </table:table-row>
        </table:table-header-rows>
        <table:table-row table:style-name="Tabla74.1">
          <table:table-cell table:style-name="Tabla74.A2" office:value-type="string">
            <text:p text:style-name="P31"><text:span text:style-name="TDContents"><text:span text:style-name="T24"><text:s/></text:span></text:span><text:span text:style-name="T10">1</text:span></text:p>
          </table:table-cell>
          <table:table-cell table:style-name="Tabla74.B2" office:value-type="string">
            <text:p text:style-name="P17">Realizamos una sincronización lenta de tareas, de contactos y de citas.</text:p>
          </table:table-cell>
          <table:table-cell table:style-name="Tabla74.C2" office:value-type="string">
            <text:p text:style-name="P17">La sincronización se realiza de forma correcta.</text:p>
          </table:table-cell>
        </table:table-row>
        <table:table-row table:style-name="Tabla74.1">
          <table:table-cell table:style-name="Tabla74.A3" office:value-type="string">
            <text:p text:style-name="P31"><text:span text:style-name="TDContents"><text:span text:style-name="T8"><text:s/></text:span></text:span><text:span text:style-name="T10">2</text:span></text:p>
          </table:table-cell>
          <table:table-cell table:style-name="Tabla74.B3" office:value-type="string">
            <text:p text:style-name="P17">Creamos tareas, contactos y citas tanto en el dispositivo como en el servidor. Realizamos una sincronización rápida de tareas, de contactos y de citas.</text:p>
          </table:table-cell>
          <table:table-cell table:style-name="Tabla74.C3" office:value-type="string">
            <text:p text:style-name="P17">La sincronización se realiza de forma correcta.</text:p>
          </table:table-cell>
        </table:table-row>
      </table:table>
      <text:p text:style-name="P68"><text:span text:style-name="T18">Tabla </text:span><text:span text:style-name="T18"><text:sequence text:ref-name="refTabela38" text:name="Tabela" text:formula="ooow:Tabela+1" style:num-format="1">39</text:sequence></text:span><text:span text:style-name="T18"> – Caso de Prueba</text:span></text:p>
      <text:p text:style-name="P4"/>
      <table:table table:name="Tabla75" table:style-name="Tabla75">
        <table:table-column table:style-name="Tabla75.A"/>
        <table:table-column table:style-name="Tabla75.B"/>
        <table:table-header-rows>
          <table:table-row table:style-name="Tabla75.1">
            <table:table-cell table:style-name="Tabla75.A1" table:number-columns-spanned="2" office:value-type="string">
              <text:p text:style-name="P36">PF-12-06 Creación de dispositivos de forma automática</text:p>
            </table:table-cell>
            <table:covered-table-cell/>
          </table:table-row>
        </table:table-header-rows>
        <table:table-row table:style-name="Tabla75.1">
          <table:table-cell table:style-name="Tabla75.A2" office:value-type="string">
            <text:p text:style-name="P18">Descripción</text:p>
          </table:table-cell>
          <table:table-cell table:style-name="Tabla75.B2" office:value-type="string">
            <text:p text:style-name="P17">Se realiza una sincronizacion lenta de forma satisfactoria. Prerrequisitos Se ha realizado la sincronizacion con dispositivo no registrado en el sistema.</text:p>
          </table:table-cell>
        </table:table-row>
        <table:table-row table:style-name="Tabla75.1">
          <table:table-cell table:style-name="Tabla75.A2" office:value-type="string">
            <text:p text:style-name="P18">Prerrequisito</text:p>
          </table:table-cell>
          <table:table-cell table:style-name="Tabla75.B3" office:value-type="string">
            <text:p text:style-name="P17">No se requiere un usuario con perfil especifico para esta prueba.</text:p>
          </table:table-cell>
        </table:table-row>
        <table:table-row table:style-name="Tabla75.1">
          <table:table-cell table:style-name="Tabla75.A2" office:value-type="string">
            <text:p text:style-name="P18">Severidad</text:p>
          </table:table-cell>
          <table:table-cell table:style-name="Tabla75.B4" office:value-type="string">
            <text:p text:style-name="P17">Media</text:p>
          </table:table-cell>
        </table:table-row>
        <table:table-row table:style-name="Tabla75.5">
          <table:table-cell table:style-name="Tabla75.A5" table:number-columns-spanned="2" office:value-type="string">
            <text:p text:style-name="P8"/>
          </table:table-cell>
          <table:covered-table-cell/>
        </table:table-row>
      </table:table>
      <text:p text:style-name="P4"/>
      <table:table table:name="Tabla76" table:style-name="Tabla76">
        <table:table-column table:style-name="Tabla76.A"/>
        <table:table-column table:style-name="Tabla76.B"/>
        <table:table-column table:style-name="Tabla76.C"/>
        <table:table-header-rows>
          <table:table-row table:style-name="Tabla76.1">
            <table:table-cell table:style-name="Tabla76.A1" office:value-type="string">
              <text:p text:style-name="P18">Nombre del Paso</text:p>
            </table:table-cell>
            <table:table-cell table:style-name="Tabla76.B1" office:value-type="string">
              <text:p text:style-name="P18">Descripción</text:p>
            </table:table-cell>
            <table:table-cell table:style-name="Tabla76.C1" office:value-type="string">
              <text:p text:style-name="P18">Resultado Esperado</text:p>
            </table:table-cell>
          </table:table-row>
        </table:table-header-rows>
        <table:table-row table:style-name="Tabla76.1">
          <table:table-cell table:style-name="Tabla76.A2" office:value-type="string">
            <text:p text:style-name="P31"><text:span text:style-name="TDContents"><text:span text:style-name="T24"><text:s/></text:span></text:span><text:span text:style-name="T10">1</text:span></text:p>
          </table:table-cell>
          <table:table-cell table:style-name="Tabla76.B2" office:value-type="string">
            <text:p text:style-name="P17">Realizar las modificaciones asociadas a la característica funcional #2077 Mecanismo en servidor para evitar borrados masivos . Se realiza una sincronización lenta de forma satisfactoria. &lt; o ol&gt;</text:p>
          </table:table-cell>
          <table:table-cell table:style-name="Tabla76.C2" office:value-type="string">
            <text:p text:style-name="P17">Comprobar que la creación automática de dispositivos y principales sigue funcionando correctamente</text:p>
          </table:table-cell>
        </table:table-row>
      </table:table>
      <text:p text:style-name="P68"><text:span text:style-name="T18">Tabla </text:span><text:span text:style-name="T18"><text:sequence text:ref-name="refTabela39" text:name="Tabela" text:formula="ooow:Tabela+1" style:num-format="1">40</text:sequence></text:span><text:span text:style-name="T18"> – Caso de Prueba</text:span></text:p>
      <text:p text:style-name="P4"><text:soft-page-break/></text:p>
      <table:table table:name="Tabla77" table:style-name="Tabla77">
        <table:table-column table:style-name="Tabla77.A"/>
        <table:table-column table:style-name="Tabla77.B"/>
        <table:table-header-rows>
          <table:table-row table:style-name="Tabla77.1">
            <table:table-cell table:style-name="Tabla77.A1" table:number-columns-spanned="2" office:value-type="string">
              <text:p text:style-name="P36">PF-12-07 Establecimiento de dispositivos bloqueados a borrados masivos</text:p>
            </table:table-cell>
            <table:covered-table-cell/>
          </table:table-row>
        </table:table-header-rows>
        <table:table-row table:style-name="Tabla77.1">
          <table:table-cell table:style-name="Tabla77.A2" office:value-type="string">
            <text:p text:style-name="P18">Descripción</text:p>
          </table:table-cell>
          <table:table-cell table:style-name="Tabla77.B2" office:value-type="string">
            <text:p text:style-name="P17">Se establecen dispositivos bloqueados a borrados masivos. Una vez bloqueados, se desbloquean Prerrequisitos Usar un dispositivo cualquiera que no este bloqueado a borrados.</text:p>
          </table:table-cell>
        </table:table-row>
        <table:table-row table:style-name="Tabla77.1">
          <table:table-cell table:style-name="Tabla77.A2" office:value-type="string">
            <text:p text:style-name="P18">Prerrequisito</text:p>
          </table:table-cell>
          <table:table-cell table:style-name="Tabla77.B3" office:value-type="string">
            <text:p text:style-name="P17">No se requiere un usuario con perfil especifico para esta prueba.</text:p>
          </table:table-cell>
        </table:table-row>
        <table:table-row table:style-name="Tabla77.1">
          <table:table-cell table:style-name="Tabla77.A2" office:value-type="string">
            <text:p text:style-name="P18">Severidad</text:p>
          </table:table-cell>
          <table:table-cell table:style-name="Tabla77.B4" office:value-type="string">
            <text:p text:style-name="P17">Media</text:p>
          </table:table-cell>
        </table:table-row>
        <table:table-row table:style-name="Tabla77.5">
          <table:table-cell table:style-name="Tabla77.A5" table:number-columns-spanned="2" office:value-type="string">
            <text:p text:style-name="P8"/>
          </table:table-cell>
          <table:covered-table-cell/>
        </table:table-row>
      </table:table>
      <text:p text:style-name="P4"/>
      <table:table table:name="Tabla78" table:style-name="Tabla78">
        <table:table-column table:style-name="Tabla78.A"/>
        <table:table-column table:style-name="Tabla78.B"/>
        <table:table-column table:style-name="Tabla78.C"/>
        <table:table-header-rows>
          <table:table-row table:style-name="Tabla78.1">
            <table:table-cell table:style-name="Tabla78.A1" office:value-type="string">
              <text:p text:style-name="P18">Nombre del Paso</text:p>
            </table:table-cell>
            <table:table-cell table:style-name="Tabla78.B1" office:value-type="string">
              <text:p text:style-name="P18">Descripción</text:p>
            </table:table-cell>
            <table:table-cell table:style-name="Tabla78.C1" office:value-type="string">
              <text:p text:style-name="P18">Resultado Esperado</text:p>
            </table:table-cell>
          </table:table-row>
        </table:table-header-rows>
        <table:table-row table:style-name="Tabla78.1">
          <table:table-cell table:style-name="Tabla78.A2" office:value-type="string">
            <text:p text:style-name="P31"><text:span text:style-name="TDContents"><text:span text:style-name="T24"><text:s/></text:span></text:span><text:span text:style-name="T10">1</text:span></text:p>
          </table:table-cell>
          <table:table-cell table:style-name="Tabla78.B2" office:value-type="string">
            <text:p text:style-name="P17">Desde la interfaz web de administración se deberá seleccionar un dispositivo concreto y seleccionar check bloqueo a borrados.</text:p>
          </table:table-cell>
          <table:table-cell table:style-name="Tabla78.C2" office:value-type="string">
            <text:p text:style-name="P17">Tanto en el listado de dispositivos como en el de principales con en la vista de detalle del dispositivo, debe aparecer el dispositivo como bloqueado a borrados masivos. </text:p>
            <text:p text:style-name="P17">Tanto en el listado de dispositivos como en el de principales con en la vista de detalle del dispositivo,aparece el dispositivo como bloqueado a borrados masivos.&lt; o li&gt; &lt; o ol&gt;</text:p>
            <text:p text:style-name="P17"/>
          </table:table-cell>
        </table:table-row>
        <table:table-row table:style-name="Tabla78.1">
          <table:table-cell table:style-name="Tabla78.A3" office:value-type="string">
            <text:p text:style-name="P31"><text:span text:style-name="TDContents"><text:span text:style-name="T8"><text:s/></text:span></text:span><text:span text:style-name="T10">2</text:span></text:p>
          </table:table-cell>
          <table:table-cell table:style-name="Tabla78.B3" office:value-type="string">
            <text:p text:style-name="P17">Desde la interfaz web de administración, seleccionar el mismo dispositivo concreto y deseleccionar check bloqueo a borrados</text:p>
          </table:table-cell>
          <table:table-cell table:style-name="Tabla78.C3" office:value-type="string">
            <text:p text:style-name="P17">Tanto en el listado de dispositivos como en el de principales con en la vista de detalle del dispositivo, debe aparecer el dispositivo como no bloqueado a borrados masivos.</text:p>
          </table:table-cell>
        </table:table-row>
      </table:table>
      <text:p text:style-name="P68"><text:span text:style-name="T18">Tabla </text:span><text:span text:style-name="T18"><text:sequence text:ref-name="refTabela40" text:name="Tabela" text:formula="ooow:Tabela+1" style:num-format="1">41</text:sequence></text:span><text:span text:style-name="T18"> – Caso de Prueba</text:span></text:p>
      <text:p text:style-name="P4"/>
      <table:table table:name="Tabla79" table:style-name="Tabla79">
        <table:table-column table:style-name="Tabla79.A"/>
        <table:table-column table:style-name="Tabla79.B"/>
        <table:table-header-rows>
          <table:table-row table:style-name="Tabla79.1">
            <table:table-cell table:style-name="Tabla79.A1" table:number-columns-spanned="2" office:value-type="string">
              <text:p text:style-name="P36">PF-12-10 Aviso de sincronización lenta bloqueada</text:p>
            </table:table-cell>
            <table:covered-table-cell/>
          </table:table-row>
        </table:table-header-rows>
        <table:table-row table:style-name="Tabla79.1">
          <table:table-cell table:style-name="Tabla79.A2" office:value-type="string">
            <text:p text:style-name="P18">Descripción</text:p>
          </table:table-cell>
          <table:table-cell table:style-name="Tabla79.B2" office:value-type="string">
            <text:p text:style-name="P17">Se prueba el aviso de bloqueo de sincronizacion lenta.</text:p>
          </table:table-cell>
        </table:table-row>
        <table:table-row table:style-name="Tabla79.1">
          <table:table-cell table:style-name="Tabla79.A2" office:value-type="string">
            <text:p text:style-name="P18">Prerrequisito</text:p>
          </table:table-cell>
          <table:table-cell table:style-name="Tabla79.B3" office:value-type="string">
            <text:p text:style-name="P17">Usuario con perfil administrador.</text:p>
          </table:table-cell>
        </table:table-row>
        <table:table-row table:style-name="Tabla79.1">
          <table:table-cell table:style-name="Tabla79.A2" office:value-type="string">
            <text:p text:style-name="P18">Severidad</text:p>
          </table:table-cell>
          <table:table-cell table:style-name="Tabla79.B4" office:value-type="string">
            <text:p text:style-name="P17">Media</text:p>
          </table:table-cell>
        </table:table-row>
        <table:table-row table:style-name="Tabla79.5">
          <table:table-cell table:style-name="Tabla79.A5" table:number-columns-spanned="2" office:value-type="string">
            <text:p text:style-name="P8"/>
          </table:table-cell>
          <table:covered-table-cell/>
        </table:table-row>
      </table:table>
      <text:p text:style-name="P4"/>
      <table:table table:name="Tabla80" table:style-name="Tabla80">
        <table:table-column table:style-name="Tabla80.A"/>
        <table:table-column table:style-name="Tabla80.B" table:number-columns-repeated="2"/>
        <table:table-header-rows>
          <text:soft-page-break/>
          <table:table-row table:style-name="Tabla80.1">
            <table:table-cell table:style-name="Tabla80.A1" office:value-type="string">
              <text:p text:style-name="P18">Nombre del Paso</text:p>
            </table:table-cell>
            <table:table-cell table:style-name="Tabla80.B1" office:value-type="string">
              <text:p text:style-name="P18">Descripción</text:p>
            </table:table-cell>
            <table:table-cell table:style-name="Tabla80.C1" office:value-type="string">
              <text:p text:style-name="P18">Resultado Esperado</text:p>
            </table:table-cell>
          </table:table-row>
        </table:table-header-rows>
        <table:table-row table:style-name="Tabla80.1">
          <table:table-cell table:style-name="Tabla80.A2" office:value-type="string">
            <text:p text:style-name="P31"><text:span text:style-name="TDContents"><text:span text:style-name="T24"><text:s/></text:span></text:span><text:span text:style-name="T10">1</text:span></text:p>
          </table:table-cell>
          <table:table-cell table:style-name="Tabla80.B2" office:value-type="string">
            <text:p text:style-name="P17">Bloquear las sincronizaciones lentas de un dispositivo X desde sad web admin.</text:p>
          </table:table-cell>
          <table:table-cell table:style-name="Tabla80.C2" office:value-type="string">
            <text:p text:style-name="P17">Las sincronizaciones quedan bloqueadas.</text:p>
          </table:table-cell>
        </table:table-row>
        <table:table-row table:style-name="Tabla80.1">
          <table:table-cell table:style-name="Tabla80.A3" office:value-type="string">
            <text:p text:style-name="P31"><text:span text:style-name="TDContents"><text:span text:style-name="T24"><text:s/></text:span></text:span><text:span text:style-name="T10">2</text:span></text:p>
          </table:table-cell>
          <table:table-cell table:style-name="Tabla80.B3" office:value-type="string">
            <text:p text:style-name="P17">Forzar las sincronizaciones lentas para el dispositivo X con la utilidad funambol admin.</text:p>
          </table:table-cell>
          <table:table-cell table:style-name="Tabla80.C3" office:value-type="string">
            <text:p text:style-name="P17">El dispositivo queda preparado para la sincronización.</text:p>
          </table:table-cell>
        </table:table-row>
        <table:table-row table:style-name="Tabla80.1">
          <table:table-cell table:style-name="Tabla80.A4" office:value-type="string">
            <text:p text:style-name="P31"><text:span text:style-name="TDContents"><text:span text:style-name="T8"><text:s/></text:span></text:span><text:span text:style-name="T10">3</text:span></text:p>
          </table:table-cell>
          <table:table-cell table:style-name="Tabla80.B4" office:value-type="string">
            <text:p text:style-name="P17">Sincronizar el dispositivo X.</text:p>
          </table:table-cell>
          <table:table-cell table:style-name="Tabla80.C4" office:value-type="string">
            <text:p text:style-name="P17">Se realiza la sincronización.</text:p>
          </table:table-cell>
        </table:table-row>
        <table:table-row table:style-name="Tabla80.1">
          <table:table-cell table:style-name="Tabla80.A5" office:value-type="string">
            <text:p text:style-name="P31"><text:span text:style-name="TDContents"><text:span text:style-name="T24"><text:s/></text:span></text:span><text:span text:style-name="T10">4</text:span></text:p>
          </table:table-cell>
          <table:table-cell table:style-name="Tabla80.B5" office:value-type="string">
            <text:p text:style-name="P17">Acceder a la cuenta de correo configurada en las preferencias de sincronizacion del usuario al que pertenece el dispositivo.</text:p>
          </table:table-cell>
          <table:table-cell table:style-name="Tabla80.C5" office:value-type="string">
            <text:p text:style-name="P17">Al acceder a la cuenta de correo del usuario se debe mostrar un mensaje indicando que el dispositivo X ha bloqueado la sincronizacion lenta.</text:p>
          </table:table-cell>
        </table:table-row>
        <table:table-row table:style-name="Tabla80.1">
          <table:table-cell table:style-name="Tabla80.A6" office:value-type="string">
            <text:p text:style-name="P31"><text:span text:style-name="TDContents"><text:span text:style-name="T8"><text:s/></text:span></text:span><text:span text:style-name="T10">5</text:span></text:p>
          </table:table-cell>
          <table:table-cell table:style-name="Tabla80.B6" office:value-type="string">
            <text:p text:style-name="P17">Acceder a la interfaz sad web con el usuario al que pertenece el dispositivo.</text:p>
          </table:table-cell>
          <table:table-cell table:style-name="Tabla80.C6" office:value-type="string">
            <text:p text:style-name="P17">Al acceder a la interfaz sad web se debe mostrar un mensaje indicando que el dispositvo X ha bloqueado la sincronizacion lenta.</text:p>
          </table:table-cell>
        </table:table-row>
        <table:table-row table:style-name="Tabla80.1">
          <table:table-cell table:style-name="Tabla80.A7" office:value-type="string">
            <text:p text:style-name="P31"><text:span text:style-name="TDContents"><text:span text:style-name="T8"><text:s/></text:span></text:span><text:span text:style-name="T10">6</text:span></text:p>
          </table:table-cell>
          <table:table-cell table:style-name="Tabla80.B7" office:value-type="string">
            <text:p text:style-name="P17">Se cierra la ventana de aviso y se abandona la sesion.</text:p>
          </table:table-cell>
          <table:table-cell table:style-name="Tabla80.C7" office:value-type="string">
            <text:p text:style-name="P17">Se cierra la aplicación.</text:p>
          </table:table-cell>
        </table:table-row>
        <table:table-row table:style-name="Tabla80.1">
          <table:table-cell table:style-name="Tabla80.A8" office:value-type="string">
            <text:p text:style-name="P31"><text:span text:style-name="TDContents"><text:span text:style-name="T24"><text:s/></text:span></text:span><text:span text:style-name="T10">7</text:span></text:p>
          </table:table-cell>
          <table:table-cell table:style-name="Tabla80.B8" office:value-type="string">
            <text:p text:style-name="P17">Se accede de nuevo con el mismo usuario y se comprueba que el mensaje de aviso ha desaparecido.</text:p>
          </table:table-cell>
          <table:table-cell table:style-name="Tabla80.C8" office:value-type="string">
            <text:p text:style-name="P17">El mensaje de aviso no vuelve a aparecer.</text:p>
          </table:table-cell>
        </table:table-row>
      </table:table>
      <text:p text:style-name="P68"><text:span text:style-name="T18">Tabla </text:span><text:span text:style-name="T18"><text:sequence text:ref-name="refTabela41" text:name="Tabela" text:formula="ooow:Tabela+1" style:num-format="1">42</text:sequence></text:span><text:span text:style-name="T18"> – Caso de Prueba</text:span></text:p>
      <text:p text:style-name="P4"/>
      <table:table table:name="Tabla81" table:style-name="Tabla81">
        <table:table-column table:style-name="Tabla81.A"/>
        <table:table-column table:style-name="Tabla81.B"/>
        <table:table-header-rows>
          <table:table-row table:style-name="Tabla81.1">
            <table:table-cell table:style-name="Tabla81.A1" table:number-columns-spanned="2" office:value-type="string">
              <text:p text:style-name="P36">PF-12-13 Comprobar comportamiento de refresh <text:s/>from <text:s/>server programático</text:p>
            </table:table-cell>
            <table:covered-table-cell/>
          </table:table-row>
        </table:table-header-rows>
        <table:table-row table:style-name="Tabla81.1">
          <table:table-cell table:style-name="Tabla81.A2" office:value-type="string">
            <text:p text:style-name="P18">Descripción</text:p>
          </table:table-cell>
          <table:table-cell table:style-name="Tabla81.B2" office:value-type="string">
            <text:p text:style-name="P17">Se prueba el funcionamiento de refresco desde la aplicacion funambol admin.</text:p>
          </table:table-cell>
        </table:table-row>
        <table:table-row table:style-name="Tabla81.1">
          <table:table-cell table:style-name="Tabla81.A2" office:value-type="string">
            <text:p text:style-name="P18">Prerrequisito</text:p>
          </table:table-cell>
          <table:table-cell table:style-name="Tabla81.B3" office:value-type="string">
            <text:p text:style-name="P17">Usuario con perfil administrador, usuario normal y aplicacion de administracion de funambol.</text:p>
          </table:table-cell>
        </table:table-row>
        <table:table-row table:style-name="Tabla81.1">
          <table:table-cell table:style-name="Tabla81.A2" office:value-type="string">
            <text:p text:style-name="P18">Severidad</text:p>
          </table:table-cell>
          <table:table-cell table:style-name="Tabla81.B4" office:value-type="string">
            <text:p text:style-name="P17">Media</text:p>
          </table:table-cell>
        </table:table-row>
        <table:table-row table:style-name="Tabla81.5">
          <table:table-cell table:style-name="Tabla81.A5" table:number-columns-spanned="2" office:value-type="string">
            <text:p text:style-name="P8"/>
          </table:table-cell>
          <table:covered-table-cell/>
        </table:table-row>
      </table:table>
      <text:p text:style-name="P4"/>
      <table:table table:name="Tabla82" table:style-name="Tabla82">
        <table:table-column table:style-name="Tabla82.A"/>
        <table:table-column table:style-name="Tabla82.B"/>
        <table:table-column table:style-name="Tabla82.C"/>
        <table:table-header-rows>
          <table:table-row table:style-name="Tabla82.1">
            <table:table-cell table:style-name="Tabla82.A1" office:value-type="string">
              <text:p text:style-name="P18">Nombre del Paso</text:p>
            </table:table-cell>
            <table:table-cell table:style-name="Tabla82.B1" office:value-type="string">
              <text:p text:style-name="P18">Descripción</text:p>
            </table:table-cell>
            <table:table-cell table:style-name="Tabla82.C1" office:value-type="string">
              <text:p text:style-name="P18">Resultado Esperado</text:p>
            </table:table-cell>
          </table:table-row>
        </table:table-header-rows>
        <table:table-row table:style-name="Tabla82.1">
          <table:table-cell table:style-name="Tabla82.A2" office:value-type="string">
            <text:p text:style-name="P31"><text:span text:style-name="TDContents"><text:span text:style-name="T24"><text:s/></text:span></text:span><text:span text:style-name="T10">1</text:span></text:p>
          </table:table-cell>
          <table:table-cell table:style-name="Tabla82.B2" office:value-type="string">
            <text:p text:style-name="P17">Desde sad web admin marcamos el dispositivo como bloqueado.</text:p>
          </table:table-cell>
          <table:table-cell table:style-name="Tabla82.C2" office:value-type="string">
            <text:p text:style-name="P17">El dispositivo queda bloqueado.</text:p>
          </table:table-cell>
        </table:table-row>
        <table:table-row table:style-name="Tabla82.1">
          <table:table-cell table:style-name="Tabla82.A3" office:value-type="string">
            <text:p text:style-name="P31"><text:span text:style-name="TDContents"><text:span text:style-name="T24"><text:s/></text:span></text:span><text:span text:style-name="T10">2</text:span></text:p>
          </table:table-cell>
          <table:table-cell table:style-name="Tabla82.B3" office:value-type="string">
            <text:p text:style-name="P17">Creamos un nuevo contacto, una <text:soft-page-break/>nueva tarea y una nueva cita en el servidor.</text:p>
          </table:table-cell>
          <table:table-cell table:style-name="Tabla82.C3" office:value-type="string">
            <text:p text:style-name="P17">Los elementos son creados en el <text:soft-page-break/>servidor.</text:p>
          </table:table-cell>
        </table:table-row>
        <table:table-row table:style-name="Tabla82.1">
          <table:table-cell table:style-name="Tabla82.A4" office:value-type="string">
            <text:p text:style-name="P31"><text:span text:style-name="TDContents"><text:span text:style-name="T8"><text:s/></text:span></text:span><text:span text:style-name="T10">3</text:span></text:p>
          </table:table-cell>
          <table:table-cell table:style-name="Tabla82.B4" office:value-type="string">
            <text:p text:style-name="P17">Reseteamos desde funambol admin el principal y sincronizamos.</text:p>
          </table:table-cell>
          <table:table-cell table:style-name="Tabla82.C4" office:value-type="string">
            <text:p text:style-name="P17">Tras el refresh los elementos se crearán en el dispositivo.</text:p>
          </table:table-cell>
        </table:table-row>
        <table:table-row table:style-name="Tabla82.1">
          <table:table-cell table:style-name="Tabla82.A5" office:value-type="string">
            <text:p text:style-name="P31"><text:span text:style-name="TDContents"><text:span text:style-name="T8"><text:s/></text:span></text:span><text:span text:style-name="T10">4</text:span></text:p>
          </table:table-cell>
          <table:table-cell table:style-name="Tabla82.B5" office:value-type="string">
            <text:p text:style-name="P17">Creamos un nuevo contacto, una nueva tarea y una nueva cita en el dispositivo.</text:p>
          </table:table-cell>
          <table:table-cell table:style-name="Tabla82.C5" office:value-type="string">
            <text:p text:style-name="P17">Los elementos son creados en el dispositivo.</text:p>
          </table:table-cell>
        </table:table-row>
        <table:table-row table:style-name="Tabla82.1">
          <table:table-cell table:style-name="Tabla82.A6" office:value-type="string">
            <text:p text:style-name="P31"><text:span text:style-name="TDContents"><text:span text:style-name="T8"><text:s/></text:span></text:span><text:span text:style-name="T10">5</text:span></text:p>
          </table:table-cell>
          <table:table-cell table:style-name="Tabla82.B6" office:value-type="string">
            <text:p text:style-name="P17">Reseteamos desde funambol admin el principal y sincronizamos.</text:p>
          </table:table-cell>
          <table:table-cell table:style-name="Tabla82.C6" office:value-type="string">
            <text:p text:style-name="P17">Tras el refresh los elementos se borrará en el dispositivo.</text:p>
          </table:table-cell>
        </table:table-row>
        <table:table-row table:style-name="Tabla82.1">
          <table:table-cell table:style-name="Tabla82.A7" office:value-type="string">
            <text:p text:style-name="P31"><text:span text:style-name="TDContents"><text:span text:style-name="T8"><text:s/></text:span></text:span><text:span text:style-name="T10">6</text:span></text:p>
          </table:table-cell>
          <table:table-cell table:style-name="Tabla82.B7" office:value-type="string">
            <text:p text:style-name="P17">Eliminamos un contacto, una tarea y una cita en el servidor.</text:p>
          </table:table-cell>
          <table:table-cell table:style-name="Tabla82.C7" office:value-type="string">
            <text:p text:style-name="P17">Los elementos son eliminados en el servidor.</text:p>
          </table:table-cell>
        </table:table-row>
        <table:table-row table:style-name="Tabla82.1">
          <table:table-cell table:style-name="Tabla82.A8" office:value-type="string">
            <text:p text:style-name="P31"><text:span text:style-name="TDContents"><text:span text:style-name="T8"><text:s/></text:span></text:span><text:span text:style-name="T10">7</text:span></text:p>
          </table:table-cell>
          <table:table-cell table:style-name="Tabla82.B8" office:value-type="string">
            <text:p text:style-name="P17">Reseteamos desde funambol admin el principal y sincronizamos.</text:p>
          </table:table-cell>
          <table:table-cell table:style-name="Tabla82.C8" office:value-type="string">
            <text:p text:style-name="P17">Tras el refresh los elementos se eliminarán en el dispositivo.</text:p>
          </table:table-cell>
        </table:table-row>
        <table:table-row table:style-name="Tabla82.1">
          <table:table-cell table:style-name="Tabla82.A9" office:value-type="string">
            <text:p text:style-name="P31"><text:span text:style-name="TDContents"><text:span text:style-name="T8"><text:s/></text:span></text:span><text:span text:style-name="T10">8</text:span></text:p>
          </table:table-cell>
          <table:table-cell table:style-name="Tabla82.B9" office:value-type="string">
            <text:p text:style-name="P17">Eliminamos un contacto, una tarea y una cita en el dispositivo.</text:p>
          </table:table-cell>
          <table:table-cell table:style-name="Tabla82.C9" office:value-type="string">
            <text:p text:style-name="P17">Los elementos son eliminados en el dispositivo.</text:p>
          </table:table-cell>
        </table:table-row>
        <table:table-row table:style-name="Tabla82.1">
          <table:table-cell table:style-name="Tabla82.A10" office:value-type="string">
            <text:p text:style-name="P31"><text:span text:style-name="TDContents"><text:span text:style-name="T8"><text:s/></text:span></text:span><text:span text:style-name="T10">9</text:span></text:p>
          </table:table-cell>
          <table:table-cell table:style-name="Tabla82.B10" office:value-type="string">
            <text:p text:style-name="P17">Reseteamos desde funambol admin el principal y sincronizamos.</text:p>
          </table:table-cell>
          <table:table-cell table:style-name="Tabla82.C10" office:value-type="string">
            <text:p text:style-name="P17">Tras el refresh los elementos se crearán de nuevo en el dispositivo.</text:p>
          </table:table-cell>
        </table:table-row>
        <table:table-row table:style-name="Tabla82.1">
          <table:table-cell table:style-name="Tabla82.A11" office:value-type="string">
            <text:p text:style-name="P31"><text:span text:style-name="TDContents"><text:span text:style-name="T8"><text:s/></text:span></text:span><text:span text:style-name="T10">10</text:span></text:p>
          </table:table-cell>
          <table:table-cell table:style-name="Tabla82.B11" office:value-type="string">
            <text:p text:style-name="P17">Modificar un contacto, una tarea y una cita en el servidor y en el dispositivo.</text:p>
          </table:table-cell>
          <table:table-cell table:style-name="Tabla82.C11" office:value-type="string">
            <text:p text:style-name="P17">Los elementos son modificados.</text:p>
          </table:table-cell>
        </table:table-row>
        <table:table-row table:style-name="Tabla82.1">
          <table:table-cell table:style-name="Tabla82.A12" office:value-type="string">
            <text:p text:style-name="P31"><text:span text:style-name="TDContents"><text:span text:style-name="T24"><text:s/></text:span></text:span><text:span text:style-name="T10">11</text:span></text:p>
          </table:table-cell>
          <table:table-cell table:style-name="Tabla82.B12" office:value-type="string">
            <text:p text:style-name="P17">Reseteamos desde funambol admin el principal y sincronizamos.</text:p>
          </table:table-cell>
          <table:table-cell table:style-name="Tabla82.C12" office:value-type="string">
            <text:p text:style-name="P17">Tras el refresh los elementos se modificarán en el dispositivo con los datos del servidor.</text:p>
          </table:table-cell>
        </table:table-row>
      </table:table>
      <text:p text:style-name="P68"><text:span text:style-name="T18">Tabla </text:span><text:span text:style-name="T18"><text:sequence text:ref-name="refTabela42" text:name="Tabela" text:formula="ooow:Tabela+1" style:num-format="1">43</text:sequence></text:span><text:span text:style-name="T18"> – Caso de Prueba</text:span></text:p>
      <text:p text:style-name="P4"/>
      <table:table table:name="Tabla83" table:style-name="Tabla83">
        <table:table-column table:style-name="Tabla83.A"/>
        <table:table-column table:style-name="Tabla83.B"/>
        <table:table-header-rows>
          <table:table-row table:style-name="Tabla83.1">
            <table:table-cell table:style-name="Tabla83.A1" table:number-columns-spanned="2" office:value-type="string">
              <text:p text:style-name="P36">PF-12-14 Forzar sincronización lenta.</text:p>
            </table:table-cell>
            <table:covered-table-cell/>
          </table:table-row>
        </table:table-header-rows>
        <table:table-row table:style-name="Tabla83.1">
          <table:table-cell table:style-name="Tabla83.A2" office:value-type="string">
            <text:p text:style-name="P18">Descripción</text:p>
          </table:table-cell>
          <table:table-cell table:style-name="Tabla83.B2" office:value-type="string">
            <text:p text:style-name="P17">Se prueba el comportamiento al forzar una sincronizacion lenta mediante la aplicacion funambol admin.</text:p>
          </table:table-cell>
        </table:table-row>
        <table:table-row table:style-name="Tabla83.1">
          <table:table-cell table:style-name="Tabla83.A2" office:value-type="string">
            <text:p text:style-name="P18">Prerrequisito</text:p>
          </table:table-cell>
          <table:table-cell table:style-name="Tabla83.B3" office:value-type="string">
            <text:p text:style-name="P17">No se requiere un usuario con perfil especifico para esta prueba.</text:p>
          </table:table-cell>
        </table:table-row>
        <table:table-row table:style-name="Tabla83.1">
          <table:table-cell table:style-name="Tabla83.A2" office:value-type="string">
            <text:p text:style-name="P18">Severidad</text:p>
          </table:table-cell>
          <table:table-cell table:style-name="Tabla83.B4" office:value-type="string">
            <text:p text:style-name="P17">Media</text:p>
          </table:table-cell>
        </table:table-row>
        <table:table-row table:style-name="Tabla83.5">
          <table:table-cell table:style-name="Tabla83.A5" table:number-columns-spanned="2" office:value-type="string">
            <text:p text:style-name="P8"/>
          </table:table-cell>
          <table:covered-table-cell/>
        </table:table-row>
      </table:table>
      <text:p text:style-name="P4"/>
      <table:table table:name="Tabla84" table:style-name="Tabla84">
        <table:table-column table:style-name="Tabla84.A"/>
        <table:table-column table:style-name="Tabla84.B"/>
        <table:table-column table:style-name="Tabla84.C"/>
        <table:table-header-rows>
          <table:table-row table:style-name="Tabla84.1">
            <table:table-cell table:style-name="Tabla84.A1" office:value-type="string">
              <text:p text:style-name="P18">Nombre del Paso</text:p>
            </table:table-cell>
            <table:table-cell table:style-name="Tabla84.B1" office:value-type="string">
              <text:p text:style-name="P18">Descripción</text:p>
            </table:table-cell>
            <table:table-cell table:style-name="Tabla84.C1" office:value-type="string">
              <text:p text:style-name="P18">Resultado Esperado</text:p>
            </table:table-cell>
          </table:table-row>
        </table:table-header-rows>
        <table:table-row table:style-name="Tabla84.1">
          <table:table-cell table:style-name="Tabla84.A2" office:value-type="string">
            <text:p text:style-name="P31"><text:span text:style-name="TDContents"><text:span text:style-name="T24"><text:s/></text:span></text:span><text:span text:style-name="T10">1</text:span></text:p>
          </table:table-cell>
          <table:table-cell table:style-name="Tabla84.B2" office:value-type="string">
            <text:p text:style-name="P17">Entramos en sad web admin y bloqueamos el dispositivo correspondiente a nuestro principal.</text:p>
          </table:table-cell>
          <table:table-cell table:style-name="Tabla84.C2" office:value-type="string">
            <text:p text:style-name="P17">El dispositivo queda bloqueado.</text:p>
          </table:table-cell>
        </table:table-row>
        <table:table-row table:style-name="Tabla84.1">
          <table:table-cell table:style-name="Tabla84.A3" office:value-type="string">
            <text:p text:style-name="P31"><text:span text:style-name="TDContents"><text:span text:style-name="T24"><text:s/></text:span></text:span><text:span text:style-name="T10">2</text:span></text:p>
          </table:table-cell>
          <table:table-cell table:style-name="Tabla84.B3" office:value-type="string">
            <text:p text:style-name="P3"><text:span text:style-name="T10">Entramos en funambol admin. Vamos a Principals . Buscamos nuestro principal y seleccionamos Details . </text:span><text:span text:style-name="T10">Pulsamos Reset sobre la linea que nos interese.</text:span></text:p>
          </table:table-cell>
          <table:table-cell table:style-name="Tabla84.C3" office:value-type="string">
            <text:p text:style-name="P17">El principal es reseteado.</text:p>
          </table:table-cell>
        </table:table-row>
        <table:table-row table:style-name="Tabla84.1">
          <table:table-cell table:style-name="Tabla84.A4" office:value-type="string">
            <text:p text:style-name="P31"><text:span text:style-name="TDContents"><text:span text:style-name="T24"><text:s/></text:span></text:span><text:span text:style-name="T10">3</text:span></text:p>
          </table:table-cell>
          <table:table-cell table:style-name="Tabla84.B4" office:value-type="string">
            <text:p text:style-name="P17">Sincronizamos.</text:p>
          </table:table-cell>
          <table:table-cell table:style-name="Tabla84.C4" office:value-type="string">
            <text:p text:style-name="P17">Se realiza un Refresh from server programático.</text:p>
          </table:table-cell>
        </table:table-row>
        <table:table-row table:style-name="Tabla84.1">
          <table:table-cell table:style-name="Tabla84.A5" office:value-type="string">
            <text:p text:style-name="P31"><text:span text:style-name="TDContents"><text:span text:style-name="T8"><text:s/></text:span></text:span><text:span text:style-name="T10">4</text:span></text:p>
          </table:table-cell>
          <table:table-cell table:style-name="Tabla84.B5" office:value-type="string">
            <text:p text:style-name="P17">Entramos en sad web admin y desbloqueamos el dispositivo correspondiente a nuestro principal.</text:p>
          </table:table-cell>
          <table:table-cell table:style-name="Tabla84.C5" office:value-type="string">
            <text:p text:style-name="P17">El dispositivo queda desbloqueado.</text:p>
          </table:table-cell>
        </table:table-row>
        <table:table-row table:style-name="Tabla84.1">
          <table:table-cell table:style-name="Tabla84.A6" office:value-type="string">
            <text:p text:style-name="P31"><text:span text:style-name="TDContents"><text:span text:style-name="T24"><text:s/></text:span></text:span><text:span text:style-name="T10">5</text:span></text:p>
          </table:table-cell>
          <table:table-cell table:style-name="Tabla84.B6" office:value-type="string">
            <text:p text:style-name="P3"><text:span text:style-name="T10">Entramos en funambol admin. Vamos a Principals . Buscamos nuestro principal y seleccionamos Details . </text:span><text:span text:style-name="T10">Pulsamos Reset sobre la linea que nos interese.</text:span></text:p>
          </table:table-cell>
          <table:table-cell table:style-name="Tabla84.C6" office:value-type="string">
            <text:p text:style-name="P17">El principal es reseteado.</text:p>
          </table:table-cell>
        </table:table-row>
        <table:table-row table:style-name="Tabla84.1">
          <table:table-cell table:style-name="Tabla84.A7" office:value-type="string">
            <text:p text:style-name="P31"><text:span text:style-name="TDContents"><text:span text:style-name="T24"><text:s/></text:span></text:span><text:span text:style-name="T10">6</text:span></text:p>
          </table:table-cell>
          <table:table-cell table:style-name="Tabla84.B7" office:value-type="string">
            <text:p text:style-name="P17">Sincronizamos.</text:p>
          </table:table-cell>
          <table:table-cell table:style-name="Tabla84.C7" office:value-type="string">
            <text:p text:style-name="P17">Se realiza una sincronización lenta normal.</text:p>
          </table:table-cell>
        </table:table-row>
        <table:table-row table:style-name="Tabla84.1">
          <table:table-cell table:style-name="Tabla84.A8" office:value-type="string">
            <text:p text:style-name="P31"><text:span text:style-name="TDContents"><text:span text:style-name="T8"><text:s/></text:span></text:span><text:span text:style-name="T10">7</text:span></text:p>
          </table:table-cell>
          <table:table-cell table:style-name="Tabla84.B8" office:value-type="string">
            <text:p text:style-name="P17">Entramos en sad web admin y bloqueamos un dispositivo no asociado a nuestro usuario.</text:p>
          </table:table-cell>
          <table:table-cell table:style-name="Tabla84.C8" office:value-type="string">
            <text:p text:style-name="P17">El dispositivo queda bloqueado.</text:p>
          </table:table-cell>
        </table:table-row>
        <table:table-row table:style-name="Tabla84.1">
          <table:table-cell table:style-name="Tabla84.A9" office:value-type="string">
            <text:p text:style-name="P31"><text:span text:style-name="TDContents"><text:span text:style-name="T24"><text:s/></text:span></text:span><text:span text:style-name="T10">8</text:span></text:p>
          </table:table-cell>
          <table:table-cell table:style-name="Tabla84.B9" office:value-type="string">
            <text:p text:style-name="P3"><text:span text:style-name="T10">Entramos en funambol admin. Vamos a Principals . Buscamos el principal del dispositivo y seleccionamos Details . </text:span><text:span text:style-name="T10">Pulsamos Reset sobre la linea que nos interese.</text:span></text:p>
          </table:table-cell>
          <table:table-cell table:style-name="Tabla84.C9" office:value-type="string">
            <text:p text:style-name="P17">El principal es reseteado.</text:p>
          </table:table-cell>
        </table:table-row>
        <table:table-row table:style-name="Tabla84.1">
          <table:table-cell table:style-name="Tabla84.A10" office:value-type="string">
            <text:p text:style-name="P31"><text:span text:style-name="TDContents"><text:span text:style-name="T24"><text:s/></text:span></text:span><text:span text:style-name="T10">9</text:span></text:p>
          </table:table-cell>
          <table:table-cell table:style-name="Tabla84.B10" office:value-type="string">
            <text:p text:style-name="P17">Sincronizamos.</text:p>
          </table:table-cell>
          <table:table-cell table:style-name="Tabla84.C10" office:value-type="string">
            <text:p text:style-name="P17">Se realiza una sincronización lenta normal.</text:p>
          </table:table-cell>
        </table:table-row>
        <table:table-row table:style-name="Tabla84.1">
          <table:table-cell table:style-name="Tabla84.A11" office:value-type="string">
            <text:p text:style-name="P31"><text:span text:style-name="TDContents"><text:span text:style-name="T8"><text:s/></text:span></text:span><text:span text:style-name="T10">10</text:span></text:p>
          </table:table-cell>
          <table:table-cell table:style-name="Tabla84.B11" office:value-type="string">
            <text:p text:style-name="P17">Entramos en sad web admin y desbloqueamos un dispositivo no asociado a nuestro usuario.</text:p>
          </table:table-cell>
          <table:table-cell table:style-name="Tabla84.C11" office:value-type="string">
            <text:p text:style-name="P17">El dispositivo queda desbloqueado.</text:p>
          </table:table-cell>
        </table:table-row>
        <table:table-row table:style-name="Tabla84.1">
          <table:table-cell table:style-name="Tabla84.A12" office:value-type="string">
            <text:p text:style-name="P31"><text:span text:style-name="TDContents"><text:span text:style-name="T24"><text:s/></text:span></text:span><text:span text:style-name="T10">11</text:span></text:p>
          </table:table-cell>
          <table:table-cell table:style-name="Tabla84.B12" office:value-type="string">
            <text:p text:style-name="P3"><text:span text:style-name="T10">Entramos en funambol admin. </text:span><text:soft-page-break/><text:span text:style-name="T10">Vamos a Principals . Buscamos el principal del dispositivo y seleccionamos Details . </text:span><text:span text:style-name="T10">Pulsamos Reset sobre la linea que nos interese.</text:span></text:p>
          </table:table-cell>
          <table:table-cell table:style-name="Tabla84.C12" office:value-type="string">
            <text:p text:style-name="P17">El principal es reseteado.</text:p>
          </table:table-cell>
        </table:table-row>
        <table:table-row table:style-name="Tabla84.1">
          <table:table-cell table:style-name="Tabla84.A13" office:value-type="string">
            <text:p text:style-name="P31"><text:span text:style-name="TDContents"><text:span text:style-name="T24"><text:s/></text:span></text:span><text:span text:style-name="T10">12</text:span></text:p>
          </table:table-cell>
          <table:table-cell table:style-name="Tabla84.B13" office:value-type="string">
            <text:p text:style-name="P17">Sincronizamos.</text:p>
          </table:table-cell>
          <table:table-cell table:style-name="Tabla84.C13" office:value-type="string">
            <text:p text:style-name="P17">Se realiza una sincronización lenta normal.</text:p>
          </table:table-cell>
        </table:table-row>
        <table:table-row table:style-name="Tabla84.1">
          <table:table-cell table:style-name="Tabla84.A14" office:value-type="string">
            <text:p text:style-name="P31"><text:span text:style-name="TDContents"><text:span text:style-name="T8"><text:s/></text:span></text:span><text:span text:style-name="T10">13</text:span></text:p>
          </table:table-cell>
          <table:table-cell table:style-name="Tabla84.B14" office:value-type="string">
            <text:p text:style-name="P17">Comprobamos que se ha recibido correo indicando todas las sincronizaciones lentas efectuadas.</text:p>
          </table:table-cell>
          <table:table-cell table:style-name="Tabla84.C14" office:value-type="string">
            <text:p text:style-name="P17">El correo se ha recibido correctamente.</text:p>
          </table:table-cell>
        </table:table-row>
      </table:table>
      <text:p text:style-name="P68"><text:span text:style-name="T18">Tabla </text:span><text:span text:style-name="T18"><text:sequence text:ref-name="refTabela43" text:name="Tabela" text:formula="ooow:Tabela+1" style:num-format="1">44</text:sequence></text:span><text:span text:style-name="T18"> – Caso de Prueba</text:span></text:p>
      <text:p text:style-name="P67"/>
      <text:p text:style-name="P4"/>
      <text:list xml:id="list161739202360040" text:continue-numbering="true" text:style-name="WW8Num8">
        <text:list-item>
          <text:list>
            <text:list-item>
              <text:list>
                <text:list-item>
                  <text:list>
                    <text:list-item>
                      <text:h text:style-name="P51" text:outline-level="4"><text:bookmark-start text:name="__RefHeading___Toc418079812"/>Android<text:bookmark-end text:name="__RefHeading___Toc418079812"/></text:h>
                    </text:list-item>
                  </text:list>
                </text:list-item>
              </text:list>
            </text:list-item>
          </text:list>
        </text:list-item>
      </text:list>
      <table:table table:name="Tabla85" table:style-name="Tabla85">
        <table:table-column table:style-name="Tabla85.A"/>
        <table:table-column table:style-name="Tabla85.B"/>
        <table:table-column table:style-name="Tabla85.C"/>
        <table:table-column table:style-name="Tabla85.D"/>
        <table:table-header-rows>
          <table:table-row table:style-name="Tabla85.1">
            <table:table-cell table:style-name="Tabla85.A1" table:number-columns-spanned="4" office:value-type="string">
              <text:p text:style-name="P35">PF-09-03 Creación de contacto en el servidor</text:p>
            </table:table-cell>
            <table:covered-table-cell/>
            <table:covered-table-cell/>
            <table:covered-table-cell/>
          </table:table-row>
          <table:table-row table:style-name="Tabla85.1">
            <table:table-cell table:style-name="Tabla85.A2" table:number-columns-spanned="2" office:value-type="string">
              <text:p text:style-name="P24">Descripción</text:p>
            </table:table-cell>
            <table:covered-table-cell/>
            <table:table-cell table:style-name="Tabla85.C2" table:number-columns-spanned="2" office:value-type="string">
              <text:p text:style-name="P19">Se prueba la creacion de un contacto en el servidor y su posterior sincronizacion.</text:p>
            </table:table-cell>
            <table:covered-table-cell/>
          </table:table-row>
        </table:table-header-rows>
        <table:table-row table:style-name="Tabla85.1">
          <table:table-cell table:style-name="Tabla85.A2" table:number-columns-spanned="2" office:value-type="string">
            <text:p text:style-name="P24">Prerrequisito</text:p>
          </table:table-cell>
          <table:covered-table-cell/>
          <table:table-cell table:style-name="Tabla85.C3" table:number-columns-spanned="2" office:value-type="string">
            <text:p text:style-name="P19">No se requiere un usuario con perfil especifico para esta prueba.</text:p>
          </table:table-cell>
          <table:covered-table-cell/>
        </table:table-row>
        <table:table-row table:style-name="Tabla85.1">
          <table:table-cell table:style-name="Tabla85.A2" table:number-columns-spanned="2" office:value-type="string">
            <text:p text:style-name="P24">Severidad</text:p>
          </table:table-cell>
          <table:covered-table-cell/>
          <table:table-cell table:style-name="Tabla85.C4" table:number-columns-spanned="2" office:value-type="string">
            <text:p text:style-name="P19">Media</text:p>
          </table:table-cell>
          <table:covered-table-cell/>
        </table:table-row>
        <table:table-row table:style-name="Tabla85.5">
          <table:table-cell table:style-name="Tabla85.A5" table:number-columns-spanned="4" office:value-type="string">
            <text:p text:style-name="P10"/>
          </table:table-cell>
          <table:covered-table-cell/>
          <table:covered-table-cell/>
          <table:covered-table-cell/>
        </table:table-row>
        <table:table-row table:style-name="Tabla85.1">
          <table:table-cell table:style-name="Tabla85.A2" office:value-type="string">
            <text:p text:style-name="P24">Nombre del Paso</text:p>
          </table:table-cell>
          <table:table-cell table:style-name="Tabla85.B6" table:number-columns-spanned="2" office:value-type="string">
            <text:p text:style-name="P24">Descripción</text:p>
          </table:table-cell>
          <table:covered-table-cell/>
          <table:table-cell table:style-name="Tabla85.D6" office:value-type="string">
            <text:p text:style-name="P24">Resultado Esperado</text:p>
          </table:table-cell>
        </table:table-row>
        <text:soft-page-break/>
        <table:table-row table:style-name="Tabla85.1">
          <table:table-cell table:style-name="Tabla85.A7" office:value-type="string">
            <text:p text:style-name="P31"><text:span text:style-name="TDContents"><text:span text:style-name="T25"><text:s/></text:span></text:span><text:span text:style-name="T11">1</text:span></text:p>
          </table:table-cell>
          <table:table-cell table:style-name="Tabla85.B7" table:number-columns-spanned="2" office:value-type="string">
            <text:p text:style-name="P20">En el servidor, crear un nuevo contacto. Poblar los siguientes campos:</text:p>
            <text:p text:style-name="P19"/>
            <text:p text:style-name="P20">*Nombre, Apelliidos, Privado, Notas, Categorías</text:p>
            <text:p text:style-name="P20">*Trabajo Ciudad, Provincia, Código Postal, País</text:p>
            <text:p text:style-name="P20">*Particular Cumpleaños. Cónyuge, Email, Tel. Casa, Tel. Casa 2, Móvil, Fax, Calle, Ciudad, Código Postal, País</text:p>
            <text:p text:style-name="P20">*Otros Página Web, Email, Fijo, Fax, Calle, Ciudad, Provincia, Código Postal, País</text:p>
            <text:p text:style-name="P19"/>
          </table:table-cell>
          <table:covered-table-cell/>
          <table:table-cell table:style-name="Tabla85.D7" office:value-type="string">
            <text:p text:style-name="P19">El nuevo contacto es creado en el servidor.</text:p>
          </table:table-cell>
        </table:table-row>
        <table:table-row table:style-name="Tabla85.1">
          <table:table-cell table:style-name="Tabla85.A8" office:value-type="string">
            <text:p text:style-name="P31"><text:span text:style-name="TDContents"><text:span text:style-name="T9"><text:s/></text:span></text:span><text:span text:style-name="T11">2</text:span></text:p>
          </table:table-cell>
          <table:table-cell table:style-name="Tabla85.B8" table:number-columns-spanned="2" office:value-type="string">
            <text:p text:style-name="P19">Sincronizar contactos.</text:p>
          </table:table-cell>
          <table:covered-table-cell/>
          <table:table-cell table:style-name="Tabla85.D8" office:value-type="string">
            <text:p text:style-name="P19">El nuevo contacto es creado en el dispositivo, con la información introducida en el servidor.</text:p>
          </table:table-cell>
        </table:table-row>
      </table:table>
      <text:p text:style-name="P68"><text:span text:style-name="T19">Tabla </text:span><text:span text:style-name="T19"><text:sequence text:ref-name="refTabela44" text:name="Tabela" text:formula="ooow:Tabela+1" style:num-format="1">45</text:sequence></text:span><text:span text:style-name="T19"> – Caso de Prueba</text:span></text:p>
      <text:p text:style-name="P9"/>
      <table:table table:name="Tabla86" table:style-name="Tabla86">
        <table:table-column table:style-name="Tabla86.A"/>
        <table:table-column table:style-name="Tabla86.B"/>
        <table:table-column table:style-name="Tabla86.C"/>
        <table:table-column table:style-name="Tabla86.D"/>
        <table:table-header-rows>
          <table:table-row table:style-name="Tabla86.1">
            <table:table-cell table:style-name="Tabla86.A1" table:number-columns-spanned="4" office:value-type="string">
              <text:p text:style-name="P35">PF-09-04 Creación de contacto en el dispositivo</text:p>
            </table:table-cell>
            <table:covered-table-cell/>
            <table:covered-table-cell/>
            <table:covered-table-cell/>
          </table:table-row>
          <table:table-row table:style-name="Tabla86.1">
            <table:table-cell table:style-name="Tabla86.A2" table:number-columns-spanned="2" office:value-type="string">
              <text:p text:style-name="P24">Descripción</text:p>
            </table:table-cell>
            <table:covered-table-cell/>
            <table:table-cell table:style-name="Tabla86.C2" table:number-columns-spanned="2" office:value-type="string">
              <text:p text:style-name="P19">Se prueba la creacion de un contacto en el dispositivo y su posterior sincronizacion.</text:p>
            </table:table-cell>
            <table:covered-table-cell/>
          </table:table-row>
        </table:table-header-rows>
        <table:table-row table:style-name="Tabla86.1">
          <table:table-cell table:style-name="Tabla86.A2" table:number-columns-spanned="2" office:value-type="string">
            <text:p text:style-name="P24">Prerrequisito</text:p>
          </table:table-cell>
          <table:covered-table-cell/>
          <table:table-cell table:style-name="Tabla86.C3" table:number-columns-spanned="2" office:value-type="string">
            <text:p text:style-name="P19">No se requiere un usuario con perfil especifico para esta prueba.</text:p>
          </table:table-cell>
          <table:covered-table-cell/>
        </table:table-row>
        <table:table-row table:style-name="Tabla86.1">
          <table:table-cell table:style-name="Tabla86.A2" table:number-columns-spanned="2" office:value-type="string">
            <text:p text:style-name="P24">Severidad</text:p>
          </table:table-cell>
          <table:covered-table-cell/>
          <table:table-cell table:style-name="Tabla86.C4" table:number-columns-spanned="2" office:value-type="string">
            <text:p text:style-name="P19">Media</text:p>
          </table:table-cell>
          <table:covered-table-cell/>
        </table:table-row>
        <table:table-row table:style-name="Tabla86.5">
          <table:table-cell table:style-name="Tabla86.A5" table:number-columns-spanned="4" office:value-type="string">
            <text:p text:style-name="P10"/>
          </table:table-cell>
          <table:covered-table-cell/>
          <table:covered-table-cell/>
          <table:covered-table-cell/>
        </table:table-row>
        <table:table-row table:style-name="Tabla86.1">
          <table:table-cell table:style-name="Tabla86.A2" office:value-type="string">
            <text:p text:style-name="P24">Nombre del Paso</text:p>
          </table:table-cell>
          <table:table-cell table:style-name="Tabla86.B6" table:number-columns-spanned="2" office:value-type="string">
            <text:p text:style-name="P24">Descripción</text:p>
          </table:table-cell>
          <table:covered-table-cell/>
          <table:table-cell table:style-name="Tabla86.D6" office:value-type="string">
            <text:p text:style-name="P24">Resultado Esperado</text:p>
          </table:table-cell>
        </table:table-row>
        <table:table-row table:style-name="Tabla86.1">
          <table:table-cell table:style-name="Tabla86.A7" office:value-type="string">
            <text:p text:style-name="P31"><text:span text:style-name="TDContents"><text:span text:style-name="T25"><text:s/></text:span></text:span><text:span text:style-name="T11">1</text:span></text:p>
          </table:table-cell>
          <table:table-cell table:style-name="Tabla86.B7" table:number-columns-spanned="2" office:value-type="string">
            <text:p text:style-name="P19">En el dispositivo, crear un nuevo contacto. Poblar los siguientes campos. Nombre, Apellidos, Privado, Notas, Categorias, Trabajo Organización, Trabajo Cargo, Trabajo Correo electrónico 3, Trabajo Trabajo, Trabajo Trabajo 2, Trabajo Móvil, Trabajo Fax del trabajo, Trabajo <text:soft-page-break/>Trabajo Calle , Trabajo Trabajo Ciudad , Trabajo Trabajo Provincia o estado , Trabajo Trabajo Código Postal , Trabajo Trabajo País o región , Particular Cumpleaños, Particular Cónyuge, Particular Correo electrónico 2, Particular Particular, Particular Particular 2, Particular Principal, Particular Fax particular, Particular Particular Calle , Particular Particular Ciudad , Particular Particular Provincia o estado , Particular Particular Código Postal , Particular Particular País o región , Otros Página Web, Otros Correo electrónico 1, Otros Otro, Otros Otro Fax, Otros Otra Calle , Otros Otra Ciudad , Otros Otra Provincia o estado , Otros Otra Código Postal , Otros Otra País o región .</text:p>
          </table:table-cell>
          <table:covered-table-cell/>
          <table:table-cell table:style-name="Tabla86.D7" office:value-type="string">
            <text:p text:style-name="P19">El nuevo contacto es creado en el dispositivo.</text:p>
          </table:table-cell>
        </table:table-row>
        <table:table-row table:style-name="Tabla86.1">
          <table:table-cell table:style-name="Tabla86.A8" office:value-type="string">
            <text:p text:style-name="P31"><text:span text:style-name="TDContents"><text:span text:style-name="T9"><text:s/></text:span></text:span><text:span text:style-name="T11">2</text:span></text:p>
          </table:table-cell>
          <table:table-cell table:style-name="Tabla86.B8" table:number-columns-spanned="2" office:value-type="string">
            <text:p text:style-name="P19">Sincronizar contactos.</text:p>
          </table:table-cell>
          <table:covered-table-cell/>
          <table:table-cell table:style-name="Tabla86.D8" office:value-type="string">
            <text:p text:style-name="P19">El nuevo contacto es creado en el servidor, con la información introducida en el dispositivo.</text:p>
          </table:table-cell>
        </table:table-row>
      </table:table>
      <text:p text:style-name="P68"><text:span text:style-name="T19">Tabla </text:span><text:span text:style-name="T19"><text:sequence text:ref-name="refTabela45" text:name="Tabela" text:formula="ooow:Tabela+1" style:num-format="1">46</text:sequence></text:span><text:span text:style-name="T19"> – Caso de Prueba</text:span></text:p>
      <text:p text:style-name="P9"/>
      <table:table table:name="Tabla87" table:style-name="Tabla87">
        <table:table-column table:style-name="Tabla87.A"/>
        <table:table-column table:style-name="Tabla87.B"/>
        <table:table-column table:style-name="Tabla87.C"/>
        <table:table-column table:style-name="Tabla87.D"/>
        <table:table-header-rows>
          <table:table-row table:style-name="Tabla87.1">
            <table:table-cell table:style-name="Tabla87.A1" table:number-columns-spanned="4" office:value-type="string">
              <text:p text:style-name="P35">PF-09-05 Modificación de contacto en el servidor</text:p>
            </table:table-cell>
            <table:covered-table-cell/>
            <table:covered-table-cell/>
            <table:covered-table-cell/>
          </table:table-row>
          <table:table-row table:style-name="Tabla87.1">
            <table:table-cell table:style-name="Tabla87.A2" table:number-columns-spanned="2" office:value-type="string">
              <text:p text:style-name="P24">Descripción</text:p>
            </table:table-cell>
            <table:covered-table-cell/>
            <table:table-cell table:style-name="Tabla87.C2" table:number-columns-spanned="2" office:value-type="string">
              <text:p text:style-name="P19">Se prueba la modificacion de un contacto en el servidor y su posterior sincronizacion.</text:p>
            </table:table-cell>
            <table:covered-table-cell/>
          </table:table-row>
        </table:table-header-rows>
        <table:table-row table:style-name="Tabla87.1">
          <table:table-cell table:style-name="Tabla87.A2" table:number-columns-spanned="2" office:value-type="string">
            <text:p text:style-name="P24">Prerrequisito</text:p>
          </table:table-cell>
          <table:covered-table-cell/>
          <table:table-cell table:style-name="Tabla87.C3" table:number-columns-spanned="2" office:value-type="string">
            <text:p text:style-name="P19">No se requiere un usuario con perfil especifico para esta prueba.</text:p>
          </table:table-cell>
          <table:covered-table-cell/>
        </table:table-row>
        <table:table-row table:style-name="Tabla87.1">
          <table:table-cell table:style-name="Tabla87.A2" table:number-columns-spanned="2" office:value-type="string">
            <text:p text:style-name="P24">Severidad</text:p>
          </table:table-cell>
          <table:covered-table-cell/>
          <table:table-cell table:style-name="Tabla87.C4" table:number-columns-spanned="2" office:value-type="string">
            <text:p text:style-name="P19">Media</text:p>
          </table:table-cell>
          <table:covered-table-cell/>
        </table:table-row>
        <table:table-row table:style-name="Tabla87.5">
          <table:table-cell table:style-name="Tabla87.A5" table:number-columns-spanned="4" office:value-type="string">
            <text:p text:style-name="P10"/>
          </table:table-cell>
          <table:covered-table-cell/>
          <table:covered-table-cell/>
          <table:covered-table-cell/>
        </table:table-row>
        <table:table-row table:style-name="Tabla87.1">
          <table:table-cell table:style-name="Tabla87.A2" office:value-type="string">
            <text:p text:style-name="P24">Nombre del Paso</text:p>
          </table:table-cell>
          <table:table-cell table:style-name="Tabla87.B6" table:number-columns-spanned="2" office:value-type="string">
            <text:p text:style-name="P24">Descripción</text:p>
          </table:table-cell>
          <table:covered-table-cell/>
          <table:table-cell table:style-name="Tabla87.D6" office:value-type="string">
            <text:p text:style-name="P24">Resultado Esperado</text:p>
          </table:table-cell>
        </table:table-row>
        <table:table-row table:style-name="Tabla87.1">
          <table:table-cell table:style-name="Tabla87.A7" office:value-type="string">
            <text:p text:style-name="P31"><text:span text:style-name="TDContents"><text:span text:style-name="T25"><text:s/></text:span></text:span><text:span text:style-name="T11">1</text:span></text:p>
          </table:table-cell>
          <table:table-cell table:style-name="Tabla87.B7" table:number-columns-spanned="2" office:value-type="string">
            <text:p text:style-name="P19">En el servidor, en un contacto ya existente, modificar los <text:soft-page-break/>siguientes campos. Nombre , Apellidos, Privado, Notas, Categorias, Trabajo Empresa, Trabajo Cargo, Trabajo Email, Trabajo Tel. Oficina, Trabajo Tel. Oficina 2, Trabajo Móvil, Trabajo Fax, Trabajo Calle, Trabajo Ciudad, Trabajo Provincia, Trabajo Código Postal, Trabajo País, Particular Cumpleaños, Particular Cónyuge, Particular Email, Particular Tel. Casa, Particular Tel. Casa 2, Particular Movil, Particular Fax, Particular Calle, Particular Ciudad, Particular Provincia, Particular Código Postal, Particular País, Otros Página Web, Otros Email, Otros Fijo, Otros Fax, Otros Calle, Otros Ciudad, Otros Provincia, Otros Código Postal, Otros País.</text:p>
          </table:table-cell>
          <table:covered-table-cell/>
          <table:table-cell table:style-name="Tabla87.D7" office:value-type="string">
            <text:p text:style-name="P19">El contacto es modificado en el servidor.</text:p>
          </table:table-cell>
        </table:table-row>
        <table:table-row table:style-name="Tabla87.1">
          <table:table-cell table:style-name="Tabla87.A8" office:value-type="string">
            <text:p text:style-name="P31"><text:span text:style-name="TDContents"><text:span text:style-name="T9"><text:s/></text:span></text:span><text:span text:style-name="T11">2</text:span></text:p>
          </table:table-cell>
          <table:table-cell table:style-name="Tabla87.B8" table:number-columns-spanned="2" office:value-type="string">
            <text:p text:style-name="P19">Sincronizar contactos.</text:p>
          </table:table-cell>
          <table:covered-table-cell/>
          <table:table-cell table:style-name="Tabla87.D8" office:value-type="string">
            <text:p text:style-name="P19">El contacto es modificado en el dispositivo, con la nueva información introducida en el servidor.</text:p>
          </table:table-cell>
        </table:table-row>
      </table:table>
      <text:p text:style-name="P68"><text:span text:style-name="T19">Tabla </text:span><text:span text:style-name="T19"><text:sequence text:ref-name="refTabela46" text:name="Tabela" text:formula="ooow:Tabela+1" style:num-format="1">47</text:sequence></text:span><text:span text:style-name="T19"> – Caso de Prueba</text:span></text:p>
      <text:p text:style-name="P9"/>
      <table:table table:name="Tabla88" table:style-name="Tabla88">
        <table:table-column table:style-name="Tabla88.A"/>
        <table:table-column table:style-name="Tabla88.B"/>
        <table:table-column table:style-name="Tabla88.C"/>
        <table:table-column table:style-name="Tabla88.D"/>
        <table:table-header-rows>
          <table:table-row table:style-name="Tabla88.1">
            <table:table-cell table:style-name="Tabla88.A1" table:number-columns-spanned="4" office:value-type="string">
              <text:p text:style-name="P35">PF-09-06 Modificación de contacto en el dispositivo</text:p>
            </table:table-cell>
            <table:covered-table-cell/>
            <table:covered-table-cell/>
            <table:covered-table-cell/>
          </table:table-row>
          <table:table-row table:style-name="Tabla88.1">
            <table:table-cell table:style-name="Tabla88.A2" table:number-columns-spanned="2" office:value-type="string">
              <text:p text:style-name="P24">Descripción</text:p>
            </table:table-cell>
            <table:covered-table-cell/>
            <table:table-cell table:style-name="Tabla88.C2" table:number-columns-spanned="2" office:value-type="string">
              <text:p text:style-name="P19">Se prueba la modificacion de un contacto en el dispositivo y su posterior sincronizacion.</text:p>
            </table:table-cell>
            <table:covered-table-cell/>
          </table:table-row>
        </table:table-header-rows>
        <table:table-row table:style-name="Tabla88.1">
          <table:table-cell table:style-name="Tabla88.A2" table:number-columns-spanned="2" office:value-type="string">
            <text:p text:style-name="P24">Prerrequisito</text:p>
          </table:table-cell>
          <table:covered-table-cell/>
          <table:table-cell table:style-name="Tabla88.C3" table:number-columns-spanned="2" office:value-type="string">
            <text:p text:style-name="P19">No se requiere un usuario con perfil especifico para esta prueba.</text:p>
          </table:table-cell>
          <table:covered-table-cell/>
        </table:table-row>
        <table:table-row table:style-name="Tabla88.1">
          <table:table-cell table:style-name="Tabla88.A2" table:number-columns-spanned="2" office:value-type="string">
            <text:p text:style-name="P24">Severidad</text:p>
          </table:table-cell>
          <table:covered-table-cell/>
          <table:table-cell table:style-name="Tabla88.C4" table:number-columns-spanned="2" office:value-type="string">
            <text:p text:style-name="P19">Media</text:p>
          </table:table-cell>
          <table:covered-table-cell/>
        </table:table-row>
        <table:table-row table:style-name="Tabla88.5">
          <table:table-cell table:style-name="Tabla88.A5" table:number-columns-spanned="4" office:value-type="string">
            <text:p text:style-name="P10"/>
          </table:table-cell>
          <table:covered-table-cell/>
          <table:covered-table-cell/>
          <table:covered-table-cell/>
        </table:table-row>
        <table:table-row table:style-name="Tabla88.1">
          <table:table-cell table:style-name="Tabla88.A2" office:value-type="string">
            <text:p text:style-name="P24">Nombre del Paso</text:p>
          </table:table-cell>
          <table:table-cell table:style-name="Tabla88.B6" table:number-columns-spanned="2" office:value-type="string">
            <text:p text:style-name="P24">Descripción</text:p>
          </table:table-cell>
          <table:covered-table-cell/>
          <table:table-cell table:style-name="Tabla88.D6" office:value-type="string">
            <text:p text:style-name="P24">Resultado Esperado</text:p>
          </table:table-cell>
        </table:table-row>
        <table:table-row table:style-name="Tabla88.1">
          <table:table-cell table:style-name="Tabla88.A7" office:value-type="string">
            <text:p text:style-name="P31"><text:span text:style-name="TDContents"><text:span text:style-name="T25"><text:s/></text:span></text:span><text:span text:style-name="T11">1</text:span></text:p>
          </table:table-cell>
          <table:table-cell table:style-name="Tabla88.B7" table:number-columns-spanned="2" office:value-type="string">
            <text:p text:style-name="P19">En el dispositivo, en un contacto ya existente, modificar los siguientes campos. Nombre, <text:soft-page-break/>Apellidos, Privado, Notas, Categorias, Trabajo Organización, Trabajo Cargo, Trabajo Correo electrónico 3, Trabajo Trabajo, Trabajo Trabajo 2, Trabajo Móvil, Trabajo Fax del trabajo, Trabajo Trabajo Calle , Trabajo Trabajo Ciudad , Trabajo Trabajo Provincia o estado , Trabajo Trabajo Código Postal , Trabajo Trabajo País o región , Particular Cumpleaños, Particular Cónyuge, Particular Correo electrónico 2, Particular Particular, Particular Particular 2, Particular Principal, Particular Fax particular, Particular Particular Calle , Particular Particular Ciudad , Particular Particular Provincia o estado , Particular Particular Código Postal , Particular Particular País o región , Otros Página Web, Otros Correo electrónico 1, Otros Otro, Otros Otro Fax, Otros Otra Calle , Otros Otra Ciudad , Otros Otra Provincia o estado , Otros Otra Código Postal , Otros Otra País o región .</text:p>
          </table:table-cell>
          <table:covered-table-cell/>
          <table:table-cell table:style-name="Tabla88.D7" office:value-type="string">
            <text:p text:style-name="P19">El contacto es modificado en el dispositivo.</text:p>
          </table:table-cell>
        </table:table-row>
        <table:table-row table:style-name="Tabla88.1">
          <table:table-cell table:style-name="Tabla88.A8" office:value-type="string">
            <text:p text:style-name="P31"><text:span text:style-name="TDContents"><text:span text:style-name="T9"><text:s/></text:span></text:span><text:span text:style-name="T11">2</text:span></text:p>
          </table:table-cell>
          <table:table-cell table:style-name="Tabla88.B8" table:number-columns-spanned="2" office:value-type="string">
            <text:p text:style-name="P19">Sincronizar contactos.</text:p>
          </table:table-cell>
          <table:covered-table-cell/>
          <table:table-cell table:style-name="Tabla88.D8" office:value-type="string">
            <text:p text:style-name="P19">El contacto es modificado en el servidor, con la nueva información introducida en el dispositivo.</text:p>
          </table:table-cell>
        </table:table-row>
      </table:table>
      <text:p text:style-name="P68"><text:span text:style-name="T19">Tabla </text:span><text:span text:style-name="T19"><text:sequence text:ref-name="refTabela47" text:name="Tabela" text:formula="ooow:Tabela+1" style:num-format="1">48</text:sequence></text:span><text:span text:style-name="T19"> – Caso de Prueba</text:span></text:p>
      <text:p text:style-name="P9"/>
      <table:table table:name="Tabla89" table:style-name="Tabla89">
        <table:table-column table:style-name="Tabla89.A"/>
        <table:table-column table:style-name="Tabla89.B"/>
        <table:table-column table:style-name="Tabla89.C"/>
        <table:table-column table:style-name="Tabla89.D"/>
        <table:table-header-rows>
          <table:table-row table:style-name="Tabla89.1">
            <table:table-cell table:style-name="Tabla89.A1" table:number-columns-spanned="4" office:value-type="string">
              <text:p text:style-name="P35">PF-09-08 Borrar un contacto en el servidor</text:p>
            </table:table-cell>
            <table:covered-table-cell/>
            <table:covered-table-cell/>
            <table:covered-table-cell/>
          </table:table-row>
          <table:table-row table:style-name="Tabla89.1">
            <table:table-cell table:style-name="Tabla89.A2" table:number-columns-spanned="2" office:value-type="string">
              <text:p text:style-name="P24">Descripción</text:p>
            </table:table-cell>
            <table:covered-table-cell/>
            <table:table-cell table:style-name="Tabla89.C2" table:number-columns-spanned="2" office:value-type="string">
              <text:p text:style-name="P19">Se prueba la eliminacion de un contacto en el servidor y su posterior sincronizacion.</text:p>
            </table:table-cell>
            <table:covered-table-cell/>
          </table:table-row>
        </table:table-header-rows>
        <table:table-row table:style-name="Tabla89.1">
          <table:table-cell table:style-name="Tabla89.A2" table:number-columns-spanned="2" office:value-type="string">
            <text:p text:style-name="P24">Prerrequisito</text:p>
          </table:table-cell>
          <table:covered-table-cell/>
          <table:table-cell table:style-name="Tabla89.C3" table:number-columns-spanned="2" office:value-type="string">
            <text:p text:style-name="P19">No se requiere un usuario con perfil especifico para esta <text:soft-page-break/>prueba.</text:p>
          </table:table-cell>
          <table:covered-table-cell/>
        </table:table-row>
        <table:table-row table:style-name="Tabla89.1">
          <table:table-cell table:style-name="Tabla89.A2" table:number-columns-spanned="2" office:value-type="string">
            <text:p text:style-name="P24">Severidad</text:p>
          </table:table-cell>
          <table:covered-table-cell/>
          <table:table-cell table:style-name="Tabla89.C4" table:number-columns-spanned="2" office:value-type="string">
            <text:p text:style-name="P19">Media</text:p>
          </table:table-cell>
          <table:covered-table-cell/>
        </table:table-row>
        <table:table-row table:style-name="Tabla89.5">
          <table:table-cell table:style-name="Tabla89.A5" table:number-columns-spanned="4" office:value-type="string">
            <text:p text:style-name="P10"/>
          </table:table-cell>
          <table:covered-table-cell/>
          <table:covered-table-cell/>
          <table:covered-table-cell/>
        </table:table-row>
        <table:table-row table:style-name="Tabla89.1">
          <table:table-cell table:style-name="Tabla89.A2" office:value-type="string">
            <text:p text:style-name="P24">Nombre del Paso</text:p>
          </table:table-cell>
          <table:table-cell table:style-name="Tabla89.B6" table:number-columns-spanned="2" office:value-type="string">
            <text:p text:style-name="P24">Descripción</text:p>
          </table:table-cell>
          <table:covered-table-cell/>
          <table:table-cell table:style-name="Tabla89.D6" office:value-type="string">
            <text:p text:style-name="P24">Resultado Esperado</text:p>
          </table:table-cell>
        </table:table-row>
        <table:table-row table:style-name="Tabla89.1">
          <table:table-cell table:style-name="Tabla89.A7" office:value-type="string">
            <text:p text:style-name="P31"><text:span text:style-name="TDContents"><text:span text:style-name="T25"><text:s/></text:span></text:span><text:span text:style-name="T11">1</text:span></text:p>
          </table:table-cell>
          <table:table-cell table:style-name="Tabla89.B7" table:number-columns-spanned="2" office:value-type="string">
            <text:p text:style-name="P19">En el servidor, eliminamos un contacto ya sincronizado.</text:p>
          </table:table-cell>
          <table:covered-table-cell/>
          <table:table-cell table:style-name="Tabla89.D7" office:value-type="string">
            <text:p text:style-name="P19">El contacto es eliminado en el servidor.</text:p>
          </table:table-cell>
        </table:table-row>
        <table:table-row table:style-name="Tabla89.1">
          <table:table-cell table:style-name="Tabla89.A8" office:value-type="string">
            <text:p text:style-name="P31"><text:span text:style-name="TDContents"><text:span text:style-name="T9"><text:s/></text:span></text:span><text:span text:style-name="T11">2</text:span></text:p>
          </table:table-cell>
          <table:table-cell table:style-name="Tabla89.B8" table:number-columns-spanned="2" office:value-type="string">
            <text:p text:style-name="P19">Sincronizamos</text:p>
          </table:table-cell>
          <table:covered-table-cell/>
          <table:table-cell table:style-name="Tabla89.D8" office:value-type="string">
            <text:p text:style-name="P19">El contacto es eliminado en el dispositivo.</text:p>
          </table:table-cell>
        </table:table-row>
      </table:table>
      <text:p text:style-name="P68"><text:span text:style-name="T19">Tabla </text:span><text:span text:style-name="T19"><text:sequence text:ref-name="refTabela48" text:name="Tabela" text:formula="ooow:Tabela+1" style:num-format="1">49</text:sequence></text:span><text:span text:style-name="T19"> – Caso de Prueba</text:span></text:p>
      <table:table table:name="Tabla90" table:style-name="Tabla90">
        <table:table-column table:style-name="Tabla90.A"/>
        <table:table-column table:style-name="Tabla90.B"/>
        <table:table-column table:style-name="Tabla90.C"/>
        <table:table-column table:style-name="Tabla90.D"/>
        <table:table-header-rows>
          <table:table-row table:style-name="Tabla90.1">
            <table:table-cell table:style-name="Tabla90.A1" table:number-columns-spanned="4" office:value-type="string">
              <text:p text:style-name="P35">PF-09-09 Borrar un contacto en el dispositivo</text:p>
            </table:table-cell>
            <table:covered-table-cell/>
            <table:covered-table-cell/>
            <table:covered-table-cell/>
          </table:table-row>
          <table:table-row table:style-name="Tabla90.1">
            <table:table-cell table:style-name="Tabla90.A2" table:number-columns-spanned="2" office:value-type="string">
              <text:p text:style-name="P24">Descripción</text:p>
            </table:table-cell>
            <table:covered-table-cell/>
            <table:table-cell table:style-name="Tabla90.C2" table:number-columns-spanned="2" office:value-type="string">
              <text:p text:style-name="P19">Se prueba la eliminacion de un contacto en el dispositivo y su posterior sincronizacion.</text:p>
            </table:table-cell>
            <table:covered-table-cell/>
          </table:table-row>
        </table:table-header-rows>
        <table:table-row table:style-name="Tabla90.1">
          <table:table-cell table:style-name="Tabla90.A2" table:number-columns-spanned="2" office:value-type="string">
            <text:p text:style-name="P24">Prerrequisito</text:p>
          </table:table-cell>
          <table:covered-table-cell/>
          <table:table-cell table:style-name="Tabla90.C3" table:number-columns-spanned="2" office:value-type="string">
            <text:p text:style-name="P19">No se requiere un usuario con perfil especifico para esta prueba.</text:p>
          </table:table-cell>
          <table:covered-table-cell/>
        </table:table-row>
        <table:table-row table:style-name="Tabla90.1">
          <table:table-cell table:style-name="Tabla90.A2" table:number-columns-spanned="2" office:value-type="string">
            <text:p text:style-name="P24">Severidad</text:p>
          </table:table-cell>
          <table:covered-table-cell/>
          <table:table-cell table:style-name="Tabla90.C4" table:number-columns-spanned="2" office:value-type="string">
            <text:p text:style-name="P19">Media</text:p>
          </table:table-cell>
          <table:covered-table-cell/>
        </table:table-row>
        <table:table-row table:style-name="Tabla90.5">
          <table:table-cell table:style-name="Tabla90.A5" table:number-columns-spanned="4" office:value-type="string">
            <text:p text:style-name="P10"/>
          </table:table-cell>
          <table:covered-table-cell/>
          <table:covered-table-cell/>
          <table:covered-table-cell/>
        </table:table-row>
        <table:table-row table:style-name="Tabla90.1">
          <table:table-cell table:style-name="Tabla90.A2" office:value-type="string">
            <text:p text:style-name="P24">Nombre del Paso</text:p>
          </table:table-cell>
          <table:table-cell table:style-name="Tabla90.B6" table:number-columns-spanned="2" office:value-type="string">
            <text:p text:style-name="P24">Descripción</text:p>
          </table:table-cell>
          <table:covered-table-cell/>
          <table:table-cell table:style-name="Tabla90.D6" office:value-type="string">
            <text:p text:style-name="P24">Resultado Esperado</text:p>
          </table:table-cell>
        </table:table-row>
        <table:table-row table:style-name="Tabla90.1">
          <table:table-cell table:style-name="Tabla90.A7" office:value-type="string">
            <text:p text:style-name="P31"><text:span text:style-name="TDContents"><text:span text:style-name="T25"><text:s/></text:span></text:span><text:span text:style-name="T11">1</text:span></text:p>
          </table:table-cell>
          <table:table-cell table:style-name="Tabla90.B7" table:number-columns-spanned="2" office:value-type="string">
            <text:p text:style-name="P19">En el dispositivo, eliminamos un contacto ya sincronizado.</text:p>
          </table:table-cell>
          <table:covered-table-cell/>
          <table:table-cell table:style-name="Tabla90.D7" office:value-type="string">
            <text:p text:style-name="P19">El contacto es eliminada en el dispositivo.</text:p>
          </table:table-cell>
        </table:table-row>
        <table:table-row table:style-name="Tabla90.1">
          <table:table-cell table:style-name="Tabla90.A8" office:value-type="string">
            <text:p text:style-name="P31"><text:span text:style-name="TDContents"><text:span text:style-name="T9"><text:s/></text:span></text:span><text:span text:style-name="T11">2</text:span></text:p>
          </table:table-cell>
          <table:table-cell table:style-name="Tabla90.B8" table:number-columns-spanned="2" office:value-type="string">
            <text:p text:style-name="P19">Sincronizamos</text:p>
          </table:table-cell>
          <table:covered-table-cell/>
          <table:table-cell table:style-name="Tabla90.D8" office:value-type="string">
            <text:p text:style-name="P19">El contacto es eliminado en el servidor.</text:p>
          </table:table-cell>
        </table:table-row>
      </table:table>
      <text:p text:style-name="P68"><text:span text:style-name="T19">Tabla </text:span><text:span text:style-name="T19"><text:sequence text:ref-name="refTabela49" text:name="Tabela" text:formula="ooow:Tabela+1" style:num-format="1">50</text:sequence></text:span><text:span text:style-name="T19"> – Caso de Prueba</text:span></text:p>
      <text:p text:style-name="P9"/>
      <table:table table:name="Tabla91" table:style-name="Tabla91">
        <table:table-column table:style-name="Tabla91.A"/>
        <table:table-column table:style-name="Tabla91.B"/>
        <table:table-column table:style-name="Tabla91.C"/>
        <table:table-column table:style-name="Tabla91.D"/>
        <table:table-header-rows>
          <table:table-row table:style-name="Tabla91.1">
            <table:table-cell table:style-name="Tabla91.A1" table:number-columns-spanned="4" office:value-type="string">
              <text:p text:style-name="P35">PF-25-01 Creación de las citas periodicas anuales</text:p>
            </table:table-cell>
            <table:covered-table-cell/>
            <table:covered-table-cell/>
            <table:covered-table-cell/>
          </table:table-row>
          <table:table-row table:style-name="Tabla91.1">
            <table:table-cell table:style-name="Tabla91.A2" table:number-columns-spanned="2" office:value-type="string">
              <text:p text:style-name="P24">Descripción</text:p>
            </table:table-cell>
            <table:covered-table-cell/>
            <table:table-cell table:style-name="Tabla91.C2" table:number-columns-spanned="2" office:value-type="string">
              <text:p text:style-name="P19">Creacion de una cita periodica anual</text:p>
            </table:table-cell>
            <table:covered-table-cell/>
          </table:table-row>
        </table:table-header-rows>
        <table:table-row table:style-name="Tabla91.1">
          <table:table-cell table:style-name="Tabla91.A2" table:number-columns-spanned="2" office:value-type="string">
            <text:p text:style-name="P24">Prerrequisito</text:p>
          </table:table-cell>
          <table:covered-table-cell/>
          <table:table-cell table:style-name="Tabla91.C3" table:number-columns-spanned="2" office:value-type="string">
            <text:p text:style-name="P19">No se requiere un usuario con perfil especifico para esta prueba.</text:p>
          </table:table-cell>
          <table:covered-table-cell/>
        </table:table-row>
        <table:table-row table:style-name="Tabla91.1">
          <table:table-cell table:style-name="Tabla91.A2" table:number-columns-spanned="2" office:value-type="string">
            <text:p text:style-name="P24">Severidad</text:p>
          </table:table-cell>
          <table:covered-table-cell/>
          <table:table-cell table:style-name="Tabla91.C4" table:number-columns-spanned="2" office:value-type="string">
            <text:p text:style-name="P19">Media</text:p>
          </table:table-cell>
          <table:covered-table-cell/>
        </table:table-row>
        <table:table-row table:style-name="Tabla91.5">
          <table:table-cell table:style-name="Tabla91.A5" table:number-columns-spanned="4" office:value-type="string">
            <text:p text:style-name="P10"/>
          </table:table-cell>
          <table:covered-table-cell/>
          <table:covered-table-cell/>
          <table:covered-table-cell/>
        </table:table-row>
        <table:table-row table:style-name="Tabla91.1">
          <table:table-cell table:style-name="Tabla91.A2" office:value-type="string">
            <text:p text:style-name="P24">Nombre del Paso</text:p>
          </table:table-cell>
          <table:table-cell table:style-name="Tabla91.B6" table:number-columns-spanned="2" office:value-type="string">
            <text:p text:style-name="P24">Descripción</text:p>
          </table:table-cell>
          <table:covered-table-cell/>
          <table:table-cell table:style-name="Tabla91.D6" office:value-type="string">
            <text:p text:style-name="P24">Resultado Esperado</text:p>
          </table:table-cell>
        </table:table-row>
        <table:table-row table:style-name="Tabla91.1">
          <table:table-cell table:style-name="Tabla91.A7" office:value-type="string">
            <text:p text:style-name="P31"><text:span text:style-name="TDContents"><text:span text:style-name="T25"><text:s/></text:span></text:span><text:span text:style-name="T11">1</text:span></text:p>
          </table:table-cell>
          <table:table-cell table:style-name="Tabla91.B7" table:number-columns-spanned="2" office:value-type="string">
            <text:p text:style-name="P19">Crear una cita con periodicidad anual para un dia concreto en el servidor.</text:p>
          </table:table-cell>
          <table:covered-table-cell/>
          <table:table-cell table:style-name="Tabla91.D7" office:value-type="string">
            <text:p text:style-name="P19">La cita se crea en el servidorde forma periodica.</text:p>
          </table:table-cell>
        </table:table-row>
      </table:table>
      <text:p text:style-name="P68"><text:span text:style-name="T19">Tabla </text:span><text:span text:style-name="T19"><text:sequence text:ref-name="refTabela50" text:name="Tabela" text:formula="ooow:Tabela+1" style:num-format="1">51</text:sequence></text:span><text:span text:style-name="T19"> – Caso de Prueba</text:span></text:p>
      <text:p text:style-name="P9"/>
      <table:table table:name="Tabla92" table:style-name="Tabla92">
        <table:table-column table:style-name="Tabla92.A"/>
        <table:table-column table:style-name="Tabla92.B"/>
        <table:table-column table:style-name="Tabla92.C"/>
        <table:table-column table:style-name="Tabla92.D"/>
        <table:table-header-rows>
          <text:soft-page-break/>
          <table:table-row table:style-name="Tabla92.1">
            <table:table-cell table:style-name="Tabla92.A1" table:number-columns-spanned="4" office:value-type="string">
              <text:p text:style-name="P35">PF-25-03 Crear cita completa</text:p>
            </table:table-cell>
            <table:covered-table-cell/>
            <table:covered-table-cell/>
            <table:covered-table-cell/>
          </table:table-row>
          <table:table-row table:style-name="Tabla92.1">
            <table:table-cell table:style-name="Tabla92.A2" table:number-columns-spanned="2" office:value-type="string">
              <text:p text:style-name="P24">Descripción</text:p>
            </table:table-cell>
            <table:covered-table-cell/>
            <table:table-cell table:style-name="Tabla92.C2" table:number-columns-spanned="2" office:value-type="string">
              <text:p text:style-name="P19">Rellenar todos los campos a sincronizar que aparecen en el manual de la aplicacion. Campos a rellenar. Asunto, Lugar, Fecha de comienzo, Fecha de fin, Privada, Todo el dia, Prioridad, Notas, categoria y Alarma.</text:p>
            </table:table-cell>
            <table:covered-table-cell/>
          </table:table-row>
        </table:table-header-rows>
        <table:table-row table:style-name="Tabla92.1">
          <table:table-cell table:style-name="Tabla92.A2" table:number-columns-spanned="2" office:value-type="string">
            <text:p text:style-name="P24">Prerrequisito</text:p>
          </table:table-cell>
          <table:covered-table-cell/>
          <table:table-cell table:style-name="Tabla92.C3" table:number-columns-spanned="2" office:value-type="string">
            <text:p text:style-name="P19">Utilizar un usuario dado de alta en el sistema.</text:p>
          </table:table-cell>
          <table:covered-table-cell/>
        </table:table-row>
        <table:table-row table:style-name="Tabla92.1">
          <table:table-cell table:style-name="Tabla92.A2" table:number-columns-spanned="2" office:value-type="string">
            <text:p text:style-name="P24">Severidad</text:p>
          </table:table-cell>
          <table:covered-table-cell/>
          <table:table-cell table:style-name="Tabla92.C4" table:number-columns-spanned="2" office:value-type="string">
            <text:p text:style-name="P19">Media</text:p>
          </table:table-cell>
          <table:covered-table-cell/>
        </table:table-row>
        <table:table-row table:style-name="Tabla92.5">
          <table:table-cell table:style-name="Tabla92.A5" table:number-columns-spanned="4" office:value-type="string">
            <text:p text:style-name="P10"/>
          </table:table-cell>
          <table:covered-table-cell/>
          <table:covered-table-cell/>
          <table:covered-table-cell/>
        </table:table-row>
        <table:table-row table:style-name="Tabla92.1">
          <table:table-cell table:style-name="Tabla92.A2" office:value-type="string">
            <text:p text:style-name="P24">Nombre del Paso</text:p>
          </table:table-cell>
          <table:table-cell table:style-name="Tabla92.B6" table:number-columns-spanned="2" office:value-type="string">
            <text:p text:style-name="P24">Descripción</text:p>
          </table:table-cell>
          <table:covered-table-cell/>
          <table:table-cell table:style-name="Tabla92.D6" office:value-type="string">
            <text:p text:style-name="P24">Resultado Esperado</text:p>
          </table:table-cell>
        </table:table-row>
        <table:table-row table:style-name="Tabla92.1">
          <table:table-cell table:style-name="Tabla92.A7" office:value-type="string">
            <text:p text:style-name="P31"><text:span text:style-name="TDContents"><text:span text:style-name="T25"><text:s/></text:span></text:span><text:span text:style-name="T11">1</text:span></text:p>
          </table:table-cell>
          <table:table-cell table:style-name="Tabla92.B7" table:number-columns-spanned="2" office:value-type="string">
            <text:p text:style-name="P20">Iniciar sesión en web con usuario y contraseña correcto.</text:p>
            <text:p text:style-name="P19"/>
          </table:table-cell>
          <table:covered-table-cell/>
          <table:table-cell table:style-name="Tabla92.D7" office:value-type="string">
            <text:p text:style-name="P19">Se accede de forma correcta a la aplicación</text:p>
          </table:table-cell>
        </table:table-row>
        <table:table-row table:style-name="Tabla92.1">
          <table:table-cell table:style-name="Tabla92.A8" office:value-type="string">
            <text:p text:style-name="P31"><text:span text:style-name="TDContents"><text:span text:style-name="T9"><text:s/></text:span></text:span><text:span text:style-name="T11">2</text:span></text:p>
          </table:table-cell>
          <table:table-cell table:style-name="Tabla92.B8" table:number-columns-spanned="2" office:value-type="string">
            <text:p text:style-name="P3"><text:span text:style-name="T11">Crear una nueva cita y rellanar los siguientes campos. Asunto, Lugar, Fecha de comienzo, Fecha de fin, Privada, Todo el dia, Prioridad, Notas, categoria y Alarma. </text:span><text:span text:style-name="T11">Se debe añadir mas de una categoria.</text:span></text:p>
          </table:table-cell>
          <table:covered-table-cell/>
          <table:table-cell table:style-name="Tabla92.D8" office:value-type="string">
            <text:p text:style-name="P10"/>
          </table:table-cell>
        </table:table-row>
        <table:table-row table:style-name="Tabla92.1">
          <table:table-cell table:style-name="Tabla92.A9" office:value-type="string">
            <text:p text:style-name="P31"><text:span text:style-name="TDContents"><text:span text:style-name="T25"><text:s/></text:span></text:span><text:span text:style-name="T11">3</text:span></text:p>
          </table:table-cell>
          <table:table-cell table:style-name="Tabla92.B9" table:number-columns-spanned="2" office:value-type="string">
            <text:p text:style-name="P20">Realizar una sincronizacion.</text:p>
            <text:p text:style-name="P19"/>
          </table:table-cell>
          <table:covered-table-cell/>
          <table:table-cell table:style-name="Tabla92.D9" office:value-type="string">
            <text:p text:style-name="P19">Realizar sincronizacion y comprobar que se han sincronizado todos los campos mencionados con anterioridad y no se han duplicado las citas en el dispositivo.</text:p>
          </table:table-cell>
        </table:table-row>
      </table:table>
      <text:p text:style-name="P68"><text:span text:style-name="T19">Tabla </text:span><text:span text:style-name="T19"><text:sequence text:ref-name="refTabela51" text:name="Tabela" text:formula="ooow:Tabela+1" style:num-format="1">52</text:sequence></text:span><text:span text:style-name="T19"> – Caso de Prueba</text:span></text:p>
      <text:p text:style-name="P9"/>
      <table:table table:name="Tabla93" table:style-name="Tabla93">
        <table:table-column table:style-name="Tabla93.A"/>
        <table:table-column table:style-name="Tabla93.B"/>
        <table:table-column table:style-name="Tabla93.C"/>
        <table:table-column table:style-name="Tabla93.D"/>
        <table:table-header-rows>
          <table:table-row table:style-name="Tabla93.1">
            <table:table-cell table:style-name="Tabla93.A1" table:number-columns-spanned="4" office:value-type="string">
              <text:p text:style-name="P35">PF-25-12 Modificar campos <text:s/>de una cita</text:p>
            </table:table-cell>
            <table:covered-table-cell/>
            <table:covered-table-cell/>
            <table:covered-table-cell/>
          </table:table-row>
          <table:table-row table:style-name="Tabla93.1">
            <table:table-cell table:style-name="Tabla93.A2" table:number-columns-spanned="2" office:value-type="string">
              <text:p text:style-name="P24">Descripción</text:p>
            </table:table-cell>
            <table:covered-table-cell/>
            <table:table-cell table:style-name="Tabla93.C2" table:number-columns-spanned="2" office:value-type="string">
              <text:p text:style-name="P19">Modificar de una cita ya creada los campos Asunto, Lugar, Fecha de comienzo, Fecha de fin, Privada, Todo el dia, Prioridad, Notas, añadir varias categoria y Alarma de una cita ya creada.</text:p>
            </table:table-cell>
            <table:covered-table-cell/>
          </table:table-row>
        </table:table-header-rows>
        <table:table-row table:style-name="Tabla93.1">
          <table:table-cell table:style-name="Tabla93.A2" table:number-columns-spanned="2" office:value-type="string">
            <text:p text:style-name="P24">Prerrequisito</text:p>
          </table:table-cell>
          <table:covered-table-cell/>
          <table:table-cell table:style-name="Tabla93.C3" table:number-columns-spanned="2" office:value-type="string">
            <text:p text:style-name="P19">Utilizar un usuario dado de alta en el sistema.</text:p>
          </table:table-cell>
          <table:covered-table-cell/>
        </table:table-row>
        <table:table-row table:style-name="Tabla93.1">
          <table:table-cell table:style-name="Tabla93.A2" table:number-columns-spanned="2" office:value-type="string">
            <text:p text:style-name="P24">Severidad</text:p>
          </table:table-cell>
          <table:covered-table-cell/>
          <table:table-cell table:style-name="Tabla93.C4" table:number-columns-spanned="2" office:value-type="string">
            <text:p text:style-name="P19">Media</text:p>
          </table:table-cell>
          <table:covered-table-cell/>
        </table:table-row>
        <table:table-row table:style-name="Tabla93.5">
          <table:table-cell table:style-name="Tabla93.A5" table:number-columns-spanned="4" office:value-type="string">
            <text:p text:style-name="P10"/>
          </table:table-cell>
          <table:covered-table-cell/>
          <table:covered-table-cell/>
          <table:covered-table-cell/>
        </table:table-row>
        <table:table-row table:style-name="Tabla93.1">
          <table:table-cell table:style-name="Tabla93.A2" office:value-type="string">
            <text:p text:style-name="P24">Nombre del Paso</text:p>
          </table:table-cell>
          <table:table-cell table:style-name="Tabla93.B6" table:number-columns-spanned="2" office:value-type="string">
            <text:p text:style-name="P24">Descripción</text:p>
          </table:table-cell>
          <table:covered-table-cell/>
          <table:table-cell table:style-name="Tabla93.D6" office:value-type="string">
            <text:p text:style-name="P24">Resultado Esperado</text:p>
          </table:table-cell>
        </table:table-row>
        <table:table-row table:style-name="Tabla93.1">
          <table:table-cell table:style-name="Tabla93.A7" office:value-type="string">
            <text:p text:style-name="P31"><text:span text:style-name="TDContents"><text:span text:style-name="T25"><text:s/></text:span></text:span><text:span text:style-name="T11">1</text:span></text:p>
          </table:table-cell>
          <table:table-cell table:style-name="Tabla93.B7" table:number-columns-spanned="2" office:value-type="string">
            <text:p text:style-name="P19">Iniciar sesión con un usuario dado de alta en el sistema.</text:p>
          </table:table-cell>
          <table:covered-table-cell/>
          <table:table-cell table:style-name="Tabla93.D7" office:value-type="string">
            <text:p text:style-name="P15"/>
          </table:table-cell>
        </table:table-row>
        <table:table-row table:style-name="Tabla93.1">
          <table:table-cell table:style-name="Tabla93.A8" office:value-type="string">
            <text:p text:style-name="P31"><text:span text:style-name="TDContents"><text:span text:style-name="T9"><text:s/></text:span></text:span><text:span text:style-name="T11">2</text:span></text:p>
          </table:table-cell>
          <table:table-cell table:style-name="Tabla93.B8" table:number-columns-spanned="2" office:value-type="string">
            <text:p text:style-name="P19">Modificar de una cita ya creada los campos Asunto, Lugar, Fecha <text:soft-page-break/>de comienzo, Fecha de fin, Privada, Todo el día, Prioridad, Notas, añadir varias categoría y Alarma de una cita ya creada.</text:p>
          </table:table-cell>
          <table:covered-table-cell/>
          <table:table-cell table:style-name="Tabla93.D8" office:value-type="string">
            <text:p text:style-name="P15"/>
          </table:table-cell>
        </table:table-row>
        <table:table-row table:style-name="Tabla93.1">
          <table:table-cell table:style-name="Tabla93.A9" office:value-type="string">
            <text:p text:style-name="P31"><text:span text:style-name="TDContents"><text:span text:style-name="T9"><text:s/></text:span></text:span><text:span text:style-name="T11">3</text:span></text:p>
          </table:table-cell>
          <table:table-cell table:style-name="Tabla93.B9" table:number-columns-spanned="2" office:value-type="string">
            <text:p text:style-name="P19">Realizar sincronización.</text:p>
          </table:table-cell>
          <table:covered-table-cell/>
          <table:table-cell table:style-name="Tabla93.D9" office:value-type="string">
            <text:p text:style-name="P19">Los campos se han modificado correctamente.</text:p>
          </table:table-cell>
        </table:table-row>
        <table:table-row table:style-name="Tabla93.1">
          <table:table-cell table:style-name="Tabla93.A10" office:value-type="string">
            <text:p text:style-name="P31"><text:span text:style-name="TDContents"><text:span text:style-name="T9"><text:s/></text:span></text:span><text:span text:style-name="T11">4</text:span></text:p>
          </table:table-cell>
          <table:table-cell table:style-name="Tabla93.B10" table:number-columns-spanned="2" office:value-type="string">
            <text:p text:style-name="P19">Modificar la cita creada añadiendo en la pestaña periodicidad todas las posibles modificaciones por ejemplo. cada mes, cada día laborable, cada año, con o sin fecha fin, etc .</text:p>
          </table:table-cell>
          <table:covered-table-cell/>
          <table:table-cell table:style-name="Tabla93.D10" office:value-type="string">
            <text:p text:style-name="P15"/>
          </table:table-cell>
        </table:table-row>
        <table:table-row table:style-name="Tabla93.1">
          <table:table-cell table:style-name="Tabla93.A11" office:value-type="string">
            <text:p text:style-name="P31"><text:span text:style-name="TDContents"><text:span text:style-name="T9"><text:s/></text:span></text:span><text:span text:style-name="T11">5</text:span></text:p>
          </table:table-cell>
          <table:table-cell table:style-name="Tabla93.B11" table:number-columns-spanned="2" office:value-type="string">
            <text:p text:style-name="P19">Realizar sincronización.</text:p>
          </table:table-cell>
          <table:covered-table-cell/>
          <table:table-cell table:style-name="Tabla93.D11" office:value-type="string">
            <text:p text:style-name="P19">Los campos se han modificado correctamente.</text:p>
          </table:table-cell>
        </table:table-row>
      </table:table>
      <text:p text:style-name="P68"><text:span text:style-name="T19">Tabla </text:span><text:span text:style-name="T19"><text:sequence text:ref-name="refTabela52" text:name="Tabela" text:formula="ooow:Tabela+1" style:num-format="1">53</text:sequence></text:span><text:span text:style-name="T19"> – Caso de Prueba</text:span></text:p>
      <text:p text:style-name="P9"/>
      <table:table table:name="Tabla94" table:style-name="Tabla94">
        <table:table-column table:style-name="Tabla94.A"/>
        <table:table-column table:style-name="Tabla94.B"/>
        <table:table-column table:style-name="Tabla94.C"/>
        <table:table-column table:style-name="Tabla94.D"/>
        <table:table-header-rows>
          <table:table-row table:style-name="Tabla94.1">
            <table:table-cell table:style-name="Tabla94.A1" table:number-columns-spanned="4" office:value-type="string">
              <text:p text:style-name="P35">PF-25-13 Eliminar cita</text:p>
            </table:table-cell>
            <table:covered-table-cell/>
            <table:covered-table-cell/>
            <table:covered-table-cell/>
          </table:table-row>
          <table:table-row table:style-name="Tabla94.1">
            <table:table-cell table:style-name="Tabla94.A2" table:number-columns-spanned="2" office:value-type="string">
              <text:p text:style-name="P24">Descripción</text:p>
            </table:table-cell>
            <table:covered-table-cell/>
            <table:table-cell table:style-name="Tabla94.C2" table:number-columns-spanned="2" office:value-type="string">
              <text:p text:style-name="P19">Prueba de eliminacion de cita.</text:p>
            </table:table-cell>
            <table:covered-table-cell/>
          </table:table-row>
        </table:table-header-rows>
        <table:table-row table:style-name="Tabla94.1">
          <table:table-cell table:style-name="Tabla94.A2" table:number-columns-spanned="2" office:value-type="string">
            <text:p text:style-name="P24">Prerrequisito</text:p>
          </table:table-cell>
          <table:covered-table-cell/>
          <table:table-cell table:style-name="Tabla94.C3" table:number-columns-spanned="2" office:value-type="string">
            <text:p text:style-name="P19">Utilizar un usuario dado de alta en el sistema.</text:p>
          </table:table-cell>
          <table:covered-table-cell/>
        </table:table-row>
        <table:table-row table:style-name="Tabla94.1">
          <table:table-cell table:style-name="Tabla94.A2" table:number-columns-spanned="2" office:value-type="string">
            <text:p text:style-name="P24">Severidad</text:p>
          </table:table-cell>
          <table:covered-table-cell/>
          <table:table-cell table:style-name="Tabla94.C4" table:number-columns-spanned="2" office:value-type="string">
            <text:p text:style-name="P19">Media</text:p>
          </table:table-cell>
          <table:covered-table-cell/>
        </table:table-row>
        <table:table-row table:style-name="Tabla94.5">
          <table:table-cell table:style-name="Tabla94.A5" table:number-columns-spanned="4" office:value-type="string">
            <text:p text:style-name="P10"/>
          </table:table-cell>
          <table:covered-table-cell/>
          <table:covered-table-cell/>
          <table:covered-table-cell/>
        </table:table-row>
        <table:table-row table:style-name="Tabla94.1">
          <table:table-cell table:style-name="Tabla94.A2" office:value-type="string">
            <text:p text:style-name="P24">Nombre del Paso</text:p>
          </table:table-cell>
          <table:table-cell table:style-name="Tabla94.B6" table:number-columns-spanned="2" office:value-type="string">
            <text:p text:style-name="P24">Descripción</text:p>
          </table:table-cell>
          <table:covered-table-cell/>
          <table:table-cell table:style-name="Tabla94.D6" office:value-type="string">
            <text:p text:style-name="P24">Resultado Esperado</text:p>
          </table:table-cell>
        </table:table-row>
        <table:table-row table:style-name="Tabla94.1">
          <table:table-cell table:style-name="Tabla94.A7" office:value-type="string">
            <text:p text:style-name="P31"><text:span text:style-name="TDContents"><text:span text:style-name="T25"><text:s/></text:span></text:span><text:span text:style-name="T11">1</text:span></text:p>
          </table:table-cell>
          <table:table-cell table:style-name="Tabla94.B7" table:number-columns-spanned="2" office:value-type="string">
            <text:p text:style-name="P19">Iniciar sesión en agata web.</text:p>
          </table:table-cell>
          <table:covered-table-cell/>
          <table:table-cell table:style-name="Tabla94.D7" office:value-type="string">
            <text:p text:style-name="P15"/>
          </table:table-cell>
        </table:table-row>
        <table:table-row table:style-name="Tabla94.1">
          <table:table-cell table:style-name="Tabla94.A8" office:value-type="string">
            <text:p text:style-name="P31"><text:span text:style-name="TDContents"><text:span text:style-name="T9"><text:s/></text:span></text:span><text:span text:style-name="T11">2</text:span></text:p>
          </table:table-cell>
          <table:table-cell table:style-name="Tabla94.B8" table:number-columns-spanned="2" office:value-type="string">
            <text:p text:style-name="P19">Eliminar una cita existente</text:p>
          </table:table-cell>
          <table:covered-table-cell/>
          <table:table-cell table:style-name="Tabla94.D8" office:value-type="string">
            <text:p text:style-name="P10"/>
          </table:table-cell>
        </table:table-row>
        <table:table-row table:style-name="Tabla94.1">
          <table:table-cell table:style-name="Tabla94.A9" office:value-type="string">
            <text:p text:style-name="P31"><text:span text:style-name="TDContents"><text:span text:style-name="T25"><text:s/></text:span></text:span><text:span text:style-name="T11">3</text:span></text:p>
          </table:table-cell>
          <table:table-cell table:style-name="Tabla94.B9" table:number-columns-spanned="2" office:value-type="string">
            <text:p text:style-name="P19">Realizar una sincronización</text:p>
          </table:table-cell>
          <table:covered-table-cell/>
          <table:table-cell table:style-name="Tabla94.D9" office:value-type="string">
            <text:p text:style-name="P19">La cita es eliminada de forma satisfactoria.</text:p>
          </table:table-cell>
        </table:table-row>
      </table:table>
      <text:p text:style-name="P68"><text:span text:style-name="T19">Tabla </text:span><text:span text:style-name="T19"><text:sequence text:ref-name="refTabela53" text:name="Tabela" text:formula="ooow:Tabela+1" style:num-format="1">54</text:sequence></text:span><text:span text:style-name="T19"> – Caso de Prueba</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ebdings" svg:font-family="Webdings"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AGaramond Bold" svg:font-family="'AGaramond Bold', 'Times New Roman'" style:font-family-generic="roman" style:font-pitch="variable"/>
    <style:font-face style:name="AGaramond" svg:font-family="AGaramond, 'Times New Roman'"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Index_20_Heading" style:next-style-name="Text_20_body" style:class="text">
      <style:paragraph-properties fo:text-align="center" style:justify-single-word="false"/>
      <style:text-properties style:font-name="NewsGotT" fo:font-family="NewsGotT" style:font-pitch="variable" style:font-name-complex="NewsGotT" style:font-family-complex="NewsGotT" style:font-pitch-complex="variable"/>
    </style:style>
    <style:style style:name="Text_20_body" style:display-name="Text body" style:family="paragraph" style:parent-style-name="Standard" style:class="text">
      <style:paragraph-properties fo:text-align="justify" style:justify-single-word="false"/>
      <style:text-properties style:font-name="AGaramond" fo:font-family="AGaramond, 'Times New Roman'" style:font-family-generic="roman" style:font-pitch="variable" fo:font-size="11pt" fo:font-style="italic" style:font-size-asian="11pt" style:font-style-asian="italic" style:font-name-complex="AGaramond" style:font-family-complex="AGaramond, 'Times New Roman'"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Párrafo_20_Nivel_20_1" style:default-outline-level="1" style:list-style-name="WW8Num8" style:class="text">
      <style:paragraph-properties fo:margin-top="0.423cm" fo:margin-bottom="0.106cm" style:contextual-spacing="false" fo:break-before="page" fo:keep-with-next="always"/>
      <style:text-properties fo:text-transform="uppercase" style:font-name="NewsGotT" fo:font-family="NewsGotT" style:font-pitch="variable" fo:font-size="12pt" fo:language="es" fo:country="ES" fo:font-weight="bold" style:letter-kerning="true"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Párrafo_20_Nivel_20_2" style:default-outline-level="2" style:list-style-name="WW8Num8" style:class="text">
      <style:paragraph-properties fo:margin-top="0.423cm" fo:margin-bottom="0.106cm" style:contextual-spacing="false" fo:keep-with-next="always">
        <style:tab-stops>
          <style:tab-stop style:position="1.3cm"/>
        </style:tab-stops>
      </style:paragraph-properties>
      <style:text-properties style:font-name="NewsGotT" fo:font-family="NewsGotT" style:font-pitch="variable" fo:font-size="12pt" fo:language="es" fo:country="ES"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0pt"/>
    </style:style>
    <style:style style:name="Heading_20_3" style:display-name="Heading 3" style:family="paragraph" style:parent-style-name="Standard" style:next-style-name="Párrafo_20_Nivel_20_3" style:default-outline-level="3" style:list-style-name="WW8Num8" style:class="text">
      <style:paragraph-properties fo:margin-top="0.423cm" fo:margin-bottom="0.106cm" style:contextual-spacing="false" fo:keep-with-next="always"/>
      <style:text-properties style:font-name="NewsGotT" fo:font-family="NewsGotT" style:font-pitch="variable" fo:font-size="12pt" fo:language="es" fo:country="ES"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0pt"/>
    </style:style>
    <style:style style:name="Heading_20_4" style:display-name="Heading 4" style:family="paragraph" style:parent-style-name="Standard" style:next-style-name="Párrafo_20_Nivel_20_4" style:default-outline-level="4" style:list-style-name="WW8Num8" style:class="text">
      <style:paragraph-properties fo:margin-top="0.423cm" fo:margin-bottom="0.106cm" style:contextual-spacing="false" fo:keep-with-next="always"/>
      <style:text-properties style:font-name="NewsGotT" fo:font-family="NewsGotT"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Heading_20_5" style:display-name="Heading 5" style:family="paragraph" style:parent-style-name="Standard" style:next-style-name="Párrafo_20_Nivel_20_5" style:default-outline-level="5" style:list-style-name="WW8Num8" style:class="text">
      <style:paragraph-properties fo:margin-top="0.423cm" fo:margin-bottom="0.106cm" style:contextual-spacing="false" fo:keep-with-next="always"/>
      <style:text-properties style:font-name="NewsGotT" fo:font-family="NewsGotT"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default-outline-level="6" style:list-style-name="WW8Num8" style:class="text">
      <style:paragraph-properties fo:margin-top="0.423cm" fo:margin-bottom="0.106cm" style:contextual-spacing="false"/>
      <style:text-properties style:font-name="NewsGotT" fo:font-family="NewsGotT"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Standard" style:default-outline-level="7" style:list-style-name="WW8Num8"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Heading_20_8" style:display-name="Heading 8" style:family="paragraph" style:parent-style-name="Standard" style:next-style-name="Standard" style:default-outline-level="8" style:list-style-name="WW8Num8" style:class="text">
      <style:paragraph-properties fo:margin-top="0.423cm" fo:margin-bottom="0.106cm" style:contextual-spacing="false"/>
      <style:text-properties style:font-name="Arial" fo:font-family="Arial" style:font-family-generic="swiss" style:font-pitch="variable" fo:font-size="12pt" fo:language="es" fo:country="E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8" style:class="text">
      <style:paragraph-properties fo:margin-top="0.423cm" fo:margin-bottom="0.106cm" style:contextual-spacing="false"/>
      <style:text-properties style:font-name="Arial" fo:font-family="Arial" style:font-family-generic="swiss" style:font-pitch="variable" fo:font-size="9pt" fo:language="es" fo:country="E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Párrafo_20_Nivel_20_1" style:display-name="Párrafo Nivel 1" style:family="paragraph" style:parent-style-name="Standard">
      <style:paragraph-properties fo:margin-top="0.212cm" fo:margin-bottom="0.353cm" style:contextual-spacing="false"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353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text-indent="0cm" style:auto-text-indent="false"/>
    </style:style>
    <style:style style:name="Párrafo_20_Nivel_20_4" style:display-name="Párrafo Nivel 4" style:family="paragraph" style:parent-style-name="Párrafo_20_Nivel_20_3">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2.117cm" fo:margin-right="0cm" fo:text-indent="-1.482cm" style:auto-text-indent="false">
        <style:tab-stops>
          <style:tab-stop style:position="2.117cm"/>
          <style:tab-stop style:position="15.983cm" style:type="right" style:leader-style="dotted" style:leader-text="."/>
        </style:tab-stops>
      </style:paragraph-properties>
      <style:text-properties fo:language="es" fo:country="ES" style:language-asian="es" style:country-asian="ES" style:font-size-complex="12pt"/>
    </style:style>
    <style:style style:name="Contents_20_4" style:display-name="Contents 4" style:family="paragraph" style:parent-style-name="Contents_20_3" style:next-style-name="Standard" style:class="index">
      <style:paragraph-properties fo:margin-left="2.54cm" fo:margin-right="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text-indent="-1.9cm" style:auto-text-indent="false">
        <style:tab-stops>
          <style:tab-stop style:position="3.387cm"/>
          <style:tab-stop style:position="15.983cm" style:type="right" style:leader-style="dotted" style:leader-text="."/>
        </style:tab-stops>
      </style:paragraph-properties>
      <style:text-properties fo:language="es" fo:country="ES" style:language-asian="es" style:country-asian="ES"/>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style:font-name="NewsGotT" fo:font-family="NewsGotT"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style:contextual-spacing="false" fo:text-indent="-0.847cm" style:auto-text-indent="false">
        <style:tab-stops>
          <style:tab-stop style:position="0.785cm"/>
          <style:tab-stop style:position="15.983cm" style:type="right" style:leader-style="dotted" style:leader-text="."/>
        </style:tab-stops>
      </style:paragraph-properties>
      <style:text-properties fo:text-transform="uppercase" fo:language="es" fo:country="ES" fo:font-weight="bold" style:language-asian="es" style:country-asian="ES"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text-indent="-1.058cm" style:auto-text-indent="false">
        <style:tab-stops>
          <style:tab-stop style:position="1.044cm"/>
          <style:tab-stop style:position="15.983cm" style:type="right" style:leader-style="dotted" style:leader-text="."/>
        </style:tab-stops>
      </style:paragraph-properties>
      <style:text-properties fo:language="es" fo:country="ES" fo:font-weight="bold" style:language-asian="es" style:country-asian="ES"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family="'Times New Roman'" style:font-family-generic="roman" style:font-pitch="variable" fo:font-size="10pt" fo:language="es" fo:country="ES" style:font-size-asian="10pt" style:font-name-complex="Times New Roman" style:font-family-complex="'Times New Roman'" style:font-family-generic-complex="roman" style:font-pitch-complex="variable"/>
    </style:style>
    <style:style style:name="Lista_20_con_20_números" style:display-name="Lista con números" style:family="paragraph" style:parent-style-name="Standard" style:list-style-name="WW8Num5">
      <style:paragraph-properties fo:margin-left="0.63cm" fo:margin-right="0cm" fo:margin-top="0.106cm" fo:margin-bottom="0.106cm" style:contextual-spacing="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style:contextual-spacing="false" fo:text-indent="-0.63cm" style:auto-text-indent="false"/>
    </style:style>
    <style:style style:name="Lista_20_con_20_viñetas_20_2" style:display-name="Lista con viñetas 2" style:family="paragraph" style:parent-style-name="Standard" style:list-style-name="WW8Num4">
      <style:paragraph-properties fo:margin-left="1.131cm" fo:margin-right="0cm" fo:text-indent="-0.63cm" style:auto-text-indent="false"/>
    </style:style>
    <style:style style:name="Lista_20_con_20_números_20_3" style:display-name="Lista con números 3" style:family="paragraph" style:parent-style-name="Standard" style:list-style-name="WW8Num15">
      <style:paragraph-properties fo:margin-left="1.63cm" fo:margin-right="0cm" fo:margin-top="0.106cm" fo:margin-bottom="0.106cm" style:contextual-spacing="false"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text-indent="0cm" style:auto-text-indent="false"/>
      <style:text-properties style:font-name-complex="Arial" style:font-family-complex="Arial" style:font-family-generic-complex="swiss" style:font-pitch-complex="variable" style:font-size-complex="12pt"/>
    </style:style>
    <style:style style:name="Base" style:family="paragraph">
      <style:paragraph-properties fo:margin-top="0.106cm" fo:margin-bottom="0.106cm" style:contextual-spacing="false" fo:text-align="justify" style:justify-single-word="false" fo:orphans="2" fo:widows="2"/>
      <style:text-properties style:use-window-font-color="true" style:font-name="NewsGotT" fo:font-family="NewsGotT" style:font-pitch="variable" fo:font-size="12pt" fo:language="es" fo:country="ES" style:font-name-asian="Times New Roman" style:font-family-asian="'Times New Roman'" style:font-family-generic-asian="roman" style:font-pitch-asian="variable" style:font-size-asian="12pt" style:font-name-complex="NewsGotT" style:font-family-complex="NewsGotT" style:font-pitch-complex="variable"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style:contextual-spacing="true" fo:text-indent="0cm" style:auto-text-indent="false"/>
      <style:text-properties fo:language="es" fo:country="ES" style:font-size-complex="12pt"/>
    </style:style>
    <style:style style:name="Normal_20__28_Web_29_" style:display-name="Normal (Web)" style:family="paragraph" style:parent-style-name="Standard">
      <style:paragraph-properties fo:margin-top="0.494cm" fo:margin-bottom="0.21cm" style:contextual-spacing="false" fo:text-align="start" style:justify-single-word="false" fo:keep-together="auto"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_20_Heading" style:display-name="List Heading" style:family="paragraph" style:parent-style-name="Standard" style:next-style-name="Standard" style:class="html">
      <style:paragraph-properties fo:margin-top="0.212cm" fo:margin-bottom="0.212cm" style:contextual-spacing="false" fo:text-align="justify" style:justify-single-word="false"/>
      <style:text-properties style:font-name-complex="Arial" style:font-family-complex="Arial" style:font-family-generic-complex="swiss"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exto_20_1" style:display-name="Texto 1" style:family="paragraph" style:parent-style-name="Standard">
      <style:paragraph-properties fo:margin-top="0.199cm" fo:margin-bottom="0.199cm" style:contextual-spacing="false" fo:text-align="justify" style:justify-single-word="false" fo:orphans="0" fo:widows="0" fo:hyphenation-ladder-count="no-limit" style:vertical-align="baseline"/>
      <style:text-properties fo:font-size="10.5pt" style:font-name-asian="DejaVuSans" style:font-family-asian="DejaVuSans, 'Times New Roman'" style:font-pitch-asian="variable" style:font-size-asian="10.5pt" style:font-name-complex="DejaVuSans" style:font-family-complex="DejaVuSans, 'Times New Roman'" style:font-pitch-complex="variable"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family="NewsGotT" style:font-pitch="variable" fo:font-size="10.5pt" fo:language="es" fo:country="ES" style:font-name-asian="DejaVuSans" style:font-family-asian="DejaVuSans, 'Times New Roman'" style:font-pitch-asian="variable" style:font-size-asian="10.5pt" style:font-name-complex="DejaVuSans" style:font-family-complex="DejaVuSans, 'Times New Roman'" style:font-pitch-complex="variable"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contextual-spacing="false"/>
    </style:style>
    <style:style style:name="Texto_20_2" style:display-name="Texto 2" style:family="paragraph" style:parent-style-name="Text_20_body_20__28_user_29_">
      <style:paragraph-properties fo:margin-left="0.75cm" fo:margin-right="0cm" fo:text-indent="0cm" style:auto-text-indent="false"/>
    </style:style>
    <style:style style:name="Encabezado-12" style:family="paragraph" style:parent-style-name="Standard_20__28_user_29_">
      <style:paragraph-properties fo:margin-top="0.106cm" fo:margin-bottom="0cm" style:contextual-spacing="false" fo:orphans="2" fo:widows="2"/>
      <style:text-properties fo:text-transform="uppercase" fo:color="#008000" style:font-name="Eras Bk BT" fo:font-family="'Eras Bk BT'" style:font-family-generic="swiss" style:font-pitch="variable" fo:font-size="12pt" fo:font-weight="bold" style:letter-kerning="true" style:font-name-asian="Lucida Sans Unicode" style:font-family-asian="'Lucida Sans Unicode'" style:font-family-generic-asian="swiss" style:font-pitch-asian="variable" style:font-size-asian="12pt" style:font-weight-asian="bold" style:font-name-complex="AGaramond Bold" style:font-family-complex="'AGaramond Bold', 'Times New Roman'" style:font-family-generic-complex="roman" style:font-pitch-complex="variable" style:language-complex="es" style:country-complex="ES"/>
    </style:style>
    <style:style style:name="Encabezado-10" style:family="paragraph" style:parent-style-name="Standard_20__28_user_29_">
      <style:paragraph-properties fo:margin-top="0.106cm" fo:margin-bottom="0cm" style:contextual-spacing="false" fo:orphans="2" fo:widows="2"/>
      <style:text-properties fo:color="#008000" style:font-name="Eras Md BT" fo:font-family="'Eras Md BT'" style:font-family-generic="swiss" style:font-pitch="variable" fo:font-size="10pt" style:letter-kerning="true" style:font-name-asian="Lucida Sans Unicode" style:font-family-asian="'Lucida Sans Unicode'" style:font-family-generic-asian="swiss" style:font-pitch-asian="variable" style:font-size-asian="10pt" style:font-name-complex="AGaramond Bold" style:font-family-complex="'AGaramond Bold', 'Times New Roman'" style:font-family-generic-complex="roman" style:font-pitch-complex="variable" style:language-complex="es" style:country-complex="ES"/>
    </style:style>
    <style:style style:name="Tabla_20_Pie" style:display-name="Tabla Pie" style:family="paragraph" style:parent-style-name="Párrafo_20_Nivel_20_1">
      <style:paragraph-properties fo:margin-left="0cm" fo:margin-right="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style:contextual-spacing="false" fo:text-align="center" style:justify-single-word="false"/>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74pt solid #000000">
        <style:background-image/>
      </style:paragraph-properties>
      <style:text-properties style:font-name-complex="Arial" style:font-family-complex="Arial" style:font-family-generic-complex="swiss" style:font-pitch-complex="variable"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style:contextual-spacing="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style:contextual-spacing="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style: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style:contextual-spacing="false" fo:text-align="start" style:justify-single-word="false" fo:text-indent="0.37cm" style:auto-text-indent="false">
        <style:tab-stops/>
      </style:paragraph-properties>
      <style:text-properties style:font-name="NewsGotT" fo:font-family="NewsGotT" style:font-pitch="variable" fo:font-size="12pt" fo:font-style="normal" style:font-size-asian="12pt" style:font-style-asian="normal" style:font-name-complex="NewsGotT" style:font-family-complex="NewsGotT" style:font-pitch-complex="variable"/>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style:contextual-spacing="false"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font-family="NewsGotT" style:font-pitch="variable" fo:language="es" fo:country="ES" fo:font-weight="bold" style:font-weight-asian="bold" style:font-name-complex="NewsGotT" style:font-family-complex="NewsGotT" style:font-pitch-complex="variable" style:font-weight-complex="bold"/>
    </style:style>
    <style:style style:name="Continuar_20_lista" style:display-name="Continuar lista" style:family="paragraph" style:parent-style-name="Standard">
      <style:paragraph-properties fo:margin-left="0.499cm" fo:margin-right="0cm" fo:margin-top="0cm" fo:margin-bottom="0.212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6">
      <style:paragraph-properties fo:margin-left="0.63cm" fo:margin-right="0cm" fo:text-indent="-0.63cm" style:auto-text-indent="false"/>
    </style:style>
    <style:style style:name="western1" style:family="paragraph" style:parent-style-name="Standard">
      <style:paragraph-properties fo:margin-top="0.176cm" fo:margin-bottom="0.353cm" style:contextual-spacing="false" fo:keep-together="auto"/>
      <style:text-properties fo:font-size="10pt" style:font-size-asian="10pt"/>
    </style:style>
    <style:style style:name="Project_20_Report_20_Auto_20_Heading" style:display-name="Project Report Auto Heading" style:family="paragraph" style:parent-style-name="Standard" style:next-style-name="Standard">
      <style:paragraph-properties fo:margin-top="0.423cm" fo:margin-bottom="0.106cm" style:contextual-spacing="false" fo:text-align="start" style:justify-single-word="false" fo:keep-together="auto"/>
      <style:text-properties style:font-name="Arial" fo:font-family="Arial" style:font-family-generic="swiss" style:font-pitch="variable" fo:font-size="16pt" fo:language="en" fo:country="US" style:font-name-asian="Arial Unicode MS" style:font-family-asian="'Arial Unicode MS'" style:font-family-generic-asian="swiss" style:font-pitch-asian="variable" style:font-size-asian="16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font-style="normal" style:font-style-asian="norma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7z3" style:family="text">
      <style:text-properties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WW8Num17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AGaramond Bold" style:font-family-complex="'AGaramond Bold', 'Times New Roman'" style:font-family-generic-complex="roman" style:font-pitch-complex="variable" style:font-size-complex="8pt"/>
    </style:style>
    <style:style style:name="Endnote_20_Symbol" style:display-name="Endnote Symbol" style:family="text">
      <style:text-properties style:text-position="super 58%" fo:font-size="10pt" style:font-size-asian="10pt"/>
    </style:style>
    <style:style style:name="Footnote_20_Symbol" style:display-name="Footnote Symbol" style:family="text">
      <style:text-properties style:text-position="super 58%" fo:font-size="10pt" style:font-size-asian="10pt"/>
    </style:style>
    <style:style style:name="Pie_20_de_20_página_20_Car" style:display-name="Pie de página Car" style:family="text">
      <style:text-properties style:font-name="NewsGotT" fo:font-family="NewsGotT" style:font-pitch="variable" fo:font-size="10pt" fo:language="es" fo:country="ES" style:font-size-asian="10pt" style:font-name-complex="NewsGotT" style:font-family-complex="NewsGotT" style:font-pitch-complex="variable"/>
    </style:style>
    <style:style style:name="Variable_20_HTML" style:display-name="Variable HTML" style:family="text">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ción_20_HTML" style:display-name="Definición HTML" style:family="text">
      <style:text-properties fo:font-style="italic" style:font-style-asian="italic" style:font-style-complex="italic"/>
    </style:style>
    <style:style style:name="label" style:family="text">
      <style:text-properties style:text-underline-style="solid" style:text-underline-width="auto" style:text-underline-color="font-color"/>
    </style:style>
    <style:style style:name="Cita_20_HTML" style:display-name="Cita HTML" style:family="text">
      <style:text-properties fo:font-style="italic" style:font-style-asian="italic" style:font-style-complex="italic"/>
    </style:style>
    <style:style style:name="Ejemplo_20_de_20_HTML" style:display-name="Ejemplo de HTML" style:family="text">
      <style:text-properties style:font-name="Courier New" fo:font-family="'Courier New'" style:font-family-generic="modern" style:font-name-complex="Courier New" style:font-family-complex="'Courier New'" style:font-family-generic-complex="modern"/>
    </style:style>
    <style:style style:name="Ref._20_de_20_comentario" style:display-name="Ref. de comentario" style:family="text">
      <style:text-properties fo:font-size="8pt" style:font-size-asian="8pt" style:font-size-complex="8pt"/>
    </style:style>
    <style:style style:name="Máquina_20_de_20_escribir_20_HTML" style:display-name="Máquina de escribir HTML"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2_20_Car" style:display-name="Título 2 Car" style:family="text">
      <style:text-properties style:font-name="NewsGotT" fo:font-family="NewsGotT" style:font-pitch="variable" fo:font-size="12pt" fo:language="es" fo:country="ES" fo:font-weight="bold" style:font-size-asian="12pt" style:language-asian="es" style:country-asian="ES" style:font-weight-asian="bold" style:font-name-complex="NewsGotT" style:font-family-complex="NewsGotT" style:font-pitch-complex="variable"/>
    </style:style>
    <style:style style:name="TDContents" style:family="text">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Título_20_1_20_Car" style:display-name="Título 1 Car" style:family="text">
      <style:text-properties fo:text-transform="uppercase" style:font-name="NewsGotT" fo:font-family="NewsGotT" style:font-pitch="variable" fo:font-size="12pt" fo:language="es" fo:country="ES" fo:font-weight="bold" style:letter-kerning="true" style:font-size-asian="12pt" style:language-asian="es" style:country-asian="ES" style:font-weight-asian="bold" style:font-name-complex="NewsGotT" style:font-family-complex="NewsGotT" style:font-pitch-complex="variable"/>
    </style:style>
    <style:style style:name="Encabezado_20_Car" style:display-name="Encabezado Car" style:family="text">
      <style:text-properties style:font-name="NewsGotT" fo:font-family="NewsGotT" style:font-pitch="variable" fo:language="es" fo:country="ES" style:font-name-complex="NewsGotT" style:font-family-complex="NewsGotT" style:font-pitch-complex="variable"/>
    </style:style>
    <style:style style:name="Título_20_3_20_Car" style:display-name="Título 3 Car" style:family="text">
      <style:text-properties style:font-name="NewsGotT" fo:font-family="NewsGotT" style:font-pitch="variable" fo:font-size="12pt" fo:language="es" fo:country="ES" fo:font-weight="bold" style:font-size-asian="12pt" style:language-asian="es" style:country-asian="ES" style:font-weight-asian="bold" style:font-name-complex="NewsGotT" style:font-family-complex="NewsGotT" style:font-pitch-complex="variable"/>
    </style:style>
    <style:style style:name="Título_20_4_20_Car" style:display-name="Título 4 Car" style:family="text">
      <style:text-properties style:font-name="NewsGotT" fo:font-family="NewsGotT" style:font-pitch="variable" fo:font-size="12pt" fo:language="es" fo:country="ES" fo:font-weight="bold" style:font-size-asian="12pt" style:font-weight-asian="bold" style:font-name-complex="NewsGotT" style:font-family-complex="NewsGotT" style:font-pitch-complex="variable"/>
    </style:style>
    <style:style style:name="Título_20_5_20_Car" style:display-name="Título 5 Car" style:family="text">
      <style:text-properties style:font-name="NewsGotT" fo:font-family="NewsGotT" style:font-pitch="variable" fo:font-size="12pt" fo:language="es" fo:country="ES" fo:font-weight="bold" style:font-size-asian="12pt" style:font-weight-asian="bold" style:font-name-complex="NewsGotT" style:font-family-complex="NewsGotT" style:font-pitch-complex="variable"/>
    </style:style>
    <style:style style:name="Título_20_6_20_Car" style:display-name="Título 6 Car" style:family="text">
      <style:text-properties style:font-name="NewsGotT" fo:font-family="NewsGotT" style:font-pitch="variable" fo:font-size="11pt" fo:language="es" fo:country="ES" style:font-size-asian="11pt" style:font-name-complex="NewsGotT" style:font-family-complex="NewsGotT" style:font-pitch-complex="variable"/>
    </style:style>
    <style:style style:name="Título_20_7_20_Car" style:display-name="Título 7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ítulo_20_8_20_Car" style:display-name="Título 8 Car" style:family="text">
      <style:text-properties style:font-name="Arial" fo:font-family="Arial" style:font-family-generic="swiss" style:font-pitch="variable" fo:font-size="12pt" fo:language="es" fo:country="ES" fo:font-style="italic" style:font-size-asian="12pt" style:font-style-asian="italic" style:font-name-complex="Arial" style:font-family-complex="Arial" style:font-family-generic-complex="swiss" style:font-pitch-complex="variable"/>
    </style:style>
    <style:style style:name="Título_20_9_20_Car" style:display-name="Título 9 Car" style:family="text">
      <style:text-properties style:font-name="Arial" fo:font-family="Arial" style:font-family-generic="swiss" style:font-pitch="variable" fo:font-size="9pt" fo:language="es" fo:country="ES" style:font-size-asian="9pt"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8z1"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text:style-name="WW8Num8z2"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text:style-name="WW8Num8z3"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text:style-name="WW8Num8z4"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text:style-name="WW8Num8z5"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text:style-name="WW8Num8z6"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text:style-name="WW8Num8z8"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z5"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1z6"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1z7"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WW8Num11z8"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14z1"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14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4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4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7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7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95" style:family="table">
      <style:table-properties style:width="16.367cm" fo:margin-left="-0.069cm" table:align="left" style:writing-mode="lr-tb"/>
    </style:style>
    <style:style style:name="Tabla95.A" style:family="table-column">
      <style:table-column-properties style:column-width="5.454cm"/>
    </style:style>
    <style:style style:name="Tabla95.B" style:family="table-column">
      <style:table-column-properties style:column-width="2.023cm"/>
    </style:style>
    <style:style style:name="Tabla95.C" style:family="table-column">
      <style:table-column-properties style:column-width="8.89cm"/>
    </style:style>
    <style:style style:name="Tabla95.1" style:family="table-row">
      <style:table-row-properties fo:keep-together="auto"/>
    </style:style>
    <style:style style:name="Tabla95.A1" style:family="table-cell">
      <style:table-cell-properties style:vertical-align="top" fo:padding-left="0.018cm" fo:padding-right="0.018cm" fo:padding-top="0cm" fo:padding-bottom="0cm" fo:border="none" style:writing-mode="lr-tb"/>
    </style:style>
    <style:style style:name="Tabla97" style:family="table">
      <style:table-properties style:width="16.367cm" fo:margin-left="-0.069cm" table:align="left" style:writing-mode="lr-tb"/>
    </style:style>
    <style:style style:name="Tabla97.A" style:family="table-column">
      <style:table-column-properties style:column-width="5.454cm"/>
    </style:style>
    <style:style style:name="Tabla97.B" style:family="table-column">
      <style:table-column-properties style:column-width="2.023cm"/>
    </style:style>
    <style:style style:name="Tabla97.C" style:family="table-column">
      <style:table-column-properties style:column-width="8.89cm"/>
    </style:style>
    <style:style style:name="Tabla97.1" style:family="table-row">
      <style:table-row-properties fo:keep-together="auto"/>
    </style:style>
    <style:style style:name="Tabla97.A1" style:family="table-cell">
      <style:table-cell-properties style:vertical-align="top" fo:padding-left="0.018cm" fo:padding-right="0.018cm" fo:padding-top="0cm" fo:padding-bottom="0cm" fo:border="none" style:writing-mode="lr-tb"/>
    </style:style>
    <style:style style:name="Tabla96" style:family="table">
      <style:table-properties style:width="16.087cm" fo:margin-left="0.423cm" table:align="left" style:writing-mode="lr-tb"/>
    </style:style>
    <style:style style:name="Tabla96.A" style:family="table-column">
      <style:table-column-properties style:column-width="11.642cm"/>
    </style:style>
    <style:style style:name="Tabla96.B" style:family="table-column">
      <style:table-column-properties style:column-width="4.445cm"/>
    </style:style>
    <style:style style:name="Tabla96.1" style:family="table-row">
      <style:table-row-properties fo:keep-together="auto"/>
    </style:style>
    <style:style style:name="Tabla96.A1" style:family="table-cell">
      <style:table-cell-properties style:vertical-align="top" fo:padding-left="0.123cm" fo:padding-right="0.123cm" fo:padding-top="0cm" fo:padding-bottom="0cm" fo:border-left="none" fo:border-right="none" fo:border-top="0.5pt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es" fo:country="ES" style:language-asian="es" style:country-asian="ES"/>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es" fo:country="ES" style:letter-kerning="true" style:language-asian="es" style:country-asian="ES" style:text-scale="80%"/>
    </style:style>
    <style:style style:name="MP5" style:family="paragraph" style:parent-style-name="Standard">
      <style:paragraph-properties style:snap-to-layout-grid="false"/>
      <style:text-properties fo:color="#008000" style:letter-kerning="true"/>
    </style:style>
    <style:style style:name="MP6" style:family="paragraph" style:parent-style-name="Encabezado-10">
      <style:paragraph-properties fo:margin-left="0cm" fo:margin-right="-0.044cm" fo:margin-top="0cm" fo:margin-bottom="0cm" style:contextual-spacing="false" fo:text-align="start" style:justify-single-word="false" fo:text-indent="0cm" style:auto-text-indent="false"/>
    </style:style>
    <style:style style:name="MP7" style:family="paragraph" style:parent-style-name="Header">
      <style:text-properties fo:language="es" fo:country="ES"/>
    </style:style>
    <style:style style:name="MP8" style:family="paragraph" style:parent-style-name="Footer">
      <style:text-properties fo:language="es" fo:country="ES" style:language-asian="es" style:country-asian="ES"/>
    </style:style>
    <style:style style:name="MP9" style:family="paragraph" style:parent-style-name="Footer">
      <style:paragraph-properties fo:margin-top="0cm" fo:margin-bottom="0cm" style:contextual-spacing="false"/>
    </style:style>
    <style:style style:name="MP10" style:family="paragraph" style:parent-style-name="Footer">
      <style:paragraph-properties fo:margin-top="0cm" fo:margin-bottom="0cm" style:contextual-spacing="false"/>
      <style:text-properties style:font-name="NewsGotT" fo:font-size="8pt" fo:language="es" fo:country="ES" style:font-size-asian="8pt" style:language-asian="es" style:country-asian="ES" style:font-name-complex="NewsGotT"/>
    </style:style>
    <style:style style:name="MP11" style:family="paragraph" style:parent-style-name="Footer">
      <style:paragraph-properties fo:margin-top="0cm" fo:margin-bottom="0cm" style:contextual-spacing="false" fo:text-align="end" style:justify-single-word="false"/>
    </style:style>
    <style:style style:name="MP12" style:family="paragraph" style:parent-style-name="Footer">
      <style:paragraph-properties fo:margin-top="0cm" fo:margin-bottom="0cm" style:contextual-spacing="false"/>
      <style:text-properties style:font-name="NewsGotT" fo:language="es" fo:country="ES" style:font-name-complex="NewsGotT"/>
    </style:style>
    <style:style style:name="MT1" style:family="text">
      <style:text-properties style:letter-kerning="true" style:text-scale="80%"/>
    </style:style>
    <style:style style:name="MT2" style:family="text">
      <style:text-properties style:font-name="NewsGotT" fo:font-size="8pt" fo:language="es" fo:country="ES" style:font-size-asian="8pt" style:language-asian="es" style:country-asian="ES" style:font-name-complex="NewsGotT"/>
    </style:style>
    <style:style style:name="MT3" style:family="text">
      <style:text-properties style:font-name="NewsGotT" fo:font-size="8pt" fo:language="es" fo:country="ES" style:font-name-asian="NewsGotT" style:font-size-asian="8pt" style:language-asian="es" style:country-asian="ES" style:font-name-complex="NewsGot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ge-content"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0.6cm" fo:margin-top="0.501cm" style:dynamic-spacing="true"/>
      </style:footer-style>
    </style:page-layout>
    <style:page-layout style:name="Mpm2">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bottom="0.501cm" style:dynamic-spacing="true"/>
      </style:header-style>
      <style:footer-style>
        <style:header-footer-properties fo:min-height="2.101cm" fo:margin-top="2.002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95" table:style-name="Tabla95">
          <table:table-column table:style-name="Tabla95.A"/>
          <table:table-column table:style-name="Tabla95.B"/>
          <table:table-column table:style-name="Tabla95.C"/>
          <table:table-header-rows>
            <table:table-row table:style-name="Tabla95.1">
              <table:table-cell table:style-name="Tabla95.A1" office:value-type="string">
                <text:p text:style-name="MP1"><draw:frame draw:style-name="Mfr1" draw:name="logo" text:anchor-type="char" svg:x="-0.081cm" svg:y="0.069cm" svg:width="5.383cm" svg:height="0.512cm" draw:z-index="1"><draw:image xlink:href="Pictures/10000201000001A200000028AA0E7865.png" xlink:type="simple" xlink:show="embed" xlink:actuate="onLoad"/></draw:frame></text:p>
              </table:table-cell>
              <table:table-cell table:style-name="Tabla95.A1" office:value-type="string">
                <text:p text:style-name="MP2"/>
              </table:table-cell>
              <table:table-cell table:style-name="Tabla95.A1" office:value-type="string">
                <text:p text:style-name="MP3">Consejería de Hacienda y Administración Pública</text:p>
              </table:table-cell>
            </table:table-row>
          </table:table-header-rows>
          <table:table-row table:style-name="Tabla95.1">
            <table:table-cell table:style-name="Tabla95.A1" office:value-type="string">
              <text:p text:style-name="MP4"/>
            </table:table-cell>
            <table:table-cell table:style-name="Tabla95.A1" office:value-type="string">
              <text:p text:style-name="MP5"/>
            </table:table-cell>
            <table:table-cell table:style-name="Tabla95.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MP7"/>
      </style:header>
      <style:footer>
        <text:p text:style-name="MP8"><draw:frame draw:style-name="Mfr2" draw:name="Imagen1" text:anchor-type="char" svg:x="-1.782cm" svg:y="-4.316cm" svg:width="2.29cm" svg:height="4.133cm" draw:z-index="0"><draw:image xlink:href="Pictures/1000000000000076000000D4164BF67B.png" xlink:type="simple" xlink:show="embed" xlink:actuate="onLoad"/></draw:frame></text:p>
      </style:footer>
    </style:master-page>
    <style:master-page style:name="Convertir_20_1" style:display-name="Convertir 1" style:page-layout-name="Mpm2">
      <style:header>
        <table:table table:name="Tabla97" table:style-name="Tabla97">
          <table:table-column table:style-name="Tabla97.A"/>
          <table:table-column table:style-name="Tabla97.B"/>
          <table:table-column table:style-name="Tabla97.C"/>
          <table:table-header-rows>
            <table:table-row table:style-name="Tabla97.1">
              <table:table-cell table:style-name="Tabla97.A1" office:value-type="string">
                <text:p text:style-name="MP1"><draw:frame draw:style-name="Mfr1" draw:name="Imagen3" text:anchor-type="char" svg:x="-0.081cm" svg:y="0.069cm" svg:width="5.383cm" svg:height="0.512cm" draw:z-index="63"><draw:image xlink:href="Pictures/10000201000001A200000028AA0E7865.png" xlink:type="simple" xlink:show="embed" xlink:actuate="onLoad"/></draw:frame></text:p>
              </table:table-cell>
              <table:table-cell table:style-name="Tabla97.A1" office:value-type="string">
                <text:p text:style-name="MP2"/>
              </table:table-cell>
              <table:table-cell table:style-name="Tabla97.A1" office:value-type="string">
                <text:p text:style-name="MP3">Consejería de Hacienda y Administración Pública</text:p>
              </table:table-cell>
            </table:table-row>
          </table:table-header-rows>
          <table:table-row table:style-name="Tabla97.1">
            <table:table-cell table:style-name="Tabla97.A1" office:value-type="string">
              <text:p text:style-name="MP4"/>
            </table:table-cell>
            <table:table-cell table:style-name="Tabla97.A1" office:value-type="string">
              <text:p text:style-name="MP5"/>
            </table:table-cell>
            <table:table-cell table:style-name="Tabla97.A1" office:value-type="string">
              <text:p text:style-name="MP6"><text:span text:style-name="MT1"><text:user-defined style:data-style-name="N0" text:name="Centro Directivo">Dirección General de Política Digital</text:user-defined></text:span><text:span text:style-name="MT1"><text:tab/></text:span></text:p>
            </table:table-cell>
          </table:table-row>
        </table:table>
        <text:p text:style-name="MP7"/>
      </style:header>
      <style:footer>
        <table:table table:name="Tabla96" table:style-name="Tabla96">
          <table:table-column table:style-name="Tabla96.A"/>
          <table:table-column table:style-name="Tabla96.B"/>
          <table:table-row table:style-name="Tabla96.1">
            <table:table-cell table:style-name="Tabla96.A1" office:value-type="string">
              <text:p text:style-name="MP9"><draw:frame draw:style-name="Mfr2" draw:name="Imagen2" text:anchor-type="char" svg:x="-2.45cm" svg:y="-4.741cm" svg:width="2.281cm" svg:height="4.098cm" draw:z-index="15"><draw:image xlink:href="Pictures/2000000900000B87000014B59B8D0859.wmf" xlink:type="simple" xlink:show="embed" xlink:actuate="onLoad"/></draw:frame><text:span text:style-name="MT2"><text:title>Plan de Pruebas Homologación iOS8 y Android 5</text:title></text:span><text:span text:style-name="MT3"> </text:span></text:p>
              <text:p text:style-name="MP10"><text:subject>Agata 2.11.1.0</text:subject></text:p>
              <text:p text:style-name="MP10"><text:file-name text:display="name-and-extension">Agata 2.11.1.0_CAL_Plan de Pruebas de Homologación iOS8 y Android 5_v01r00-1.doc</text:file-name></text:p>
            </table:table-cell>
            <table:table-cell table:style-name="Tabla96.A1" office:value-type="string">
              <text:p text:style-name="MP11"><text:span text:style-name="MT2">Página </text:span><text:span text:style-name="MT2"><text:page-number text:select-page="current">49</text:page-number></text:span><text:span text:style-name="MT2"> de </text:span><text:span text:style-name="MT2"><text:page-count style:num-format="1">49</text:page-count></text:span></text:p>
              <text:p text:style-name="MP11"><text:span text:style-name="MT2">Fecha del documento: </text:span><text:span text:style-name="MT2"><text:user-defined style:data-style-name="N0" text:name="Fecha Versión Documento">42123</text:user-defined></text:span></text:p>
              <text:p text:style-name="MP11"><text:span text:style-name="MT2">Versión: </text:span><text:span text:style-name="MT2"><text:user-defined style:data-style-name="N0" text:name="Versión Documento">v01r00</text:user-defined></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Homologación iOS8 y Android 5</dc:title>
    <dc:subject>Agata 2.11.1.0</dc:subject>
    <meta:initial-creator>Centro de Calidad Integral</meta:initial-creator>
    <meta:creation-date>2015-04-29T13:07:00</meta:creation-date>
    <dc:creator>adminsopra</dc:creator>
    <dc:date>2015-04-29T14:08:00</dc:date>
    <meta:print-date>2013-01-16T18:42:00</meta:print-date>
    <meta:editing-cycles>4</meta:editing-cycles>
    <meta:editing-duration>PT11M</meta:editing-duration>
    <meta:document-statistic meta:table-count="97" meta:image-count="4" meta:object-count="0" meta:page-count="49" meta:paragraph-count="1348" meta:word-count="9659" meta:character-count="61849" meta:non-whitespace-character-count="53248"/>
    <meta:generator>LibreOffice/4.2.7.2$Linux_X86_64 LibreOffice_project/420m0$Build-2</meta:generator>
    <meta:user-defined meta:name="Centro Directivo">Dirección General de Política Digital</meta:user-defined>
    <meta:user-defined meta:name="Fecha Versión Documento" meta:value-type="date">2015-04-29T00:00:00</meta:user-defined>
    <meta:user-defined meta:name="Servicio">Planificación Estratégica</meta:user-defined>
    <meta:user-defined meta:name="Versión Documento">v01r00</meta:user-defined>
    <meta:user-defined meta:name="Versión Plantilla" meta:value-type="string">02.02</meta:user-defined>
  </office:meta>
</office:document-meta>
</file>